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6.99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STHA SHRUT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4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17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ADIT NEG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24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2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2/75</text:p>
          </table:table-cell>
          <table:table-cell office:value-type="string" calcext:value-type="string">
            <text:p>12/25</text:p>
          </table:table-cell>
          <table:table-cell/>
        </table:table-row>
        <table:table-row table:style-name="ro1">
          <table:table-cell office:value-type="string" calcext:value-type="string">
            <text:p>AKASH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0</text:p>
          </table:table-cell>
          <table:table-cell table:number-columns-repeated="2" office:value-type="string" calcext:value-type="string">
            <text:p>12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5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4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2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75</text:p>
          </table:table-cell>
          <table:table-cell office:value-type="string" calcext:value-type="string">
            <text:p>12/25</text:p>
          </table:table-cell>
          <table:table-cell/>
        </table:table-row>
        <table:table-row table:style-name="ro1">
          <table:table-cell office:value-type="string" calcext:value-type="string">
            <text:p>ANAND RATNA RAWAT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6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/50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/50</text:p>
          </table:table-cell>
          <table:table-cell table:number-columns-repeated="2" office:value-type="string" calcext:value-type="string">
            <text:p>1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75</text:p>
          </table:table-cell>
          <table:table-cell office:value-type="string" calcext:value-type="string">
            <text:p>12/25</text:p>
          </table:table-cell>
          <table:table-cell/>
        </table:table-row>
        <table:table-row table:style-name="ro1">
          <table:table-cell office:value-type="string" calcext:value-type="string">
            <text:p>ANKIT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28/30</text:p>
          </table:table-cell>
          <table:table-cell office:value-type="string" calcext:value-type="string">
            <text:p>4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11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17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3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75</text:p>
          </table:table-cell>
          <table:table-cell office:value-type="string" calcext:value-type="string">
            <text:p>16/25</text:p>
          </table:table-cell>
          <table:table-cell/>
        </table:table-row>
        <table:table-row table:style-name="ro1">
          <table:table-cell office:value-type="string" calcext:value-type="string">
            <text:p>ARJIT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5/30</text:p>
          </table:table-cell>
          <table:table-cell office:value-type="string" calcext:value-type="string">
            <text:p>4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3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75</text:p>
          </table:table-cell>
          <table:table-cell office:value-type="string" calcext:value-type="string">
            <text:p>16/25</text:p>
          </table:table-cell>
          <table:table-cell/>
        </table:table-row>
        <table:table-row table:style-name="ro1">
          <table:table-cell office:value-type="string" calcext:value-type="string">
            <text:p>ASHISH PRIYADARS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37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3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office:value-type="string" calcext:value-type="string">
            <text:p>11/25</text:p>
          </table:table-cell>
          <table:table-cell/>
        </table:table-row>
        <table:table-row table:style-name="ro1">
          <table:table-cell office:value-type="string" calcext:value-type="string">
            <text:p>BALRAM MEEN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42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15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23/25</text:p>
          </table:table-cell>
          <table:table-cell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office:value-type="string" calcext:value-type="string">
            <text:p>15/25</text:p>
          </table:table-cell>
          <table:table-cell/>
        </table:table-row>
        <table:table-row table:style-name="ro1">
          <table:table-cell office:value-type="string" calcext:value-type="string">
            <text:p>BHANU MITT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3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20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0</text:p>
          </table:table-cell>
          <table:table-cell office:value-type="string" calcext:value-type="string">
            <text:p>14/25</text:p>
          </table:table-cell>
          <table:table-cell office:value-type="string" calcext:value-type="string">
            <text:p>17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17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75</text:p>
          </table:table-cell>
          <table:table-cell office:value-type="string" calcext:value-type="string">
            <text:p>13/25</text:p>
          </table:table-cell>
          <table:table-cell/>
        </table:table-row>
        <table:table-row table:style-name="ro1">
          <table:table-cell office:value-type="string" calcext:value-type="string">
            <text:p>BHAWNA MAHARAN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3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3/30</text:p>
          </table:table-cell>
          <table:table-cell office:value-type="string" calcext:value-type="string">
            <text:p>3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/50</text:p>
          </table:table-cell>
          <table:table-cell office:value-type="string" calcext:value-type="string">
            <text:p>0/25</text:p>
          </table:table-cell>
          <table:table-cell office:value-type="string" calcext:value-type="string">
            <text:p>1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5/30</text:p>
          </table:table-cell>
          <table:table-cell office:value-type="string" calcext:value-type="string">
            <text:p>25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75</text:p>
          </table:table-cell>
          <table:table-cell office:value-type="string" calcext:value-type="string">
            <text:p>12/25</text:p>
          </table:table-cell>
          <table:table-cell/>
        </table:table-row>
        <table:table-row table:style-name="ro1">
          <table:table-cell office:value-type="string" calcext:value-type="string">
            <text:p>DEVANSH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9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/50</text:p>
          </table:table-cell>
          <table:table-cell office:value-type="string" calcext:value-type="string">
            <text:p>8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6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3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1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DHAIRYA KATHPALI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4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number-columns-repeated="2" office:value-type="string" calcext:value-type="string">
            <text:p>23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36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office:value-type="string" calcext:value-type="string">
            <text:p>13/25</text:p>
          </table:table-cell>
          <table:table-cell/>
        </table:table-row>
        <table:table-row table:style-name="ro1">
          <table:table-cell office:value-type="string" calcext:value-type="string">
            <text:p>EKLAVYA CHOPR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0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4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1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GAUR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5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17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5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HARDIK KAPOO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33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3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2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22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3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HARSHIT JOS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7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45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22/25</text:p>
          </table:table-cell>
          <table:table-cell office:value-type="string" calcext:value-type="string">
            <text:p>18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3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1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HITESH GAUTAM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39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KIRT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28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5/25</text:p>
          </table:table-cell>
          <table:table-cell office:value-type="string" calcext:value-type="string">
            <text:p>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1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18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office:value-type="string" calcext:value-type="string">
            <text:p>15/25</text:p>
          </table:table-cell>
          <table:table-cell/>
        </table:table-row>
        <table:table-row table:style-name="ro1">
          <table:table-cell office:value-type="string" calcext:value-type="string">
            <text:p>MANAS AWAST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3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4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number-columns-repeated="2" office:value-type="string" calcext:value-type="string">
            <text:p>19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18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25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MANIS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27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5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15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MAYANK MALIK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7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29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table:number-columns-repeated="2" office:value-type="string" calcext:value-type="string">
            <text:p>1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13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3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4/75</text:p>
          </table:table-cell>
          <table:table-cell office:value-type="string" calcext:value-type="string">
            <text:p>23/25</text:p>
          </table:table-cell>
          <table:table-cell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2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3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18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4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2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NAVEEN KUMA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9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17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office:value-type="string" calcext:value-type="string">
            <text:p>23/25</text:p>
          </table:table-cell>
          <table:table-cell office:value-type="string" calcext:value-type="string">
            <text:p>18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24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75</text:p>
          </table:table-cell>
          <table:table-cell office:value-type="string" calcext:value-type="string">
            <text:p>16/25</text:p>
          </table:table-cell>
          <table:table-cell/>
        </table:table-row>
        <table:table-row table:style-name="ro1">
          <table:table-cell office:value-type="string" calcext:value-type="string">
            <text:p>NIRUPAM GUNW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4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4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4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75</text:p>
          </table:table-cell>
          <table:table-cell office:value-type="string" calcext:value-type="string">
            <text:p>24/25</text:p>
          </table:table-cell>
          <table:table-cell/>
        </table:table-row>
        <table:table-row table:style-name="ro1">
          <table:table-cell office:value-type="string" calcext:value-type="string">
            <text:p>NITESH KUMA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40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75</text:p>
          </table:table-cell>
          <table:table-cell office:value-type="string" calcext:value-type="string">
            <text:p>21/25</text:p>
          </table:table-cell>
          <table:table-cell/>
        </table:table-row>
        <table:table-row table:style-name="ro1">
          <table:table-cell office:value-type="string" calcext:value-type="string">
            <text:p>OMKAR CHAUDHAR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5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4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7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PARAS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2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6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office:value-type="string" calcext:value-type="string">
            <text:p>11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17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2/75</text:p>
          </table:table-cell>
          <table:table-cell office:value-type="string" calcext:value-type="string">
            <text:p>11/25</text:p>
          </table:table-cell>
          <table:table-cell/>
        </table:table-row>
        <table:table-row table:style-name="ro1">
          <table:table-cell office:value-type="string" calcext:value-type="string">
            <text:p>PARTH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AB/30</text:p>
          </table:table-cell>
          <table:table-cell office:value-type="string" calcext:value-type="string">
            <text:p>8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0</text:p>
          </table:table-cell>
          <table:table-cell table:number-columns-repeated="2" office:value-type="string" calcext:value-type="string">
            <text:p>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0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AB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50</text:p>
          </table:table-cell>
          <table:table-cell table:number-columns-repeated="2" office:value-type="string" calcext:value-type="string">
            <text:p>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/75</text:p>
          </table:table-cell>
          <table:table-cell office:value-type="string" calcext:value-type="string">
            <text:p>AB/25</text:p>
          </table:table-cell>
          <table:table-cell/>
        </table:table-row>
        <table:table-row table:style-name="ro1">
          <table:table-cell office:value-type="string" calcext:value-type="string">
            <text:p>PRABHAKAR DEEP TIRKE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39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75</text:p>
          </table:table-cell>
          <table:table-cell office:value-type="string" calcext:value-type="string">
            <text:p>13/25</text:p>
          </table:table-cell>
          <table:table-cell/>
        </table:table-row>
        <table:table-row table:style-name="ro1">
          <table:table-cell office:value-type="string" calcext:value-type="string">
            <text:p>PRAKHAR AGARW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4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8/30</text:p>
          </table:table-cell>
          <table:table-cell office:value-type="string" calcext:value-type="string">
            <text:p>4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23/25</text:p>
          </table:table-cell>
          <table:table-cell office:value-type="string" calcext:value-type="string">
            <text:p>24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number-columns-repeated="2" office:value-type="string" calcext:value-type="string">
            <text:p>23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8/75</text:p>
          </table:table-cell>
          <table:table-cell office:value-type="string" calcext:value-type="string">
            <text:p>19/25</text:p>
          </table:table-cell>
          <table:table-cell/>
        </table:table-row>
        <table:table-row table:style-name="ro1">
          <table:table-cell office:value-type="string" calcext:value-type="string">
            <text:p>RAJ KUMAR SA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5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55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0</text:p>
          </table:table-cell>
          <table:table-cell office:value-type="string" calcext:value-type="string">
            <text:p>13/25</text:p>
          </table:table-cell>
          <table:table-cell office:value-type="string" calcext:value-type="string">
            <text:p>1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1/25</text:p>
          </table:table-cell>
          <table:table-cell office:value-type="string" calcext:value-type="string">
            <text:p>17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8/30</text:p>
          </table:table-cell>
          <table:table-cell office:value-type="string" calcext:value-type="string">
            <text:p>2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table:number-columns-repeated="2"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office:value-type="string" calcext:value-type="string">
            <text:p>16/25</text:p>
          </table:table-cell>
          <table:table-cell/>
        </table:table-row>
        <table:table-row table:style-name="ro1">
          <table:table-cell office:value-type="string" calcext:value-type="string">
            <text:p>RAVIKESH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1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0/75</text:p>
          </table:table-cell>
          <table:table-cell office:value-type="string" calcext:value-type="string">
            <text:p>16/25</text:p>
          </table:table-cell>
          <table:table-cell/>
        </table:table-row>
        <table:table-row table:style-name="ro1">
          <table:table-cell office:value-type="string" calcext:value-type="string">
            <text:p>RISHABH JAIN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34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21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number-columns-repeated="2" office:value-type="string" calcext:value-type="string">
            <text:p>1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3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office:value-type="string" calcext:value-type="string">
            <text:p>14/25</text:p>
          </table:table-cell>
          <table:table-cell/>
        </table:table-row>
        <table:table-row table:style-name="ro1">
          <table:table-cell office:value-type="string" calcext:value-type="string">
            <text:p>RUDRANK RIYAM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1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5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7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15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3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office:value-type="string" calcext:value-type="string">
            <text:p>14/25</text:p>
          </table:table-cell>
          <table:table-cell/>
        </table:table-row>
        <table:table-row table:style-name="ro1">
          <table:table-cell office:value-type="string" calcext:value-type="string">
            <text:p>SAHIL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1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1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office:value-type="string" calcext:value-type="string">
            <text:p>18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6/30</text:p>
          </table:table-cell>
          <table:table-cell office:value-type="string" calcext:value-type="string">
            <text:p>26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0/75</text:p>
          </table:table-cell>
          <table:table-cell office:value-type="string" calcext:value-type="string">
            <text:p>14/25</text:p>
          </table:table-cell>
          <table:table-cell/>
        </table:table-row>
        <table:table-row table:style-name="ro1">
          <table:table-cell office:value-type="string" calcext:value-type="string">
            <text:p>SAUMYA KUMAR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0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0</text:p>
          </table:table-cell>
          <table:table-cell office:value-type="string" calcext:value-type="string">
            <text:p>0/25</text:p>
          </table:table-cell>
          <table:table-cell office:value-type="string" calcext:value-type="string">
            <text:p>AB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1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4/25</text:p>
          </table:table-cell>
          <table:table-cell office:value-type="string" calcext:value-type="string">
            <text:p>18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SHARAD DUBE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2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22/30</text:p>
          </table:table-cell>
          <table:table-cell office:value-type="string" calcext:value-type="string">
            <text:p>38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6/25</text:p>
          </table:table-cell>
          <table:table-cell office:value-type="string" calcext:value-type="string">
            <text:p>11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11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19/30</text:p>
          </table:table-cell>
          <table:table-cell office:value-type="string" calcext:value-type="string">
            <text:p>31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0/75</text:p>
          </table:table-cell>
          <table:table-cell office:value-type="string" calcext:value-type="string">
            <text:p>24/25</text:p>
          </table:table-cell>
          <table:table-cell/>
        </table:table-row>
        <table:table-row table:style-name="ro1">
          <table:table-cell office:value-type="string" calcext:value-type="string">
            <text:p>SHASHANK SING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6/30</text:p>
          </table:table-cell>
          <table:table-cell office:value-type="string" calcext:value-type="string">
            <text:p>4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28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18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office:value-type="string" calcext:value-type="string">
            <text:p>23/25</text:p>
          </table:table-cell>
          <table:table-cell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25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22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3/75</text:p>
          </table:table-cell>
          <table:table-cell office:value-type="string" calcext:value-type="string">
            <text:p>19/25</text:p>
          </table:table-cell>
          <table:table-cell/>
        </table:table-row>
        <table:table-row table:style-name="ro1">
          <table:table-cell office:value-type="string" calcext:value-type="string">
            <text:p>SHREYANSH TRIPAT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3/30</text:p>
          </table:table-cell>
          <table:table-cell office:value-type="string" calcext:value-type="string">
            <text:p>3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30/30</text:p>
          </table:table-cell>
          <table:table-cell office:value-type="string" calcext:value-type="string">
            <text:p>41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number-columns-repeated="2" office:value-type="string" calcext:value-type="string">
            <text:p>15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28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office:value-type="string" calcext:value-type="string">
            <text:p>20/25</text:p>
          </table:table-cell>
          <table:table-cell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2/75</text:p>
          </table:table-cell>
          <table:table-cell office:value-type="string" calcext:value-type="string">
            <text:p>18/25</text:p>
          </table:table-cell>
          <table:table-cell/>
        </table:table-row>
        <table:table-row table:style-name="ro1">
          <table:table-cell office:value-type="string" calcext:value-type="string">
            <text:p>SUNNY KOS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20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5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12/30</text:p>
          </table:table-cell>
          <table:table-cell office:value-type="string" calcext:value-type="string">
            <text:p>20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/50</text:p>
          </table:table-cell>
          <table:table-cell table:number-columns-repeated="2" office:value-type="string" calcext:value-type="string">
            <text:p>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0</text:p>
          </table:table-cell>
          <table:table-cell office:value-type="string" calcext:value-type="string">
            <text:p>7/25</text:p>
          </table:table-cell>
          <table:table-cell office:value-type="string" calcext:value-type="string">
            <text:p>AB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5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8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75</text:p>
          </table:table-cell>
          <table:table-cell office:value-type="string" calcext:value-type="string">
            <text:p>0/25</text:p>
          </table:table-cell>
          <table:table-cell/>
        </table:table-row>
        <table:table-row table:style-name="ro1">
          <table:table-cell office:value-type="string" calcext:value-type="string">
            <text:p>VEDANT BONDE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8/30</text:p>
          </table:table-cell>
          <table:table-cell office:value-type="string" calcext:value-type="string">
            <text:p>43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30/30</text:p>
          </table:table-cell>
          <table:table-cell office:value-type="string" calcext:value-type="string">
            <text:p>44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0</text:p>
          </table:table-cell>
          <table:table-cell table:number-columns-repeated="2"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19/30</text:p>
          </table:table-cell>
          <table:table-cell office:value-type="string" calcext:value-type="string">
            <text:p>32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2/75</text:p>
          </table:table-cell>
          <table:table-cell office:value-type="string" calcext:value-type="string">
            <text:p>20/25</text:p>
          </table:table-cell>
          <table:table-cell/>
        </table:table-row>
        <table:table-row table:style-name="ro1">
          <table:table-cell office:value-type="string" calcext:value-type="string">
            <text:p>VIKASH VAIBH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3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36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4/50</text:p>
          </table:table-cell>
          <table:table-cell office:value-type="string" calcext:value-type="string">
            <text:p>8/25</text:p>
          </table:table-cell>
          <table:table-cell office:value-type="string" calcext:value-type="string">
            <text:p>12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20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15/30</text:p>
          </table:table-cell>
          <table:table-cell office:value-type="string" calcext:value-type="string">
            <text:p>26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office:value-type="string" calcext:value-type="string">
            <text:p>11/25</text:p>
          </table:table-cell>
          <table:table-cell/>
        </table:table-row>
        <table:table-row table:style-name="ro1">
          <table:table-cell office:value-type="string" calcext:value-type="string">
            <text:p>YATHARTH RA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25/30</text:p>
          </table:table-cell>
          <table:table-cell office:value-type="string" calcext:value-type="string">
            <text:p>36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30/30</text:p>
          </table:table-cell>
          <table:table-cell office:value-type="string" calcext:value-type="string">
            <text:p>45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17/25</text:p>
          </table:table-cell>
          <table:table-cell office:value-type="string" calcext:value-type="string">
            <text:p>12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office:value-type="string" calcext:value-type="string">
            <text:p>19/25</text:p>
          </table:table-cell>
          <table:table-cell office:value-type="string" calcext:value-type="string">
            <text:p>22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14/30</text:p>
          </table:table-cell>
          <table:table-cell office:value-type="string" calcext:value-type="string">
            <text:p>3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table:number-columns-repeated="2" office:value-type="string" calcext:value-type="string">
            <text:p>20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office:value-type="string" calcext:value-type="string">
            <text:p>17/25</text:p>
          </table:table-cell>
          <table:table-cell/>
        </table:table-row>
        <table:table-row table:style-name="ro1">
          <table:table-cell office:value-type="string" calcext:value-type="string">
            <text:p>ZALEESH AHMED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24/30</text:p>
          </table:table-cell>
          <table:table-cell office:value-type="string" calcext:value-type="string">
            <text:p>38/45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5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20/30</text:p>
          </table:table-cell>
          <table:table-cell office:value-type="string" calcext:value-type="string">
            <text:p>43/45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10/25</text:p>
          </table:table-cell>
          <table:table-cell office:value-type="string" calcext:value-type="string">
            <text:p>6/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office:value-type="string" calcext:value-type="string">
            <text:p>21/25</text:p>
          </table:table-cell>
          <table:table-cell office:value-type="string" calcext:value-type="string">
            <text:p>18/2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19/30</text:p>
          </table:table-cell>
          <table:table-cell office:value-type="string" calcext:value-type="string">
            <text:p>30/45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number-columns-repeated="2" office:value-type="string" calcext:value-type="string">
            <text:p>21/2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office:value-type="string" calcext:value-type="string">
            <text:p>16/2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9.99mm" svg:height="89.99mm" svg:x="0.89mm" svg:y="210.97mm">
            <loext:p draw:notify-on-update-of-ranges="Sheet2.CF1:Sheet2.CF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5mm" svg:height="4.97mm" svg:x="310.35mm" svg:y="236.83mm">
            <loext:p draw:notify-on-update-of-ranges="Sheet2.AQ1:Sheet2.AQ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VEDANT BONDE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55</text:p>
          </table:table-cell>
          <table:table-cell table:style-name="ce1" table:formula="of:=LEFT([.E1];LEN([.E1])-3)" office:value-type="string" office:string-value="49" calcext:value-type="string">
            <text:p>49</text:p>
          </table:table-cell>
          <table:table-cell office:value-type="string" calcext:value-type="string">
            <text:p>18/20</text:p>
          </table:table-cell>
          <table:table-cell table:formula="of:=LEFT([.G1];LEN([.G1])-3)" office:value-type="string" office:string-value="18" calcext:value-type="string">
            <text:p>18</text:p>
          </table:table-cell>
          <table:table-cell office:value-type="string" calcext:value-type="string">
            <text:p>28/30</text:p>
          </table:table-cell>
          <table:table-cell table:formula="of:=LEFT([.I1];LEN([.I1])-3)" office:value-type="string" office:string-value="28" calcext:value-type="string">
            <text:p>28</text:p>
          </table:table-cell>
          <table:table-cell office:value-type="string" calcext:value-type="string">
            <text:p>43/45</text:p>
          </table:table-cell>
          <table:table-cell table:formula="of:=LEFT([.K1];LEN([.K1])-3)" office:value-type="string" office:string-value="43" calcext:value-type="string">
            <text:p>43</text:p>
          </table:table-cell>
          <table:table-cell table:formula="of:=([.F1]+[.H1]+[.J1]+[.L1])" office:value-type="float" office:value="138" calcext:value-type="float">
            <text:p>138</text:p>
          </table:table-cell>
          <table:table-cell table:formula="of:=[.M1]*100/150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table:formula="of:=LEFT([.R1];LEN([.R1])-3)" office:value-type="string" office:string-value="55" calcext:value-type="string">
            <text:p>55</text:p>
          </table:table-cell>
          <table:table-cell office:value-type="string" calcext:value-type="string">
            <text:p>20/20</text:p>
          </table:table-cell>
          <table:table-cell table:formula="of:=LEFT([.T1];LEN([.T1])-3)" office:value-type="string" office:string-value="20" calcext:value-type="string">
            <text:p>20</text:p>
          </table:table-cell>
          <table:table-cell office:value-type="string" calcext:value-type="string">
            <text:p>30/30</text:p>
          </table:table-cell>
          <table:table-cell table:formula="of:=LEFT([.V1];LEN([.V1])-3)" office:value-type="string" office:string-value="30" calcext:value-type="string">
            <text:p>30</text:p>
          </table:table-cell>
          <table:table-cell office:value-type="string" calcext:value-type="string">
            <text:p>44/45</text:p>
          </table:table-cell>
          <table:table-cell table:formula="of:=LEFT([.X1];LEN([.X1])-3)" office:value-type="string" office:string-value="44" calcext:value-type="string">
            <text:p>44</text:p>
          </table:table-cell>
          <table:table-cell table:formula="of:=([.S1]+[.U1]+[.W1]+[.Y1])" office:value-type="float" office:value="149" calcext:value-type="float">
            <text:p>149</text:p>
          </table:table-cell>
          <table:table-cell table:formula="of:=[.Z1]*100/150" office:value-type="float" office:value="99.3333333333333" calcext:value-type="float">
            <text:p>99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AE1];LEN([.AE1])-3)" office:value-type="string" office:string-value="35" calcext:value-type="string">
            <text:p>35</text:p>
          </table:table-cell>
          <table:table-cell office:value-type="string" calcext:value-type="string">
            <text:p>20/25</text:p>
          </table:table-cell>
          <table:table-cell table:formula="of:=LEFT([.AG1];LEN([.AG1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AI1];LEN([.AI1])-3)" office:value-type="string" office:string-value="20" calcext:value-type="string">
            <text:p>20</text:p>
          </table:table-cell>
          <table:table-cell table:formula="of:=[.AF1]+[.AH1]+[.AJ1]" office:value-type="float" office:value="75" calcext:value-type="float">
            <text:p>75</text:p>
          </table:table-cell>
          <table:table-cell table:formula="of:=[.AK1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0</text:p>
          </table:table-cell>
          <table:table-cell table:formula="of:=LEFT([.AP1];LEN([.AP1])-3)" office:value-type="string" office:string-value="37" calcext:value-type="string">
            <text:p>37</text:p>
          </table:table-cell>
          <table:table-cell office:value-type="string" calcext:value-type="string">
            <text:p>22/25</text:p>
          </table:table-cell>
          <table:table-cell table:formula="of:=LEFT([.AR1];LEN([.AR1])-3)" office:value-type="string" office:string-value="22" calcext:value-type="string">
            <text:p>22</text:p>
          </table:table-cell>
          <table:table-cell office:value-type="string" calcext:value-type="string">
            <text:p>22/25</text:p>
          </table:table-cell>
          <table:table-cell table:formula="of:=LEFT([.AT1];LEN([.AT1])-3)" office:value-type="string" office:string-value="22" calcext:value-type="string">
            <text:p>22</text:p>
          </table:table-cell>
          <table:table-cell table:formula="of:=[.AQ1]+[.AS1]+[.AU1]" office:value-type="float" office:value="81" calcext:value-type="float">
            <text:p>81</text:p>
          </table:table-cell>
          <table:table-cell table:formula="of:=[.AV1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table:formula="of:=LEFT([.BA1];LEN([.BA1])-3)" office:value-type="string" office:string-value="36" calcext:value-type="string">
            <text:p>36</text:p>
          </table:table-cell>
          <table:table-cell office:value-type="string" calcext:value-type="string">
            <text:p>16/20</text:p>
          </table:table-cell>
          <table:table-cell table:formula="of:=LEFT([.BC1];LEN([.BC1])-3)" office:value-type="string" office:string-value="16" calcext:value-type="string">
            <text:p>16</text:p>
          </table:table-cell>
          <table:table-cell office:value-type="string" calcext:value-type="string">
            <text:p>19/30</text:p>
          </table:table-cell>
          <table:table-cell table:formula="of:=LEFT([.BE1];LEN([.BE1])-3)" office:value-type="string" office:string-value="19" calcext:value-type="string">
            <text:p>19</text:p>
          </table:table-cell>
          <table:table-cell office:value-type="string" calcext:value-type="string">
            <text:p>32/45</text:p>
          </table:table-cell>
          <table:table-cell table:formula="of:=LEFT([.BG1];LEN([.BG1])-3)" office:value-type="string" office:string-value="32" calcext:value-type="string">
            <text:p>32</text:p>
          </table:table-cell>
          <table:table-cell table:formula="of:=[.BB1]+[.BD1]+[.BF1]+[.BH1]" office:value-type="float" office:value="103" calcext:value-type="float">
            <text:p>103</text:p>
          </table:table-cell>
          <table:table-cell table:formula="of:=[.BI1]*100/150" office:value-type="float" office:value="68.6666666666667" calcext:value-type="float">
            <text:p>68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0</text:p>
          </table:table-cell>
          <table:table-cell table:formula="of:=LEFT([.BN1];LEN([.BN1])-3)" office:value-type="string" office:string-value="39" calcext:value-type="string">
            <text:p>39</text:p>
          </table:table-cell>
          <table:table-cell office:value-type="string" calcext:value-type="string">
            <text:p>21/25</text:p>
          </table:table-cell>
          <table:table-cell table:formula="of:=LEFT([.BP1];LEN([.BP1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1];LEN([.BR1])-3)" office:value-type="string" office:string-value="21" calcext:value-type="string">
            <text:p>21</text:p>
          </table:table-cell>
          <table:table-cell table:formula="of:=[.BO1]+[.BQ1]+[.BS1]" office:value-type="float" office:value="81" calcext:value-type="float">
            <text:p>81</text:p>
          </table:table-cell>
          <table:table-cell table:formula="of:=[.BT1]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2/75</text:p>
          </table:table-cell>
          <table:table-cell table:formula="of:=LEFT([.BY1];LEN([.BY1])-3)" office:value-type="string" office:string-value="62" calcext:value-type="string">
            <text:p>62</text:p>
          </table:table-cell>
          <table:table-cell office:value-type="string" calcext:value-type="string">
            <text:p>20/25</text:p>
          </table:table-cell>
          <table:table-cell table:formula="of:=LEFT([.CA1];LEN([.CA1])-3)" office:value-type="string" office:string-value="20" calcext:value-type="string">
            <text:p>20</text:p>
          </table:table-cell>
          <table:table-cell table:formula="of:=[.BZ1]+[.CB1]" office:value-type="float" office:value="82" calcext:value-type="float">
            <text:p>82</text:p>
          </table:table-cell>
          <table:table-cell table:formula="of:=[.CC1]" office:value-type="float" office:value="82" calcext:value-type="float">
            <text:p>82</text:p>
          </table:table-cell>
          <table:table-cell table:formula="of:=[.M1]+[.Z1]+[.AK1]+[.AV1]+[.BI1]+[.BT1]+[.CD1]" office:value-type="float" office:value="709" calcext:value-type="float">
            <text:p>709</text:p>
          </table:table-cell>
          <table:table-cell table:formula="of:=[.CE1]/850*100" office:value-type="float" office:value="83.4117647058823" calcext:value-type="float">
            <text:p>83.4117647059</text:p>
          </table:table-cell>
        </table:table-row>
        <table:table-row table:style-name="ro1">
          <table:table-cell office:value-type="string" calcext:value-type="string">
            <text:p>HARSHIT JOS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55</text:p>
          </table:table-cell>
          <table:table-cell table:style-name="ce1" table:formula="of:=LEFT([.E2];LEN([.E2])-3)" office:value-type="string" office:string-value="47" calcext:value-type="string">
            <text:p>47</text:p>
          </table:table-cell>
          <table:table-cell office:value-type="string" calcext:value-type="string">
            <text:p>19/20</text:p>
          </table:table-cell>
          <table:table-cell table:formula="of:=LEFT([.G2];LEN([.G2])-3)" office:value-type="string" office:string-value="19" calcext:value-type="string">
            <text:p>19</text:p>
          </table:table-cell>
          <table:table-cell office:value-type="string" calcext:value-type="string">
            <text:p>25/30</text:p>
          </table:table-cell>
          <table:table-cell table:formula="of:=LEFT([.I2];LEN([.I2])-3)" office:value-type="string" office:string-value="25" calcext:value-type="string">
            <text:p>25</text:p>
          </table:table-cell>
          <table:table-cell office:value-type="string" calcext:value-type="string">
            <text:p>37/45</text:p>
          </table:table-cell>
          <table:table-cell table:formula="of:=LEFT([.K2];LEN([.K2])-3)" office:value-type="string" office:string-value="37" calcext:value-type="string">
            <text:p>37</text:p>
          </table:table-cell>
          <table:table-cell table:formula="of:=([.F2]+[.H2]+[.J2]+[.L2])" office:value-type="float" office:value="128" calcext:value-type="float">
            <text:p>128</text:p>
          </table:table-cell>
          <table:table-cell table:formula="of:=[.M2]*100/150" office:value-type="float" office:value="85.3333333333333" calcext:value-type="float">
            <text:p>85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table:formula="of:=LEFT([.R2];LEN([.R2])-3)" office:value-type="string" office:string-value="55" calcext:value-type="string">
            <text:p>55</text:p>
          </table:table-cell>
          <table:table-cell office:value-type="string" calcext:value-type="string">
            <text:p>15/20</text:p>
          </table:table-cell>
          <table:table-cell table:formula="of:=LEFT([.T2];LEN([.T2])-3)" office:value-type="string" office:string-value="15" calcext:value-type="string">
            <text:p>15</text:p>
          </table:table-cell>
          <table:table-cell office:value-type="string" calcext:value-type="string">
            <text:p>25/30</text:p>
          </table:table-cell>
          <table:table-cell table:formula="of:=LEFT([.V2];LEN([.V2])-3)" office:value-type="string" office:string-value="25" calcext:value-type="string">
            <text:p>25</text:p>
          </table:table-cell>
          <table:table-cell office:value-type="string" calcext:value-type="string">
            <text:p>45/45</text:p>
          </table:table-cell>
          <table:table-cell table:formula="of:=LEFT([.X2];LEN([.X2])-3)" office:value-type="string" office:string-value="45" calcext:value-type="string">
            <text:p>45</text:p>
          </table:table-cell>
          <table:table-cell table:formula="of:=([.S2]+[.U2]+[.W2]+[.Y2])" office:value-type="float" office:value="140" calcext:value-type="float">
            <text:p>140</text:p>
          </table:table-cell>
          <table:table-cell table:formula="of:=[.Z2]*100/150" office:value-type="float" office:value="93.3333333333333" calcext:value-type="float">
            <text:p>9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0</text:p>
          </table:table-cell>
          <table:table-cell table:formula="of:=LEFT([.AE2];LEN([.AE2])-3)" office:value-type="string" office:string-value="45" calcext:value-type="string">
            <text:p>45</text:p>
          </table:table-cell>
          <table:table-cell office:value-type="string" calcext:value-type="string">
            <text:p>20/25</text:p>
          </table:table-cell>
          <table:table-cell table:formula="of:=LEFT([.AG2];LEN([.AG2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AI2];LEN([.AI2])-3)" office:value-type="string" office:string-value="20" calcext:value-type="string">
            <text:p>20</text:p>
          </table:table-cell>
          <table:table-cell table:formula="of:=[.AF2]+[.AH2]+[.AJ2]" office:value-type="float" office:value="85" calcext:value-type="float">
            <text:p>85</text:p>
          </table:table-cell>
          <table:table-cell table:formula="of:=[.AK2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P2];LEN([.AP2])-3)" office:value-type="string" office:string-value="30" calcext:value-type="string">
            <text:p>30</text:p>
          </table:table-cell>
          <table:table-cell office:value-type="string" calcext:value-type="string">
            <text:p>22/25</text:p>
          </table:table-cell>
          <table:table-cell table:formula="of:=LEFT([.AR2];LEN([.AR2])-3)" office:value-type="string" office:string-value="22" calcext:value-type="string">
            <text:p>22</text:p>
          </table:table-cell>
          <table:table-cell office:value-type="string" calcext:value-type="string">
            <text:p>18/25</text:p>
          </table:table-cell>
          <table:table-cell table:formula="of:=LEFT([.AT2];LEN([.AT2])-3)" office:value-type="string" office:string-value="18" calcext:value-type="string">
            <text:p>18</text:p>
          </table:table-cell>
          <table:table-cell table:formula="of:=[.AQ2]+[.AS2]+[.AU2]" office:value-type="float" office:value="70" calcext:value-type="float">
            <text:p>70</text:p>
          </table:table-cell>
          <table:table-cell table:formula="of:=[.AV2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table:formula="of:=LEFT([.BA2];LEN([.BA2])-3)" office:value-type="string" office:string-value="53" calcext:value-type="string">
            <text:p>53</text:p>
          </table:table-cell>
          <table:table-cell office:value-type="string" calcext:value-type="string">
            <text:p>15/20</text:p>
          </table:table-cell>
          <table:table-cell table:formula="of:=LEFT([.BC2];LEN([.BC2])-3)" office:value-type="string" office:string-value="15" calcext:value-type="string">
            <text:p>15</text:p>
          </table:table-cell>
          <table:table-cell office:value-type="string" calcext:value-type="string">
            <text:p>16/30</text:p>
          </table:table-cell>
          <table:table-cell table:formula="of:=LEFT([.BE2];LEN([.BE2])-3)" office:value-type="string" office:string-value="16" calcext:value-type="string">
            <text:p>16</text:p>
          </table:table-cell>
          <table:table-cell office:value-type="string" calcext:value-type="string">
            <text:p>28/45</text:p>
          </table:table-cell>
          <table:table-cell table:formula="of:=LEFT([.BG2];LEN([.BG2])-3)" office:value-type="string" office:string-value="28" calcext:value-type="string">
            <text:p>28</text:p>
          </table:table-cell>
          <table:table-cell table:formula="of:=[.BB2]+[.BD2]+[.BF2]+[.BH2]" office:value-type="float" office:value="112" calcext:value-type="float">
            <text:p>112</text:p>
          </table:table-cell>
          <table:table-cell table:formula="of:=[.BI2]*100/150" office:value-type="float" office:value="74.6666666666667" calcext:value-type="float">
            <text:p>74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table:formula="of:=LEFT([.BN2];LEN([.BN2])-3)" office:value-type="string" office:string-value="34" calcext:value-type="string">
            <text:p>34</text:p>
          </table:table-cell>
          <table:table-cell office:value-type="string" calcext:value-type="string">
            <text:p>20/25</text:p>
          </table:table-cell>
          <table:table-cell table:formula="of:=LEFT([.BP2];LEN([.BP2])-3)" office:value-type="string" office:string-value="20" calcext:value-type="string">
            <text:p>20</text:p>
          </table:table-cell>
          <table:table-cell office:value-type="string" calcext:value-type="string">
            <text:p>23/25</text:p>
          </table:table-cell>
          <table:table-cell table:formula="of:=LEFT([.BR2];LEN([.BR2])-3)" office:value-type="string" office:string-value="23" calcext:value-type="string">
            <text:p>23</text:p>
          </table:table-cell>
          <table:table-cell table:formula="of:=[.BO2]+[.BQ2]+[.BS2]" office:value-type="float" office:value="77" calcext:value-type="float">
            <text:p>77</text:p>
          </table:table-cell>
          <table:table-cell table:formula="of:=[.BT2]"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1/75</text:p>
          </table:table-cell>
          <table:table-cell table:formula="of:=LEFT([.BY2];LEN([.BY2])-3)" office:value-type="string" office:string-value="61" calcext:value-type="string">
            <text:p>61</text:p>
          </table:table-cell>
          <table:table-cell office:value-type="string" calcext:value-type="string">
            <text:p>18/25</text:p>
          </table:table-cell>
          <table:table-cell table:formula="of:=LEFT([.CA2];LEN([.CA2])-3)" office:value-type="string" office:string-value="18" calcext:value-type="string">
            <text:p>18</text:p>
          </table:table-cell>
          <table:table-cell table:formula="of:=[.BZ2]+[.CB2]" office:value-type="float" office:value="79" calcext:value-type="float">
            <text:p>79</text:p>
          </table:table-cell>
          <table:table-cell table:formula="of:=[.CC2]" office:value-type="float" office:value="79" calcext:value-type="float">
            <text:p>79</text:p>
          </table:table-cell>
          <table:table-cell table:formula="of:=[.M2]+[.Z2]+[.AK2]+[.AV2]+[.BI2]+[.BT2]+[.CD2]" office:value-type="float" office:value="691" calcext:value-type="float">
            <text:p>691</text:p>
          </table:table-cell>
          <table:table-cell table:formula="of:=[.CE2]/850*100" office:value-type="float" office:value="81.2941176470588" calcext:value-type="float">
            <text:p>81.2941176471</text:p>
          </table:table-cell>
        </table:table-row>
        <table:table-row table:style-name="ro1">
          <table:table-cell office:value-type="string" calcext:value-type="string">
            <text:p>DHAIRYA KATHPALI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table:style-name="ce1" table:formula="of:=LEFT([.E3];LEN([.E3])-3)" office:value-type="string" office:string-value="53" calcext:value-type="string">
            <text:p>53</text:p>
          </table:table-cell>
          <table:table-cell office:value-type="string" calcext:value-type="string">
            <text:p>18/20</text:p>
          </table:table-cell>
          <table:table-cell table:formula="of:=LEFT([.G3];LEN([.G3])-3)" office:value-type="string" office:string-value="18" calcext:value-type="string">
            <text:p>18</text:p>
          </table:table-cell>
          <table:table-cell office:value-type="string" calcext:value-type="string">
            <text:p>26/30</text:p>
          </table:table-cell>
          <table:table-cell table:formula="of:=LEFT([.I3];LEN([.I3])-3)" office:value-type="string" office:string-value="26" calcext:value-type="string">
            <text:p>26</text:p>
          </table:table-cell>
          <table:table-cell office:value-type="string" calcext:value-type="string">
            <text:p>40/45</text:p>
          </table:table-cell>
          <table:table-cell table:formula="of:=LEFT([.K3];LEN([.K3])-3)" office:value-type="string" office:string-value="40" calcext:value-type="string">
            <text:p>40</text:p>
          </table:table-cell>
          <table:table-cell table:formula="of:=([.F3]+[.H3]+[.J3]+[.L3])" office:value-type="float" office:value="137" calcext:value-type="float">
            <text:p>137</text:p>
          </table:table-cell>
          <table:table-cell table:formula="of:=[.M3]*100/150" office:value-type="float" office:value="91.3333333333333" calcext:value-type="float">
            <text:p>91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table:formula="of:=LEFT([.R3];LEN([.R3])-3)" office:value-type="string" office:string-value="53" calcext:value-type="string">
            <text:p>53</text:p>
          </table:table-cell>
          <table:table-cell office:value-type="string" calcext:value-type="string">
            <text:p>16/20</text:p>
          </table:table-cell>
          <table:table-cell table:formula="of:=LEFT([.T3];LEN([.T3])-3)" office:value-type="string" office:string-value="16" calcext:value-type="string">
            <text:p>16</text:p>
          </table:table-cell>
          <table:table-cell office:value-type="string" calcext:value-type="string">
            <text:p>20/30</text:p>
          </table:table-cell>
          <table:table-cell table:formula="of:=LEFT([.V3];LEN([.V3])-3)" office:value-type="string" office:string-value="20" calcext:value-type="string">
            <text:p>20</text:p>
          </table:table-cell>
          <table:table-cell office:value-type="string" calcext:value-type="string">
            <text:p>41/45</text:p>
          </table:table-cell>
          <table:table-cell table:formula="of:=LEFT([.X3];LEN([.X3])-3)" office:value-type="string" office:string-value="41" calcext:value-type="string">
            <text:p>41</text:p>
          </table:table-cell>
          <table:table-cell table:formula="of:=([.S3]+[.U3]+[.W3]+[.Y3])" office:value-type="float" office:value="130" calcext:value-type="float">
            <text:p>130</text:p>
          </table:table-cell>
          <table:table-cell table:formula="of:=[.Z3]*100/150" office:value-type="float" office:value="86.6666666666667" calcext:value-type="float">
            <text:p>86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table:formula="of:=LEFT([.AE3];LEN([.AE3])-3)" office:value-type="string" office:string-value="43" calcext:value-type="string">
            <text:p>43</text:p>
          </table:table-cell>
          <table:table-cell office:value-type="string" calcext:value-type="string">
            <text:p>21/25</text:p>
          </table:table-cell>
          <table:table-cell table:formula="of:=LEFT([.AG3];LEN([.AG3])-3)" office:value-type="string" office:string-value="21" calcext:value-type="string">
            <text:p>21</text:p>
          </table:table-cell>
          <table:table-cell office:value-type="string" calcext:value-type="string">
            <text:p>20/25</text:p>
          </table:table-cell>
          <table:table-cell table:formula="of:=LEFT([.AI3];LEN([.AI3])-3)" office:value-type="string" office:string-value="20" calcext:value-type="string">
            <text:p>20</text:p>
          </table:table-cell>
          <table:table-cell table:formula="of:=[.AF3]+[.AH3]+[.AJ3]" office:value-type="float" office:value="84" calcext:value-type="float">
            <text:p>84</text:p>
          </table:table-cell>
          <table:table-cell table:formula="of:=[.AK3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3];LEN([.AP3])-3)" office:value-type="string" office:string-value="23" calcext:value-type="string">
            <text:p>23</text:p>
          </table:table-cell>
          <table:table-cell office:value-type="string" calcext:value-type="string">
            <text:p>23/25</text:p>
          </table:table-cell>
          <table:table-cell table:formula="of:=LEFT([.AR3];LEN([.AR3])-3)" office:value-type="string" office:string-value="23" calcext:value-type="string">
            <text:p>23</text:p>
          </table:table-cell>
          <table:table-cell office:value-type="string" calcext:value-type="string">
            <text:p>23/25</text:p>
          </table:table-cell>
          <table:table-cell table:formula="of:=LEFT([.AT3];LEN([.AT3])-3)" office:value-type="string" office:string-value="23" calcext:value-type="string">
            <text:p>23</text:p>
          </table:table-cell>
          <table:table-cell table:formula="of:=[.AQ3]+[.AS3]+[.AU3]" office:value-type="float" office:value="69" calcext:value-type="float">
            <text:p>69</text:p>
          </table:table-cell>
          <table:table-cell table:formula="of:=[.AV3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5</text:p>
          </table:table-cell>
          <table:table-cell table:formula="of:=LEFT([.BA3];LEN([.BA3])-3)" office:value-type="string" office:string-value="37" calcext:value-type="string">
            <text:p>37</text:p>
          </table:table-cell>
          <table:table-cell office:value-type="string" calcext:value-type="string">
            <text:p>18/20</text:p>
          </table:table-cell>
          <table:table-cell table:formula="of:=LEFT([.BC3];LEN([.BC3])-3)" office:value-type="string" office:string-value="18" calcext:value-type="string">
            <text:p>18</text:p>
          </table:table-cell>
          <table:table-cell office:value-type="string" calcext:value-type="string">
            <text:p>18/30</text:p>
          </table:table-cell>
          <table:table-cell table:formula="of:=LEFT([.BE3];LEN([.BE3])-3)" office:value-type="string" office:string-value="18" calcext:value-type="string">
            <text:p>18</text:p>
          </table:table-cell>
          <table:table-cell office:value-type="string" calcext:value-type="string">
            <text:p>36/45</text:p>
          </table:table-cell>
          <table:table-cell table:formula="of:=LEFT([.BG3];LEN([.BG3])-3)" office:value-type="string" office:string-value="36" calcext:value-type="string">
            <text:p>36</text:p>
          </table:table-cell>
          <table:table-cell table:formula="of:=[.BB3]+[.BD3]+[.BF3]+[.BH3]" office:value-type="float" office:value="109" calcext:value-type="float">
            <text:p>109</text:p>
          </table:table-cell>
          <table:table-cell table:formula="of:=[.BI3]*100/150" office:value-type="float" office:value="72.6666666666667" calcext:value-type="float">
            <text:p>7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BN3];LEN([.BN3])-3)" office:value-type="string" office:string-value="23" calcext:value-type="string">
            <text:p>23</text:p>
          </table:table-cell>
          <table:table-cell office:value-type="string" calcext:value-type="string">
            <text:p>21/25</text:p>
          </table:table-cell>
          <table:table-cell table:formula="of:=LEFT([.BP3];LEN([.BP3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3];LEN([.BR3])-3)" office:value-type="string" office:string-value="22" calcext:value-type="string">
            <text:p>22</text:p>
          </table:table-cell>
          <table:table-cell table:formula="of:=[.BO3]+[.BQ3]+[.BS3]" office:value-type="float" office:value="66" calcext:value-type="float">
            <text:p>66</text:p>
          </table:table-cell>
          <table:table-cell table:formula="of:=[.BT3]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table:formula="of:=LEFT([.BY3];LEN([.BY3])-3)" office:value-type="string" office:string-value="49" calcext:value-type="string">
            <text:p>49</text:p>
          </table:table-cell>
          <table:table-cell office:value-type="string" calcext:value-type="string">
            <text:p>13/25</text:p>
          </table:table-cell>
          <table:table-cell table:formula="of:=LEFT([.CA3];LEN([.CA3])-3)" office:value-type="string" office:string-value="13" calcext:value-type="string">
            <text:p>13</text:p>
          </table:table-cell>
          <table:table-cell table:formula="of:=[.BZ3]+[.CB3]" office:value-type="float" office:value="62" calcext:value-type="float">
            <text:p>62</text:p>
          </table:table-cell>
          <table:table-cell table:formula="of:=[.CC3]" office:value-type="float" office:value="62" calcext:value-type="float">
            <text:p>62</text:p>
          </table:table-cell>
          <table:table-cell table:formula="of:=[.M3]+[.Z3]+[.AK3]+[.AV3]+[.BI3]+[.BT3]+[.CD3]" office:value-type="float" office:value="657" calcext:value-type="float">
            <text:p>657</text:p>
          </table:table-cell>
          <table:table-cell table:formula="of:=[.CE3]/850*100" office:value-type="float" office:value="77.2941176470588" calcext:value-type="float">
            <text:p>77.2941176471</text:p>
          </table:table-cell>
        </table:table-row>
        <table:table-row table:style-name="ro1">
          <table:table-cell office:value-type="string" calcext:value-type="string">
            <text:p>PRAKHAR AGARW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table:style-name="ce1" table:formula="of:=LEFT([.E4];LEN([.E4])-3)" office:value-type="string" office:string-value="46" calcext:value-type="string">
            <text:p>46</text:p>
          </table:table-cell>
          <table:table-cell office:value-type="string" calcext:value-type="string">
            <text:p>18/20</text:p>
          </table:table-cell>
          <table:table-cell table:formula="of:=LEFT([.G4];LEN([.G4])-3)" office:value-type="string" office:string-value="18" calcext:value-type="string">
            <text:p>18</text:p>
          </table:table-cell>
          <table:table-cell office:value-type="string" calcext:value-type="string">
            <text:p>26/30</text:p>
          </table:table-cell>
          <table:table-cell table:formula="of:=LEFT([.I4];LEN([.I4])-3)" office:value-type="string" office:string-value="26" calcext:value-type="string">
            <text:p>26</text:p>
          </table:table-cell>
          <table:table-cell office:value-type="string" calcext:value-type="string">
            <text:p>40/45</text:p>
          </table:table-cell>
          <table:table-cell table:formula="of:=LEFT([.K4];LEN([.K4])-3)" office:value-type="string" office:string-value="40" calcext:value-type="string">
            <text:p>40</text:p>
          </table:table-cell>
          <table:table-cell table:formula="of:=([.F4]+[.H4]+[.J4]+[.L4])" office:value-type="float" office:value="130" calcext:value-type="float">
            <text:p>130</text:p>
          </table:table-cell>
          <table:table-cell table:formula="of:=[.M4]*100/150" office:value-type="float" office:value="86.6666666666667" calcext:value-type="float">
            <text:p>8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table:formula="of:=LEFT([.R4];LEN([.R4])-3)" office:value-type="string" office:string-value="48" calcext:value-type="string">
            <text:p>48</text:p>
          </table:table-cell>
          <table:table-cell office:value-type="string" calcext:value-type="string">
            <text:p>18/20</text:p>
          </table:table-cell>
          <table:table-cell table:formula="of:=LEFT([.T4];LEN([.T4])-3)" office:value-type="string" office:string-value="18" calcext:value-type="string">
            <text:p>18</text:p>
          </table:table-cell>
          <table:table-cell office:value-type="string" calcext:value-type="string">
            <text:p>28/30</text:p>
          </table:table-cell>
          <table:table-cell table:formula="of:=LEFT([.V4];LEN([.V4])-3)" office:value-type="string" office:string-value="28" calcext:value-type="string">
            <text:p>28</text:p>
          </table:table-cell>
          <table:table-cell office:value-type="string" calcext:value-type="string">
            <text:p>41/45</text:p>
          </table:table-cell>
          <table:table-cell table:formula="of:=LEFT([.X4];LEN([.X4])-3)" office:value-type="string" office:string-value="41" calcext:value-type="string">
            <text:p>41</text:p>
          </table:table-cell>
          <table:table-cell table:formula="of:=([.S4]+[.U4]+[.W4]+[.Y4])" office:value-type="float" office:value="135" calcext:value-type="float">
            <text:p>135</text:p>
          </table:table-cell>
          <table:table-cell table:formula="of:=[.Z4]*100/150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0</text:p>
          </table:table-cell>
          <table:table-cell table:formula="of:=LEFT([.AE4];LEN([.AE4])-3)" office:value-type="string" office:string-value="31" calcext:value-type="string">
            <text:p>31</text:p>
          </table:table-cell>
          <table:table-cell office:value-type="string" calcext:value-type="string">
            <text:p>21/25</text:p>
          </table:table-cell>
          <table:table-cell table:formula="of:=LEFT([.AG4];LEN([.AG4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AI4];LEN([.AI4])-3)" office:value-type="string" office:string-value="21" calcext:value-type="string">
            <text:p>21</text:p>
          </table:table-cell>
          <table:table-cell table:formula="of:=[.AF4]+[.AH4]+[.AJ4]" office:value-type="float" office:value="73" calcext:value-type="float">
            <text:p>73</text:p>
          </table:table-cell>
          <table:table-cell table:formula="of:=[.AK4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P4];LEN([.AP4])-3)" office:value-type="string" office:string-value="24" calcext:value-type="string">
            <text:p>24</text:p>
          </table:table-cell>
          <table:table-cell office:value-type="string" calcext:value-type="string">
            <text:p>23/25</text:p>
          </table:table-cell>
          <table:table-cell table:formula="of:=LEFT([.AR4];LEN([.AR4])-3)" office:value-type="string" office:string-value="23" calcext:value-type="string">
            <text:p>23</text:p>
          </table:table-cell>
          <table:table-cell office:value-type="string" calcext:value-type="string">
            <text:p>24/25</text:p>
          </table:table-cell>
          <table:table-cell table:formula="of:=LEFT([.AT4];LEN([.AT4])-3)" office:value-type="string" office:string-value="24" calcext:value-type="string">
            <text:p>24</text:p>
          </table:table-cell>
          <table:table-cell table:formula="of:=[.AQ4]+[.AS4]+[.AU4]" office:value-type="float" office:value="71" calcext:value-type="float">
            <text:p>71</text:p>
          </table:table-cell>
          <table:table-cell table:formula="of:=[.AV4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4];LEN([.BA4])-3)" office:value-type="string" office:string-value="22" calcext:value-type="string">
            <text:p>22</text:p>
          </table:table-cell>
          <table:table-cell office:value-type="string" calcext:value-type="string">
            <text:p>15/20</text:p>
          </table:table-cell>
          <table:table-cell table:formula="of:=LEFT([.BC4];LEN([.BC4])-3)" office:value-type="string" office:string-value="15" calcext:value-type="string">
            <text:p>15</text:p>
          </table:table-cell>
          <table:table-cell office:value-type="string" calcext:value-type="string">
            <text:p>20/30</text:p>
          </table:table-cell>
          <table:table-cell table:formula="of:=LEFT([.BE4];LEN([.BE4])-3)" office:value-type="string" office:string-value="20" calcext:value-type="string">
            <text:p>20</text:p>
          </table:table-cell>
          <table:table-cell office:value-type="string" calcext:value-type="string">
            <text:p>30/45</text:p>
          </table:table-cell>
          <table:table-cell table:formula="of:=LEFT([.BG4];LEN([.BG4])-3)" office:value-type="string" office:string-value="30" calcext:value-type="string">
            <text:p>30</text:p>
          </table:table-cell>
          <table:table-cell table:formula="of:=[.BB4]+[.BD4]+[.BF4]+[.BH4]" office:value-type="float" office:value="87" calcext:value-type="float">
            <text:p>87</text:p>
          </table:table-cell>
          <table:table-cell table:formula="of:=[.BI4]*100/150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BN4];LEN([.BN4])-3)" office:value-type="string" office:string-value="35" calcext:value-type="string">
            <text:p>35</text:p>
          </table:table-cell>
          <table:table-cell office:value-type="string" calcext:value-type="string">
            <text:p>23/25</text:p>
          </table:table-cell>
          <table:table-cell table:formula="of:=LEFT([.BP4];LEN([.BP4])-3)" office:value-type="string" office:string-value="23" calcext:value-type="string">
            <text:p>23</text:p>
          </table:table-cell>
          <table:table-cell office:value-type="string" calcext:value-type="string">
            <text:p>23/25</text:p>
          </table:table-cell>
          <table:table-cell table:formula="of:=LEFT([.BR4];LEN([.BR4])-3)" office:value-type="string" office:string-value="23" calcext:value-type="string">
            <text:p>23</text:p>
          </table:table-cell>
          <table:table-cell table:formula="of:=[.BO4]+[.BQ4]+[.BS4]" office:value-type="float" office:value="81" calcext:value-type="float">
            <text:p>81</text:p>
          </table:table-cell>
          <table:table-cell table:formula="of:=[.BT4]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8/75</text:p>
          </table:table-cell>
          <table:table-cell table:formula="of:=LEFT([.BY4];LEN([.BY4])-3)" office:value-type="string" office:string-value="58" calcext:value-type="string">
            <text:p>58</text:p>
          </table:table-cell>
          <table:table-cell office:value-type="string" calcext:value-type="string">
            <text:p>19/25</text:p>
          </table:table-cell>
          <table:table-cell table:formula="of:=LEFT([.CA4];LEN([.CA4])-3)" office:value-type="string" office:string-value="19" calcext:value-type="string">
            <text:p>19</text:p>
          </table:table-cell>
          <table:table-cell table:formula="of:=[.BZ4]+[.CB4]" office:value-type="float" office:value="77" calcext:value-type="float">
            <text:p>77</text:p>
          </table:table-cell>
          <table:table-cell table:formula="of:=[.CC4]" office:value-type="float" office:value="77" calcext:value-type="float">
            <text:p>77</text:p>
          </table:table-cell>
          <table:table-cell table:formula="of:=[.M4]+[.Z4]+[.AK4]+[.AV4]+[.BI4]+[.BT4]+[.CD4]" office:value-type="float" office:value="654" calcext:value-type="float">
            <text:p>654</text:p>
          </table:table-cell>
          <table:table-cell table:formula="of:=[.CE4]/850*100" office:value-type="float" office:value="76.9411764705882" calcext:value-type="float">
            <text:p>76.9411764706</text:p>
          </table:table-cell>
        </table:table-row>
        <table:table-row table:style-name="ro1">
          <table:table-cell office:value-type="string" calcext:value-type="string">
            <text:p>SHREYANSH TRIPAT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table:style-name="ce1" table:formula="of:=LEFT([.E5];LEN([.E5])-3)" office:value-type="string" office:string-value="46" calcext:value-type="string">
            <text:p>46</text:p>
          </table:table-cell>
          <table:table-cell office:value-type="string" calcext:value-type="string">
            <text:p>18/20</text:p>
          </table:table-cell>
          <table:table-cell table:formula="of:=LEFT([.G5];LEN([.G5])-3)" office:value-type="string" office:string-value="18" calcext:value-type="string">
            <text:p>18</text:p>
          </table:table-cell>
          <table:table-cell office:value-type="string" calcext:value-type="string">
            <text:p>23/30</text:p>
          </table:table-cell>
          <table:table-cell table:formula="of:=LEFT([.I5];LEN([.I5])-3)" office:value-type="string" office:string-value="23" calcext:value-type="string">
            <text:p>23</text:p>
          </table:table-cell>
          <table:table-cell office:value-type="string" calcext:value-type="string">
            <text:p>38/45</text:p>
          </table:table-cell>
          <table:table-cell table:formula="of:=LEFT([.K5];LEN([.K5])-3)" office:value-type="string" office:string-value="38" calcext:value-type="string">
            <text:p>38</text:p>
          </table:table-cell>
          <table:table-cell table:formula="of:=([.F5]+[.H5]+[.J5]+[.L5])" office:value-type="float" office:value="125" calcext:value-type="float">
            <text:p>125</text:p>
          </table:table-cell>
          <table:table-cell table:formula="of:=[.M5]*100/150" office:value-type="float" office:value="83.3333333333333" calcext:value-type="float">
            <text:p>8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table:formula="of:=LEFT([.R5];LEN([.R5])-3)" office:value-type="string" office:string-value="53" calcext:value-type="string">
            <text:p>53</text:p>
          </table:table-cell>
          <table:table-cell office:value-type="string" calcext:value-type="string">
            <text:p>16/20</text:p>
          </table:table-cell>
          <table:table-cell table:formula="of:=LEFT([.T5];LEN([.T5])-3)" office:value-type="string" office:string-value="16" calcext:value-type="string">
            <text:p>16</text:p>
          </table:table-cell>
          <table:table-cell office:value-type="string" calcext:value-type="string">
            <text:p>30/30</text:p>
          </table:table-cell>
          <table:table-cell table:formula="of:=LEFT([.V5];LEN([.V5])-3)" office:value-type="string" office:string-value="30" calcext:value-type="string">
            <text:p>30</text:p>
          </table:table-cell>
          <table:table-cell office:value-type="string" calcext:value-type="string">
            <text:p>41/45</text:p>
          </table:table-cell>
          <table:table-cell table:formula="of:=LEFT([.X5];LEN([.X5])-3)" office:value-type="string" office:string-value="41" calcext:value-type="string">
            <text:p>41</text:p>
          </table:table-cell>
          <table:table-cell table:formula="of:=([.S5]+[.U5]+[.W5]+[.Y5])" office:value-type="float" office:value="140" calcext:value-type="float">
            <text:p>140</text:p>
          </table:table-cell>
          <table:table-cell table:formula="of:=[.Z5]*100/150" office:value-type="float" office:value="93.3333333333333" calcext:value-type="float">
            <text:p>9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formula="of:=LEFT([.AE5];LEN([.AE5])-3)" office:value-type="string" office:string-value="28" calcext:value-type="string">
            <text:p>28</text:p>
          </table:table-cell>
          <table:table-cell office:value-type="string" calcext:value-type="string">
            <text:p>15/25</text:p>
          </table:table-cell>
          <table:table-cell table:formula="of:=LEFT([.AG5];LEN([.AG5])-3)" office:value-type="string" office:string-value="15" calcext:value-type="string">
            <text:p>15</text:p>
          </table:table-cell>
          <table:table-cell office:value-type="string" calcext:value-type="string">
            <text:p>15/25</text:p>
          </table:table-cell>
          <table:table-cell table:formula="of:=LEFT([.AI5];LEN([.AI5])-3)" office:value-type="string" office:string-value="15" calcext:value-type="string">
            <text:p>15</text:p>
          </table:table-cell>
          <table:table-cell table:formula="of:=[.AF5]+[.AH5]+[.AJ5]" office:value-type="float" office:value="58" calcext:value-type="float">
            <text:p>58</text:p>
          </table:table-cell>
          <table:table-cell table:formula="of:=[.AK5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P5];LEN([.AP5])-3)" office:value-type="string" office:string-value="30" calcext:value-type="string">
            <text:p>30</text:p>
          </table:table-cell>
          <table:table-cell office:value-type="string" calcext:value-type="string">
            <text:p>15/25</text:p>
          </table:table-cell>
          <table:table-cell table:formula="of:=LEFT([.AR5];LEN([.AR5])-3)" office:value-type="string" office:string-value="15" calcext:value-type="string">
            <text:p>15</text:p>
          </table:table-cell>
          <table:table-cell office:value-type="string" calcext:value-type="string">
            <text:p>22/25</text:p>
          </table:table-cell>
          <table:table-cell table:formula="of:=LEFT([.AT5];LEN([.AT5])-3)" office:value-type="string" office:string-value="22" calcext:value-type="string">
            <text:p>22</text:p>
          </table:table-cell>
          <table:table-cell table:formula="of:=[.AQ5]+[.AS5]+[.AU5]" office:value-type="float" office:value="67" calcext:value-type="float">
            <text:p>67</text:p>
          </table:table-cell>
          <table:table-cell table:formula="of:=[.AV5]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table:formula="of:=LEFT([.BA5];LEN([.BA5])-3)" office:value-type="string" office:string-value="42" calcext:value-type="string">
            <text:p>42</text:p>
          </table:table-cell>
          <table:table-cell office:value-type="string" calcext:value-type="string">
            <text:p>17/20</text:p>
          </table:table-cell>
          <table:table-cell table:formula="of:=LEFT([.BC5];LEN([.BC5])-3)" office:value-type="string" office:string-value="17" calcext:value-type="string">
            <text:p>17</text:p>
          </table:table-cell>
          <table:table-cell office:value-type="string" calcext:value-type="string">
            <text:p>14/30</text:p>
          </table:table-cell>
          <table:table-cell table:formula="of:=LEFT([.BE5];LEN([.BE5])-3)" office:value-type="string" office:string-value="14" calcext:value-type="string">
            <text:p>14</text:p>
          </table:table-cell>
          <table:table-cell office:value-type="string" calcext:value-type="string">
            <text:p>28/45</text:p>
          </table:table-cell>
          <table:table-cell table:formula="of:=LEFT([.BG5];LEN([.BG5])-3)" office:value-type="string" office:string-value="28" calcext:value-type="string">
            <text:p>28</text:p>
          </table:table-cell>
          <table:table-cell table:formula="of:=[.BB5]+[.BD5]+[.BF5]+[.BH5]" office:value-type="float" office:value="101" calcext:value-type="float">
            <text:p>101</text:p>
          </table:table-cell>
          <table:table-cell table:formula="of:=[.BI5]*100/150" office:value-type="float" office:value="67.3333333333333" calcext:value-type="float">
            <text:p>67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table:formula="of:=LEFT([.BN5];LEN([.BN5])-3)" office:value-type="string" office:string-value="41" calcext:value-type="string">
            <text:p>41</text:p>
          </table:table-cell>
          <table:table-cell office:value-type="string" calcext:value-type="string">
            <text:p>20/25</text:p>
          </table:table-cell>
          <table:table-cell table:formula="of:=LEFT([.BP5];LEN([.BP5])-3)" office:value-type="string" office:string-value="20" calcext:value-type="string">
            <text:p>20</text:p>
          </table:table-cell>
          <table:table-cell office:value-type="string" calcext:value-type="string">
            <text:p>21/25</text:p>
          </table:table-cell>
          <table:table-cell table:formula="of:=LEFT([.BR5];LEN([.BR5])-3)" office:value-type="string" office:string-value="21" calcext:value-type="string">
            <text:p>21</text:p>
          </table:table-cell>
          <table:table-cell table:formula="of:=[.BO5]+[.BQ5]+[.BS5]" office:value-type="float" office:value="82" calcext:value-type="float">
            <text:p>82</text:p>
          </table:table-cell>
          <table:table-cell table:formula="of:=[.BT5]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2/75</text:p>
          </table:table-cell>
          <table:table-cell table:formula="of:=LEFT([.BY5];LEN([.BY5])-3)" office:value-type="string" office:string-value="62" calcext:value-type="string">
            <text:p>62</text:p>
          </table:table-cell>
          <table:table-cell office:value-type="string" calcext:value-type="string">
            <text:p>18/25</text:p>
          </table:table-cell>
          <table:table-cell table:formula="of:=LEFT([.CA5];LEN([.CA5])-3)" office:value-type="string" office:string-value="18" calcext:value-type="string">
            <text:p>18</text:p>
          </table:table-cell>
          <table:table-cell table:formula="of:=[.BZ5]+[.CB5]" office:value-type="float" office:value="80" calcext:value-type="float">
            <text:p>80</text:p>
          </table:table-cell>
          <table:table-cell table:formula="of:=[.CC5]" office:value-type="float" office:value="80" calcext:value-type="float">
            <text:p>80</text:p>
          </table:table-cell>
          <table:table-cell table:formula="of:=[.M5]+[.Z5]+[.AK5]+[.AV5]+[.BI5]+[.BT5]+[.CD5]" office:value-type="float" office:value="653" calcext:value-type="float">
            <text:p>653</text:p>
          </table:table-cell>
          <table:table-cell table:formula="of:=[.CE5]/850*100" office:value-type="float" office:value="76.8235294117647" calcext:value-type="float">
            <text:p>76.8235294118</text:p>
          </table:table-cell>
        </table:table-row>
        <table:table-row table:style-name="ro1">
          <table:table-cell office:value-type="string" calcext:value-type="string">
            <text:p>SHASHANK SING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style-name="ce1" table:formula="of:=LEFT([.E6];LEN([.E6])-3)" office:value-type="string" office:string-value="32" calcext:value-type="string">
            <text:p>32</text:p>
          </table:table-cell>
          <table:table-cell office:value-type="string" calcext:value-type="string">
            <text:p>16/20</text:p>
          </table:table-cell>
          <table:table-cell table:formula="of:=LEFT([.G6];LEN([.G6])-3)" office:value-type="string" office:string-value="16" calcext:value-type="string">
            <text:p>16</text:p>
          </table:table-cell>
          <table:table-cell office:value-type="string" calcext:value-type="string">
            <text:p>26/30</text:p>
          </table:table-cell>
          <table:table-cell table:formula="of:=LEFT([.I6];LEN([.I6])-3)" office:value-type="string" office:string-value="26" calcext:value-type="string">
            <text:p>26</text:p>
          </table:table-cell>
          <table:table-cell office:value-type="string" calcext:value-type="string">
            <text:p>40/45</text:p>
          </table:table-cell>
          <table:table-cell table:formula="of:=LEFT([.K6];LEN([.K6])-3)" office:value-type="string" office:string-value="40" calcext:value-type="string">
            <text:p>40</text:p>
          </table:table-cell>
          <table:table-cell table:formula="of:=([.F6]+[.H6]+[.J6]+[.L6])" office:value-type="float" office:value="114" calcext:value-type="float">
            <text:p>114</text:p>
          </table:table-cell>
          <table:table-cell table:formula="of:=[.M6]*100/150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table:formula="of:=LEFT([.R6];LEN([.R6])-3)" office:value-type="string" office:string-value="34" calcext:value-type="string">
            <text:p>34</text:p>
          </table:table-cell>
          <table:table-cell office:value-type="string" calcext:value-type="string">
            <text:p>12/20</text:p>
          </table:table-cell>
          <table:table-cell table:formula="of:=LEFT([.T6];LEN([.T6])-3)" office:value-type="string" office:string-value="12" calcext:value-type="string">
            <text:p>12</text:p>
          </table:table-cell>
          <table:table-cell office:value-type="string" calcext:value-type="string">
            <text:p>28/30</text:p>
          </table:table-cell>
          <table:table-cell table:formula="of:=LEFT([.V6];LEN([.V6])-3)" office:value-type="string" office:string-value="28" calcext:value-type="string">
            <text:p>28</text:p>
          </table:table-cell>
          <table:table-cell office:value-type="string" calcext:value-type="string">
            <text:p>44/45</text:p>
          </table:table-cell>
          <table:table-cell table:formula="of:=LEFT([.X6];LEN([.X6])-3)" office:value-type="string" office:string-value="44" calcext:value-type="string">
            <text:p>44</text:p>
          </table:table-cell>
          <table:table-cell table:formula="of:=([.S6]+[.U6]+[.W6]+[.Y6])" office:value-type="float" office:value="118" calcext:value-type="float">
            <text:p>118</text:p>
          </table:table-cell>
          <table:table-cell table:formula="of:=[.Z6]*100/150" office:value-type="float" office:value="78.6666666666667" calcext:value-type="float">
            <text:p>78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AE6];LEN([.AE6])-3)" office:value-type="string" office:string-value="35" calcext:value-type="string">
            <text:p>35</text:p>
          </table:table-cell>
          <table:table-cell office:value-type="string" calcext:value-type="string">
            <text:p>19/25</text:p>
          </table:table-cell>
          <table:table-cell table:formula="of:=LEFT([.AG6];LEN([.AG6])-3)" office:value-type="string" office:string-value="19" calcext:value-type="string">
            <text:p>19</text:p>
          </table:table-cell>
          <table:table-cell office:value-type="string" calcext:value-type="string">
            <text:p>18/25</text:p>
          </table:table-cell>
          <table:table-cell table:formula="of:=LEFT([.AI6];LEN([.AI6])-3)" office:value-type="string" office:string-value="18" calcext:value-type="string">
            <text:p>18</text:p>
          </table:table-cell>
          <table:table-cell table:formula="of:=[.AF6]+[.AH6]+[.AJ6]" office:value-type="float" office:value="72" calcext:value-type="float">
            <text:p>72</text:p>
          </table:table-cell>
          <table:table-cell table:formula="of:=[.AK6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table:formula="of:=LEFT([.AP6];LEN([.AP6])-3)" office:value-type="string" office:string-value="26" calcext:value-type="string">
            <text:p>26</text:p>
          </table:table-cell>
          <table:table-cell office:value-type="string" calcext:value-type="string">
            <text:p>23/25</text:p>
          </table:table-cell>
          <table:table-cell table:formula="of:=LEFT([.AR6];LEN([.AR6])-3)" office:value-type="string" office:string-value="23" calcext:value-type="string">
            <text:p>23</text:p>
          </table:table-cell>
          <table:table-cell office:value-type="string" calcext:value-type="string">
            <text:p>22/25</text:p>
          </table:table-cell>
          <table:table-cell table:formula="of:=LEFT([.AT6];LEN([.AT6])-3)" office:value-type="string" office:string-value="22" calcext:value-type="string">
            <text:p>22</text:p>
          </table:table-cell>
          <table:table-cell table:formula="of:=[.AQ6]+[.AS6]+[.AU6]" office:value-type="float" office:value="71" calcext:value-type="float">
            <text:p>71</text:p>
          </table:table-cell>
          <table:table-cell table:formula="of:=[.AV6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formula="of:=LEFT([.BA6];LEN([.BA6])-3)" office:value-type="string" office:string-value="31" calcext:value-type="string">
            <text:p>31</text:p>
          </table:table-cell>
          <table:table-cell office:value-type="string" calcext:value-type="string">
            <text:p>14/20</text:p>
          </table:table-cell>
          <table:table-cell table:formula="of:=LEFT([.BC6];LEN([.BC6])-3)" office:value-type="string" office:string-value="14" calcext:value-type="string">
            <text:p>14</text:p>
          </table:table-cell>
          <table:table-cell office:value-type="string" calcext:value-type="string">
            <text:p>20/30</text:p>
          </table:table-cell>
          <table:table-cell table:formula="of:=LEFT([.BE6];LEN([.BE6])-3)" office:value-type="string" office:string-value="20" calcext:value-type="string">
            <text:p>20</text:p>
          </table:table-cell>
          <table:table-cell office:value-type="string" calcext:value-type="string">
            <text:p>25/45</text:p>
          </table:table-cell>
          <table:table-cell table:formula="of:=LEFT([.BG6];LEN([.BG6])-3)" office:value-type="string" office:string-value="25" calcext:value-type="string">
            <text:p>25</text:p>
          </table:table-cell>
          <table:table-cell table:formula="of:=[.BB6]+[.BD6]+[.BF6]+[.BH6]" office:value-type="float" office:value="90" calcext:value-type="float">
            <text:p>90</text:p>
          </table:table-cell>
          <table:table-cell table:formula="of:=[.BI6]*100/15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0</text:p>
          </table:table-cell>
          <table:table-cell table:formula="of:=LEFT([.BN6];LEN([.BN6])-3)" office:value-type="string" office:string-value="37" calcext:value-type="string">
            <text:p>37</text:p>
          </table:table-cell>
          <table:table-cell office:value-type="string" calcext:value-type="string">
            <text:p>21/25</text:p>
          </table:table-cell>
          <table:table-cell table:formula="of:=LEFT([.BP6];LEN([.BP6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6];LEN([.BR6])-3)" office:value-type="string" office:string-value="22" calcext:value-type="string">
            <text:p>22</text:p>
          </table:table-cell>
          <table:table-cell table:formula="of:=[.BO6]+[.BQ6]+[.BS6]" office:value-type="float" office:value="80" calcext:value-type="float">
            <text:p>80</text:p>
          </table:table-cell>
          <table:table-cell table:formula="of:=[.BT6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3/75</text:p>
          </table:table-cell>
          <table:table-cell table:formula="of:=LEFT([.BY6];LEN([.BY6])-3)" office:value-type="string" office:string-value="63" calcext:value-type="string">
            <text:p>63</text:p>
          </table:table-cell>
          <table:table-cell office:value-type="string" calcext:value-type="string">
            <text:p>19/25</text:p>
          </table:table-cell>
          <table:table-cell table:formula="of:=LEFT([.CA6];LEN([.CA6])-3)" office:value-type="string" office:string-value="19" calcext:value-type="string">
            <text:p>19</text:p>
          </table:table-cell>
          <table:table-cell table:formula="of:=[.BZ6]+[.CB6]" office:value-type="float" office:value="82" calcext:value-type="float">
            <text:p>82</text:p>
          </table:table-cell>
          <table:table-cell table:formula="of:=[.CC6]" office:value-type="float" office:value="82" calcext:value-type="float">
            <text:p>82</text:p>
          </table:table-cell>
          <table:table-cell table:formula="of:=[.M6]+[.Z6]+[.AK6]+[.AV6]+[.BI6]+[.BT6]+[.CD6]" office:value-type="float" office:value="627" calcext:value-type="float">
            <text:p>627</text:p>
          </table:table-cell>
          <table:table-cell table:formula="of:=[.CE6]/850*100" office:value-type="float" office:value="73.7647058823529" calcext:value-type="float">
            <text:p>73.7647058824</text:p>
          </table:table-cell>
        </table:table-row>
        <table:table-row table:style-name="ro1">
          <table:table-cell office:value-type="string" calcext:value-type="string">
            <text:p>HARDIK KAPOO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table:style-name="ce1" table:formula="of:=LEFT([.E7];LEN([.E7])-3)" office:value-type="string" office:string-value="41" calcext:value-type="string">
            <text:p>41</text:p>
          </table:table-cell>
          <table:table-cell office:value-type="string" calcext:value-type="string">
            <text:p>14/20</text:p>
          </table:table-cell>
          <table:table-cell table:formula="of:=LEFT([.G7];LEN([.G7])-3)" office:value-type="string" office:string-value="14" calcext:value-type="string">
            <text:p>14</text:p>
          </table:table-cell>
          <table:table-cell office:value-type="string" calcext:value-type="string">
            <text:p>24/30</text:p>
          </table:table-cell>
          <table:table-cell table:formula="of:=LEFT([.I7];LEN([.I7])-3)" office:value-type="string" office:string-value="24" calcext:value-type="string">
            <text:p>24</text:p>
          </table:table-cell>
          <table:table-cell office:value-type="string" calcext:value-type="string">
            <text:p>33/45</text:p>
          </table:table-cell>
          <table:table-cell table:formula="of:=LEFT([.K7];LEN([.K7])-3)" office:value-type="string" office:string-value="33" calcext:value-type="string">
            <text:p>33</text:p>
          </table:table-cell>
          <table:table-cell table:formula="of:=([.F7]+[.H7]+[.J7]+[.L7])" office:value-type="float" office:value="112" calcext:value-type="float">
            <text:p>112</text:p>
          </table:table-cell>
          <table:table-cell table:formula="of:=[.M7]*100/150" office:value-type="float" office:value="74.6666666666667" calcext:value-type="float">
            <text:p>74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table:formula="of:=LEFT([.R7];LEN([.R7])-3)" office:value-type="string" office:string-value="36" calcext:value-type="string">
            <text:p>36</text:p>
          </table:table-cell>
          <table:table-cell office:value-type="string" calcext:value-type="string">
            <text:p>16/20</text:p>
          </table:table-cell>
          <table:table-cell table:formula="of:=LEFT([.T7];LEN([.T7])-3)" office:value-type="string" office:string-value="16" calcext:value-type="string">
            <text:p>16</text:p>
          </table:table-cell>
          <table:table-cell office:value-type="string" calcext:value-type="string">
            <text:p>24/30</text:p>
          </table:table-cell>
          <table:table-cell table:formula="of:=LEFT([.V7];LEN([.V7])-3)" office:value-type="string" office:string-value="24" calcext:value-type="string">
            <text:p>24</text:p>
          </table:table-cell>
          <table:table-cell office:value-type="string" calcext:value-type="string">
            <text:p>33/45</text:p>
          </table:table-cell>
          <table:table-cell table:formula="of:=LEFT([.X7];LEN([.X7])-3)" office:value-type="string" office:string-value="33" calcext:value-type="string">
            <text:p>33</text:p>
          </table:table-cell>
          <table:table-cell table:formula="of:=([.S7]+[.U7]+[.W7]+[.Y7])" office:value-type="float" office:value="109" calcext:value-type="float">
            <text:p>109</text:p>
          </table:table-cell>
          <table:table-cell table:formula="of:=[.Z7]*100/150" office:value-type="float" office:value="72.6666666666667" calcext:value-type="float">
            <text:p>72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table:formula="of:=LEFT([.AE7];LEN([.AE7])-3)" office:value-type="string" office:string-value="38" calcext:value-type="string">
            <text:p>38</text:p>
          </table:table-cell>
          <table:table-cell office:value-type="string" calcext:value-type="string">
            <text:p>16/25</text:p>
          </table:table-cell>
          <table:table-cell table:formula="of:=LEFT([.AG7];LEN([.AG7])-3)" office:value-type="string" office:string-value="16" calcext:value-type="string">
            <text:p>16</text:p>
          </table:table-cell>
          <table:table-cell office:value-type="string" calcext:value-type="string">
            <text:p>12/25</text:p>
          </table:table-cell>
          <table:table-cell table:formula="of:=LEFT([.AI7];LEN([.AI7])-3)" office:value-type="string" office:string-value="12" calcext:value-type="string">
            <text:p>12</text:p>
          </table:table-cell>
          <table:table-cell table:formula="of:=[.AF7]+[.AH7]+[.AJ7]" office:value-type="float" office:value="66" calcext:value-type="float">
            <text:p>66</text:p>
          </table:table-cell>
          <table:table-cell table:formula="of:=[.AK7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P7];LEN([.AP7])-3)" office:value-type="string" office:string-value="30" calcext:value-type="string">
            <text:p>30</text:p>
          </table:table-cell>
          <table:table-cell office:value-type="string" calcext:value-type="string">
            <text:p>22/25</text:p>
          </table:table-cell>
          <table:table-cell table:formula="of:=LEFT([.AR7];LEN([.AR7])-3)" office:value-type="string" office:string-value="22" calcext:value-type="string">
            <text:p>22</text:p>
          </table:table-cell>
          <table:table-cell office:value-type="string" calcext:value-type="string">
            <text:p>20/25</text:p>
          </table:table-cell>
          <table:table-cell table:formula="of:=LEFT([.AT7];LEN([.AT7])-3)" office:value-type="string" office:string-value="20" calcext:value-type="string">
            <text:p>20</text:p>
          </table:table-cell>
          <table:table-cell table:formula="of:=[.AQ7]+[.AS7]+[.AU7]" office:value-type="float" office:value="72" calcext:value-type="float">
            <text:p>72</text:p>
          </table:table-cell>
          <table:table-cell table:formula="of:=[.AV7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table:formula="of:=LEFT([.BA7];LEN([.BA7])-3)" office:value-type="string" office:string-value="42" calcext:value-type="string">
            <text:p>42</text:p>
          </table:table-cell>
          <table:table-cell office:value-type="string" calcext:value-type="string">
            <text:p>18/20</text:p>
          </table:table-cell>
          <table:table-cell table:formula="of:=LEFT([.BC7];LEN([.BC7])-3)" office:value-type="string" office:string-value="18" calcext:value-type="string">
            <text:p>18</text:p>
          </table:table-cell>
          <table:table-cell office:value-type="string" calcext:value-type="string">
            <text:p>20/30</text:p>
          </table:table-cell>
          <table:table-cell table:formula="of:=LEFT([.BE7];LEN([.BE7])-3)" office:value-type="string" office:string-value="20" calcext:value-type="string">
            <text:p>20</text:p>
          </table:table-cell>
          <table:table-cell office:value-type="string" calcext:value-type="string">
            <text:p>32/45</text:p>
          </table:table-cell>
          <table:table-cell table:formula="of:=LEFT([.BG7];LEN([.BG7])-3)" office:value-type="string" office:string-value="32" calcext:value-type="string">
            <text:p>32</text:p>
          </table:table-cell>
          <table:table-cell table:formula="of:=[.BB7]+[.BD7]+[.BF7]+[.BH7]" office:value-type="float" office:value="112" calcext:value-type="float">
            <text:p>112</text:p>
          </table:table-cell>
          <table:table-cell table:formula="of:=[.BI7]*100/150" office:value-type="float" office:value="74.6666666666667" calcext:value-type="float">
            <text:p>74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table:formula="of:=LEFT([.BN7];LEN([.BN7])-3)" office:value-type="string" office:string-value="38" calcext:value-type="string">
            <text:p>38</text:p>
          </table:table-cell>
          <table:table-cell office:value-type="string" calcext:value-type="string">
            <text:p>20/25</text:p>
          </table:table-cell>
          <table:table-cell table:formula="of:=LEFT([.BP7];LEN([.BP7])-3)" office:value-type="string" office:string-value="20" calcext:value-type="string">
            <text:p>20</text:p>
          </table:table-cell>
          <table:table-cell office:value-type="string" calcext:value-type="string">
            <text:p>23/25</text:p>
          </table:table-cell>
          <table:table-cell table:formula="of:=LEFT([.BR7];LEN([.BR7])-3)" office:value-type="string" office:string-value="23" calcext:value-type="string">
            <text:p>23</text:p>
          </table:table-cell>
          <table:table-cell table:formula="of:=[.BO7]+[.BQ7]+[.BS7]" office:value-type="float" office:value="81" calcext:value-type="float">
            <text:p>81</text:p>
          </table:table-cell>
          <table:table-cell table:formula="of:=[.BT7]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table:formula="of:=LEFT([.BY7];LEN([.BY7])-3)" office:value-type="string" office:string-value="57" calcext:value-type="string">
            <text:p>57</text:p>
          </table:table-cell>
          <table:table-cell office:value-type="string" calcext:value-type="string">
            <text:p>17/25</text:p>
          </table:table-cell>
          <table:table-cell table:formula="of:=LEFT([.CA7];LEN([.CA7])-3)" office:value-type="string" office:string-value="17" calcext:value-type="string">
            <text:p>17</text:p>
          </table:table-cell>
          <table:table-cell table:formula="of:=[.BZ7]+[.CB7]" office:value-type="float" office:value="74" calcext:value-type="float">
            <text:p>74</text:p>
          </table:table-cell>
          <table:table-cell table:formula="of:=[.CC7]" office:value-type="float" office:value="74" calcext:value-type="float">
            <text:p>74</text:p>
          </table:table-cell>
          <table:table-cell table:formula="of:=[.M7]+[.Z7]+[.AK7]+[.AV7]+[.BI7]+[.BT7]+[.CD7]" office:value-type="float" office:value="626" calcext:value-type="float">
            <text:p>626</text:p>
          </table:table-cell>
          <table:table-cell table:formula="of:=[.CE7]/850*100" office:value-type="float" office:value="73.6470588235294" calcext:value-type="float">
            <text:p>73.6470588235</text:p>
          </table:table-cell>
        </table:table-row>
        <table:table-row table:style-name="ro1">
          <table:table-cell office:value-type="string" calcext:value-type="string">
            <text:p>EKLAVYA CHOPR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0/55</text:p>
          </table:table-cell>
          <table:table-cell table:style-name="ce1" table:formula="of:=LEFT([.E8];LEN([.E8])-3)" office:value-type="string" office:string-value="50" calcext:value-type="string">
            <text:p>50</text:p>
          </table:table-cell>
          <table:table-cell office:value-type="string" calcext:value-type="string">
            <text:p>13/20</text:p>
          </table:table-cell>
          <table:table-cell table:formula="of:=LEFT([.G8];LEN([.G8])-3)" office:value-type="string" office:string-value="13" calcext:value-type="string">
            <text:p>13</text:p>
          </table:table-cell>
          <table:table-cell office:value-type="string" calcext:value-type="string">
            <text:p>21/30</text:p>
          </table:table-cell>
          <table:table-cell table:formula="of:=LEFT([.I8];LEN([.I8])-3)" office:value-type="string" office:string-value="21" calcext:value-type="string">
            <text:p>21</text:p>
          </table:table-cell>
          <table:table-cell office:value-type="string" calcext:value-type="string">
            <text:p>28/45</text:p>
          </table:table-cell>
          <table:table-cell table:formula="of:=LEFT([.K8];LEN([.K8])-3)" office:value-type="string" office:string-value="28" calcext:value-type="string">
            <text:p>28</text:p>
          </table:table-cell>
          <table:table-cell table:formula="of:=([.F8]+[.H8]+[.J8]+[.L8])" office:value-type="float" office:value="112" calcext:value-type="float">
            <text:p>112</text:p>
          </table:table-cell>
          <table:table-cell table:formula="of:=[.M8]*100/150" office:value-type="float" office:value="74.6666666666667" calcext:value-type="float">
            <text:p>74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55</text:p>
          </table:table-cell>
          <table:table-cell table:formula="of:=LEFT([.R8];LEN([.R8])-3)" office:value-type="string" office:string-value="53" calcext:value-type="string">
            <text:p>53</text:p>
          </table:table-cell>
          <table:table-cell office:value-type="string" calcext:value-type="string">
            <text:p>19/20</text:p>
          </table:table-cell>
          <table:table-cell table:formula="of:=LEFT([.T8];LEN([.T8])-3)" office:value-type="string" office:string-value="19" calcext:value-type="string">
            <text:p>19</text:p>
          </table:table-cell>
          <table:table-cell office:value-type="string" calcext:value-type="string">
            <text:p>22/30</text:p>
          </table:table-cell>
          <table:table-cell table:formula="of:=LEFT([.V8];LEN([.V8])-3)" office:value-type="string" office:string-value="22" calcext:value-type="string">
            <text:p>22</text:p>
          </table:table-cell>
          <table:table-cell office:value-type="string" calcext:value-type="string">
            <text:p>43/45</text:p>
          </table:table-cell>
          <table:table-cell table:formula="of:=LEFT([.X8];LEN([.X8])-3)" office:value-type="string" office:string-value="43" calcext:value-type="string">
            <text:p>43</text:p>
          </table:table-cell>
          <table:table-cell table:formula="of:=([.S8]+[.U8]+[.W8]+[.Y8])" office:value-type="float" office:value="137" calcext:value-type="float">
            <text:p>137</text:p>
          </table:table-cell>
          <table:table-cell table:formula="of:=[.Z8]*100/150" office:value-type="float" office:value="91.3333333333333" calcext:value-type="float">
            <text:p>91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table:formula="of:=LEFT([.AE8];LEN([.AE8])-3)" office:value-type="string" office:string-value="43" calcext:value-type="string">
            <text:p>43</text:p>
          </table:table-cell>
          <table:table-cell office:value-type="string" calcext:value-type="string">
            <text:p>21/25</text:p>
          </table:table-cell>
          <table:table-cell table:formula="of:=LEFT([.AG8];LEN([.AG8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AI8];LEN([.AI8])-3)" office:value-type="string" office:string-value="21" calcext:value-type="string">
            <text:p>21</text:p>
          </table:table-cell>
          <table:table-cell table:formula="of:=[.AF8]+[.AH8]+[.AJ8]" office:value-type="float" office:value="85" calcext:value-type="float">
            <text:p>85</text:p>
          </table:table-cell>
          <table:table-cell table:formula="of:=[.AK8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formula="of:=LEFT([.AP8];LEN([.AP8])-3)" office:value-type="string" office:string-value="25" calcext:value-type="string">
            <text:p>25</text:p>
          </table:table-cell>
          <table:table-cell office:value-type="string" calcext:value-type="string">
            <text:p>12/25</text:p>
          </table:table-cell>
          <table:table-cell table:formula="of:=LEFT([.AR8];LEN([.AR8])-3)" office:value-type="string" office:string-value="12" calcext:value-type="string">
            <text:p>12</text:p>
          </table:table-cell>
          <table:table-cell office:value-type="string" calcext:value-type="string">
            <text:p>15/25</text:p>
          </table:table-cell>
          <table:table-cell table:formula="of:=LEFT([.AT8];LEN([.AT8])-3)" office:value-type="string" office:string-value="15" calcext:value-type="string">
            <text:p>15</text:p>
          </table:table-cell>
          <table:table-cell table:formula="of:=[.AQ8]+[.AS8]+[.AU8]" office:value-type="float" office:value="52" calcext:value-type="float">
            <text:p>52</text:p>
          </table:table-cell>
          <table:table-cell table:formula="of:=[.AV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table:formula="of:=LEFT([.BA8];LEN([.BA8])-3)" office:value-type="string" office:string-value="46" calcext:value-type="string">
            <text:p>46</text:p>
          </table:table-cell>
          <table:table-cell office:value-type="string" calcext:value-type="string">
            <text:p>14/20</text:p>
          </table:table-cell>
          <table:table-cell table:formula="of:=LEFT([.BC8];LEN([.BC8])-3)" office:value-type="string" office:string-value="14" calcext:value-type="string">
            <text:p>14</text:p>
          </table:table-cell>
          <table:table-cell office:value-type="string" calcext:value-type="string">
            <text:p>12/30</text:p>
          </table:table-cell>
          <table:table-cell table:formula="of:=LEFT([.BE8];LEN([.BE8])-3)" office:value-type="string" office:string-value="12" calcext:value-type="string">
            <text:p>12</text:p>
          </table:table-cell>
          <table:table-cell office:value-type="string" calcext:value-type="string">
            <text:p>22/45</text:p>
          </table:table-cell>
          <table:table-cell table:formula="of:=LEFT([.BG8];LEN([.BG8])-3)" office:value-type="string" office:string-value="22" calcext:value-type="string">
            <text:p>22</text:p>
          </table:table-cell>
          <table:table-cell table:formula="of:=[.BB8]+[.BD8]+[.BF8]+[.BH8]" office:value-type="float" office:value="94" calcext:value-type="float">
            <text:p>94</text:p>
          </table:table-cell>
          <table:table-cell table:formula="of:=[.BI8]*100/150" office:value-type="float" office:value="62.6666666666667" calcext:value-type="float">
            <text:p>6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formula="of:=LEFT([.BN8];LEN([.BN8])-3)" office:value-type="string" office:string-value="28" calcext:value-type="string">
            <text:p>28</text:p>
          </table:table-cell>
          <table:table-cell office:value-type="string" calcext:value-type="string">
            <text:p>20/25</text:p>
          </table:table-cell>
          <table:table-cell table:formula="of:=LEFT([.BP8];LEN([.BP8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8];LEN([.BR8])-3)" office:value-type="string" office:string-value="22" calcext:value-type="string">
            <text:p>22</text:p>
          </table:table-cell>
          <table:table-cell table:formula="of:=[.BO8]+[.BQ8]+[.BS8]" office:value-type="float" office:value="70" calcext:value-type="float">
            <text:p>70</text:p>
          </table:table-cell>
          <table:table-cell table:formula="of:=[.BT8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1/75</text:p>
          </table:table-cell>
          <table:table-cell table:formula="of:=LEFT([.BY8];LEN([.BY8])-3)" office:value-type="string" office:string-value="51" calcext:value-type="string">
            <text:p>51</text:p>
          </table:table-cell>
          <table:table-cell office:value-type="string" calcext:value-type="string">
            <text:p>18/25</text:p>
          </table:table-cell>
          <table:table-cell table:formula="of:=LEFT([.CA8];LEN([.CA8])-3)" office:value-type="string" office:string-value="18" calcext:value-type="string">
            <text:p>18</text:p>
          </table:table-cell>
          <table:table-cell table:formula="of:=[.BZ8]+[.CB8]" office:value-type="float" office:value="69" calcext:value-type="float">
            <text:p>69</text:p>
          </table:table-cell>
          <table:table-cell table:formula="of:=[.CC8]" office:value-type="float" office:value="69" calcext:value-type="float">
            <text:p>69</text:p>
          </table:table-cell>
          <table:table-cell table:formula="of:=[.M8]+[.Z8]+[.AK8]+[.AV8]+[.BI8]+[.BT8]+[.CD8]" office:value-type="float" office:value="619" calcext:value-type="float">
            <text:p>619</text:p>
          </table:table-cell>
          <table:table-cell table:formula="of:=[.CE8]/850*100" office:value-type="float" office:value="72.8235294117647" calcext:value-type="float">
            <text:p>72.8235294118</text:p>
          </table:table-cell>
        </table:table-row>
        <table:table-row table:style-name="ro1">
          <table:table-cell office:value-type="string" calcext:value-type="string">
            <text:p>RISHABH JAIN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table:style-name="ce1" table:formula="of:=LEFT([.E9];LEN([.E9])-3)" office:value-type="string" office:string-value="38" calcext:value-type="string">
            <text:p>38</text:p>
          </table:table-cell>
          <table:table-cell office:value-type="string" calcext:value-type="string">
            <text:p>16/20</text:p>
          </table:table-cell>
          <table:table-cell table:formula="of:=LEFT([.G9];LEN([.G9])-3)" office:value-type="string" office:string-value="16" calcext:value-type="string">
            <text:p>16</text:p>
          </table:table-cell>
          <table:table-cell office:value-type="string" calcext:value-type="string">
            <text:p>26/30</text:p>
          </table:table-cell>
          <table:table-cell table:formula="of:=LEFT([.I9];LEN([.I9])-3)" office:value-type="string" office:string-value="26" calcext:value-type="string">
            <text:p>26</text:p>
          </table:table-cell>
          <table:table-cell office:value-type="string" calcext:value-type="string">
            <text:p>34/45</text:p>
          </table:table-cell>
          <table:table-cell table:formula="of:=LEFT([.K9];LEN([.K9])-3)" office:value-type="string" office:string-value="34" calcext:value-type="string">
            <text:p>34</text:p>
          </table:table-cell>
          <table:table-cell table:formula="of:=([.F9]+[.H9]+[.J9]+[.L9])" office:value-type="float" office:value="114" calcext:value-type="float">
            <text:p>114</text:p>
          </table:table-cell>
          <table:table-cell table:formula="of:=[.M9]*100/150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table:formula="of:=LEFT([.R9];LEN([.R9])-3)" office:value-type="string" office:string-value="48" calcext:value-type="string">
            <text:p>48</text:p>
          </table:table-cell>
          <table:table-cell office:value-type="string" calcext:value-type="string">
            <text:p>20/20</text:p>
          </table:table-cell>
          <table:table-cell table:formula="of:=LEFT([.T9];LEN([.T9])-3)" office:value-type="string" office:string-value="20" calcext:value-type="string">
            <text:p>20</text:p>
          </table:table-cell>
          <table:table-cell office:value-type="string" calcext:value-type="string">
            <text:p>22/30</text:p>
          </table:table-cell>
          <table:table-cell table:formula="of:=LEFT([.V9];LEN([.V9])-3)" office:value-type="string" office:string-value="22" calcext:value-type="string">
            <text:p>22</text:p>
          </table:table-cell>
          <table:table-cell office:value-type="string" calcext:value-type="string">
            <text:p>33/45</text:p>
          </table:table-cell>
          <table:table-cell table:formula="of:=LEFT([.X9];LEN([.X9])-3)" office:value-type="string" office:string-value="33" calcext:value-type="string">
            <text:p>33</text:p>
          </table:table-cell>
          <table:table-cell table:formula="of:=([.S9]+[.U9]+[.W9]+[.Y9])" office:value-type="float" office:value="123" calcext:value-type="float">
            <text:p>123</text:p>
          </table:table-cell>
          <table:table-cell table:formula="of:=[.Z9]*100/15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0</text:p>
          </table:table-cell>
          <table:table-cell table:formula="of:=LEFT([.AE9];LEN([.AE9])-3)" office:value-type="string" office:string-value="40" calcext:value-type="string">
            <text:p>40</text:p>
          </table:table-cell>
          <table:table-cell office:value-type="string" calcext:value-type="string">
            <text:p>19/25</text:p>
          </table:table-cell>
          <table:table-cell table:formula="of:=LEFT([.AG9];LEN([.AG9])-3)" office:value-type="string" office:string-value="19" calcext:value-type="string">
            <text:p>19</text:p>
          </table:table-cell>
          <table:table-cell office:value-type="string" calcext:value-type="string">
            <text:p>21/25</text:p>
          </table:table-cell>
          <table:table-cell table:formula="of:=LEFT([.AI9];LEN([.AI9])-3)" office:value-type="string" office:string-value="21" calcext:value-type="string">
            <text:p>21</text:p>
          </table:table-cell>
          <table:table-cell table:formula="of:=[.AF9]+[.AH9]+[.AJ9]" office:value-type="float" office:value="80" calcext:value-type="float">
            <text:p>80</text:p>
          </table:table-cell>
          <table:table-cell table:formula="of:=[.AK9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9];LEN([.AP9])-3)" office:value-type="string" office:string-value="23" calcext:value-type="string">
            <text:p>23</text:p>
          </table:table-cell>
          <table:table-cell office:value-type="string" calcext:value-type="string">
            <text:p>10/25</text:p>
          </table:table-cell>
          <table:table-cell table:formula="of:=LEFT([.AR9];LEN([.AR9])-3)" office:value-type="string" office:string-value="10" calcext:value-type="string">
            <text:p>10</text:p>
          </table:table-cell>
          <table:table-cell office:value-type="string" calcext:value-type="string">
            <text:p>10/25</text:p>
          </table:table-cell>
          <table:table-cell table:formula="of:=LEFT([.AT9];LEN([.AT9])-3)" office:value-type="string" office:string-value="10" calcext:value-type="string">
            <text:p>10</text:p>
          </table:table-cell>
          <table:table-cell table:formula="of:=[.AQ9]+[.AS9]+[.AU9]" office:value-type="float" office:value="43" calcext:value-type="float">
            <text:p>43</text:p>
          </table:table-cell>
          <table:table-cell table:formula="of:=[.AV9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5</text:p>
          </table:table-cell>
          <table:table-cell table:formula="of:=LEFT([.BA9];LEN([.BA9])-3)" office:value-type="string" office:string-value="43" calcext:value-type="string">
            <text:p>43</text:p>
          </table:table-cell>
          <table:table-cell office:value-type="string" calcext:value-type="string">
            <text:p>14/20</text:p>
          </table:table-cell>
          <table:table-cell table:formula="of:=LEFT([.BC9];LEN([.BC9])-3)" office:value-type="string" office:string-value="14" calcext:value-type="string">
            <text:p>14</text:p>
          </table:table-cell>
          <table:table-cell office:value-type="string" calcext:value-type="string">
            <text:p>14/30</text:p>
          </table:table-cell>
          <table:table-cell table:formula="of:=LEFT([.BE9];LEN([.BE9])-3)" office:value-type="string" office:string-value="14" calcext:value-type="string">
            <text:p>14</text:p>
          </table:table-cell>
          <table:table-cell office:value-type="string" calcext:value-type="string">
            <text:p>23/45</text:p>
          </table:table-cell>
          <table:table-cell table:formula="of:=LEFT([.BG9];LEN([.BG9])-3)" office:value-type="string" office:string-value="23" calcext:value-type="string">
            <text:p>23</text:p>
          </table:table-cell>
          <table:table-cell table:formula="of:=[.BB9]+[.BD9]+[.BF9]+[.BH9]" office:value-type="float" office:value="94" calcext:value-type="float">
            <text:p>94</text:p>
          </table:table-cell>
          <table:table-cell table:formula="of:=[.BI9]*100/150" office:value-type="float" office:value="62.6666666666667" calcext:value-type="float">
            <text:p>6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0</text:p>
          </table:table-cell>
          <table:table-cell table:formula="of:=LEFT([.BN9];LEN([.BN9])-3)" office:value-type="string" office:string-value="45" calcext:value-type="string">
            <text:p>45</text:p>
          </table:table-cell>
          <table:table-cell office:value-type="string" calcext:value-type="string">
            <text:p>20/25</text:p>
          </table:table-cell>
          <table:table-cell table:formula="of:=LEFT([.BP9];LEN([.BP9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BR9];LEN([.BR9])-3)" office:value-type="string" office:string-value="20" calcext:value-type="string">
            <text:p>20</text:p>
          </table:table-cell>
          <table:table-cell table:formula="of:=[.BO9]+[.BQ9]+[.BS9]" office:value-type="float" office:value="85" calcext:value-type="float">
            <text:p>85</text:p>
          </table:table-cell>
          <table:table-cell table:formula="of:=[.BT9]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table:formula="of:=LEFT([.BY9];LEN([.BY9])-3)" office:value-type="string" office:string-value="57" calcext:value-type="string">
            <text:p>57</text:p>
          </table:table-cell>
          <table:table-cell office:value-type="string" calcext:value-type="string">
            <text:p>14/25</text:p>
          </table:table-cell>
          <table:table-cell table:formula="of:=LEFT([.CA9];LEN([.CA9])-3)" office:value-type="string" office:string-value="14" calcext:value-type="string">
            <text:p>14</text:p>
          </table:table-cell>
          <table:table-cell table:formula="of:=[.BZ9]+[.CB9]" office:value-type="float" office:value="71" calcext:value-type="float">
            <text:p>71</text:p>
          </table:table-cell>
          <table:table-cell table:formula="of:=[.CC9]" office:value-type="float" office:value="71" calcext:value-type="float">
            <text:p>71</text:p>
          </table:table-cell>
          <table:table-cell table:formula="of:=[.M9]+[.Z9]+[.AK9]+[.AV9]+[.BI9]+[.BT9]+[.CD9]" office:value-type="float" office:value="610" calcext:value-type="float">
            <text:p>610</text:p>
          </table:table-cell>
          <table:table-cell table:formula="of:=[.CE9]/850*100" office:value-type="float" office:value="71.7647058823529" calcext:value-type="float">
            <text:p>71.7647058824</text:p>
          </table:table-cell>
        </table:table-row>
        <table:table-row table:style-name="ro1">
          <table:table-cell office:value-type="string" calcext:value-type="string">
            <text:p>GAUR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table:style-name="ce1" table:formula="of:=LEFT([.E10];LEN([.E10])-3)" office:value-type="string" office:string-value="34" calcext:value-type="string">
            <text:p>34</text:p>
          </table:table-cell>
          <table:table-cell office:value-type="string" calcext:value-type="string">
            <text:p>15/20</text:p>
          </table:table-cell>
          <table:table-cell table:formula="of:=LEFT([.G10];LEN([.G10])-3)" office:value-type="string" office:string-value="15" calcext:value-type="string">
            <text:p>15</text:p>
          </table:table-cell>
          <table:table-cell office:value-type="string" calcext:value-type="string">
            <text:p>25/30</text:p>
          </table:table-cell>
          <table:table-cell table:formula="of:=LEFT([.I10];LEN([.I10])-3)" office:value-type="string" office:string-value="25" calcext:value-type="string">
            <text:p>25</text:p>
          </table:table-cell>
          <table:table-cell office:value-type="string" calcext:value-type="string">
            <text:p>35/45</text:p>
          </table:table-cell>
          <table:table-cell table:formula="of:=LEFT([.K10];LEN([.K10])-3)" office:value-type="string" office:string-value="35" calcext:value-type="string">
            <text:p>35</text:p>
          </table:table-cell>
          <table:table-cell table:formula="of:=([.F10]+[.H10]+[.J10]+[.L10])" office:value-type="float" office:value="109" calcext:value-type="float">
            <text:p>109</text:p>
          </table:table-cell>
          <table:table-cell table:formula="of:=[.M10]*100/150" office:value-type="float" office:value="72.6666666666667" calcext:value-type="float">
            <text:p>72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table:formula="of:=LEFT([.R10];LEN([.R10])-3)" office:value-type="string" office:string-value="46" calcext:value-type="string">
            <text:p>46</text:p>
          </table:table-cell>
          <table:table-cell office:value-type="string" calcext:value-type="string">
            <text:p>15/20</text:p>
          </table:table-cell>
          <table:table-cell table:formula="of:=LEFT([.T10];LEN([.T10])-3)" office:value-type="string" office:string-value="15" calcext:value-type="string">
            <text:p>15</text:p>
          </table:table-cell>
          <table:table-cell office:value-type="string" calcext:value-type="string">
            <text:p>20/30</text:p>
          </table:table-cell>
          <table:table-cell table:formula="of:=LEFT([.V10];LEN([.V10])-3)" office:value-type="string" office:string-value="20" calcext:value-type="string">
            <text:p>20</text:p>
          </table:table-cell>
          <table:table-cell office:value-type="string" calcext:value-type="string">
            <text:p>44/45</text:p>
          </table:table-cell>
          <table:table-cell table:formula="of:=LEFT([.X10];LEN([.X10])-3)" office:value-type="string" office:string-value="44" calcext:value-type="string">
            <text:p>44</text:p>
          </table:table-cell>
          <table:table-cell table:formula="of:=([.S10]+[.U10]+[.W10]+[.Y10])" office:value-type="float" office:value="125" calcext:value-type="float">
            <text:p>125</text:p>
          </table:table-cell>
          <table:table-cell table:formula="of:=[.Z10]*100/150" office:value-type="float" office:value="83.3333333333333" calcext:value-type="float">
            <text:p>8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AE10];LEN([.AE10])-3)" office:value-type="string" office:string-value="35" calcext:value-type="string">
            <text:p>35</text:p>
          </table:table-cell>
          <table:table-cell office:value-type="string" calcext:value-type="string">
            <text:p>19/25</text:p>
          </table:table-cell>
          <table:table-cell table:formula="of:=LEFT([.AG10];LEN([.AG10])-3)" office:value-type="string" office:string-value="19" calcext:value-type="string">
            <text:p>19</text:p>
          </table:table-cell>
          <table:table-cell office:value-type="string" calcext:value-type="string">
            <text:p>17/25</text:p>
          </table:table-cell>
          <table:table-cell table:formula="of:=LEFT([.AI10];LEN([.AI10])-3)" office:value-type="string" office:string-value="17" calcext:value-type="string">
            <text:p>17</text:p>
          </table:table-cell>
          <table:table-cell table:formula="of:=[.AF10]+[.AH10]+[.AJ10]" office:value-type="float" office:value="71" calcext:value-type="float">
            <text:p>71</text:p>
          </table:table-cell>
          <table:table-cell table:formula="of:=[.AK10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table:formula="of:=LEFT([.AP10];LEN([.AP10])-3)" office:value-type="string" office:string-value="36" calcext:value-type="string">
            <text:p>36</text:p>
          </table:table-cell>
          <table:table-cell office:value-type="string" calcext:value-type="string">
            <text:p>21/25</text:p>
          </table:table-cell>
          <table:table-cell table:formula="of:=LEFT([.AR10];LEN([.AR10])-3)" office:value-type="string" office:string-value="21" calcext:value-type="string">
            <text:p>21</text:p>
          </table:table-cell>
          <table:table-cell office:value-type="string" calcext:value-type="string">
            <text:p>15/25</text:p>
          </table:table-cell>
          <table:table-cell table:formula="of:=LEFT([.AT10];LEN([.AT10])-3)" office:value-type="string" office:string-value="15" calcext:value-type="string">
            <text:p>15</text:p>
          </table:table-cell>
          <table:table-cell table:formula="of:=[.AQ10]+[.AS10]+[.AU10]" office:value-type="float" office:value="72" calcext:value-type="float">
            <text:p>72</text:p>
          </table:table-cell>
          <table:table-cell table:formula="of:=[.AV10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table:formula="of:=LEFT([.BA10];LEN([.BA10])-3)" office:value-type="string" office:string-value="41" calcext:value-type="string">
            <text:p>41</text:p>
          </table:table-cell>
          <table:table-cell office:value-type="string" calcext:value-type="string">
            <text:p>16/20</text:p>
          </table:table-cell>
          <table:table-cell table:formula="of:=LEFT([.BC10];LEN([.BC10])-3)" office:value-type="string" office:string-value="16" calcext:value-type="string">
            <text:p>16</text:p>
          </table:table-cell>
          <table:table-cell office:value-type="string" calcext:value-type="string">
            <text:p>16/30</text:p>
          </table:table-cell>
          <table:table-cell table:formula="of:=LEFT([.BE10];LEN([.BE10])-3)" office:value-type="string" office:string-value="16" calcext:value-type="string">
            <text:p>16</text:p>
          </table:table-cell>
          <table:table-cell office:value-type="string" calcext:value-type="string">
            <text:p>25/45</text:p>
          </table:table-cell>
          <table:table-cell table:formula="of:=LEFT([.BG10];LEN([.BG10])-3)" office:value-type="string" office:string-value="25" calcext:value-type="string">
            <text:p>25</text:p>
          </table:table-cell>
          <table:table-cell table:formula="of:=[.BB10]+[.BD10]+[.BF10]+[.BH10]" office:value-type="float" office:value="98" calcext:value-type="float">
            <text:p>98</text:p>
          </table:table-cell>
          <table:table-cell table:formula="of:=[.BI10]*100/150" office:value-type="float" office:value="65.3333333333333" calcext:value-type="float">
            <text:p>65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formula="of:=LEFT([.BN10];LEN([.BN10])-3)" office:value-type="string" office:string-value="25" calcext:value-type="string">
            <text:p>25</text:p>
          </table:table-cell>
          <table:table-cell office:value-type="string" calcext:value-type="string">
            <text:p>21/25</text:p>
          </table:table-cell>
          <table:table-cell table:formula="of:=LEFT([.BP10];LEN([.BP10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10];LEN([.BR10])-3)" office:value-type="string" office:string-value="21" calcext:value-type="string">
            <text:p>21</text:p>
          </table:table-cell>
          <table:table-cell table:formula="of:=[.BO10]+[.BQ10]+[.BS10]" office:value-type="float" office:value="67" calcext:value-type="float">
            <text:p>67</text:p>
          </table:table-cell>
          <table:table-cell table:formula="of:=[.BT10]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table:formula="of:=LEFT([.BY10];LEN([.BY10])-3)" office:value-type="string" office:string-value="49" calcext:value-type="string">
            <text:p>49</text:p>
          </table:table-cell>
          <table:table-cell office:value-type="string" calcext:value-type="string">
            <text:p>18/25</text:p>
          </table:table-cell>
          <table:table-cell table:formula="of:=LEFT([.CA10];LEN([.CA10])-3)" office:value-type="string" office:string-value="18" calcext:value-type="string">
            <text:p>18</text:p>
          </table:table-cell>
          <table:table-cell table:formula="of:=[.BZ10]+[.CB10]" office:value-type="float" office:value="67" calcext:value-type="float">
            <text:p>67</text:p>
          </table:table-cell>
          <table:table-cell table:formula="of:=[.CC10]" office:value-type="float" office:value="67" calcext:value-type="float">
            <text:p>67</text:p>
          </table:table-cell>
          <table:table-cell table:formula="of:=[.M10]+[.Z10]+[.AK10]+[.AV10]+[.BI10]+[.BT10]+[.CD10]" office:value-type="float" office:value="609" calcext:value-type="float">
            <text:p>609</text:p>
          </table:table-cell>
          <table:table-cell table:formula="of:=[.CE10]/850*100" office:value-type="float" office:value="71.6470588235294" calcext:value-type="float">
            <text:p>71.6470588235</text:p>
          </table:table-cell>
        </table:table-row>
        <table:table-row table:style-name="ro1">
          <table:table-cell office:value-type="string" calcext:value-type="string">
            <text:p>SHARAD DUBE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5</text:p>
          </table:table-cell>
          <table:table-cell table:style-name="ce1" table:formula="of:=LEFT([.E11];LEN([.E11])-3)" office:value-type="string" office:string-value="45" calcext:value-type="string">
            <text:p>45</text:p>
          </table:table-cell>
          <table:table-cell office:value-type="string" calcext:value-type="string">
            <text:p>14/20</text:p>
          </table:table-cell>
          <table:table-cell table:formula="of:=LEFT([.G11];LEN([.G11])-3)" office:value-type="string" office:string-value="14" calcext:value-type="string">
            <text:p>14</text:p>
          </table:table-cell>
          <table:table-cell office:value-type="string" calcext:value-type="string">
            <text:p>23/30</text:p>
          </table:table-cell>
          <table:table-cell table:formula="of:=LEFT([.I11];LEN([.I11])-3)" office:value-type="string" office:string-value="23" calcext:value-type="string">
            <text:p>23</text:p>
          </table:table-cell>
          <table:table-cell office:value-type="string" calcext:value-type="string">
            <text:p>28/45</text:p>
          </table:table-cell>
          <table:table-cell table:formula="of:=LEFT([.K11];LEN([.K11])-3)" office:value-type="string" office:string-value="28" calcext:value-type="string">
            <text:p>28</text:p>
          </table:table-cell>
          <table:table-cell table:formula="of:=([.F11]+[.H11]+[.J11]+[.L11])" office:value-type="float" office:value="110" calcext:value-type="float">
            <text:p>110</text:p>
          </table:table-cell>
          <table:table-cell table:formula="of:=[.M11]*100/150" office:value-type="float" office:value="73.3333333333333" calcext:value-type="float">
            <text:p>7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table:formula="of:=LEFT([.R11];LEN([.R11])-3)" office:value-type="string" office:string-value="41" calcext:value-type="string">
            <text:p>41</text:p>
          </table:table-cell>
          <table:table-cell office:value-type="string" calcext:value-type="string">
            <text:p>15/20</text:p>
          </table:table-cell>
          <table:table-cell table:formula="of:=LEFT([.T11];LEN([.T11])-3)" office:value-type="string" office:string-value="15" calcext:value-type="string">
            <text:p>15</text:p>
          </table:table-cell>
          <table:table-cell office:value-type="string" calcext:value-type="string">
            <text:p>22/30</text:p>
          </table:table-cell>
          <table:table-cell table:formula="of:=LEFT([.V11];LEN([.V11])-3)" office:value-type="string" office:string-value="22" calcext:value-type="string">
            <text:p>22</text:p>
          </table:table-cell>
          <table:table-cell office:value-type="string" calcext:value-type="string">
            <text:p>38/45</text:p>
          </table:table-cell>
          <table:table-cell table:formula="of:=LEFT([.X11];LEN([.X11])-3)" office:value-type="string" office:string-value="38" calcext:value-type="string">
            <text:p>38</text:p>
          </table:table-cell>
          <table:table-cell table:formula="of:=([.S11]+[.U11]+[.W11]+[.Y11])" office:value-type="float" office:value="116" calcext:value-type="float">
            <text:p>116</text:p>
          </table:table-cell>
          <table:table-cell table:formula="of:=[.Z11]*100/150" office:value-type="float" office:value="77.3333333333333" calcext:value-type="float">
            <text:p>77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11];LEN([.AE11])-3)" office:value-type="string" office:string-value="20" calcext:value-type="string">
            <text:p>20</text:p>
          </table:table-cell>
          <table:table-cell office:value-type="string" calcext:value-type="string">
            <text:p>16/25</text:p>
          </table:table-cell>
          <table:table-cell table:formula="of:=LEFT([.AG11];LEN([.AG11])-3)" office:value-type="string" office:string-value="16" calcext:value-type="string">
            <text:p>16</text:p>
          </table:table-cell>
          <table:table-cell office:value-type="string" calcext:value-type="string">
            <text:p>11/25</text:p>
          </table:table-cell>
          <table:table-cell table:formula="of:=LEFT([.AI11];LEN([.AI11])-3)" office:value-type="string" office:string-value="11" calcext:value-type="string">
            <text:p>11</text:p>
          </table:table-cell>
          <table:table-cell table:formula="of:=[.AF11]+[.AH11]+[.AJ11]" office:value-type="float" office:value="47" calcext:value-type="float">
            <text:p>47</text:p>
          </table:table-cell>
          <table:table-cell table:formula="of:=[.AK11]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11];LEN([.AP11])-3)" office:value-type="string" office:string-value="23" calcext:value-type="string">
            <text:p>23</text:p>
          </table:table-cell>
          <table:table-cell office:value-type="string" calcext:value-type="string">
            <text:p>11/25</text:p>
          </table:table-cell>
          <table:table-cell table:formula="of:=LEFT([.AR11];LEN([.AR11])-3)" office:value-type="string" office:string-value="11" calcext:value-type="string">
            <text:p>11</text:p>
          </table:table-cell>
          <table:table-cell office:value-type="string" calcext:value-type="string">
            <text:p>20/25</text:p>
          </table:table-cell>
          <table:table-cell table:formula="of:=LEFT([.AT11];LEN([.AT11])-3)" office:value-type="string" office:string-value="20" calcext:value-type="string">
            <text:p>20</text:p>
          </table:table-cell>
          <table:table-cell table:formula="of:=[.AQ11]+[.AS11]+[.AU11]" office:value-type="float" office:value="54" calcext:value-type="float">
            <text:p>54</text:p>
          </table:table-cell>
          <table:table-cell table:formula="of:=[.AV1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7/55</text:p>
          </table:table-cell>
          <table:table-cell table:formula="of:=LEFT([.BA11];LEN([.BA11])-3)" office:value-type="string" office:string-value="37" calcext:value-type="string">
            <text:p>37</text:p>
          </table:table-cell>
          <table:table-cell office:value-type="string" calcext:value-type="string">
            <text:p>17/20</text:p>
          </table:table-cell>
          <table:table-cell table:formula="of:=LEFT([.BC11];LEN([.BC11])-3)" office:value-type="string" office:string-value="17" calcext:value-type="string">
            <text:p>17</text:p>
          </table:table-cell>
          <table:table-cell office:value-type="string" calcext:value-type="string">
            <text:p>19/30</text:p>
          </table:table-cell>
          <table:table-cell table:formula="of:=LEFT([.BE11];LEN([.BE11])-3)" office:value-type="string" office:string-value="19" calcext:value-type="string">
            <text:p>19</text:p>
          </table:table-cell>
          <table:table-cell office:value-type="string" calcext:value-type="string">
            <text:p>31/45</text:p>
          </table:table-cell>
          <table:table-cell table:formula="of:=LEFT([.BG11];LEN([.BG11])-3)" office:value-type="string" office:string-value="31" calcext:value-type="string">
            <text:p>31</text:p>
          </table:table-cell>
          <table:table-cell table:formula="of:=[.BB11]+[.BD11]+[.BF11]+[.BH11]" office:value-type="float" office:value="104" calcext:value-type="float">
            <text:p>104</text:p>
          </table:table-cell>
          <table:table-cell table:formula="of:=[.BI11]*100/150" office:value-type="float" office:value="69.3333333333333" calcext:value-type="float">
            <text:p>69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0</text:p>
          </table:table-cell>
          <table:table-cell table:formula="of:=LEFT([.BN11];LEN([.BN11])-3)" office:value-type="string" office:string-value="43" calcext:value-type="string">
            <text:p>43</text:p>
          </table:table-cell>
          <table:table-cell office:value-type="string" calcext:value-type="string">
            <text:p>20/25</text:p>
          </table:table-cell>
          <table:table-cell table:formula="of:=LEFT([.BP11];LEN([.BP11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11];LEN([.BR11])-3)" office:value-type="string" office:string-value="22" calcext:value-type="string">
            <text:p>22</text:p>
          </table:table-cell>
          <table:table-cell table:formula="of:=[.BO11]+[.BQ11]+[.BS11]" office:value-type="float" office:value="85" calcext:value-type="float">
            <text:p>85</text:p>
          </table:table-cell>
          <table:table-cell table:formula="of:=[.BT11]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0/75</text:p>
          </table:table-cell>
          <table:table-cell table:formula="of:=LEFT([.BY11];LEN([.BY11])-3)" office:value-type="string" office:string-value="60" calcext:value-type="string">
            <text:p>60</text:p>
          </table:table-cell>
          <table:table-cell office:value-type="string" calcext:value-type="string">
            <text:p>24/25</text:p>
          </table:table-cell>
          <table:table-cell table:formula="of:=LEFT([.CA11];LEN([.CA11])-3)" office:value-type="string" office:string-value="24" calcext:value-type="string">
            <text:p>24</text:p>
          </table:table-cell>
          <table:table-cell table:formula="of:=[.BZ11]+[.CB11]" office:value-type="float" office:value="84" calcext:value-type="float">
            <text:p>84</text:p>
          </table:table-cell>
          <table:table-cell table:formula="of:=[.CC11]" office:value-type="float" office:value="84" calcext:value-type="float">
            <text:p>84</text:p>
          </table:table-cell>
          <table:table-cell table:formula="of:=[.M11]+[.Z11]+[.AK11]+[.AV11]+[.BI11]+[.BT11]+[.CD11]" office:value-type="float" office:value="600" calcext:value-type="float">
            <text:p>600</text:p>
          </table:table-cell>
          <table:table-cell table:formula="of:=[.CE11]/850*100" office:value-type="float" office:value="70.5882352941177" calcext:value-type="float">
            <text:p>70.5882352941</text:p>
          </table:table-cell>
        </table:table-row>
        <table:table-row table:style-name="ro1">
          <table:table-cell office:value-type="string" calcext:value-type="string">
            <text:p>YATHARTH RA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style-name="ce1" table:formula="of:=LEFT([.E12];LEN([.E12])-3)" office:value-type="string" office:string-value="31" calcext:value-type="string">
            <text:p>31</text:p>
          </table:table-cell>
          <table:table-cell office:value-type="string" calcext:value-type="string">
            <text:p>16/20</text:p>
          </table:table-cell>
          <table:table-cell table:formula="of:=LEFT([.G12];LEN([.G12])-3)" office:value-type="string" office:string-value="16" calcext:value-type="string">
            <text:p>16</text:p>
          </table:table-cell>
          <table:table-cell office:value-type="string" calcext:value-type="string">
            <text:p>25/30</text:p>
          </table:table-cell>
          <table:table-cell table:formula="of:=LEFT([.I12];LEN([.I12])-3)" office:value-type="string" office:string-value="25" calcext:value-type="string">
            <text:p>25</text:p>
          </table:table-cell>
          <table:table-cell office:value-type="string" calcext:value-type="string">
            <text:p>36/45</text:p>
          </table:table-cell>
          <table:table-cell table:formula="of:=LEFT([.K12];LEN([.K12])-3)" office:value-type="string" office:string-value="36" calcext:value-type="string">
            <text:p>36</text:p>
          </table:table-cell>
          <table:table-cell table:formula="of:=([.F12]+[.H12]+[.J12]+[.L12])" office:value-type="float" office:value="108" calcext:value-type="float">
            <text:p>108</text:p>
          </table:table-cell>
          <table:table-cell table:formula="of:=[.M12]*100/150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formula="of:=LEFT([.R12];LEN([.R12])-3)" office:value-type="string" office:string-value="31" calcext:value-type="string">
            <text:p>31</text:p>
          </table:table-cell>
          <table:table-cell office:value-type="string" calcext:value-type="string">
            <text:p>16/20</text:p>
          </table:table-cell>
          <table:table-cell table:formula="of:=LEFT([.T12];LEN([.T12])-3)" office:value-type="string" office:string-value="16" calcext:value-type="string">
            <text:p>16</text:p>
          </table:table-cell>
          <table:table-cell office:value-type="string" calcext:value-type="string">
            <text:p>30/30</text:p>
          </table:table-cell>
          <table:table-cell table:formula="of:=LEFT([.V12];LEN([.V12])-3)" office:value-type="string" office:string-value="30" calcext:value-type="string">
            <text:p>30</text:p>
          </table:table-cell>
          <table:table-cell office:value-type="string" calcext:value-type="string">
            <text:p>45/45</text:p>
          </table:table-cell>
          <table:table-cell table:formula="of:=LEFT([.X12];LEN([.X12])-3)" office:value-type="string" office:string-value="45" calcext:value-type="string">
            <text:p>45</text:p>
          </table:table-cell>
          <table:table-cell table:formula="of:=([.S12]+[.U12]+[.W12]+[.Y12])" office:value-type="float" office:value="122" calcext:value-type="float">
            <text:p>122</text:p>
          </table:table-cell>
          <table:table-cell table:formula="of:=[.Z12]*100/150" office:value-type="float" office:value="81.3333333333333" calcext:value-type="float">
            <text:p>81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E12];LEN([.AE12])-3)" office:value-type="string" office:string-value="30" calcext:value-type="string">
            <text:p>30</text:p>
          </table:table-cell>
          <table:table-cell office:value-type="string" calcext:value-type="string">
            <text:p>17/25</text:p>
          </table:table-cell>
          <table:table-cell table:formula="of:=LEFT([.AG12];LEN([.AG12])-3)" office:value-type="string" office:string-value="17" calcext:value-type="string">
            <text:p>17</text:p>
          </table:table-cell>
          <table:table-cell office:value-type="string" calcext:value-type="string">
            <text:p>12/25</text:p>
          </table:table-cell>
          <table:table-cell table:formula="of:=LEFT([.AI12];LEN([.AI12])-3)" office:value-type="string" office:string-value="12" calcext:value-type="string">
            <text:p>12</text:p>
          </table:table-cell>
          <table:table-cell table:formula="of:=[.AF12]+[.AH12]+[.AJ12]" office:value-type="float" office:value="59" calcext:value-type="float">
            <text:p>59</text:p>
          </table:table-cell>
          <table:table-cell table:formula="of:=[.AK12]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12];LEN([.AP12])-3)" office:value-type="string" office:string-value="23" calcext:value-type="string">
            <text:p>23</text:p>
          </table:table-cell>
          <table:table-cell office:value-type="string" calcext:value-type="string">
            <text:p>19/25</text:p>
          </table:table-cell>
          <table:table-cell table:formula="of:=LEFT([.AR12];LEN([.AR12])-3)" office:value-type="string" office:string-value="19" calcext:value-type="string">
            <text:p>19</text:p>
          </table:table-cell>
          <table:table-cell office:value-type="string" calcext:value-type="string">
            <text:p>22/25</text:p>
          </table:table-cell>
          <table:table-cell table:formula="of:=LEFT([.AT12];LEN([.AT12])-3)" office:value-type="string" office:string-value="22" calcext:value-type="string">
            <text:p>22</text:p>
          </table:table-cell>
          <table:table-cell table:formula="of:=[.AQ12]+[.AS12]+[.AU12]" office:value-type="float" office:value="64" calcext:value-type="float">
            <text:p>64</text:p>
          </table:table-cell>
          <table:table-cell table:formula="of:=[.AV12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table:formula="of:=LEFT([.BA12];LEN([.BA12])-3)" office:value-type="string" office:string-value="28" calcext:value-type="string">
            <text:p>28</text:p>
          </table:table-cell>
          <table:table-cell office:value-type="string" calcext:value-type="string">
            <text:p>10/20</text:p>
          </table:table-cell>
          <table:table-cell table:formula="of:=LEFT([.BC12];LEN([.BC12])-3)" office:value-type="string" office:string-value="10" calcext:value-type="string">
            <text:p>10</text:p>
          </table:table-cell>
          <table:table-cell office:value-type="string" calcext:value-type="string">
            <text:p>14/30</text:p>
          </table:table-cell>
          <table:table-cell table:formula="of:=LEFT([.BE12];LEN([.BE12])-3)" office:value-type="string" office:string-value="14" calcext:value-type="string">
            <text:p>14</text:p>
          </table:table-cell>
          <table:table-cell office:value-type="string" calcext:value-type="string">
            <text:p>30/45</text:p>
          </table:table-cell>
          <table:table-cell table:formula="of:=LEFT([.BG12];LEN([.BG12])-3)" office:value-type="string" office:string-value="30" calcext:value-type="string">
            <text:p>30</text:p>
          </table:table-cell>
          <table:table-cell table:formula="of:=[.BB12]+[.BD12]+[.BF12]+[.BH12]" office:value-type="float" office:value="82" calcext:value-type="float">
            <text:p>82</text:p>
          </table:table-cell>
          <table:table-cell table:formula="of:=[.BI12]*100/150" office:value-type="float" office:value="54.6666666666667" calcext:value-type="float">
            <text:p>54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table:formula="of:=LEFT([.BN12];LEN([.BN12])-3)" office:value-type="string" office:string-value="32" calcext:value-type="string">
            <text:p>32</text:p>
          </table:table-cell>
          <table:table-cell office:value-type="string" calcext:value-type="string">
            <text:p>20/25</text:p>
          </table:table-cell>
          <table:table-cell table:formula="of:=LEFT([.BP12];LEN([.BP12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BR12];LEN([.BR12])-3)" office:value-type="string" office:string-value="20" calcext:value-type="string">
            <text:p>20</text:p>
          </table:table-cell>
          <table:table-cell table:formula="of:=[.BO12]+[.BQ12]+[.BS12]" office:value-type="float" office:value="72" calcext:value-type="float">
            <text:p>72</text:p>
          </table:table-cell>
          <table:table-cell table:formula="of:=[.BT12]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table:formula="of:=LEFT([.BY12];LEN([.BY12])-3)" office:value-type="string" office:string-value="57" calcext:value-type="string">
            <text:p>57</text:p>
          </table:table-cell>
          <table:table-cell office:value-type="string" calcext:value-type="string">
            <text:p>17/25</text:p>
          </table:table-cell>
          <table:table-cell table:formula="of:=LEFT([.CA12];LEN([.CA12])-3)" office:value-type="string" office:string-value="17" calcext:value-type="string">
            <text:p>17</text:p>
          </table:table-cell>
          <table:table-cell table:formula="of:=[.BZ12]+[.CB12]" office:value-type="float" office:value="74" calcext:value-type="float">
            <text:p>74</text:p>
          </table:table-cell>
          <table:table-cell table:formula="of:=[.CC12]" office:value-type="float" office:value="74" calcext:value-type="float">
            <text:p>74</text:p>
          </table:table-cell>
          <table:table-cell table:formula="of:=[.M12]+[.Z12]+[.AK12]+[.AV12]+[.BI12]+[.BT12]+[.CD12]" office:value-type="float" office:value="581" calcext:value-type="float">
            <text:p>581</text:p>
          </table:table-cell>
          <table:table-cell table:formula="of:=[.CE12]/850*100" office:value-type="float" office:value="68.3529411764706" calcext:value-type="float">
            <text:p>68.3529411765</text:p>
          </table:table-cell>
        </table:table-row>
        <table:table-row table:style-name="ro1">
          <table:table-cell office:value-type="string" calcext:value-type="string">
            <text:p>MANAS AWAST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55</text:p>
          </table:table-cell>
          <table:table-cell table:style-name="ce1" table:formula="of:=LEFT([.E13];LEN([.E13])-3)" office:value-type="string" office:string-value="48" calcext:value-type="string">
            <text:p>48</text:p>
          </table:table-cell>
          <table:table-cell office:value-type="string" calcext:value-type="string">
            <text:p>17/20</text:p>
          </table:table-cell>
          <table:table-cell table:formula="of:=LEFT([.G13];LEN([.G13])-3)" office:value-type="string" office:string-value="17" calcext:value-type="string">
            <text:p>17</text:p>
          </table:table-cell>
          <table:table-cell office:value-type="string" calcext:value-type="string">
            <text:p>25/30</text:p>
          </table:table-cell>
          <table:table-cell table:formula="of:=LEFT([.I13];LEN([.I13])-3)" office:value-type="string" office:string-value="25" calcext:value-type="string">
            <text:p>25</text:p>
          </table:table-cell>
          <table:table-cell office:value-type="string" calcext:value-type="string">
            <text:p>33/45</text:p>
          </table:table-cell>
          <table:table-cell table:formula="of:=LEFT([.K13];LEN([.K13])-3)" office:value-type="string" office:string-value="33" calcext:value-type="string">
            <text:p>33</text:p>
          </table:table-cell>
          <table:table-cell table:formula="of:=([.F13]+[.H13]+[.J13]+[.L13])" office:value-type="float" office:value="123" calcext:value-type="float">
            <text:p>123</text:p>
          </table:table-cell>
          <table:table-cell table:formula="of:=[.M13]*100/150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5</text:p>
          </table:table-cell>
          <table:table-cell table:formula="of:=LEFT([.R13];LEN([.R13])-3)" office:value-type="string" office:string-value="30" calcext:value-type="string">
            <text:p>30</text:p>
          </table:table-cell>
          <table:table-cell office:value-type="string" calcext:value-type="string">
            <text:p>16/20</text:p>
          </table:table-cell>
          <table:table-cell table:formula="of:=LEFT([.T13];LEN([.T13])-3)" office:value-type="string" office:string-value="16" calcext:value-type="string">
            <text:p>16</text:p>
          </table:table-cell>
          <table:table-cell office:value-type="string" calcext:value-type="string">
            <text:p>24/30</text:p>
          </table:table-cell>
          <table:table-cell table:formula="of:=LEFT([.V13];LEN([.V13])-3)" office:value-type="string" office:string-value="24" calcext:value-type="string">
            <text:p>24</text:p>
          </table:table-cell>
          <table:table-cell office:value-type="string" calcext:value-type="string">
            <text:p>43/45</text:p>
          </table:table-cell>
          <table:table-cell table:formula="of:=LEFT([.X13];LEN([.X13])-3)" office:value-type="string" office:string-value="43" calcext:value-type="string">
            <text:p>43</text:p>
          </table:table-cell>
          <table:table-cell table:formula="of:=([.S13]+[.U13]+[.W13]+[.Y13])" office:value-type="float" office:value="113" calcext:value-type="float">
            <text:p>113</text:p>
          </table:table-cell>
          <table:table-cell table:formula="of:=[.Z13]*100/150" office:value-type="float" office:value="75.3333333333333" calcext:value-type="float">
            <text:p>75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E13];LEN([.AE13])-3)" office:value-type="string" office:string-value="30" calcext:value-type="string">
            <text:p>30</text:p>
          </table:table-cell>
          <table:table-cell office:value-type="string" calcext:value-type="string">
            <text:p>19/25</text:p>
          </table:table-cell>
          <table:table-cell table:formula="of:=LEFT([.AG13];LEN([.AG13])-3)" office:value-type="string" office:string-value="19" calcext:value-type="string">
            <text:p>19</text:p>
          </table:table-cell>
          <table:table-cell office:value-type="string" calcext:value-type="string">
            <text:p>19/25</text:p>
          </table:table-cell>
          <table:table-cell table:formula="of:=LEFT([.AI13];LEN([.AI13])-3)" office:value-type="string" office:string-value="19" calcext:value-type="string">
            <text:p>19</text:p>
          </table:table-cell>
          <table:table-cell table:formula="of:=[.AF13]+[.AH13]+[.AJ13]" office:value-type="float" office:value="68" calcext:value-type="float">
            <text:p>68</text:p>
          </table:table-cell>
          <table:table-cell table:formula="of:=[.AK13]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13];LEN([.AP13])-3)" office:value-type="string" office:string-value="22" calcext:value-type="string">
            <text:p>22</text:p>
          </table:table-cell>
          <table:table-cell office:value-type="string" calcext:value-type="string">
            <text:p>21/25</text:p>
          </table:table-cell>
          <table:table-cell table:formula="of:=LEFT([.AR13];LEN([.AR13])-3)" office:value-type="string" office:string-value="21" calcext:value-type="string">
            <text:p>21</text:p>
          </table:table-cell>
          <table:table-cell office:value-type="string" calcext:value-type="string">
            <text:p>18/25</text:p>
          </table:table-cell>
          <table:table-cell table:formula="of:=LEFT([.AT13];LEN([.AT13])-3)" office:value-type="string" office:string-value="18" calcext:value-type="string">
            <text:p>18</text:p>
          </table:table-cell>
          <table:table-cell table:formula="of:=[.AQ13]+[.AS13]+[.AU13]" office:value-type="float" office:value="61" calcext:value-type="float">
            <text:p>61</text:p>
          </table:table-cell>
          <table:table-cell table:formula="of:=[.AV13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table:formula="of:=LEFT([.BA13];LEN([.BA13])-3)" office:value-type="string" office:string-value="26" calcext:value-type="string">
            <text:p>26</text:p>
          </table:table-cell>
          <table:table-cell office:value-type="string" calcext:value-type="string">
            <text:p>16/20</text:p>
          </table:table-cell>
          <table:table-cell table:formula="of:=LEFT([.BC13];LEN([.BC13])-3)" office:value-type="string" office:string-value="16" calcext:value-type="string">
            <text:p>16</text:p>
          </table:table-cell>
          <table:table-cell office:value-type="string" calcext:value-type="string">
            <text:p>18/30</text:p>
          </table:table-cell>
          <table:table-cell table:formula="of:=LEFT([.BE13];LEN([.BE13])-3)" office:value-type="string" office:string-value="18" calcext:value-type="string">
            <text:p>18</text:p>
          </table:table-cell>
          <table:table-cell office:value-type="string" calcext:value-type="string">
            <text:p>25/45</text:p>
          </table:table-cell>
          <table:table-cell table:formula="of:=LEFT([.BG13];LEN([.BG13])-3)" office:value-type="string" office:string-value="25" calcext:value-type="string">
            <text:p>25</text:p>
          </table:table-cell>
          <table:table-cell table:formula="of:=[.BB13]+[.BD13]+[.BF13]+[.BH13]" office:value-type="float" office:value="85" calcext:value-type="float">
            <text:p>85</text:p>
          </table:table-cell>
          <table:table-cell table:formula="of:=[.BI13]*100/150" office:value-type="float" office:value="56.6666666666667" calcext:value-type="float">
            <text:p>56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table:formula="of:=LEFT([.BN13];LEN([.BN13])-3)" office:value-type="string" office:string-value="29" calcext:value-type="string">
            <text:p>29</text:p>
          </table:table-cell>
          <table:table-cell office:value-type="string" calcext:value-type="string">
            <text:p>20/25</text:p>
          </table:table-cell>
          <table:table-cell table:formula="of:=LEFT([.BP13];LEN([.BP13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BR13];LEN([.BR13])-3)" office:value-type="string" office:string-value="20" calcext:value-type="string">
            <text:p>20</text:p>
          </table:table-cell>
          <table:table-cell table:formula="of:=[.BO13]+[.BQ13]+[.BS13]" office:value-type="float" office:value="69" calcext:value-type="float">
            <text:p>69</text:p>
          </table:table-cell>
          <table:table-cell table:formula="of:=[.BT13]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table:formula="of:=LEFT([.BY13];LEN([.BY13])-3)" office:value-type="string" office:string-value="42" calcext:value-type="string">
            <text:p>42</text:p>
          </table:table-cell>
          <table:table-cell office:value-type="string" calcext:value-type="string">
            <text:p>17/25</text:p>
          </table:table-cell>
          <table:table-cell table:formula="of:=LEFT([.CA13];LEN([.CA13])-3)" office:value-type="string" office:string-value="17" calcext:value-type="string">
            <text:p>17</text:p>
          </table:table-cell>
          <table:table-cell table:formula="of:=[.BZ13]+[.CB13]" office:value-type="float" office:value="59" calcext:value-type="float">
            <text:p>59</text:p>
          </table:table-cell>
          <table:table-cell table:formula="of:=[.CC13]" office:value-type="float" office:value="59" calcext:value-type="float">
            <text:p>59</text:p>
          </table:table-cell>
          <table:table-cell table:formula="of:=[.M13]+[.Z13]+[.AK13]+[.AV13]+[.BI13]+[.BT13]+[.CD13]" office:value-type="float" office:value="578" calcext:value-type="float">
            <text:p>578</text:p>
          </table:table-cell>
          <table:table-cell table:formula="of:=[.CE13]/850*100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IRUPAM GUNW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table:style-name="ce1" table:formula="of:=LEFT([.E14];LEN([.E14])-3)" office:value-type="string" office:string-value="33" calcext:value-type="string">
            <text:p>33</text:p>
          </table:table-cell>
          <table:table-cell office:value-type="string" calcext:value-type="string">
            <text:p>16/20</text:p>
          </table:table-cell>
          <table:table-cell table:formula="of:=LEFT([.G14];LEN([.G14])-3)" office:value-type="string" office:string-value="16" calcext:value-type="string">
            <text:p>16</text:p>
          </table:table-cell>
          <table:table-cell office:value-type="string" calcext:value-type="string">
            <text:p>25/30</text:p>
          </table:table-cell>
          <table:table-cell table:formula="of:=LEFT([.I14];LEN([.I14])-3)" office:value-type="string" office:string-value="25" calcext:value-type="string">
            <text:p>25</text:p>
          </table:table-cell>
          <table:table-cell office:value-type="string" calcext:value-type="string">
            <text:p>34/45</text:p>
          </table:table-cell>
          <table:table-cell table:formula="of:=LEFT([.K14];LEN([.K14])-3)" office:value-type="string" office:string-value="34" calcext:value-type="string">
            <text:p>34</text:p>
          </table:table-cell>
          <table:table-cell table:formula="of:=([.F14]+[.H14]+[.J14]+[.L14])" office:value-type="float" office:value="108" calcext:value-type="float">
            <text:p>108</text:p>
          </table:table-cell>
          <table:table-cell table:formula="of:=[.M14]*100/150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table:formula="of:=LEFT([.R14];LEN([.R14])-3)" office:value-type="string" office:string-value="38" calcext:value-type="string">
            <text:p>38</text:p>
          </table:table-cell>
          <table:table-cell office:value-type="string" calcext:value-type="string">
            <text:p>14/20</text:p>
          </table:table-cell>
          <table:table-cell table:formula="of:=LEFT([.T14];LEN([.T14])-3)" office:value-type="string" office:string-value="14" calcext:value-type="string">
            <text:p>14</text:p>
          </table:table-cell>
          <table:table-cell office:value-type="string" calcext:value-type="string">
            <text:p>23/30</text:p>
          </table:table-cell>
          <table:table-cell table:formula="of:=LEFT([.V14];LEN([.V14])-3)" office:value-type="string" office:string-value="23" calcext:value-type="string">
            <text:p>23</text:p>
          </table:table-cell>
          <table:table-cell office:value-type="string" calcext:value-type="string">
            <text:p>43/45</text:p>
          </table:table-cell>
          <table:table-cell table:formula="of:=LEFT([.X14];LEN([.X14])-3)" office:value-type="string" office:string-value="43" calcext:value-type="string">
            <text:p>43</text:p>
          </table:table-cell>
          <table:table-cell table:formula="of:=([.S14]+[.U14]+[.W14]+[.Y14])" office:value-type="float" office:value="118" calcext:value-type="float">
            <text:p>118</text:p>
          </table:table-cell>
          <table:table-cell table:formula="of:=[.Z14]*100/150" office:value-type="float" office:value="78.6666666666667" calcext:value-type="float">
            <text:p>78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E14];LEN([.AE14])-3)" office:value-type="string" office:string-value="24" calcext:value-type="string">
            <text:p>24</text:p>
          </table:table-cell>
          <table:table-cell office:value-type="string" calcext:value-type="string">
            <text:p>18/25</text:p>
          </table:table-cell>
          <table:table-cell table:formula="of:=LEFT([.AG14];LEN([.AG14])-3)" office:value-type="string" office:string-value="18" calcext:value-type="string">
            <text:p>18</text:p>
          </table:table-cell>
          <table:table-cell office:value-type="string" calcext:value-type="string">
            <text:p>10/25</text:p>
          </table:table-cell>
          <table:table-cell table:formula="of:=LEFT([.AI14];LEN([.AI14])-3)" office:value-type="string" office:string-value="10" calcext:value-type="string">
            <text:p>10</text:p>
          </table:table-cell>
          <table:table-cell table:formula="of:=[.AF14]+[.AH14]+[.AJ14]" office:value-type="float" office:value="52" calcext:value-type="float">
            <text:p>52</text:p>
          </table:table-cell>
          <table:table-cell table:formula="of:=[.AK14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0</text:p>
          </table:table-cell>
          <table:table-cell table:formula="of:=LEFT([.AP14];LEN([.AP14])-3)" office:value-type="string" office:string-value="31" calcext:value-type="string">
            <text:p>31</text:p>
          </table:table-cell>
          <table:table-cell office:value-type="string" calcext:value-type="string">
            <text:p>18/25</text:p>
          </table:table-cell>
          <table:table-cell table:formula="of:=LEFT([.AR14];LEN([.AR14])-3)" office:value-type="string" office:string-value="18" calcext:value-type="string">
            <text:p>18</text:p>
          </table:table-cell>
          <table:table-cell office:value-type="string" calcext:value-type="string">
            <text:p>20/25</text:p>
          </table:table-cell>
          <table:table-cell table:formula="of:=LEFT([.AT14];LEN([.AT14])-3)" office:value-type="string" office:string-value="20" calcext:value-type="string">
            <text:p>20</text:p>
          </table:table-cell>
          <table:table-cell table:formula="of:=[.AQ14]+[.AS14]+[.AU14]" office:value-type="float" office:value="69" calcext:value-type="float">
            <text:p>69</text:p>
          </table:table-cell>
          <table:table-cell table:formula="of:=[.AV14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table:formula="of:=LEFT([.BA14];LEN([.BA14])-3)" office:value-type="string" office:string-value="42" calcext:value-type="string">
            <text:p>42</text:p>
          </table:table-cell>
          <table:table-cell office:value-type="string" calcext:value-type="string">
            <text:p>10/20</text:p>
          </table:table-cell>
          <table:table-cell table:formula="of:=LEFT([.BC14];LEN([.BC14])-3)" office:value-type="string" office:string-value="10" calcext:value-type="string">
            <text:p>10</text:p>
          </table:table-cell>
          <table:table-cell office:value-type="string" calcext:value-type="string">
            <text:p>16/30</text:p>
          </table:table-cell>
          <table:table-cell table:formula="of:=LEFT([.BE14];LEN([.BE14])-3)" office:value-type="string" office:string-value="16" calcext:value-type="string">
            <text:p>16</text:p>
          </table:table-cell>
          <table:table-cell office:value-type="string" calcext:value-type="string">
            <text:p>24/45</text:p>
          </table:table-cell>
          <table:table-cell table:formula="of:=LEFT([.BG14];LEN([.BG14])-3)" office:value-type="string" office:string-value="24" calcext:value-type="string">
            <text:p>24</text:p>
          </table:table-cell>
          <table:table-cell table:formula="of:=[.BB14]+[.BD14]+[.BF14]+[.BH14]" office:value-type="float" office:value="92" calcext:value-type="float">
            <text:p>92</text:p>
          </table:table-cell>
          <table:table-cell table:formula="of:=[.BI14]*100/150" office:value-type="float" office:value="61.3333333333333" calcext:value-type="float">
            <text:p>61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formula="of:=LEFT([.BN14];LEN([.BN14])-3)" office:value-type="string" office:string-value="28" calcext:value-type="string">
            <text:p>28</text:p>
          </table:table-cell>
          <table:table-cell office:value-type="string" calcext:value-type="string">
            <text:p>21/25</text:p>
          </table:table-cell>
          <table:table-cell table:formula="of:=LEFT([.BP14];LEN([.BP14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14];LEN([.BR14])-3)" office:value-type="string" office:string-value="21" calcext:value-type="string">
            <text:p>21</text:p>
          </table:table-cell>
          <table:table-cell table:formula="of:=[.BO14]+[.BQ14]+[.BS14]" office:value-type="float" office:value="70" calcext:value-type="float">
            <text:p>70</text:p>
          </table:table-cell>
          <table:table-cell table:formula="of:=[.BT14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75</text:p>
          </table:table-cell>
          <table:table-cell table:formula="of:=LEFT([.BY14];LEN([.BY14])-3)" office:value-type="string" office:string-value="43" calcext:value-type="string">
            <text:p>43</text:p>
          </table:table-cell>
          <table:table-cell office:value-type="string" calcext:value-type="string">
            <text:p>24/25</text:p>
          </table:table-cell>
          <table:table-cell table:formula="of:=LEFT([.CA14];LEN([.CA14])-3)" office:value-type="string" office:string-value="24" calcext:value-type="string">
            <text:p>24</text:p>
          </table:table-cell>
          <table:table-cell table:formula="of:=[.BZ14]+[.CB14]" office:value-type="float" office:value="67" calcext:value-type="float">
            <text:p>67</text:p>
          </table:table-cell>
          <table:table-cell table:formula="of:=[.CC14]" office:value-type="float" office:value="67" calcext:value-type="float">
            <text:p>67</text:p>
          </table:table-cell>
          <table:table-cell table:formula="of:=[.M14]+[.Z14]+[.AK14]+[.AV14]+[.BI14]+[.BT14]+[.CD14]" office:value-type="float" office:value="576" calcext:value-type="float">
            <text:p>576</text:p>
          </table:table-cell>
          <table:table-cell table:formula="of:=[.CE14]/850*100" office:value-type="float" office:value="67.7647058823529" calcext:value-type="float">
            <text:p>67.7647058824</text:p>
          </table:table-cell>
        </table:table-row>
        <table:table-row table:style-name="ro1">
          <table:table-cell office:value-type="string" calcext:value-type="string">
            <text:p>RUDRANK RIYAM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55</text:p>
          </table:table-cell>
          <table:table-cell table:style-name="ce1" table:formula="of:=LEFT([.E15];LEN([.E15])-3)" office:value-type="string" office:string-value="49" calcext:value-type="string">
            <text:p>49</text:p>
          </table:table-cell>
          <table:table-cell office:value-type="string" calcext:value-type="string">
            <text:p>15/20</text:p>
          </table:table-cell>
          <table:table-cell table:formula="of:=LEFT([.G15];LEN([.G15])-3)" office:value-type="string" office:string-value="15" calcext:value-type="string">
            <text:p>15</text:p>
          </table:table-cell>
          <table:table-cell office:value-type="string" calcext:value-type="string">
            <text:p>21/30</text:p>
          </table:table-cell>
          <table:table-cell table:formula="of:=LEFT([.I15];LEN([.I15])-3)" office:value-type="string" office:string-value="21" calcext:value-type="string">
            <text:p>21</text:p>
          </table:table-cell>
          <table:table-cell office:value-type="string" calcext:value-type="string">
            <text:p>20/45</text:p>
          </table:table-cell>
          <table:table-cell table:formula="of:=LEFT([.K15];LEN([.K15])-3)" office:value-type="string" office:string-value="20" calcext:value-type="string">
            <text:p>20</text:p>
          </table:table-cell>
          <table:table-cell table:formula="of:=([.F15]+[.H15]+[.J15]+[.L15])" office:value-type="float" office:value="105" calcext:value-type="float">
            <text:p>105</text:p>
          </table:table-cell>
          <table:table-cell table:formula="of:=[.M15]*100/150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3/55</text:p>
          </table:table-cell>
          <table:table-cell table:formula="of:=LEFT([.R15];LEN([.R15])-3)" office:value-type="string" office:string-value="43" calcext:value-type="string">
            <text:p>43</text:p>
          </table:table-cell>
          <table:table-cell office:value-type="string" calcext:value-type="string">
            <text:p>19/20</text:p>
          </table:table-cell>
          <table:table-cell table:formula="of:=LEFT([.T15];LEN([.T15])-3)" office:value-type="string" office:string-value="19" calcext:value-type="string">
            <text:p>19</text:p>
          </table:table-cell>
          <table:table-cell office:value-type="string" calcext:value-type="string">
            <text:p>22/30</text:p>
          </table:table-cell>
          <table:table-cell table:formula="of:=LEFT([.V15];LEN([.V15])-3)" office:value-type="string" office:string-value="22" calcext:value-type="string">
            <text:p>22</text:p>
          </table:table-cell>
          <table:table-cell office:value-type="string" calcext:value-type="string">
            <text:p>37/45</text:p>
          </table:table-cell>
          <table:table-cell table:formula="of:=LEFT([.X15];LEN([.X15])-3)" office:value-type="string" office:string-value="37" calcext:value-type="string">
            <text:p>37</text:p>
          </table:table-cell>
          <table:table-cell table:formula="of:=([.S15]+[.U15]+[.W15]+[.Y15])" office:value-type="float" office:value="121" calcext:value-type="float">
            <text:p>121</text:p>
          </table:table-cell>
          <table:table-cell table:formula="of:=[.Z15]*100/150" office:value-type="float" office:value="80.6666666666667" calcext:value-type="float">
            <text:p>80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table:formula="of:=LEFT([.AE15];LEN([.AE15])-3)" office:value-type="string" office:string-value="33" calcext:value-type="string">
            <text:p>33</text:p>
          </table:table-cell>
          <table:table-cell office:value-type="string" calcext:value-type="string">
            <text:p>20/25</text:p>
          </table:table-cell>
          <table:table-cell table:formula="of:=LEFT([.AG15];LEN([.AG15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AI15];LEN([.AI15])-3)" office:value-type="string" office:string-value="20" calcext:value-type="string">
            <text:p>20</text:p>
          </table:table-cell>
          <table:table-cell table:formula="of:=[.AF15]+[.AH15]+[.AJ15]" office:value-type="float" office:value="73" calcext:value-type="float">
            <text:p>73</text:p>
          </table:table-cell>
          <table:table-cell table:formula="of:=[.AK15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P15];LEN([.AP15])-3)" office:value-type="string" office:string-value="24" calcext:value-type="string">
            <text:p>24</text:p>
          </table:table-cell>
          <table:table-cell office:value-type="string" calcext:value-type="string">
            <text:p>19/25</text:p>
          </table:table-cell>
          <table:table-cell table:formula="of:=LEFT([.AR15];LEN([.AR15])-3)" office:value-type="string" office:string-value="19" calcext:value-type="string">
            <text:p>19</text:p>
          </table:table-cell>
          <table:table-cell office:value-type="string" calcext:value-type="string">
            <text:p>15/25</text:p>
          </table:table-cell>
          <table:table-cell table:formula="of:=LEFT([.AT15];LEN([.AT15])-3)" office:value-type="string" office:string-value="15" calcext:value-type="string">
            <text:p>15</text:p>
          </table:table-cell>
          <table:table-cell table:formula="of:=[.AQ15]+[.AS15]+[.AU15]" office:value-type="float" office:value="58" calcext:value-type="float">
            <text:p>58</text:p>
          </table:table-cell>
          <table:table-cell table:formula="of:=[.AV15]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table:formula="of:=LEFT([.BA15];LEN([.BA15])-3)" office:value-type="string" office:string-value="36" calcext:value-type="string">
            <text:p>36</text:p>
          </table:table-cell>
          <table:table-cell office:value-type="string" calcext:value-type="string">
            <text:p>10/20</text:p>
          </table:table-cell>
          <table:table-cell table:formula="of:=LEFT([.BC15];LEN([.BC15])-3)" office:value-type="string" office:string-value="10" calcext:value-type="string">
            <text:p>10</text:p>
          </table:table-cell>
          <table:table-cell office:value-type="string" calcext:value-type="string">
            <text:p>14/30</text:p>
          </table:table-cell>
          <table:table-cell table:formula="of:=LEFT([.BE15];LEN([.BE15])-3)" office:value-type="string" office:string-value="14" calcext:value-type="string">
            <text:p>14</text:p>
          </table:table-cell>
          <table:table-cell office:value-type="string" calcext:value-type="string">
            <text:p>23/45</text:p>
          </table:table-cell>
          <table:table-cell table:formula="of:=LEFT([.BG15];LEN([.BG15])-3)" office:value-type="string" office:string-value="23" calcext:value-type="string">
            <text:p>23</text:p>
          </table:table-cell>
          <table:table-cell table:formula="of:=[.BB15]+[.BD15]+[.BF15]+[.BH15]" office:value-type="float" office:value="83" calcext:value-type="float">
            <text:p>83</text:p>
          </table:table-cell>
          <table:table-cell table:formula="of:=[.BI15]*100/150" office:value-type="float" office:value="55.3333333333333" calcext:value-type="float">
            <text:p>55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BN15];LEN([.BN15])-3)" office:value-type="string" office:string-value="30" calcext:value-type="string">
            <text:p>30</text:p>
          </table:table-cell>
          <table:table-cell office:value-type="string" calcext:value-type="string">
            <text:p>20/25</text:p>
          </table:table-cell>
          <table:table-cell table:formula="of:=LEFT([.BP15];LEN([.BP15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15];LEN([.BR15])-3)" office:value-type="string" office:string-value="22" calcext:value-type="string">
            <text:p>22</text:p>
          </table:table-cell>
          <table:table-cell table:formula="of:=[.BO15]+[.BQ15]+[.BS15]" office:value-type="float" office:value="72" calcext:value-type="float">
            <text:p>72</text:p>
          </table:table-cell>
          <table:table-cell table:formula="of:=[.BT15]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table:formula="of:=LEFT([.BY15];LEN([.BY15])-3)" office:value-type="string" office:string-value="41" calcext:value-type="string">
            <text:p>41</text:p>
          </table:table-cell>
          <table:table-cell office:value-type="string" calcext:value-type="string">
            <text:p>14/25</text:p>
          </table:table-cell>
          <table:table-cell table:formula="of:=LEFT([.CA15];LEN([.CA15])-3)" office:value-type="string" office:string-value="14" calcext:value-type="string">
            <text:p>14</text:p>
          </table:table-cell>
          <table:table-cell table:formula="of:=[.BZ15]+[.CB15]" office:value-type="float" office:value="55" calcext:value-type="float">
            <text:p>55</text:p>
          </table:table-cell>
          <table:table-cell table:formula="of:=[.CC15]" office:value-type="float" office:value="55" calcext:value-type="float">
            <text:p>55</text:p>
          </table:table-cell>
          <table:table-cell table:formula="of:=[.M15]+[.Z15]+[.AK15]+[.AV15]+[.BI15]+[.BT15]+[.CD15]" office:value-type="float" office:value="567" calcext:value-type="float">
            <text:p>567</text:p>
          </table:table-cell>
          <table:table-cell table:formula="of:=[.CE15]/850*100" office:value-type="float" office:value="66.7058823529412" calcext:value-type="float">
            <text:p>66.7058823529</text:p>
          </table:table-cell>
        </table:table-row>
        <table:table-row table:style-name="ro1">
          <table:table-cell office:value-type="string" calcext:value-type="string">
            <text:p>BALRAM MEEN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table:style-name="ce1" table:formula="of:=LEFT([.E16];LEN([.E16])-3)" office:value-type="string" office:string-value="28" calcext:value-type="string">
            <text:p>28</text:p>
          </table:table-cell>
          <table:table-cell office:value-type="string" calcext:value-type="string">
            <text:p>17/20</text:p>
          </table:table-cell>
          <table:table-cell table:formula="of:=LEFT([.G16];LEN([.G16])-3)" office:value-type="string" office:string-value="17" calcext:value-type="string">
            <text:p>17</text:p>
          </table:table-cell>
          <table:table-cell office:value-type="string" calcext:value-type="string">
            <text:p>23/30</text:p>
          </table:table-cell>
          <table:table-cell table:formula="of:=LEFT([.I16];LEN([.I16])-3)" office:value-type="string" office:string-value="23" calcext:value-type="string">
            <text:p>23</text:p>
          </table:table-cell>
          <table:table-cell office:value-type="string" calcext:value-type="string">
            <text:p>38/45</text:p>
          </table:table-cell>
          <table:table-cell table:formula="of:=LEFT([.K16];LEN([.K16])-3)" office:value-type="string" office:string-value="38" calcext:value-type="string">
            <text:p>38</text:p>
          </table:table-cell>
          <table:table-cell table:formula="of:=([.F16]+[.H16]+[.J16]+[.L16])" office:value-type="float" office:value="106" calcext:value-type="float">
            <text:p>106</text:p>
          </table:table-cell>
          <table:table-cell table:formula="of:=[.M16]*100/150" office:value-type="float" office:value="70.6666666666667" calcext:value-type="float">
            <text:p>70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table:formula="of:=LEFT([.R16];LEN([.R16])-3)" office:value-type="string" office:string-value="26" calcext:value-type="string">
            <text:p>26</text:p>
          </table:table-cell>
          <table:table-cell office:value-type="string" calcext:value-type="string">
            <text:p>15/20</text:p>
          </table:table-cell>
          <table:table-cell table:formula="of:=LEFT([.T16];LEN([.T16])-3)" office:value-type="string" office:string-value="15" calcext:value-type="string">
            <text:p>15</text:p>
          </table:table-cell>
          <table:table-cell office:value-type="string" calcext:value-type="string">
            <text:p>22/30</text:p>
          </table:table-cell>
          <table:table-cell table:formula="of:=LEFT([.V16];LEN([.V16])-3)" office:value-type="string" office:string-value="22" calcext:value-type="string">
            <text:p>22</text:p>
          </table:table-cell>
          <table:table-cell office:value-type="string" calcext:value-type="string">
            <text:p>42/45</text:p>
          </table:table-cell>
          <table:table-cell table:formula="of:=LEFT([.X16];LEN([.X16])-3)" office:value-type="string" office:string-value="42" calcext:value-type="string">
            <text:p>42</text:p>
          </table:table-cell>
          <table:table-cell table:formula="of:=([.S16]+[.U16]+[.W16]+[.Y16])" office:value-type="float" office:value="105" calcext:value-type="float">
            <text:p>105</text:p>
          </table:table-cell>
          <table:table-cell table:formula="of:=[.Z16]*100/150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table:formula="of:=LEFT([.AE16];LEN([.AE16])-3)" office:value-type="string" office:string-value="41" calcext:value-type="string">
            <text:p>41</text:p>
          </table:table-cell>
          <table:table-cell office:value-type="string" calcext:value-type="string">
            <text:p>20/25</text:p>
          </table:table-cell>
          <table:table-cell table:formula="of:=LEFT([.AG16];LEN([.AG16])-3)" office:value-type="string" office:string-value="20" calcext:value-type="string">
            <text:p>20</text:p>
          </table:table-cell>
          <table:table-cell office:value-type="string" calcext:value-type="string">
            <text:p>15/25</text:p>
          </table:table-cell>
          <table:table-cell table:formula="of:=LEFT([.AI16];LEN([.AI16])-3)" office:value-type="string" office:string-value="15" calcext:value-type="string">
            <text:p>15</text:p>
          </table:table-cell>
          <table:table-cell table:formula="of:=[.AF16]+[.AH16]+[.AJ16]" office:value-type="float" office:value="76" calcext:value-type="float">
            <text:p>76</text:p>
          </table:table-cell>
          <table:table-cell table:formula="of:=[.AK16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16];LEN([.AP16])-3)" office:value-type="string" office:string-value="20" calcext:value-type="string">
            <text:p>20</text:p>
          </table:table-cell>
          <table:table-cell office:value-type="string" calcext:value-type="string">
            <text:p>23/25</text:p>
          </table:table-cell>
          <table:table-cell table:formula="of:=LEFT([.AR16];LEN([.AR16])-3)" office:value-type="string" office:string-value="23" calcext:value-type="string">
            <text:p>23</text:p>
          </table:table-cell>
          <table:table-cell office:value-type="string" calcext:value-type="string">
            <text:p>22/25</text:p>
          </table:table-cell>
          <table:table-cell table:formula="of:=LEFT([.AT16];LEN([.AT16])-3)" office:value-type="string" office:string-value="22" calcext:value-type="string">
            <text:p>22</text:p>
          </table:table-cell>
          <table:table-cell table:formula="of:=[.AQ16]+[.AS16]+[.AU16]" office:value-type="float" office:value="65" calcext:value-type="float">
            <text:p>65</text:p>
          </table:table-cell>
          <table:table-cell table:formula="of:=[.AV16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5</text:p>
          </table:table-cell>
          <table:table-cell table:formula="of:=LEFT([.BA16];LEN([.BA16])-3)" office:value-type="string" office:string-value="13" calcext:value-type="string">
            <text:p>13</text:p>
          </table:table-cell>
          <table:table-cell office:value-type="string" calcext:value-type="string">
            <text:p>10/20</text:p>
          </table:table-cell>
          <table:table-cell table:formula="of:=LEFT([.BC16];LEN([.BC16])-3)" office:value-type="string" office:string-value="10" calcext:value-type="string">
            <text:p>10</text:p>
          </table:table-cell>
          <table:table-cell office:value-type="string" calcext:value-type="string">
            <text:p>20/30</text:p>
          </table:table-cell>
          <table:table-cell table:formula="of:=LEFT([.BE16];LEN([.BE16])-3)" office:value-type="string" office:string-value="20" calcext:value-type="string">
            <text:p>20</text:p>
          </table:table-cell>
          <table:table-cell office:value-type="string" calcext:value-type="string">
            <text:p>30/45</text:p>
          </table:table-cell>
          <table:table-cell table:formula="of:=LEFT([.BG16];LEN([.BG16])-3)" office:value-type="string" office:string-value="30" calcext:value-type="string">
            <text:p>30</text:p>
          </table:table-cell>
          <table:table-cell table:formula="of:=[.BB16]+[.BD16]+[.BF16]+[.BH16]" office:value-type="float" office:value="73" calcext:value-type="float">
            <text:p>73</text:p>
          </table:table-cell>
          <table:table-cell table:formula="of:=[.BI16]*100/150" office:value-type="float" office:value="48.6666666666667" calcext:value-type="float">
            <text:p>48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table:formula="of:=LEFT([.BN16];LEN([.BN16])-3)" office:value-type="string" office:string-value="26" calcext:value-type="string">
            <text:p>26</text:p>
          </table:table-cell>
          <table:table-cell office:value-type="string" calcext:value-type="string">
            <text:p>20/25</text:p>
          </table:table-cell>
          <table:table-cell table:formula="of:=LEFT([.BP16];LEN([.BP16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16];LEN([.BR16])-3)" office:value-type="string" office:string-value="22" calcext:value-type="string">
            <text:p>22</text:p>
          </table:table-cell>
          <table:table-cell table:formula="of:=[.BO16]+[.BQ16]+[.BS16]" office:value-type="float" office:value="68" calcext:value-type="float">
            <text:p>68</text:p>
          </table:table-cell>
          <table:table-cell table:formula="of:=[.BT16]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7/75</text:p>
          </table:table-cell>
          <table:table-cell table:formula="of:=LEFT([.BY16];LEN([.BY16])-3)" office:value-type="string" office:string-value="57" calcext:value-type="string">
            <text:p>57</text:p>
          </table:table-cell>
          <table:table-cell office:value-type="string" calcext:value-type="string">
            <text:p>15/25</text:p>
          </table:table-cell>
          <table:table-cell table:formula="of:=LEFT([.CA16];LEN([.CA16])-3)" office:value-type="string" office:string-value="15" calcext:value-type="string">
            <text:p>15</text:p>
          </table:table-cell>
          <table:table-cell table:formula="of:=[.BZ16]+[.CB16]" office:value-type="float" office:value="72" calcext:value-type="float">
            <text:p>72</text:p>
          </table:table-cell>
          <table:table-cell table:formula="of:=[.CC16]" office:value-type="float" office:value="72" calcext:value-type="float">
            <text:p>72</text:p>
          </table:table-cell>
          <table:table-cell table:formula="of:=[.M16]+[.Z16]+[.AK16]+[.AV16]+[.BI16]+[.BT16]+[.CD16]" office:value-type="float" office:value="565" calcext:value-type="float">
            <text:p>565</text:p>
          </table:table-cell>
          <table:table-cell table:formula="of:=[.CE16]/850*100" office:value-type="float" office:value="66.4705882352941" calcext:value-type="float">
            <text:p>66.4705882353</text:p>
          </table:table-cell>
        </table:table-row>
        <table:table-row table:style-name="ro1">
          <table:table-cell office:value-type="string" calcext:value-type="string">
            <text:p>ZALEESH AHMED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style-name="ce1" table:formula="of:=LEFT([.E17];LEN([.E17])-3)" office:value-type="string" office:string-value="32" calcext:value-type="string">
            <text:p>32</text:p>
          </table:table-cell>
          <table:table-cell office:value-type="string" calcext:value-type="string">
            <text:p>18/20</text:p>
          </table:table-cell>
          <table:table-cell table:formula="of:=LEFT([.G17];LEN([.G17])-3)" office:value-type="string" office:string-value="18" calcext:value-type="string">
            <text:p>18</text:p>
          </table:table-cell>
          <table:table-cell office:value-type="string" calcext:value-type="string">
            <text:p>24/30</text:p>
          </table:table-cell>
          <table:table-cell table:formula="of:=LEFT([.I17];LEN([.I17])-3)" office:value-type="string" office:string-value="24" calcext:value-type="string">
            <text:p>24</text:p>
          </table:table-cell>
          <table:table-cell office:value-type="string" calcext:value-type="string">
            <text:p>38/45</text:p>
          </table:table-cell>
          <table:table-cell table:formula="of:=LEFT([.K17];LEN([.K17])-3)" office:value-type="string" office:string-value="38" calcext:value-type="string">
            <text:p>38</text:p>
          </table:table-cell>
          <table:table-cell table:formula="of:=([.F17]+[.H17]+[.J17]+[.L17])" office:value-type="float" office:value="112" calcext:value-type="float">
            <text:p>112</text:p>
          </table:table-cell>
          <table:table-cell table:formula="of:=[.M17]*100/150" office:value-type="float" office:value="74.6666666666667" calcext:value-type="float">
            <text:p>74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5</text:p>
          </table:table-cell>
          <table:table-cell table:formula="of:=LEFT([.R17];LEN([.R17])-3)" office:value-type="string" office:string-value="39" calcext:value-type="string">
            <text:p>39</text:p>
          </table:table-cell>
          <table:table-cell office:value-type="string" calcext:value-type="string">
            <text:p>13/20</text:p>
          </table:table-cell>
          <table:table-cell table:formula="of:=LEFT([.T17];LEN([.T17])-3)" office:value-type="string" office:string-value="13" calcext:value-type="string">
            <text:p>13</text:p>
          </table:table-cell>
          <table:table-cell office:value-type="string" calcext:value-type="string">
            <text:p>20/30</text:p>
          </table:table-cell>
          <table:table-cell table:formula="of:=LEFT([.V17];LEN([.V17])-3)" office:value-type="string" office:string-value="20" calcext:value-type="string">
            <text:p>20</text:p>
          </table:table-cell>
          <table:table-cell office:value-type="string" calcext:value-type="string">
            <text:p>43/45</text:p>
          </table:table-cell>
          <table:table-cell table:formula="of:=LEFT([.X17];LEN([.X17])-3)" office:value-type="string" office:string-value="43" calcext:value-type="string">
            <text:p>43</text:p>
          </table:table-cell>
          <table:table-cell table:formula="of:=([.S17]+[.U17]+[.W17]+[.Y17])" office:value-type="float" office:value="115" calcext:value-type="float">
            <text:p>115</text:p>
          </table:table-cell>
          <table:table-cell table:formula="of:=[.Z17]*100/150" office:value-type="float" office:value="76.6666666666667" calcext:value-type="float">
            <text:p>76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17];LEN([.AE17])-3)" office:value-type="string" office:string-value="20" calcext:value-type="string">
            <text:p>20</text:p>
          </table:table-cell>
          <table:table-cell office:value-type="string" calcext:value-type="string">
            <text:p>10/25</text:p>
          </table:table-cell>
          <table:table-cell table:formula="of:=LEFT([.AG17];LEN([.AG17])-3)" office:value-type="string" office:string-value="10" calcext:value-type="string">
            <text:p>10</text:p>
          </table:table-cell>
          <table:table-cell office:value-type="string" calcext:value-type="string">
            <text:p>6/25</text:p>
          </table:table-cell>
          <table:table-cell table:formula="of:=LEFT([.AI17];LEN([.AI17])-3)" office:value-type="string" office:string-value="6" calcext:value-type="string">
            <text:p>6</text:p>
          </table:table-cell>
          <table:table-cell table:formula="of:=[.AF17]+[.AH17]+[.AJ17]" office:value-type="float" office:value="36" calcext:value-type="float">
            <text:p>36</text:p>
          </table:table-cell>
          <table:table-cell table:formula="of:=[.AK17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table:formula="of:=LEFT([.AP17];LEN([.AP17])-3)" office:value-type="string" office:string-value="29" calcext:value-type="string">
            <text:p>29</text:p>
          </table:table-cell>
          <table:table-cell office:value-type="string" calcext:value-type="string">
            <text:p>21/25</text:p>
          </table:table-cell>
          <table:table-cell table:formula="of:=LEFT([.AR17];LEN([.AR17])-3)" office:value-type="string" office:string-value="21" calcext:value-type="string">
            <text:p>21</text:p>
          </table:table-cell>
          <table:table-cell office:value-type="string" calcext:value-type="string">
            <text:p>18/25</text:p>
          </table:table-cell>
          <table:table-cell table:formula="of:=LEFT([.AT17];LEN([.AT17])-3)" office:value-type="string" office:string-value="18" calcext:value-type="string">
            <text:p>18</text:p>
          </table:table-cell>
          <table:table-cell table:formula="of:=[.AQ17]+[.AS17]+[.AU17]" office:value-type="float" office:value="68" calcext:value-type="float">
            <text:p>68</text:p>
          </table:table-cell>
          <table:table-cell table:formula="of:=[.AV17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table:formula="of:=LEFT([.BA17];LEN([.BA17])-3)" office:value-type="string" office:string-value="41" calcext:value-type="string">
            <text:p>41</text:p>
          </table:table-cell>
          <table:table-cell office:value-type="string" calcext:value-type="string">
            <text:p>14/20</text:p>
          </table:table-cell>
          <table:table-cell table:formula="of:=LEFT([.BC17];LEN([.BC17])-3)" office:value-type="string" office:string-value="14" calcext:value-type="string">
            <text:p>14</text:p>
          </table:table-cell>
          <table:table-cell office:value-type="string" calcext:value-type="string">
            <text:p>19/30</text:p>
          </table:table-cell>
          <table:table-cell table:formula="of:=LEFT([.BE17];LEN([.BE17])-3)" office:value-type="string" office:string-value="19" calcext:value-type="string">
            <text:p>19</text:p>
          </table:table-cell>
          <table:table-cell office:value-type="string" calcext:value-type="string">
            <text:p>30/45</text:p>
          </table:table-cell>
          <table:table-cell table:formula="of:=LEFT([.BG17];LEN([.BG17])-3)" office:value-type="string" office:string-value="30" calcext:value-type="string">
            <text:p>30</text:p>
          </table:table-cell>
          <table:table-cell table:formula="of:=[.BB17]+[.BD17]+[.BF17]+[.BH17]" office:value-type="float" office:value="104" calcext:value-type="float">
            <text:p>104</text:p>
          </table:table-cell>
          <table:table-cell table:formula="of:=[.BI17]*100/150" office:value-type="float" office:value="69.3333333333333" calcext:value-type="float">
            <text:p>69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BN17];LEN([.BN17])-3)" office:value-type="string" office:string-value="22" calcext:value-type="string">
            <text:p>22</text:p>
          </table:table-cell>
          <table:table-cell office:value-type="string" calcext:value-type="string">
            <text:p>21/25</text:p>
          </table:table-cell>
          <table:table-cell table:formula="of:=LEFT([.BP17];LEN([.BP17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17];LEN([.BR17])-3)" office:value-type="string" office:string-value="21" calcext:value-type="string">
            <text:p>21</text:p>
          </table:table-cell>
          <table:table-cell table:formula="of:=[.BO17]+[.BQ17]+[.BS17]" office:value-type="float" office:value="64" calcext:value-type="float">
            <text:p>64</text:p>
          </table:table-cell>
          <table:table-cell table:formula="of:=[.BT17]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9/75</text:p>
          </table:table-cell>
          <table:table-cell table:formula="of:=LEFT([.BY17];LEN([.BY17])-3)" office:value-type="string" office:string-value="49" calcext:value-type="string">
            <text:p>49</text:p>
          </table:table-cell>
          <table:table-cell office:value-type="string" calcext:value-type="string">
            <text:p>16/25</text:p>
          </table:table-cell>
          <table:table-cell table:formula="of:=LEFT([.CA17];LEN([.CA17])-3)" office:value-type="string" office:string-value="16" calcext:value-type="string">
            <text:p>16</text:p>
          </table:table-cell>
          <table:table-cell table:formula="of:=[.BZ17]+[.CB17]" office:value-type="float" office:value="65" calcext:value-type="float">
            <text:p>65</text:p>
          </table:table-cell>
          <table:table-cell table:formula="of:=[.CC17]" office:value-type="float" office:value="65" calcext:value-type="float">
            <text:p>65</text:p>
          </table:table-cell>
          <table:table-cell table:formula="of:=[.M17]+[.Z17]+[.AK17]+[.AV17]+[.BI17]+[.BT17]+[.CD17]" office:value-type="float" office:value="564" calcext:value-type="float">
            <text:p>564</text:p>
          </table:table-cell>
          <table:table-cell table:formula="of:=[.CE17]/850*100" office:value-type="float" office:value="66.3529411764706" calcext:value-type="float">
            <text:p>66.3529411765</text:p>
          </table:table-cell>
        </table:table-row>
        <table:table-row table:style-name="ro1">
          <table:table-cell office:value-type="string" calcext:value-type="string">
            <text:p>MAYANK MALIK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55</text:p>
          </table:table-cell>
          <table:table-cell table:style-name="ce1" table:formula="of:=LEFT([.E18];LEN([.E18])-3)" office:value-type="string" office:string-value="45" calcext:value-type="string">
            <text:p>45</text:p>
          </table:table-cell>
          <table:table-cell office:value-type="string" calcext:value-type="string">
            <text:p>8/20</text:p>
          </table:table-cell>
          <table:table-cell table:formula="of:=LEFT([.G18];LEN([.G18])-3)" office:value-type="string" office:string-value="8" calcext:value-type="string">
            <text:p>8</text:p>
          </table:table-cell>
          <table:table-cell office:value-type="string" calcext:value-type="string">
            <text:p>27/30</text:p>
          </table:table-cell>
          <table:table-cell table:formula="of:=LEFT([.I18];LEN([.I18])-3)" office:value-type="string" office:string-value="27" calcext:value-type="string">
            <text:p>27</text:p>
          </table:table-cell>
          <table:table-cell office:value-type="string" calcext:value-type="string">
            <text:p>20/45</text:p>
          </table:table-cell>
          <table:table-cell table:formula="of:=LEFT([.K18];LEN([.K18])-3)" office:value-type="string" office:string-value="20" calcext:value-type="string">
            <text:p>20</text:p>
          </table:table-cell>
          <table:table-cell table:formula="of:=([.F18]+[.H18]+[.J18]+[.L18])" office:value-type="float" office:value="100" calcext:value-type="float">
            <text:p>100</text:p>
          </table:table-cell>
          <table:table-cell table:formula="of:=[.M18]*100/150"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55</text:p>
          </table:table-cell>
          <table:table-cell table:formula="of:=LEFT([.R18];LEN([.R18])-3)" office:value-type="string" office:string-value="47" calcext:value-type="string">
            <text:p>47</text:p>
          </table:table-cell>
          <table:table-cell office:value-type="string" calcext:value-type="string">
            <text:p>14/20</text:p>
          </table:table-cell>
          <table:table-cell table:formula="of:=LEFT([.T18];LEN([.T18])-3)" office:value-type="string" office:string-value="14" calcext:value-type="string">
            <text:p>14</text:p>
          </table:table-cell>
          <table:table-cell office:value-type="string" calcext:value-type="string">
            <text:p>24/30</text:p>
          </table:table-cell>
          <table:table-cell table:formula="of:=LEFT([.V18];LEN([.V18])-3)" office:value-type="string" office:string-value="24" calcext:value-type="string">
            <text:p>24</text:p>
          </table:table-cell>
          <table:table-cell office:value-type="string" calcext:value-type="string">
            <text:p>29/45</text:p>
          </table:table-cell>
          <table:table-cell table:formula="of:=LEFT([.X18];LEN([.X18])-3)" office:value-type="string" office:string-value="29" calcext:value-type="string">
            <text:p>29</text:p>
          </table:table-cell>
          <table:table-cell table:formula="of:=([.S18]+[.U18]+[.W18]+[.Y18])" office:value-type="float" office:value="114" calcext:value-type="float">
            <text:p>114</text:p>
          </table:table-cell>
          <table:table-cell table:formula="of:=[.Z18]*100/150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table:formula="of:=LEFT([.AE18];LEN([.AE18])-3)" office:value-type="string" office:string-value="34" calcext:value-type="string">
            <text:p>34</text:p>
          </table:table-cell>
          <table:table-cell office:value-type="string" calcext:value-type="string">
            <text:p>16/25</text:p>
          </table:table-cell>
          <table:table-cell table:formula="of:=LEFT([.AG18];LEN([.AG18])-3)" office:value-type="string" office:string-value="16" calcext:value-type="string">
            <text:p>16</text:p>
          </table:table-cell>
          <table:table-cell office:value-type="string" calcext:value-type="string">
            <text:p>16/25</text:p>
          </table:table-cell>
          <table:table-cell table:formula="of:=LEFT([.AI18];LEN([.AI18])-3)" office:value-type="string" office:string-value="16" calcext:value-type="string">
            <text:p>16</text:p>
          </table:table-cell>
          <table:table-cell table:formula="of:=[.AF18]+[.AH18]+[.AJ18]" office:value-type="float" office:value="66" calcext:value-type="float">
            <text:p>66</text:p>
          </table:table-cell>
          <table:table-cell table:formula="of:=[.AK18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18];LEN([.AP18])-3)" office:value-type="string" office:string-value="23" calcext:value-type="string">
            <text:p>23</text:p>
          </table:table-cell>
          <table:table-cell office:value-type="string" calcext:value-type="string">
            <text:p>10/25</text:p>
          </table:table-cell>
          <table:table-cell table:formula="of:=LEFT([.AR18];LEN([.AR18])-3)" office:value-type="string" office:string-value="10" calcext:value-type="string">
            <text:p>10</text:p>
          </table:table-cell>
          <table:table-cell office:value-type="string" calcext:value-type="string">
            <text:p>13/25</text:p>
          </table:table-cell>
          <table:table-cell table:formula="of:=LEFT([.AT18];LEN([.AT18])-3)" office:value-type="string" office:string-value="13" calcext:value-type="string">
            <text:p>13</text:p>
          </table:table-cell>
          <table:table-cell table:formula="of:=[.AQ18]+[.AS18]+[.AU18]" office:value-type="float" office:value="46" calcext:value-type="float">
            <text:p>46</text:p>
          </table:table-cell>
          <table:table-cell table:formula="of:=[.AV18]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table:formula="of:=LEFT([.BA18];LEN([.BA18])-3)" office:value-type="string" office:string-value="42" calcext:value-type="string">
            <text:p>42</text:p>
          </table:table-cell>
          <table:table-cell office:value-type="string" calcext:value-type="string">
            <text:p>14/20</text:p>
          </table:table-cell>
          <table:table-cell table:formula="of:=LEFT([.BC18];LEN([.BC18])-3)" office:value-type="string" office:string-value="14" calcext:value-type="string">
            <text:p>14</text:p>
          </table:table-cell>
          <table:table-cell office:value-type="string" calcext:value-type="string">
            <text:p>20/30</text:p>
          </table:table-cell>
          <table:table-cell table:formula="of:=LEFT([.BE18];LEN([.BE18])-3)" office:value-type="string" office:string-value="20" calcext:value-type="string">
            <text:p>20</text:p>
          </table:table-cell>
          <table:table-cell office:value-type="string" calcext:value-type="string">
            <text:p>20/45</text:p>
          </table:table-cell>
          <table:table-cell table:formula="of:=LEFT([.BG18];LEN([.BG18])-3)" office:value-type="string" office:string-value="20" calcext:value-type="string">
            <text:p>20</text:p>
          </table:table-cell>
          <table:table-cell table:formula="of:=[.BB18]+[.BD18]+[.BF18]+[.BH18]" office:value-type="float" office:value="96" calcext:value-type="float">
            <text:p>96</text:p>
          </table:table-cell>
          <table:table-cell table:formula="of:=[.BI18]*100/150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0</text:p>
          </table:table-cell>
          <table:table-cell table:formula="of:=LEFT([.BN18];LEN([.BN18])-3)" office:value-type="string" office:string-value="27" calcext:value-type="string">
            <text:p>27</text:p>
          </table:table-cell>
          <table:table-cell office:value-type="string" calcext:value-type="string">
            <text:p>20/25</text:p>
          </table:table-cell>
          <table:table-cell table:formula="of:=LEFT([.BP18];LEN([.BP18])-3)" office:value-type="string" office:string-value="20" calcext:value-type="string">
            <text:p>20</text:p>
          </table:table-cell>
          <table:table-cell office:value-type="string" calcext:value-type="string">
            <text:p>23/25</text:p>
          </table:table-cell>
          <table:table-cell table:formula="of:=LEFT([.BR18];LEN([.BR18])-3)" office:value-type="string" office:string-value="23" calcext:value-type="string">
            <text:p>23</text:p>
          </table:table-cell>
          <table:table-cell table:formula="of:=[.BO18]+[.BQ18]+[.BS18]" office:value-type="float" office:value="70" calcext:value-type="float">
            <text:p>70</text:p>
          </table:table-cell>
          <table:table-cell table:formula="of:=[.BT18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4/75</text:p>
          </table:table-cell>
          <table:table-cell table:formula="of:=LEFT([.BY18];LEN([.BY18])-3)" office:value-type="string" office:string-value="44" calcext:value-type="string">
            <text:p>44</text:p>
          </table:table-cell>
          <table:table-cell office:value-type="string" calcext:value-type="string">
            <text:p>23/25</text:p>
          </table:table-cell>
          <table:table-cell table:formula="of:=LEFT([.CA18];LEN([.CA18])-3)" office:value-type="string" office:string-value="23" calcext:value-type="string">
            <text:p>23</text:p>
          </table:table-cell>
          <table:table-cell table:formula="of:=[.BZ18]+[.CB18]" office:value-type="float" office:value="67" calcext:value-type="float">
            <text:p>67</text:p>
          </table:table-cell>
          <table:table-cell table:formula="of:=[.CC18]" office:value-type="float" office:value="67" calcext:value-type="float">
            <text:p>67</text:p>
          </table:table-cell>
          <table:table-cell table:formula="of:=[.M18]+[.Z18]+[.AK18]+[.AV18]+[.BI18]+[.BT18]+[.CD18]" office:value-type="float" office:value="559" calcext:value-type="float">
            <text:p>559</text:p>
          </table:table-cell>
          <table:table-cell table:formula="of:=[.CE18]/850*100" office:value-type="float" office:value="65.7647058823529" calcext:value-type="float">
            <text:p>65.7647058824</text:p>
          </table:table-cell>
        </table:table-row>
        <table:table-row table:style-name="ro1">
          <table:table-cell office:value-type="string" calcext:value-type="string">
            <text:p>ADIT NEG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5</text:p>
          </table:table-cell>
          <table:table-cell table:style-name="ce1" table:formula="of:=LEFT([.E19];LEN([.E19])-3)" office:value-type="string" office:string-value="36" calcext:value-type="string">
            <text:p>36</text:p>
          </table:table-cell>
          <table:table-cell office:value-type="string" calcext:value-type="string">
            <text:p>19/20</text:p>
          </table:table-cell>
          <table:table-cell table:formula="of:=LEFT([.G19];LEN([.G19])-3)" office:value-type="string" office:string-value="19" calcext:value-type="string">
            <text:p>19</text:p>
          </table:table-cell>
          <table:table-cell office:value-type="string" calcext:value-type="string">
            <text:p>24/30</text:p>
          </table:table-cell>
          <table:table-cell table:formula="of:=LEFT([.I19];LEN([.I19])-3)" office:value-type="string" office:string-value="24" calcext:value-type="string">
            <text:p>24</text:p>
          </table:table-cell>
          <table:table-cell office:value-type="string" calcext:value-type="string">
            <text:p>24/45</text:p>
          </table:table-cell>
          <table:table-cell table:formula="of:=LEFT([.K19];LEN([.K19])-3)" office:value-type="string" office:string-value="24" calcext:value-type="string">
            <text:p>24</text:p>
          </table:table-cell>
          <table:table-cell table:formula="of:=([.F19]+[.H19]+[.J19]+[.L19])" office:value-type="float" office:value="103" calcext:value-type="float">
            <text:p>103</text:p>
          </table:table-cell>
          <table:table-cell table:formula="of:=[.M19]*100/150" office:value-type="float" office:value="68.6666666666667" calcext:value-type="float">
            <text:p>68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formula="of:=LEFT([.R19];LEN([.R19])-3)" office:value-type="string" office:string-value="31" calcext:value-type="string">
            <text:p>31</text:p>
          </table:table-cell>
          <table:table-cell office:value-type="string" calcext:value-type="string">
            <text:p>17/20</text:p>
          </table:table-cell>
          <table:table-cell table:formula="of:=LEFT([.T19];LEN([.T19])-3)" office:value-type="string" office:string-value="17" calcext:value-type="string">
            <text:p>17</text:p>
          </table:table-cell>
          <table:table-cell office:value-type="string" calcext:value-type="string">
            <text:p>22/30</text:p>
          </table:table-cell>
          <table:table-cell table:formula="of:=LEFT([.V19];LEN([.V19])-3)" office:value-type="string" office:string-value="22" calcext:value-type="string">
            <text:p>22</text:p>
          </table:table-cell>
          <table:table-cell office:value-type="string" calcext:value-type="string">
            <text:p>44/45</text:p>
          </table:table-cell>
          <table:table-cell table:formula="of:=LEFT([.X19];LEN([.X19])-3)" office:value-type="string" office:string-value="44" calcext:value-type="string">
            <text:p>44</text:p>
          </table:table-cell>
          <table:table-cell table:formula="of:=([.S19]+[.U19]+[.W19]+[.Y19])" office:value-type="float" office:value="114" calcext:value-type="float">
            <text:p>114</text:p>
          </table:table-cell>
          <table:table-cell table:formula="of:=[.Z19]*100/150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table:formula="of:=LEFT([.AE19];LEN([.AE19])-3)" office:value-type="string" office:string-value="38" calcext:value-type="string">
            <text:p>38</text:p>
          </table:table-cell>
          <table:table-cell office:value-type="string" calcext:value-type="string">
            <text:p>18/25</text:p>
          </table:table-cell>
          <table:table-cell table:formula="of:=LEFT([.AG19];LEN([.AG19])-3)" office:value-type="string" office:string-value="18" calcext:value-type="string">
            <text:p>18</text:p>
          </table:table-cell>
          <table:table-cell office:value-type="string" calcext:value-type="string">
            <text:p>20/25</text:p>
          </table:table-cell>
          <table:table-cell table:formula="of:=LEFT([.AI19];LEN([.AI19])-3)" office:value-type="string" office:string-value="20" calcext:value-type="string">
            <text:p>20</text:p>
          </table:table-cell>
          <table:table-cell table:formula="of:=[.AF19]+[.AH19]+[.AJ19]" office:value-type="float" office:value="76" calcext:value-type="float">
            <text:p>76</text:p>
          </table:table-cell>
          <table:table-cell table:formula="of:=[.AK19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19];LEN([.AP19])-3)" office:value-type="string" office:string-value="22" calcext:value-type="string">
            <text:p>22</text:p>
          </table:table-cell>
          <table:table-cell office:value-type="string" calcext:value-type="string">
            <text:p>20/25</text:p>
          </table:table-cell>
          <table:table-cell table:formula="of:=LEFT([.AR19];LEN([.AR19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AT19];LEN([.AT19])-3)" office:value-type="string" office:string-value="22" calcext:value-type="string">
            <text:p>22</text:p>
          </table:table-cell>
          <table:table-cell table:formula="of:=[.AQ19]+[.AS19]+[.AU19]" office:value-type="float" office:value="64" calcext:value-type="float">
            <text:p>64</text:p>
          </table:table-cell>
          <table:table-cell table:formula="of:=[.AV19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19];LEN([.BA19])-3)" office:value-type="string" office:string-value="22" calcext:value-type="string">
            <text:p>22</text:p>
          </table:table-cell>
          <table:table-cell office:value-type="string" calcext:value-type="string">
            <text:p>14/20</text:p>
          </table:table-cell>
          <table:table-cell table:formula="of:=LEFT([.BC19];LEN([.BC19])-3)" office:value-type="string" office:string-value="14" calcext:value-type="string">
            <text:p>14</text:p>
          </table:table-cell>
          <table:table-cell office:value-type="string" calcext:value-type="string">
            <text:p>12/30</text:p>
          </table:table-cell>
          <table:table-cell table:formula="of:=LEFT([.BE19];LEN([.BE19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BG19];LEN([.BG19])-3)" office:value-type="string" office:string-value="18" calcext:value-type="string">
            <text:p>18</text:p>
          </table:table-cell>
          <table:table-cell table:formula="of:=[.BB19]+[.BD19]+[.BF19]+[.BH19]" office:value-type="float" office:value="66" calcext:value-type="float">
            <text:p>66</text:p>
          </table:table-cell>
          <table:table-cell table:formula="of:=[.BI19]*100/150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BN19];LEN([.BN19])-3)" office:value-type="string" office:string-value="30" calcext:value-type="string">
            <text:p>30</text:p>
          </table:table-cell>
          <table:table-cell office:value-type="string" calcext:value-type="string">
            <text:p>17/25</text:p>
          </table:table-cell>
          <table:table-cell table:formula="of:=LEFT([.BP19];LEN([.BP19])-3)" office:value-type="string" office:string-value="17" calcext:value-type="string">
            <text:p>17</text:p>
          </table:table-cell>
          <table:table-cell office:value-type="string" calcext:value-type="string">
            <text:p>22/25</text:p>
          </table:table-cell>
          <table:table-cell table:formula="of:=LEFT([.BR19];LEN([.BR19])-3)" office:value-type="string" office:string-value="22" calcext:value-type="string">
            <text:p>22</text:p>
          </table:table-cell>
          <table:table-cell table:formula="of:=[.BO19]+[.BQ19]+[.BS19]" office:value-type="float" office:value="69" calcext:value-type="float">
            <text:p>69</text:p>
          </table:table-cell>
          <table:table-cell table:formula="of:=[.BT19]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2/75</text:p>
          </table:table-cell>
          <table:table-cell table:formula="of:=LEFT([.BY19];LEN([.BY19])-3)" office:value-type="string" office:string-value="52" calcext:value-type="string">
            <text:p>52</text:p>
          </table:table-cell>
          <table:table-cell office:value-type="string" calcext:value-type="string">
            <text:p>12/25</text:p>
          </table:table-cell>
          <table:table-cell table:formula="of:=LEFT([.CA19];LEN([.CA19])-3)" office:value-type="string" office:string-value="12" calcext:value-type="string">
            <text:p>12</text:p>
          </table:table-cell>
          <table:table-cell table:formula="of:=[.BZ19]+[.CB19]" office:value-type="float" office:value="64" calcext:value-type="float">
            <text:p>64</text:p>
          </table:table-cell>
          <table:table-cell table:formula="of:=[.CC19]" office:value-type="float" office:value="64" calcext:value-type="float">
            <text:p>64</text:p>
          </table:table-cell>
          <table:table-cell table:formula="of:=[.M19]+[.Z19]+[.AK19]+[.AV19]+[.BI19]+[.BT19]+[.CD19]" office:value-type="float" office:value="556" calcext:value-type="float">
            <text:p>556</text:p>
          </table:table-cell>
          <table:table-cell table:formula="of:=[.CE19]/850*100" office:value-type="float" office:value="65.4117647058824" calcext:value-type="float">
            <text:p>65.4117647059</text:p>
          </table:table-cell>
        </table:table-row>
        <table:table-row table:style-name="ro1">
          <table:table-cell office:value-type="string" calcext:value-type="string">
            <text:p>AASTHA SHRUT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55</text:p>
          </table:table-cell>
          <table:table-cell table:style-name="ce1" table:formula="of:=LEFT([.E20];LEN([.E20])-3)" office:value-type="string" office:string-value="46" calcext:value-type="string">
            <text:p>46</text:p>
          </table:table-cell>
          <table:table-cell office:value-type="string" calcext:value-type="string">
            <text:p>17/20</text:p>
          </table:table-cell>
          <table:table-cell table:formula="of:=LEFT([.G20];LEN([.G20])-3)" office:value-type="string" office:string-value="17" calcext:value-type="string">
            <text:p>17</text:p>
          </table:table-cell>
          <table:table-cell office:value-type="string" calcext:value-type="string">
            <text:p>21/30</text:p>
          </table:table-cell>
          <table:table-cell table:formula="of:=LEFT([.I20];LEN([.I20])-3)" office:value-type="string" office:string-value="21" calcext:value-type="string">
            <text:p>21</text:p>
          </table:table-cell>
          <table:table-cell office:value-type="string" calcext:value-type="string">
            <text:p>26/45</text:p>
          </table:table-cell>
          <table:table-cell table:formula="of:=LEFT([.K20];LEN([.K20])-3)" office:value-type="string" office:string-value="26" calcext:value-type="string">
            <text:p>26</text:p>
          </table:table-cell>
          <table:table-cell table:formula="of:=([.F20]+[.H20]+[.J20]+[.L20])" office:value-type="float" office:value="110" calcext:value-type="float">
            <text:p>110</text:p>
          </table:table-cell>
          <table:table-cell table:formula="of:=[.M20]*100/150" office:value-type="float" office:value="73.3333333333333" calcext:value-type="float">
            <text:p>7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4/55</text:p>
          </table:table-cell>
          <table:table-cell table:formula="of:=LEFT([.R20];LEN([.R20])-3)" office:value-type="string" office:string-value="44" calcext:value-type="string">
            <text:p>44</text:p>
          </table:table-cell>
          <table:table-cell office:value-type="string" calcext:value-type="string">
            <text:p>19/20</text:p>
          </table:table-cell>
          <table:table-cell table:formula="of:=LEFT([.T20];LEN([.T20])-3)" office:value-type="string" office:string-value="19" calcext:value-type="string">
            <text:p>19</text:p>
          </table:table-cell>
          <table:table-cell office:value-type="string" calcext:value-type="string">
            <text:p>20/30</text:p>
          </table:table-cell>
          <table:table-cell table:formula="of:=LEFT([.V20];LEN([.V20])-3)" office:value-type="string" office:string-value="20" calcext:value-type="string">
            <text:p>20</text:p>
          </table:table-cell>
          <table:table-cell office:value-type="string" calcext:value-type="string">
            <text:p>31/45</text:p>
          </table:table-cell>
          <table:table-cell table:formula="of:=LEFT([.X20];LEN([.X20])-3)" office:value-type="string" office:string-value="31" calcext:value-type="string">
            <text:p>31</text:p>
          </table:table-cell>
          <table:table-cell table:formula="of:=([.S20]+[.U20]+[.W20]+[.Y20])" office:value-type="float" office:value="114" calcext:value-type="float">
            <text:p>114</text:p>
          </table:table-cell>
          <table:table-cell table:formula="of:=[.Z20]*100/150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0</text:p>
          </table:table-cell>
          <table:table-cell table:formula="of:=LEFT([.AE20];LEN([.AE20])-3)" office:value-type="string" office:string-value="28" calcext:value-type="string">
            <text:p>28</text:p>
          </table:table-cell>
          <table:table-cell office:value-type="string" calcext:value-type="string">
            <text:p>16/25</text:p>
          </table:table-cell>
          <table:table-cell table:formula="of:=LEFT([.AG20];LEN([.AG20])-3)" office:value-type="string" office:string-value="16" calcext:value-type="string">
            <text:p>16</text:p>
          </table:table-cell>
          <table:table-cell office:value-type="string" calcext:value-type="string">
            <text:p>10/25</text:p>
          </table:table-cell>
          <table:table-cell table:formula="of:=LEFT([.AI20];LEN([.AI20])-3)" office:value-type="string" office:string-value="10" calcext:value-type="string">
            <text:p>10</text:p>
          </table:table-cell>
          <table:table-cell table:formula="of:=[.AF20]+[.AH20]+[.AJ20]" office:value-type="float" office:value="54" calcext:value-type="float">
            <text:p>54</text:p>
          </table:table-cell>
          <table:table-cell table:formula="of:=[.AK20]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P20];LEN([.AP20])-3)" office:value-type="string" office:string-value="23" calcext:value-type="string">
            <text:p>23</text:p>
          </table:table-cell>
          <table:table-cell office:value-type="string" calcext:value-type="string">
            <text:p>18/25</text:p>
          </table:table-cell>
          <table:table-cell table:formula="of:=LEFT([.AR20];LEN([.AR20])-3)" office:value-type="string" office:string-value="18" calcext:value-type="string">
            <text:p>18</text:p>
          </table:table-cell>
          <table:table-cell office:value-type="string" calcext:value-type="string">
            <text:p>15/25</text:p>
          </table:table-cell>
          <table:table-cell table:formula="of:=LEFT([.AT20];LEN([.AT20])-3)" office:value-type="string" office:string-value="15" calcext:value-type="string">
            <text:p>15</text:p>
          </table:table-cell>
          <table:table-cell table:formula="of:=[.AQ20]+[.AS20]+[.AU20]" office:value-type="float" office:value="56" calcext:value-type="float">
            <text:p>56</text:p>
          </table:table-cell>
          <table:table-cell table:formula="of:=[.AV2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table:formula="of:=LEFT([.BA20];LEN([.BA20])-3)" office:value-type="string" office:string-value="40" calcext:value-type="string">
            <text:p>40</text:p>
          </table:table-cell>
          <table:table-cell office:value-type="string" calcext:value-type="string">
            <text:p>14/20</text:p>
          </table:table-cell>
          <table:table-cell table:formula="of:=LEFT([.BC20];LEN([.BC20])-3)" office:value-type="string" office:string-value="14" calcext:value-type="string">
            <text:p>14</text:p>
          </table:table-cell>
          <table:table-cell office:value-type="string" calcext:value-type="string">
            <text:p>14/30</text:p>
          </table:table-cell>
          <table:table-cell table:formula="of:=LEFT([.BE20];LEN([.BE20])-3)" office:value-type="string" office:string-value="14" calcext:value-type="string">
            <text:p>14</text:p>
          </table:table-cell>
          <table:table-cell office:value-type="string" calcext:value-type="string">
            <text:p>22/45</text:p>
          </table:table-cell>
          <table:table-cell table:formula="of:=LEFT([.BG20];LEN([.BG20])-3)" office:value-type="string" office:string-value="22" calcext:value-type="string">
            <text:p>22</text:p>
          </table:table-cell>
          <table:table-cell table:formula="of:=[.BB20]+[.BD20]+[.BF20]+[.BH20]" office:value-type="float" office:value="90" calcext:value-type="float">
            <text:p>90</text:p>
          </table:table-cell>
          <table:table-cell table:formula="of:=[.BI20]*100/15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BN20];LEN([.BN20])-3)" office:value-type="string" office:string-value="35" calcext:value-type="string">
            <text:p>35</text:p>
          </table:table-cell>
          <table:table-cell office:value-type="string" calcext:value-type="string">
            <text:p>15/25</text:p>
          </table:table-cell>
          <table:table-cell table:formula="of:=LEFT([.BP20];LEN([.BP20])-3)" office:value-type="string" office:string-value="15" calcext:value-type="string">
            <text:p>15</text:p>
          </table:table-cell>
          <table:table-cell office:value-type="string" calcext:value-type="string">
            <text:p>17/25</text:p>
          </table:table-cell>
          <table:table-cell table:formula="of:=LEFT([.BR20];LEN([.BR20])-3)" office:value-type="string" office:string-value="17" calcext:value-type="string">
            <text:p>17</text:p>
          </table:table-cell>
          <table:table-cell table:formula="of:=[.BO20]+[.BQ20]+[.BS20]" office:value-type="float" office:value="67" calcext:value-type="float">
            <text:p>67</text:p>
          </table:table-cell>
          <table:table-cell table:formula="of:=[.BT20]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7/75</text:p>
          </table:table-cell>
          <table:table-cell table:formula="of:=LEFT([.BY20];LEN([.BY20])-3)" office:value-type="string" office:string-value="47" calcext:value-type="string">
            <text:p>47</text:p>
          </table:table-cell>
          <table:table-cell office:value-type="string" calcext:value-type="string">
            <text:p>17/25</text:p>
          </table:table-cell>
          <table:table-cell table:formula="of:=LEFT([.CA20];LEN([.CA20])-3)" office:value-type="string" office:string-value="17" calcext:value-type="string">
            <text:p>17</text:p>
          </table:table-cell>
          <table:table-cell table:formula="of:=[.BZ20]+[.CB20]" office:value-type="float" office:value="64" calcext:value-type="float">
            <text:p>64</text:p>
          </table:table-cell>
          <table:table-cell table:formula="of:=[.CC20]" office:value-type="float" office:value="64" calcext:value-type="float">
            <text:p>64</text:p>
          </table:table-cell>
          <table:table-cell table:formula="of:=[.M20]+[.Z20]+[.AK20]+[.AV20]+[.BI20]+[.BT20]+[.CD20]" office:value-type="float" office:value="555" calcext:value-type="float">
            <text:p>555</text:p>
          </table:table-cell>
          <table:table-cell table:formula="of:=[.CE20]/850*100" office:value-type="float" office:value="65.2941176470588" calcext:value-type="float">
            <text:p>65.2941176471</text:p>
          </table:table-cell>
        </table:table-row>
        <table:table-row table:style-name="ro1">
          <table:table-cell office:value-type="string" calcext:value-type="string">
            <text:p>DEVANSH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5</text:p>
          </table:table-cell>
          <table:table-cell table:style-name="ce1" table:formula="of:=LEFT([.E21];LEN([.E21])-3)" office:value-type="string" office:string-value="39" calcext:value-type="string">
            <text:p>39</text:p>
          </table:table-cell>
          <table:table-cell office:value-type="string" calcext:value-type="string">
            <text:p>15/20</text:p>
          </table:table-cell>
          <table:table-cell table:formula="of:=LEFT([.G21];LEN([.G21])-3)" office:value-type="string" office:string-value="15" calcext:value-type="string">
            <text:p>15</text:p>
          </table:table-cell>
          <table:table-cell office:value-type="string" calcext:value-type="string">
            <text:p>24/30</text:p>
          </table:table-cell>
          <table:table-cell table:formula="of:=LEFT([.I21];LEN([.I21])-3)" office:value-type="string" office:string-value="24" calcext:value-type="string">
            <text:p>24</text:p>
          </table:table-cell>
          <table:table-cell office:value-type="string" calcext:value-type="string">
            <text:p>30/45</text:p>
          </table:table-cell>
          <table:table-cell table:formula="of:=LEFT([.K21];LEN([.K21])-3)" office:value-type="string" office:string-value="30" calcext:value-type="string">
            <text:p>30</text:p>
          </table:table-cell>
          <table:table-cell table:formula="of:=([.F21]+[.H21]+[.J21]+[.L21])" office:value-type="float" office:value="108" calcext:value-type="float">
            <text:p>108</text:p>
          </table:table-cell>
          <table:table-cell table:formula="of:=[.M21]*100/150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55</text:p>
          </table:table-cell>
          <table:table-cell table:formula="of:=LEFT([.R21];LEN([.R21])-3)" office:value-type="string" office:string-value="42" calcext:value-type="string">
            <text:p>42</text:p>
          </table:table-cell>
          <table:table-cell office:value-type="string" calcext:value-type="string">
            <text:p>16/20</text:p>
          </table:table-cell>
          <table:table-cell table:formula="of:=LEFT([.T21];LEN([.T21])-3)" office:value-type="string" office:string-value="16" calcext:value-type="string">
            <text:p>16</text:p>
          </table:table-cell>
          <table:table-cell office:value-type="string" calcext:value-type="string">
            <text:p>22/30</text:p>
          </table:table-cell>
          <table:table-cell table:formula="of:=LEFT([.V21];LEN([.V21])-3)" office:value-type="string" office:string-value="22" calcext:value-type="string">
            <text:p>22</text:p>
          </table:table-cell>
          <table:table-cell office:value-type="string" calcext:value-type="string">
            <text:p>39/45</text:p>
          </table:table-cell>
          <table:table-cell table:formula="of:=LEFT([.X21];LEN([.X21])-3)" office:value-type="string" office:string-value="39" calcext:value-type="string">
            <text:p>39</text:p>
          </table:table-cell>
          <table:table-cell table:formula="of:=([.S21]+[.U21]+[.W21]+[.Y21])" office:value-type="float" office:value="119" calcext:value-type="float">
            <text:p>119</text:p>
          </table:table-cell>
          <table:table-cell table:formula="of:=[.Z21]*100/150" office:value-type="float" office:value="79.3333333333333" calcext:value-type="float">
            <text:p>79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/50</text:p>
          </table:table-cell>
          <table:table-cell table:formula="of:=LEFT([.AE21];LEN([.AE21])-3)" office:value-type="string" office:string-value="11" calcext:value-type="string">
            <text:p>11</text:p>
          </table:table-cell>
          <table:table-cell office:value-type="string" calcext:value-type="string">
            <text:p>8/25</text:p>
          </table:table-cell>
          <table:table-cell table:formula="of:=LEFT([.AG21];LEN([.AG21])-3)" office:value-type="string" office:string-value="8" calcext:value-type="string">
            <text:p>8</text:p>
          </table:table-cell>
          <table:table-cell office:value-type="string" calcext:value-type="string">
            <text:p>6/25</text:p>
          </table:table-cell>
          <table:table-cell table:formula="of:=LEFT([.AI21];LEN([.AI21])-3)" office:value-type="string" office:string-value="6" calcext:value-type="string">
            <text:p>6</text:p>
          </table:table-cell>
          <table:table-cell table:formula="of:=[.AF21]+[.AH21]+[.AJ21]" office:value-type="float" office:value="25" calcext:value-type="float">
            <text:p>25</text:p>
          </table:table-cell>
          <table:table-cell table:formula="of:=[.AK21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21];LEN([.AP21])-3)" office:value-type="string" office:string-value="22" calcext:value-type="string">
            <text:p>22</text:p>
          </table:table-cell>
          <table:table-cell office:value-type="string" calcext:value-type="string">
            <text:p>18/25</text:p>
          </table:table-cell>
          <table:table-cell table:formula="of:=LEFT([.AR21];LEN([.AR21])-3)" office:value-type="string" office:string-value="18" calcext:value-type="string">
            <text:p>18</text:p>
          </table:table-cell>
          <table:table-cell office:value-type="string" calcext:value-type="string">
            <text:p>15/25</text:p>
          </table:table-cell>
          <table:table-cell table:formula="of:=LEFT([.AT21];LEN([.AT21])-3)" office:value-type="string" office:string-value="15" calcext:value-type="string">
            <text:p>15</text:p>
          </table:table-cell>
          <table:table-cell table:formula="of:=[.AQ21]+[.AS21]+[.AU21]" office:value-type="float" office:value="55" calcext:value-type="float">
            <text:p>55</text:p>
          </table:table-cell>
          <table:table-cell table:formula="of:=[.AV2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table:formula="of:=LEFT([.BA21];LEN([.BA21])-3)" office:value-type="string" office:string-value="35" calcext:value-type="string">
            <text:p>35</text:p>
          </table:table-cell>
          <table:table-cell office:value-type="string" calcext:value-type="string">
            <text:p>14/20</text:p>
          </table:table-cell>
          <table:table-cell table:formula="of:=LEFT([.BC21];LEN([.BC21])-3)" office:value-type="string" office:string-value="14" calcext:value-type="string">
            <text:p>14</text:p>
          </table:table-cell>
          <table:table-cell office:value-type="string" calcext:value-type="string">
            <text:p>16/30</text:p>
          </table:table-cell>
          <table:table-cell table:formula="of:=LEFT([.BE21];LEN([.BE21])-3)" office:value-type="string" office:string-value="16" calcext:value-type="string">
            <text:p>16</text:p>
          </table:table-cell>
          <table:table-cell office:value-type="string" calcext:value-type="string">
            <text:p>26/45</text:p>
          </table:table-cell>
          <table:table-cell table:formula="of:=LEFT([.BG21];LEN([.BG21])-3)" office:value-type="string" office:string-value="26" calcext:value-type="string">
            <text:p>26</text:p>
          </table:table-cell>
          <table:table-cell table:formula="of:=[.BB21]+[.BD21]+[.BF21]+[.BH21]" office:value-type="float" office:value="91" calcext:value-type="float">
            <text:p>91</text:p>
          </table:table-cell>
          <table:table-cell table:formula="of:=[.BI21]*100/150" office:value-type="float" office:value="60.6666666666667" calcext:value-type="float">
            <text:p>60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table:formula="of:=LEFT([.BN21];LEN([.BN21])-3)" office:value-type="string" office:string-value="36" calcext:value-type="string">
            <text:p>36</text:p>
          </table:table-cell>
          <table:table-cell office:value-type="string" calcext:value-type="string">
            <text:p>21/25</text:p>
          </table:table-cell>
          <table:table-cell table:formula="of:=LEFT([.BP21];LEN([.BP21])-3)" office:value-type="string" office:string-value="21" calcext:value-type="string">
            <text:p>21</text:p>
          </table:table-cell>
          <table:table-cell office:value-type="string" calcext:value-type="string">
            <text:p>23/25</text:p>
          </table:table-cell>
          <table:table-cell table:formula="of:=LEFT([.BR21];LEN([.BR21])-3)" office:value-type="string" office:string-value="23" calcext:value-type="string">
            <text:p>23</text:p>
          </table:table-cell>
          <table:table-cell table:formula="of:=[.BO21]+[.BQ21]+[.BS21]" office:value-type="float" office:value="80" calcext:value-type="float">
            <text:p>80</text:p>
          </table:table-cell>
          <table:table-cell table:formula="of:=[.BT21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1/75</text:p>
          </table:table-cell>
          <table:table-cell table:formula="of:=LEFT([.BY21];LEN([.BY21])-3)" office:value-type="string" office:string-value="51" calcext:value-type="string">
            <text:p>51</text:p>
          </table:table-cell>
          <table:table-cell office:value-type="string" calcext:value-type="string">
            <text:p>17/25</text:p>
          </table:table-cell>
          <table:table-cell table:formula="of:=LEFT([.CA21];LEN([.CA21])-3)" office:value-type="string" office:string-value="17" calcext:value-type="string">
            <text:p>17</text:p>
          </table:table-cell>
          <table:table-cell table:formula="of:=[.BZ21]+[.CB21]" office:value-type="float" office:value="68" calcext:value-type="float">
            <text:p>68</text:p>
          </table:table-cell>
          <table:table-cell table:formula="of:=[.CC21]" office:value-type="float" office:value="68" calcext:value-type="float">
            <text:p>68</text:p>
          </table:table-cell>
          <table:table-cell table:formula="of:=[.M21]+[.Z21]+[.AK21]+[.AV21]+[.BI21]+[.BT21]+[.CD21]" office:value-type="float" office:value="546" calcext:value-type="float">
            <text:p>546</text:p>
          </table:table-cell>
          <table:table-cell table:formula="of:=[.CE21]/850*100" office:value-type="float" office:value="64.2352941176471" calcext:value-type="float">
            <text:p>64.2352941176</text:p>
          </table:table-cell>
        </table:table-row>
        <table:table-row table:style-name="ro1">
          <table:table-cell office:value-type="string" calcext:value-type="string">
            <text:p>ANKIT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table:style-name="ce1" table:formula="of:=LEFT([.E22];LEN([.E22])-3)" office:value-type="string" office:string-value="40" calcext:value-type="string">
            <text:p>40</text:p>
          </table:table-cell>
          <table:table-cell office:value-type="string" calcext:value-type="string">
            <text:p>20/20</text:p>
          </table:table-cell>
          <table:table-cell table:formula="of:=LEFT([.G22];LEN([.G22])-3)" office:value-type="string" office:string-value="20" calcext:value-type="string">
            <text:p>20</text:p>
          </table:table-cell>
          <table:table-cell office:value-type="string" calcext:value-type="string">
            <text:p>28/30</text:p>
          </table:table-cell>
          <table:table-cell table:formula="of:=LEFT([.I22];LEN([.I22])-3)" office:value-type="string" office:string-value="28" calcext:value-type="string">
            <text:p>28</text:p>
          </table:table-cell>
          <table:table-cell office:value-type="string" calcext:value-type="string">
            <text:p>40/45</text:p>
          </table:table-cell>
          <table:table-cell table:formula="of:=LEFT([.K22];LEN([.K22])-3)" office:value-type="string" office:string-value="40" calcext:value-type="string">
            <text:p>40</text:p>
          </table:table-cell>
          <table:table-cell table:formula="of:=([.F22]+[.H22]+[.J22]+[.L22])" office:value-type="float" office:value="128" calcext:value-type="float">
            <text:p>128</text:p>
          </table:table-cell>
          <table:table-cell table:formula="of:=[.M22]*100/150" office:value-type="float" office:value="85.3333333333333" calcext:value-type="float">
            <text:p>85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table:formula="of:=LEFT([.R22];LEN([.R22])-3)" office:value-type="string" office:string-value="29" calcext:value-type="string">
            <text:p>29</text:p>
          </table:table-cell>
          <table:table-cell office:value-type="string" calcext:value-type="string">
            <text:p>15/20</text:p>
          </table:table-cell>
          <table:table-cell table:formula="of:=LEFT([.T22];LEN([.T22])-3)" office:value-type="string" office:string-value="15" calcext:value-type="string">
            <text:p>15</text:p>
          </table:table-cell>
          <table:table-cell office:value-type="string" calcext:value-type="string">
            <text:p>20/30</text:p>
          </table:table-cell>
          <table:table-cell table:formula="of:=LEFT([.V22];LEN([.V22])-3)" office:value-type="string" office:string-value="20" calcext:value-type="string">
            <text:p>20</text:p>
          </table:table-cell>
          <table:table-cell office:value-type="string" calcext:value-type="string">
            <text:p>44/45</text:p>
          </table:table-cell>
          <table:table-cell table:formula="of:=LEFT([.X22];LEN([.X22])-3)" office:value-type="string" office:string-value="44" calcext:value-type="string">
            <text:p>44</text:p>
          </table:table-cell>
          <table:table-cell table:formula="of:=([.S22]+[.U22]+[.W22]+[.Y22])" office:value-type="float" office:value="108" calcext:value-type="float">
            <text:p>108</text:p>
          </table:table-cell>
          <table:table-cell table:formula="of:=[.Z22]*100/150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AE22];LEN([.AE22])-3)" office:value-type="string" office:string-value="23" calcext:value-type="string">
            <text:p>23</text:p>
          </table:table-cell>
          <table:table-cell office:value-type="string" calcext:value-type="string">
            <text:p>11/25</text:p>
          </table:table-cell>
          <table:table-cell table:formula="of:=LEFT([.AG22];LEN([.AG22])-3)" office:value-type="string" office:string-value="11" calcext:value-type="string">
            <text:p>11</text:p>
          </table:table-cell>
          <table:table-cell office:value-type="string" calcext:value-type="string">
            <text:p>6/25</text:p>
          </table:table-cell>
          <table:table-cell table:formula="of:=LEFT([.AI22];LEN([.AI22])-3)" office:value-type="string" office:string-value="6" calcext:value-type="string">
            <text:p>6</text:p>
          </table:table-cell>
          <table:table-cell table:formula="of:=[.AF22]+[.AH22]+[.AJ22]" office:value-type="float" office:value="40" calcext:value-type="float">
            <text:p>40</text:p>
          </table:table-cell>
          <table:table-cell table:formula="of:=[.AK22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P22];LEN([.AP22])-3)" office:value-type="string" office:string-value="24" calcext:value-type="string">
            <text:p>24</text:p>
          </table:table-cell>
          <table:table-cell office:value-type="string" calcext:value-type="string">
            <text:p>18/25</text:p>
          </table:table-cell>
          <table:table-cell table:formula="of:=LEFT([.AR22];LEN([.AR22])-3)" office:value-type="string" office:string-value="18" calcext:value-type="string">
            <text:p>18</text:p>
          </table:table-cell>
          <table:table-cell office:value-type="string" calcext:value-type="string">
            <text:p>17/25</text:p>
          </table:table-cell>
          <table:table-cell table:formula="of:=LEFT([.AT22];LEN([.AT22])-3)" office:value-type="string" office:string-value="17" calcext:value-type="string">
            <text:p>17</text:p>
          </table:table-cell>
          <table:table-cell table:formula="of:=[.AQ22]+[.AS22]+[.AU22]" office:value-type="float" office:value="59" calcext:value-type="float">
            <text:p>59</text:p>
          </table:table-cell>
          <table:table-cell table:formula="of:=[.AV22]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22];LEN([.BA22])-3)" office:value-type="string" office:string-value="22" calcext:value-type="string">
            <text:p>22</text:p>
          </table:table-cell>
          <table:table-cell office:value-type="string" calcext:value-type="string">
            <text:p>17/20</text:p>
          </table:table-cell>
          <table:table-cell table:formula="of:=LEFT([.BC22];LEN([.BC22])-3)" office:value-type="string" office:string-value="17" calcext:value-type="string">
            <text:p>17</text:p>
          </table:table-cell>
          <table:table-cell office:value-type="string" calcext:value-type="string">
            <text:p>18/30</text:p>
          </table:table-cell>
          <table:table-cell table:formula="of:=LEFT([.BE22];LEN([.BE22])-3)" office:value-type="string" office:string-value="18" calcext:value-type="string">
            <text:p>18</text:p>
          </table:table-cell>
          <table:table-cell office:value-type="string" calcext:value-type="string">
            <text:p>32/45</text:p>
          </table:table-cell>
          <table:table-cell table:formula="of:=LEFT([.BG22];LEN([.BG22])-3)" office:value-type="string" office:string-value="32" calcext:value-type="string">
            <text:p>32</text:p>
          </table:table-cell>
          <table:table-cell table:formula="of:=[.BB22]+[.BD22]+[.BF22]+[.BH22]" office:value-type="float" office:value="89" calcext:value-type="float">
            <text:p>89</text:p>
          </table:table-cell>
          <table:table-cell table:formula="of:=[.BI22]*100/150" office:value-type="float" office:value="59.3333333333333" calcext:value-type="float">
            <text:p>59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table:formula="of:=LEFT([.BN22];LEN([.BN22])-3)" office:value-type="string" office:string-value="29" calcext:value-type="string">
            <text:p>29</text:p>
          </table:table-cell>
          <table:table-cell office:value-type="string" calcext:value-type="string">
            <text:p>20/25</text:p>
          </table:table-cell>
          <table:table-cell table:formula="of:=LEFT([.BP22];LEN([.BP22])-3)" office:value-type="string" office:string-value="20" calcext:value-type="string">
            <text:p>20</text:p>
          </table:table-cell>
          <table:table-cell office:value-type="string" calcext:value-type="string">
            <text:p>21/25</text:p>
          </table:table-cell>
          <table:table-cell table:formula="of:=LEFT([.BR22];LEN([.BR22])-3)" office:value-type="string" office:string-value="21" calcext:value-type="string">
            <text:p>21</text:p>
          </table:table-cell>
          <table:table-cell table:formula="of:=[.BO22]+[.BQ22]+[.BS22]" office:value-type="float" office:value="70" calcext:value-type="float">
            <text:p>70</text:p>
          </table:table-cell>
          <table:table-cell table:formula="of:=[.BT22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75</text:p>
          </table:table-cell>
          <table:table-cell table:formula="of:=LEFT([.BY22];LEN([.BY22])-3)" office:value-type="string" office:string-value="36" calcext:value-type="string">
            <text:p>36</text:p>
          </table:table-cell>
          <table:table-cell office:value-type="string" calcext:value-type="string">
            <text:p>16/25</text:p>
          </table:table-cell>
          <table:table-cell table:formula="of:=LEFT([.CA22];LEN([.CA22])-3)" office:value-type="string" office:string-value="16" calcext:value-type="string">
            <text:p>16</text:p>
          </table:table-cell>
          <table:table-cell table:formula="of:=[.BZ22]+[.CB22]" office:value-type="float" office:value="52" calcext:value-type="float">
            <text:p>52</text:p>
          </table:table-cell>
          <table:table-cell table:formula="of:=[.CC22]" office:value-type="float" office:value="52" calcext:value-type="float">
            <text:p>52</text:p>
          </table:table-cell>
          <table:table-cell table:formula="of:=[.M22]+[.Z22]+[.AK22]+[.AV22]+[.BI22]+[.BT22]+[.CD22]" office:value-type="float" office:value="546" calcext:value-type="float">
            <text:p>546</text:p>
          </table:table-cell>
          <table:table-cell table:formula="of:=[.CE22]/850*100" office:value-type="float" office:value="64.2352941176471" calcext:value-type="float">
            <text:p>64.2352941176</text:p>
          </table:table-cell>
        </table:table-row>
        <table:table-row table:style-name="ro1">
          <table:table-cell office:value-type="string" calcext:value-type="string">
            <text:p>SAHIL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table:style-name="ce1" table:formula="of:=LEFT([.E23];LEN([.E23])-3)" office:value-type="string" office:string-value="35" calcext:value-type="string">
            <text:p>35</text:p>
          </table:table-cell>
          <table:table-cell office:value-type="string" calcext:value-type="string">
            <text:p>10/20</text:p>
          </table:table-cell>
          <table:table-cell table:formula="of:=LEFT([.G23];LEN([.G23])-3)" office:value-type="string" office:string-value="10" calcext:value-type="string">
            <text:p>10</text:p>
          </table:table-cell>
          <table:table-cell office:value-type="string" calcext:value-type="string">
            <text:p>22/30</text:p>
          </table:table-cell>
          <table:table-cell table:formula="of:=LEFT([.I23];LEN([.I23])-3)" office:value-type="string" office:string-value="22" calcext:value-type="string">
            <text:p>22</text:p>
          </table:table-cell>
          <table:table-cell office:value-type="string" calcext:value-type="string">
            <text:p>31/45</text:p>
          </table:table-cell>
          <table:table-cell table:formula="of:=LEFT([.K23];LEN([.K23])-3)" office:value-type="string" office:string-value="31" calcext:value-type="string">
            <text:p>31</text:p>
          </table:table-cell>
          <table:table-cell table:formula="of:=([.F23]+[.H23]+[.J23]+[.L23])" office:value-type="float" office:value="98" calcext:value-type="float">
            <text:p>98</text:p>
          </table:table-cell>
          <table:table-cell table:formula="of:=[.M23]*100/150" office:value-type="float" office:value="65.3333333333333" calcext:value-type="float">
            <text:p>65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formula="of:=LEFT([.R23];LEN([.R23])-3)" office:value-type="string" office:string-value="32" calcext:value-type="string">
            <text:p>32</text:p>
          </table:table-cell>
          <table:table-cell office:value-type="string" calcext:value-type="string">
            <text:p>14/20</text:p>
          </table:table-cell>
          <table:table-cell table:formula="of:=LEFT([.T23];LEN([.T23])-3)" office:value-type="string" office:string-value="14" calcext:value-type="string">
            <text:p>14</text:p>
          </table:table-cell>
          <table:table-cell office:value-type="string" calcext:value-type="string">
            <text:p>23/30</text:p>
          </table:table-cell>
          <table:table-cell table:formula="of:=LEFT([.V23];LEN([.V23])-3)" office:value-type="string" office:string-value="23" calcext:value-type="string">
            <text:p>23</text:p>
          </table:table-cell>
          <table:table-cell office:value-type="string" calcext:value-type="string">
            <text:p>33/45</text:p>
          </table:table-cell>
          <table:table-cell table:formula="of:=LEFT([.X23];LEN([.X23])-3)" office:value-type="string" office:string-value="33" calcext:value-type="string">
            <text:p>33</text:p>
          </table:table-cell>
          <table:table-cell table:formula="of:=([.S23]+[.U23]+[.W23]+[.Y23])" office:value-type="float" office:value="102" calcext:value-type="float">
            <text:p>102</text:p>
          </table:table-cell>
          <table:table-cell table:formula="of:=[.Z23]*100/150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23];LEN([.AE23])-3)" office:value-type="string" office:string-value="20" calcext:value-type="string">
            <text:p>20</text:p>
          </table:table-cell>
          <table:table-cell office:value-type="string" calcext:value-type="string">
            <text:p>19/25</text:p>
          </table:table-cell>
          <table:table-cell table:formula="of:=LEFT([.AG23];LEN([.AG23])-3)" office:value-type="string" office:string-value="19" calcext:value-type="string">
            <text:p>19</text:p>
          </table:table-cell>
          <table:table-cell office:value-type="string" calcext:value-type="string">
            <text:p>10/25</text:p>
          </table:table-cell>
          <table:table-cell table:formula="of:=LEFT([.AI23];LEN([.AI23])-3)" office:value-type="string" office:string-value="10" calcext:value-type="string">
            <text:p>10</text:p>
          </table:table-cell>
          <table:table-cell table:formula="of:=[.AF23]+[.AH23]+[.AJ23]" office:value-type="float" office:value="49" calcext:value-type="float">
            <text:p>49</text:p>
          </table:table-cell>
          <table:table-cell table:formula="of:=[.AK23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formula="of:=LEFT([.AP23];LEN([.AP23])-3)" office:value-type="string" office:string-value="25" calcext:value-type="string">
            <text:p>25</text:p>
          </table:table-cell>
          <table:table-cell office:value-type="string" calcext:value-type="string">
            <text:p>18/25</text:p>
          </table:table-cell>
          <table:table-cell table:formula="of:=LEFT([.AR23];LEN([.AR23])-3)" office:value-type="string" office:string-value="18" calcext:value-type="string">
            <text:p>18</text:p>
          </table:table-cell>
          <table:table-cell office:value-type="string" calcext:value-type="string">
            <text:p>20/25</text:p>
          </table:table-cell>
          <table:table-cell table:formula="of:=LEFT([.AT23];LEN([.AT23])-3)" office:value-type="string" office:string-value="20" calcext:value-type="string">
            <text:p>20</text:p>
          </table:table-cell>
          <table:table-cell table:formula="of:=[.AQ23]+[.AS23]+[.AU23]" office:value-type="float" office:value="63" calcext:value-type="float">
            <text:p>63</text:p>
          </table:table-cell>
          <table:table-cell table:formula="of:=[.AV23]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formula="of:=LEFT([.BA23];LEN([.BA23])-3)" office:value-type="string" office:string-value="32" calcext:value-type="string">
            <text:p>32</text:p>
          </table:table-cell>
          <table:table-cell office:value-type="string" calcext:value-type="string">
            <text:p>16/20</text:p>
          </table:table-cell>
          <table:table-cell table:formula="of:=LEFT([.BC23];LEN([.BC23])-3)" office:value-type="string" office:string-value="16" calcext:value-type="string">
            <text:p>16</text:p>
          </table:table-cell>
          <table:table-cell office:value-type="string" calcext:value-type="string">
            <text:p>16/30</text:p>
          </table:table-cell>
          <table:table-cell table:formula="of:=LEFT([.BE23];LEN([.BE23])-3)" office:value-type="string" office:string-value="16" calcext:value-type="string">
            <text:p>16</text:p>
          </table:table-cell>
          <table:table-cell office:value-type="string" calcext:value-type="string">
            <text:p>26/45</text:p>
          </table:table-cell>
          <table:table-cell table:formula="of:=LEFT([.BG23];LEN([.BG23])-3)" office:value-type="string" office:string-value="26" calcext:value-type="string">
            <text:p>26</text:p>
          </table:table-cell>
          <table:table-cell table:formula="of:=[.BB23]+[.BD23]+[.BF23]+[.BH23]" office:value-type="float" office:value="90" calcext:value-type="float">
            <text:p>90</text:p>
          </table:table-cell>
          <table:table-cell table:formula="of:=[.BI23]*100/15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BN23];LEN([.BN23])-3)" office:value-type="string" office:string-value="35" calcext:value-type="string">
            <text:p>35</text:p>
          </table:table-cell>
          <table:table-cell office:value-type="string" calcext:value-type="string">
            <text:p>21/25</text:p>
          </table:table-cell>
          <table:table-cell table:formula="of:=LEFT([.BP23];LEN([.BP23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23];LEN([.BR23])-3)" office:value-type="string" office:string-value="21" calcext:value-type="string">
            <text:p>21</text:p>
          </table:table-cell>
          <table:table-cell table:formula="of:=[.BO23]+[.BQ23]+[.BS23]" office:value-type="float" office:value="77" calcext:value-type="float">
            <text:p>77</text:p>
          </table:table-cell>
          <table:table-cell table:formula="of:=[.BT23]"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0/75</text:p>
          </table:table-cell>
          <table:table-cell table:formula="of:=LEFT([.BY23];LEN([.BY23])-3)" office:value-type="string" office:string-value="50" calcext:value-type="string">
            <text:p>50</text:p>
          </table:table-cell>
          <table:table-cell office:value-type="string" calcext:value-type="string">
            <text:p>14/25</text:p>
          </table:table-cell>
          <table:table-cell table:formula="of:=LEFT([.CA23];LEN([.CA23])-3)" office:value-type="string" office:string-value="14" calcext:value-type="string">
            <text:p>14</text:p>
          </table:table-cell>
          <table:table-cell table:formula="of:=[.BZ23]+[.CB23]" office:value-type="float" office:value="64" calcext:value-type="float">
            <text:p>64</text:p>
          </table:table-cell>
          <table:table-cell table:formula="of:=[.CC23]" office:value-type="float" office:value="64" calcext:value-type="float">
            <text:p>64</text:p>
          </table:table-cell>
          <table:table-cell table:formula="of:=[.M23]+[.Z23]+[.AK23]+[.AV23]+[.BI23]+[.BT23]+[.CD23]" office:value-type="float" office:value="543" calcext:value-type="float">
            <text:p>543</text:p>
          </table:table-cell>
          <table:table-cell table:formula="of:=[.CE23]/850*100" office:value-type="float" office:value="63.8823529411765" calcext:value-type="float">
            <text:p>63.8823529412</text:p>
          </table:table-cell>
        </table:table-row>
        <table:table-row table:style-name="ro1">
          <table:table-cell office:value-type="string" calcext:value-type="string">
            <text:p>BHANU MITTAL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5</text:p>
          </table:table-cell>
          <table:table-cell table:style-name="ce1" table:formula="of:=LEFT([.E24];LEN([.E24])-3)" office:value-type="string" office:string-value="41" calcext:value-type="string">
            <text:p>41</text:p>
          </table:table-cell>
          <table:table-cell office:value-type="string" calcext:value-type="string">
            <text:p>16/20</text:p>
          </table:table-cell>
          <table:table-cell table:formula="of:=LEFT([.G24];LEN([.G24])-3)" office:value-type="string" office:string-value="16" calcext:value-type="string">
            <text:p>16</text:p>
          </table:table-cell>
          <table:table-cell office:value-type="string" calcext:value-type="string">
            <text:p>21/30</text:p>
          </table:table-cell>
          <table:table-cell table:formula="of:=LEFT([.I24];LEN([.I24])-3)" office:value-type="string" office:string-value="21" calcext:value-type="string">
            <text:p>21</text:p>
          </table:table-cell>
          <table:table-cell office:value-type="string" calcext:value-type="string">
            <text:p>23/45</text:p>
          </table:table-cell>
          <table:table-cell table:formula="of:=LEFT([.K24];LEN([.K24])-3)" office:value-type="string" office:string-value="23" calcext:value-type="string">
            <text:p>23</text:p>
          </table:table-cell>
          <table:table-cell table:formula="of:=([.F24]+[.H24]+[.J24]+[.L24])" office:value-type="float" office:value="101" calcext:value-type="float">
            <text:p>101</text:p>
          </table:table-cell>
          <table:table-cell table:formula="of:=[.M24]*100/150" office:value-type="float" office:value="67.3333333333333" calcext:value-type="float">
            <text:p>67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5/55</text:p>
          </table:table-cell>
          <table:table-cell table:formula="of:=LEFT([.R24];LEN([.R24])-3)" office:value-type="string" office:string-value="55" calcext:value-type="string">
            <text:p>55</text:p>
          </table:table-cell>
          <table:table-cell office:value-type="string" calcext:value-type="string">
            <text:p>19/20</text:p>
          </table:table-cell>
          <table:table-cell table:formula="of:=LEFT([.T24];LEN([.T24])-3)" office:value-type="string" office:string-value="19" calcext:value-type="string">
            <text:p>19</text:p>
          </table:table-cell>
          <table:table-cell office:value-type="string" calcext:value-type="string">
            <text:p>25/30</text:p>
          </table:table-cell>
          <table:table-cell table:formula="of:=LEFT([.V24];LEN([.V24])-3)" office:value-type="string" office:string-value="25" calcext:value-type="string">
            <text:p>25</text:p>
          </table:table-cell>
          <table:table-cell office:value-type="string" calcext:value-type="string">
            <text:p>20/45</text:p>
          </table:table-cell>
          <table:table-cell table:formula="of:=LEFT([.X24];LEN([.X24])-3)" office:value-type="string" office:string-value="20" calcext:value-type="string">
            <text:p>20</text:p>
          </table:table-cell>
          <table:table-cell table:formula="of:=([.S24]+[.U24]+[.W24]+[.Y24])" office:value-type="float" office:value="119" calcext:value-type="float">
            <text:p>119</text:p>
          </table:table-cell>
          <table:table-cell table:formula="of:=[.Z24]*100/150" office:value-type="float" office:value="79.3333333333333" calcext:value-type="float">
            <text:p>79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0</text:p>
          </table:table-cell>
          <table:table-cell table:formula="of:=LEFT([.AE24];LEN([.AE24])-3)" office:value-type="string" office:string-value="27" calcext:value-type="string">
            <text:p>27</text:p>
          </table:table-cell>
          <table:table-cell office:value-type="string" calcext:value-type="string">
            <text:p>14/25</text:p>
          </table:table-cell>
          <table:table-cell table:formula="of:=LEFT([.AG24];LEN([.AG24])-3)" office:value-type="string" office:string-value="14" calcext:value-type="string">
            <text:p>14</text:p>
          </table:table-cell>
          <table:table-cell office:value-type="string" calcext:value-type="string">
            <text:p>17/25</text:p>
          </table:table-cell>
          <table:table-cell table:formula="of:=LEFT([.AI24];LEN([.AI24])-3)" office:value-type="string" office:string-value="17" calcext:value-type="string">
            <text:p>17</text:p>
          </table:table-cell>
          <table:table-cell table:formula="of:=[.AF24]+[.AH24]+[.AJ24]" office:value-type="float" office:value="58" calcext:value-type="float">
            <text:p>58</text:p>
          </table:table-cell>
          <table:table-cell table:formula="of:=[.AK24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9/50</text:p>
          </table:table-cell>
          <table:table-cell table:formula="of:=LEFT([.AP24];LEN([.AP24])-3)" office:value-type="string" office:string-value="39" calcext:value-type="string">
            <text:p>39</text:p>
          </table:table-cell>
          <table:table-cell office:value-type="string" calcext:value-type="string">
            <text:p>10/25</text:p>
          </table:table-cell>
          <table:table-cell table:formula="of:=LEFT([.AR24];LEN([.AR24])-3)" office:value-type="string" office:string-value="10" calcext:value-type="string">
            <text:p>10</text:p>
          </table:table-cell>
          <table:table-cell office:value-type="string" calcext:value-type="string">
            <text:p>15/25</text:p>
          </table:table-cell>
          <table:table-cell table:formula="of:=LEFT([.AT24];LEN([.AT24])-3)" office:value-type="string" office:string-value="15" calcext:value-type="string">
            <text:p>15</text:p>
          </table:table-cell>
          <table:table-cell table:formula="of:=[.AQ24]+[.AS24]+[.AU24]" office:value-type="float" office:value="64" calcext:value-type="float">
            <text:p>64</text:p>
          </table:table-cell>
          <table:table-cell table:formula="of:=[.AV24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table:formula="of:=LEFT([.BA24];LEN([.BA24])-3)" office:value-type="string" office:string-value="38" calcext:value-type="string">
            <text:p>38</text:p>
          </table:table-cell>
          <table:table-cell office:value-type="string" calcext:value-type="string">
            <text:p>8/20</text:p>
          </table:table-cell>
          <table:table-cell table:formula="of:=LEFT([.BC24];LEN([.BC24])-3)" office:value-type="string" office:string-value="8" calcext:value-type="string">
            <text:p>8</text:p>
          </table:table-cell>
          <table:table-cell office:value-type="string" calcext:value-type="string">
            <text:p>0/30</text:p>
          </table:table-cell>
          <table:table-cell table:formula="of:=LEFT([.BE24];LEN([.BE24])-3)" office:value-type="string" office:string-value="0" calcext:value-type="string">
            <text:p>0</text:p>
          </table:table-cell>
          <table:table-cell office:value-type="string" calcext:value-type="string">
            <text:p>8/45</text:p>
          </table:table-cell>
          <table:table-cell table:formula="of:=LEFT([.BG24];LEN([.BG24])-3)" office:value-type="string" office:string-value="8" calcext:value-type="string">
            <text:p>8</text:p>
          </table:table-cell>
          <table:table-cell table:formula="of:=[.BB24]+[.BD24]+[.BF24]+[.BH24]" office:value-type="float" office:value="54" calcext:value-type="float">
            <text:p>54</text:p>
          </table:table-cell>
          <table:table-cell table:formula="of:=[.BI24]*100/150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0</text:p>
          </table:table-cell>
          <table:table-cell table:formula="of:=LEFT([.BN24];LEN([.BN24])-3)" office:value-type="string" office:string-value="35" calcext:value-type="string">
            <text:p>35</text:p>
          </table:table-cell>
          <table:table-cell office:value-type="string" calcext:value-type="string">
            <text:p>15/25</text:p>
          </table:table-cell>
          <table:table-cell table:formula="of:=LEFT([.BP24];LEN([.BP24])-3)" office:value-type="string" office:string-value="15" calcext:value-type="string">
            <text:p>15</text:p>
          </table:table-cell>
          <table:table-cell office:value-type="string" calcext:value-type="string">
            <text:p>17/25</text:p>
          </table:table-cell>
          <table:table-cell table:formula="of:=LEFT([.BR24];LEN([.BR24])-3)" office:value-type="string" office:string-value="17" calcext:value-type="string">
            <text:p>17</text:p>
          </table:table-cell>
          <table:table-cell table:formula="of:=[.BO24]+[.BQ24]+[.BS24]" office:value-type="float" office:value="67" calcext:value-type="float">
            <text:p>67</text:p>
          </table:table-cell>
          <table:table-cell table:formula="of:=[.BT24]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3/75</text:p>
          </table:table-cell>
          <table:table-cell table:formula="of:=LEFT([.BY24];LEN([.BY24])-3)" office:value-type="string" office:string-value="53" calcext:value-type="string">
            <text:p>53</text:p>
          </table:table-cell>
          <table:table-cell office:value-type="string" calcext:value-type="string">
            <text:p>13/25</text:p>
          </table:table-cell>
          <table:table-cell table:formula="of:=LEFT([.CA24];LEN([.CA24])-3)" office:value-type="string" office:string-value="13" calcext:value-type="string">
            <text:p>13</text:p>
          </table:table-cell>
          <table:table-cell table:formula="of:=[.BZ24]+[.CB24]" office:value-type="float" office:value="66" calcext:value-type="float">
            <text:p>66</text:p>
          </table:table-cell>
          <table:table-cell table:formula="of:=[.CC24]" office:value-type="float" office:value="66" calcext:value-type="float">
            <text:p>66</text:p>
          </table:table-cell>
          <table:table-cell table:formula="of:=[.M24]+[.Z24]+[.AK24]+[.AV24]+[.BI24]+[.BT24]+[.CD24]" office:value-type="float" office:value="529" calcext:value-type="float">
            <text:p>529</text:p>
          </table:table-cell>
          <table:table-cell table:formula="of:=[.CE24]/850*100" office:value-type="float" office:value="62.2352941176471" calcext:value-type="float">
            <text:p>62.2352941176</text:p>
          </table:table-cell>
        </table:table-row>
        <table:table-row table:style-name="ro1">
          <table:table-cell office:value-type="string" calcext:value-type="string">
            <text:p>RAJ KUMAR SA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style-name="ce1" table:formula="of:=LEFT([.E25];LEN([.E25])-3)" office:value-type="string" office:string-value="32" calcext:value-type="string">
            <text:p>32</text:p>
          </table:table-cell>
          <table:table-cell office:value-type="string" calcext:value-type="string">
            <text:p>18/20</text:p>
          </table:table-cell>
          <table:table-cell table:formula="of:=LEFT([.G25];LEN([.G25])-3)" office:value-type="string" office:string-value="18" calcext:value-type="string">
            <text:p>18</text:p>
          </table:table-cell>
          <table:table-cell office:value-type="string" calcext:value-type="string">
            <text:p>23/30</text:p>
          </table:table-cell>
          <table:table-cell table:formula="of:=LEFT([.I25];LEN([.I25])-3)" office:value-type="string" office:string-value="23" calcext:value-type="string">
            <text:p>23</text:p>
          </table:table-cell>
          <table:table-cell office:value-type="string" calcext:value-type="string">
            <text:p>35/45</text:p>
          </table:table-cell>
          <table:table-cell table:formula="of:=LEFT([.K25];LEN([.K25])-3)" office:value-type="string" office:string-value="35" calcext:value-type="string">
            <text:p>35</text:p>
          </table:table-cell>
          <table:table-cell table:formula="of:=([.F25]+[.H25]+[.J25]+[.L25])" office:value-type="float" office:value="108" calcext:value-type="float">
            <text:p>108</text:p>
          </table:table-cell>
          <table:table-cell table:formula="of:=[.M25]*100/150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55</text:p>
          </table:table-cell>
          <table:table-cell table:formula="of:=LEFT([.R25];LEN([.R25])-3)" office:value-type="string" office:string-value="10" calcext:value-type="string">
            <text:p>10</text:p>
          </table:table-cell>
          <table:table-cell office:value-type="string" calcext:value-type="string">
            <text:p>20/20</text:p>
          </table:table-cell>
          <table:table-cell table:formula="of:=LEFT([.T25];LEN([.T25])-3)" office:value-type="string" office:string-value="20" calcext:value-type="string">
            <text:p>20</text:p>
          </table:table-cell>
          <table:table-cell office:value-type="string" calcext:value-type="string">
            <text:p>24/30</text:p>
          </table:table-cell>
          <table:table-cell table:formula="of:=LEFT([.V25];LEN([.V25])-3)" office:value-type="string" office:string-value="24" calcext:value-type="string">
            <text:p>24</text:p>
          </table:table-cell>
          <table:table-cell office:value-type="string" calcext:value-type="string">
            <text:p>44/45</text:p>
          </table:table-cell>
          <table:table-cell table:formula="of:=LEFT([.X25];LEN([.X25])-3)" office:value-type="string" office:string-value="44" calcext:value-type="string">
            <text:p>44</text:p>
          </table:table-cell>
          <table:table-cell table:formula="of:=([.S25]+[.U25]+[.W25]+[.Y25])" office:value-type="float" office:value="98" calcext:value-type="float">
            <text:p>98</text:p>
          </table:table-cell>
          <table:table-cell table:formula="of:=[.Z25]*100/150" office:value-type="float" office:value="65.3333333333333" calcext:value-type="float">
            <text:p>65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0</text:p>
          </table:table-cell>
          <table:table-cell table:formula="of:=LEFT([.AE25];LEN([.AE25])-3)" office:value-type="string" office:string-value="12" calcext:value-type="string">
            <text:p>12</text:p>
          </table:table-cell>
          <table:table-cell office:value-type="string" calcext:value-type="string">
            <text:p>13/25</text:p>
          </table:table-cell>
          <table:table-cell table:formula="of:=LEFT([.AG25];LEN([.AG25])-3)" office:value-type="string" office:string-value="13" calcext:value-type="string">
            <text:p>13</text:p>
          </table:table-cell>
          <table:table-cell office:value-type="string" calcext:value-type="string">
            <text:p>18/25</text:p>
          </table:table-cell>
          <table:table-cell table:formula="of:=LEFT([.AI25];LEN([.AI25])-3)" office:value-type="string" office:string-value="18" calcext:value-type="string">
            <text:p>18</text:p>
          </table:table-cell>
          <table:table-cell table:formula="of:=[.AF25]+[.AH25]+[.AJ25]" office:value-type="float" office:value="43" calcext:value-type="float">
            <text:p>43</text:p>
          </table:table-cell>
          <table:table-cell table:formula="of:=[.AK2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25];LEN([.AP25])-3)" office:value-type="string" office:string-value="22" calcext:value-type="string">
            <text:p>22</text:p>
          </table:table-cell>
          <table:table-cell office:value-type="string" calcext:value-type="string">
            <text:p>11/25</text:p>
          </table:table-cell>
          <table:table-cell table:formula="of:=LEFT([.AR25];LEN([.AR25])-3)" office:value-type="string" office:string-value="11" calcext:value-type="string">
            <text:p>11</text:p>
          </table:table-cell>
          <table:table-cell office:value-type="string" calcext:value-type="string">
            <text:p>17/25</text:p>
          </table:table-cell>
          <table:table-cell table:formula="of:=LEFT([.AT25];LEN([.AT25])-3)" office:value-type="string" office:string-value="17" calcext:value-type="string">
            <text:p>17</text:p>
          </table:table-cell>
          <table:table-cell table:formula="of:=[.AQ25]+[.AS25]+[.AU25]" office:value-type="float" office:value="50" calcext:value-type="float">
            <text:p>50</text:p>
          </table:table-cell>
          <table:table-cell table:formula="of:=[.AV25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25];LEN([.BA25])-3)" office:value-type="string" office:string-value="22" calcext:value-type="string">
            <text:p>22</text:p>
          </table:table-cell>
          <table:table-cell office:value-type="string" calcext:value-type="string">
            <text:p>18/20</text:p>
          </table:table-cell>
          <table:table-cell table:formula="of:=LEFT([.BC25];LEN([.BC25])-3)" office:value-type="string" office:string-value="18" calcext:value-type="string">
            <text:p>18</text:p>
          </table:table-cell>
          <table:table-cell office:value-type="string" calcext:value-type="string">
            <text:p>18/30</text:p>
          </table:table-cell>
          <table:table-cell table:formula="of:=LEFT([.BE25];LEN([.BE25])-3)" office:value-type="string" office:string-value="18" calcext:value-type="string">
            <text:p>18</text:p>
          </table:table-cell>
          <table:table-cell office:value-type="string" calcext:value-type="string">
            <text:p>28/45</text:p>
          </table:table-cell>
          <table:table-cell table:formula="of:=LEFT([.BG25];LEN([.BG25])-3)" office:value-type="string" office:string-value="28" calcext:value-type="string">
            <text:p>28</text:p>
          </table:table-cell>
          <table:table-cell table:formula="of:=[.BB25]+[.BD25]+[.BF25]+[.BH25]" office:value-type="float" office:value="86" calcext:value-type="float">
            <text:p>86</text:p>
          </table:table-cell>
          <table:table-cell table:formula="of:=[.BI25]*100/150" office:value-type="float" office:value="57.3333333333333" calcext:value-type="float">
            <text:p>57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0</text:p>
          </table:table-cell>
          <table:table-cell table:formula="of:=LEFT([.BN25];LEN([.BN25])-3)" office:value-type="string" office:string-value="38" calcext:value-type="string">
            <text:p>38</text:p>
          </table:table-cell>
          <table:table-cell office:value-type="string" calcext:value-type="string">
            <text:p>22/25</text:p>
          </table:table-cell>
          <table:table-cell table:formula="of:=LEFT([.BP25];LEN([.BP25])-3)" office:value-type="string" office:string-value="22" calcext:value-type="string">
            <text:p>22</text:p>
          </table:table-cell>
          <table:table-cell office:value-type="string" calcext:value-type="string">
            <text:p>22/25</text:p>
          </table:table-cell>
          <table:table-cell table:formula="of:=LEFT([.BR25];LEN([.BR25])-3)" office:value-type="string" office:string-value="22" calcext:value-type="string">
            <text:p>22</text:p>
          </table:table-cell>
          <table:table-cell table:formula="of:=[.BO25]+[.BQ25]+[.BS25]" office:value-type="float" office:value="82" calcext:value-type="float">
            <text:p>82</text:p>
          </table:table-cell>
          <table:table-cell table:formula="of:=[.BT25]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table:formula="of:=LEFT([.BY25];LEN([.BY25])-3)" office:value-type="string" office:string-value="42" calcext:value-type="string">
            <text:p>42</text:p>
          </table:table-cell>
          <table:table-cell office:value-type="string" calcext:value-type="string">
            <text:p>16/25</text:p>
          </table:table-cell>
          <table:table-cell table:formula="of:=LEFT([.CA25];LEN([.CA25])-3)" office:value-type="string" office:string-value="16" calcext:value-type="string">
            <text:p>16</text:p>
          </table:table-cell>
          <table:table-cell table:formula="of:=[.BZ25]+[.CB25]" office:value-type="float" office:value="58" calcext:value-type="float">
            <text:p>58</text:p>
          </table:table-cell>
          <table:table-cell table:formula="of:=[.CC25]" office:value-type="float" office:value="58" calcext:value-type="float">
            <text:p>58</text:p>
          </table:table-cell>
          <table:table-cell table:formula="of:=[.M25]+[.Z25]+[.AK25]+[.AV25]+[.BI25]+[.BT25]+[.CD25]" office:value-type="float" office:value="525" calcext:value-type="float">
            <text:p>525</text:p>
          </table:table-cell>
          <table:table-cell table:formula="of:=[.CE25]/850*100" office:value-type="float" office:value="61.7647058823529" calcext:value-type="float">
            <text:p>61.7647058824</text:p>
          </table:table-cell>
        </table:table-row>
        <table:table-row table:style-name="ro1">
          <table:table-cell office:value-type="string" calcext:value-type="string">
            <text:p>MANISH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26];LEN([.E26])-3)" office:value-type="string" office:string-value="22" calcext:value-type="string">
            <text:p>22</text:p>
          </table:table-cell>
          <table:table-cell office:value-type="string" calcext:value-type="string">
            <text:p>15/20</text:p>
          </table:table-cell>
          <table:table-cell table:formula="of:=LEFT([.G26];LEN([.G26])-3)" office:value-type="string" office:string-value="15" calcext:value-type="string">
            <text:p>15</text:p>
          </table:table-cell>
          <table:table-cell office:value-type="string" calcext:value-type="string">
            <text:p>24/30</text:p>
          </table:table-cell>
          <table:table-cell table:formula="of:=LEFT([.I26];LEN([.I26])-3)" office:value-type="string" office:string-value="24" calcext:value-type="string">
            <text:p>24</text:p>
          </table:table-cell>
          <table:table-cell office:value-type="string" calcext:value-type="string">
            <text:p>27/45</text:p>
          </table:table-cell>
          <table:table-cell table:formula="of:=LEFT([.K26];LEN([.K26])-3)" office:value-type="string" office:string-value="27" calcext:value-type="string">
            <text:p>27</text:p>
          </table:table-cell>
          <table:table-cell table:formula="of:=([.F26]+[.H26]+[.J26]+[.L26])" office:value-type="float" office:value="88" calcext:value-type="float">
            <text:p>88</text:p>
          </table:table-cell>
          <table:table-cell table:formula="of:=[.M26]*100/150" office:value-type="float" office:value="58.6666666666667" calcext:value-type="float">
            <text:p>58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7/55</text:p>
          </table:table-cell>
          <table:table-cell table:formula="of:=LEFT([.R26];LEN([.R26])-3)" office:value-type="string" office:string-value="27" calcext:value-type="string">
            <text:p>27</text:p>
          </table:table-cell>
          <table:table-cell office:value-type="string" calcext:value-type="string">
            <text:p>11/20</text:p>
          </table:table-cell>
          <table:table-cell table:formula="of:=LEFT([.T26];LEN([.T26])-3)" office:value-type="string" office:string-value="11" calcext:value-type="string">
            <text:p>11</text:p>
          </table:table-cell>
          <table:table-cell office:value-type="string" calcext:value-type="string">
            <text:p>20/30</text:p>
          </table:table-cell>
          <table:table-cell table:formula="of:=LEFT([.V26];LEN([.V26])-3)" office:value-type="string" office:string-value="20" calcext:value-type="string">
            <text:p>20</text:p>
          </table:table-cell>
          <table:table-cell office:value-type="string" calcext:value-type="string">
            <text:p>43/45</text:p>
          </table:table-cell>
          <table:table-cell table:formula="of:=LEFT([.X26];LEN([.X26])-3)" office:value-type="string" office:string-value="43" calcext:value-type="string">
            <text:p>43</text:p>
          </table:table-cell>
          <table:table-cell table:formula="of:=([.S26]+[.U26]+[.W26]+[.Y26])" office:value-type="float" office:value="101" calcext:value-type="float">
            <text:p>101</text:p>
          </table:table-cell>
          <table:table-cell table:formula="of:=[.Z26]*100/150" office:value-type="float" office:value="67.3333333333333" calcext:value-type="float">
            <text:p>67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E26];LEN([.AE26])-3)" office:value-type="string" office:string-value="24" calcext:value-type="string">
            <text:p>24</text:p>
          </table:table-cell>
          <table:table-cell office:value-type="string" calcext:value-type="string">
            <text:p>12/25</text:p>
          </table:table-cell>
          <table:table-cell table:formula="of:=LEFT([.AG26];LEN([.AG26])-3)" office:value-type="string" office:string-value="12" calcext:value-type="string">
            <text:p>12</text:p>
          </table:table-cell>
          <table:table-cell office:value-type="string" calcext:value-type="string">
            <text:p>15/25</text:p>
          </table:table-cell>
          <table:table-cell table:formula="of:=LEFT([.AI26];LEN([.AI26])-3)" office:value-type="string" office:string-value="15" calcext:value-type="string">
            <text:p>15</text:p>
          </table:table-cell>
          <table:table-cell table:formula="of:=[.AF26]+[.AH26]+[.AJ26]" office:value-type="float" office:value="51" calcext:value-type="float">
            <text:p>51</text:p>
          </table:table-cell>
          <table:table-cell table:formula="of:=[.AK26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26];LEN([.AP26])-3)" office:value-type="string" office:string-value="20" calcext:value-type="string">
            <text:p>20</text:p>
          </table:table-cell>
          <table:table-cell office:value-type="string" calcext:value-type="string">
            <text:p>12/25</text:p>
          </table:table-cell>
          <table:table-cell table:formula="of:=LEFT([.AR26];LEN([.AR26])-3)" office:value-type="string" office:string-value="12" calcext:value-type="string">
            <text:p>12</text:p>
          </table:table-cell>
          <table:table-cell office:value-type="string" calcext:value-type="string">
            <text:p>15/25</text:p>
          </table:table-cell>
          <table:table-cell table:formula="of:=LEFT([.AT26];LEN([.AT26])-3)" office:value-type="string" office:string-value="15" calcext:value-type="string">
            <text:p>15</text:p>
          </table:table-cell>
          <table:table-cell table:formula="of:=[.AQ26]+[.AS26]+[.AU26]" office:value-type="float" office:value="47" calcext:value-type="float">
            <text:p>47</text:p>
          </table:table-cell>
          <table:table-cell table:formula="of:=[.AV26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table:formula="of:=LEFT([.BA26];LEN([.BA26])-3)" office:value-type="string" office:string-value="38" calcext:value-type="string">
            <text:p>38</text:p>
          </table:table-cell>
          <table:table-cell office:value-type="string" calcext:value-type="string">
            <text:p>15/20</text:p>
          </table:table-cell>
          <table:table-cell table:formula="of:=LEFT([.BC26];LEN([.BC26])-3)" office:value-type="string" office:string-value="15" calcext:value-type="string">
            <text:p>15</text:p>
          </table:table-cell>
          <table:table-cell office:value-type="string" calcext:value-type="string">
            <text:p>20/30</text:p>
          </table:table-cell>
          <table:table-cell table:formula="of:=LEFT([.BE26];LEN([.BE26])-3)" office:value-type="string" office:string-value="20" calcext:value-type="string">
            <text:p>20</text:p>
          </table:table-cell>
          <table:table-cell office:value-type="string" calcext:value-type="string">
            <text:p>22/45</text:p>
          </table:table-cell>
          <table:table-cell table:formula="of:=LEFT([.BG26];LEN([.BG26])-3)" office:value-type="string" office:string-value="22" calcext:value-type="string">
            <text:p>22</text:p>
          </table:table-cell>
          <table:table-cell table:formula="of:=[.BB26]+[.BD26]+[.BF26]+[.BH26]" office:value-type="float" office:value="95" calcext:value-type="float">
            <text:p>95</text:p>
          </table:table-cell>
          <table:table-cell table:formula="of:=[.BI26]*100/150" office:value-type="float" office:value="63.3333333333333" calcext:value-type="float">
            <text:p>63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50</text:p>
          </table:table-cell>
          <table:table-cell table:formula="of:=LEFT([.BN26];LEN([.BN26])-3)" office:value-type="string" office:string-value="41" calcext:value-type="string">
            <text:p>41</text:p>
          </table:table-cell>
          <table:table-cell office:value-type="string" calcext:value-type="string">
            <text:p>21/25</text:p>
          </table:table-cell>
          <table:table-cell table:formula="of:=LEFT([.BP26];LEN([.BP26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26];LEN([.BR26])-3)" office:value-type="string" office:string-value="21" calcext:value-type="string">
            <text:p>21</text:p>
          </table:table-cell>
          <table:table-cell table:formula="of:=[.BO26]+[.BQ26]+[.BS26]" office:value-type="float" office:value="83" calcext:value-type="float">
            <text:p>83</text:p>
          </table:table-cell>
          <table:table-cell table:formula="of:=[.BT26]"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table:formula="of:=LEFT([.BY26];LEN([.BY26])-3)" office:value-type="string" office:string-value="41" calcext:value-type="string">
            <text:p>41</text:p>
          </table:table-cell>
          <table:table-cell office:value-type="string" calcext:value-type="string">
            <text:p>17/25</text:p>
          </table:table-cell>
          <table:table-cell table:formula="of:=LEFT([.CA26];LEN([.CA26])-3)" office:value-type="string" office:string-value="17" calcext:value-type="string">
            <text:p>17</text:p>
          </table:table-cell>
          <table:table-cell table:formula="of:=[.BZ26]+[.CB26]" office:value-type="float" office:value="58" calcext:value-type="float">
            <text:p>58</text:p>
          </table:table-cell>
          <table:table-cell table:formula="of:=[.CC26]" office:value-type="float" office:value="58" calcext:value-type="float">
            <text:p>58</text:p>
          </table:table-cell>
          <table:table-cell table:formula="of:=[.M26]+[.Z26]+[.AK26]+[.AV26]+[.BI26]+[.BT26]+[.CD26]" office:value-type="float" office:value="523" calcext:value-type="float">
            <text:p>523</text:p>
          </table:table-cell>
          <table:table-cell table:formula="of:=[.CE26]/850*100" office:value-type="float" office:value="61.5294117647059" calcext:value-type="float">
            <text:p>61.5294117647</text:p>
          </table:table-cell>
        </table:table-row>
        <table:table-row table:style-name="ro1">
          <table:table-cell office:value-type="string" calcext:value-type="string">
            <text:p>NAVEEN KUMA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table:style-name="ce1" table:formula="of:=LEFT([.E27];LEN([.E27])-3)" office:value-type="string" office:string-value="28" calcext:value-type="string">
            <text:p>28</text:p>
          </table:table-cell>
          <table:table-cell office:value-type="string" calcext:value-type="string">
            <text:p>13/20</text:p>
          </table:table-cell>
          <table:table-cell table:formula="of:=LEFT([.G27];LEN([.G27])-3)" office:value-type="string" office:string-value="13" calcext:value-type="string">
            <text:p>13</text:p>
          </table:table-cell>
          <table:table-cell office:value-type="string" calcext:value-type="string">
            <text:p>20/30</text:p>
          </table:table-cell>
          <table:table-cell table:formula="of:=LEFT([.I27];LEN([.I27])-3)" office:value-type="string" office:string-value="20" calcext:value-type="string">
            <text:p>20</text:p>
          </table:table-cell>
          <table:table-cell office:value-type="string" calcext:value-type="string">
            <text:p>20/45</text:p>
          </table:table-cell>
          <table:table-cell table:formula="of:=LEFT([.K27];LEN([.K27])-3)" office:value-type="string" office:string-value="20" calcext:value-type="string">
            <text:p>20</text:p>
          </table:table-cell>
          <table:table-cell table:formula="of:=([.F27]+[.H27]+[.J27]+[.L27])" office:value-type="float" office:value="81" calcext:value-type="float">
            <text:p>81</text:p>
          </table:table-cell>
          <table:table-cell table:formula="of:=[.M27]*100/150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5</text:p>
          </table:table-cell>
          <table:table-cell table:formula="of:=LEFT([.R27];LEN([.R27])-3)" office:value-type="string" office:string-value="34" calcext:value-type="string">
            <text:p>34</text:p>
          </table:table-cell>
          <table:table-cell office:value-type="string" calcext:value-type="string">
            <text:p>9/20</text:p>
          </table:table-cell>
          <table:table-cell table:formula="of:=LEFT([.T27];LEN([.T27])-3)" office:value-type="string" office:string-value="9" calcext:value-type="string">
            <text:p>9</text:p>
          </table:table-cell>
          <table:table-cell office:value-type="string" calcext:value-type="string">
            <text:p>20/30</text:p>
          </table:table-cell>
          <table:table-cell table:formula="of:=LEFT([.V27];LEN([.V27])-3)" office:value-type="string" office:string-value="20" calcext:value-type="string">
            <text:p>20</text:p>
          </table:table-cell>
          <table:table-cell office:value-type="string" calcext:value-type="string">
            <text:p>29/45</text:p>
          </table:table-cell>
          <table:table-cell table:formula="of:=LEFT([.X27];LEN([.X27])-3)" office:value-type="string" office:string-value="29" calcext:value-type="string">
            <text:p>29</text:p>
          </table:table-cell>
          <table:table-cell table:formula="of:=([.S27]+[.U27]+[.W27]+[.Y27])" office:value-type="float" office:value="92" calcext:value-type="float">
            <text:p>92</text:p>
          </table:table-cell>
          <table:table-cell table:formula="of:=[.Z27]*100/150" office:value-type="float" office:value="61.3333333333333" calcext:value-type="float">
            <text:p>61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0</text:p>
          </table:table-cell>
          <table:table-cell table:formula="of:=LEFT([.AE27];LEN([.AE27])-3)" office:value-type="string" office:string-value="26" calcext:value-type="string">
            <text:p>26</text:p>
          </table:table-cell>
          <table:table-cell office:value-type="string" calcext:value-type="string">
            <text:p>19/25</text:p>
          </table:table-cell>
          <table:table-cell table:formula="of:=LEFT([.AG27];LEN([.AG27])-3)" office:value-type="string" office:string-value="19" calcext:value-type="string">
            <text:p>19</text:p>
          </table:table-cell>
          <table:table-cell office:value-type="string" calcext:value-type="string">
            <text:p>17/25</text:p>
          </table:table-cell>
          <table:table-cell table:formula="of:=LEFT([.AI27];LEN([.AI27])-3)" office:value-type="string" office:string-value="17" calcext:value-type="string">
            <text:p>17</text:p>
          </table:table-cell>
          <table:table-cell table:formula="of:=[.AF27]+[.AH27]+[.AJ27]" office:value-type="float" office:value="62" calcext:value-type="float">
            <text:p>62</text:p>
          </table:table-cell>
          <table:table-cell table:formula="of:=[.AK27]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table:formula="of:=LEFT([.AP27];LEN([.AP27])-3)" office:value-type="string" office:string-value="32" calcext:value-type="string">
            <text:p>32</text:p>
          </table:table-cell>
          <table:table-cell office:value-type="string" calcext:value-type="string">
            <text:p>23/25</text:p>
          </table:table-cell>
          <table:table-cell table:formula="of:=LEFT([.AR27];LEN([.AR27])-3)" office:value-type="string" office:string-value="23" calcext:value-type="string">
            <text:p>23</text:p>
          </table:table-cell>
          <table:table-cell office:value-type="string" calcext:value-type="string">
            <text:p>18/25</text:p>
          </table:table-cell>
          <table:table-cell table:formula="of:=LEFT([.AT27];LEN([.AT27])-3)" office:value-type="string" office:string-value="18" calcext:value-type="string">
            <text:p>18</text:p>
          </table:table-cell>
          <table:table-cell table:formula="of:=[.AQ27]+[.AS27]+[.AU27]" office:value-type="float" office:value="73" calcext:value-type="float">
            <text:p>73</text:p>
          </table:table-cell>
          <table:table-cell table:formula="of:=[.AV27]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table:formula="of:=LEFT([.BA27];LEN([.BA27])-3)" office:value-type="string" office:string-value="33" calcext:value-type="string">
            <text:p>33</text:p>
          </table:table-cell>
          <table:table-cell office:value-type="string" calcext:value-type="string">
            <text:p>18/20</text:p>
          </table:table-cell>
          <table:table-cell table:formula="of:=LEFT([.BC27];LEN([.BC27])-3)" office:value-type="string" office:string-value="18" calcext:value-type="string">
            <text:p>18</text:p>
          </table:table-cell>
          <table:table-cell office:value-type="string" calcext:value-type="string">
            <text:p>12/30</text:p>
          </table:table-cell>
          <table:table-cell table:formula="of:=LEFT([.BE27];LEN([.BE27])-3)" office:value-type="string" office:string-value="12" calcext:value-type="string">
            <text:p>12</text:p>
          </table:table-cell>
          <table:table-cell office:value-type="string" calcext:value-type="string">
            <text:p>24/45</text:p>
          </table:table-cell>
          <table:table-cell table:formula="of:=LEFT([.BG27];LEN([.BG27])-3)" office:value-type="string" office:string-value="24" calcext:value-type="string">
            <text:p>24</text:p>
          </table:table-cell>
          <table:table-cell table:formula="of:=[.BB27]+[.BD27]+[.BF27]+[.BH27]" office:value-type="float" office:value="87" calcext:value-type="float">
            <text:p>87</text:p>
          </table:table-cell>
          <table:table-cell table:formula="of:=[.BI27]*100/150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table:formula="of:=LEFT([.BN27];LEN([.BN27])-3)" office:value-type="string" office:string-value="33" calcext:value-type="string">
            <text:p>33</text:p>
          </table:table-cell>
          <table:table-cell office:value-type="string" calcext:value-type="string">
            <text:p>21/25</text:p>
          </table:table-cell>
          <table:table-cell table:formula="of:=LEFT([.BP27];LEN([.BP27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27];LEN([.BR27])-3)" office:value-type="string" office:string-value="22" calcext:value-type="string">
            <text:p>22</text:p>
          </table:table-cell>
          <table:table-cell table:formula="of:=[.BO27]+[.BQ27]+[.BS27]" office:value-type="float" office:value="76" calcext:value-type="float">
            <text:p>76</text:p>
          </table:table-cell>
          <table:table-cell table:formula="of:=[.BT27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75</text:p>
          </table:table-cell>
          <table:table-cell table:formula="of:=LEFT([.BY27];LEN([.BY27])-3)" office:value-type="string" office:string-value="32" calcext:value-type="string">
            <text:p>32</text:p>
          </table:table-cell>
          <table:table-cell office:value-type="string" calcext:value-type="string">
            <text:p>16/25</text:p>
          </table:table-cell>
          <table:table-cell table:formula="of:=LEFT([.CA27];LEN([.CA27])-3)" office:value-type="string" office:string-value="16" calcext:value-type="string">
            <text:p>16</text:p>
          </table:table-cell>
          <table:table-cell table:formula="of:=[.BZ27]+[.CB27]" office:value-type="float" office:value="48" calcext:value-type="float">
            <text:p>48</text:p>
          </table:table-cell>
          <table:table-cell table:formula="of:=[.CC27]" office:value-type="float" office:value="48" calcext:value-type="float">
            <text:p>48</text:p>
          </table:table-cell>
          <table:table-cell table:formula="of:=[.M27]+[.Z27]+[.AK27]+[.AV27]+[.BI27]+[.BT27]+[.CD27]" office:value-type="float" office:value="519" calcext:value-type="float">
            <text:p>519</text:p>
          </table:table-cell>
          <table:table-cell table:formula="of:=[.CE27]/850*100" office:value-type="float" office:value="61.0588235294118" calcext:value-type="float">
            <text:p>61.0588235294</text:p>
          </table:table-cell>
        </table:table-row>
        <table:table-row table:style-name="ro1">
          <table:table-cell office:value-type="string" calcext:value-type="string">
            <text:p>HITESH GAUTAM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28];LEN([.E28])-3)" office:value-type="string" office:string-value="22" calcext:value-type="string">
            <text:p>22</text:p>
          </table:table-cell>
          <table:table-cell office:value-type="string" calcext:value-type="string">
            <text:p>13/20</text:p>
          </table:table-cell>
          <table:table-cell table:formula="of:=LEFT([.G28];LEN([.G28])-3)" office:value-type="string" office:string-value="13" calcext:value-type="string">
            <text:p>13</text:p>
          </table:table-cell>
          <table:table-cell office:value-type="string" calcext:value-type="string">
            <text:p>22/30</text:p>
          </table:table-cell>
          <table:table-cell table:formula="of:=LEFT([.I28];LEN([.I28])-3)" office:value-type="string" office:string-value="22" calcext:value-type="string">
            <text:p>22</text:p>
          </table:table-cell>
          <table:table-cell office:value-type="string" calcext:value-type="string">
            <text:p>30/45</text:p>
          </table:table-cell>
          <table:table-cell table:formula="of:=LEFT([.K28];LEN([.K28])-3)" office:value-type="string" office:string-value="30" calcext:value-type="string">
            <text:p>30</text:p>
          </table:table-cell>
          <table:table-cell table:formula="of:=([.F28]+[.H28]+[.J28]+[.L28])" office:value-type="float" office:value="87" calcext:value-type="float">
            <text:p>87</text:p>
          </table:table-cell>
          <table:table-cell table:formula="of:=[.M28]*100/150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table:formula="of:=LEFT([.R28];LEN([.R28])-3)" office:value-type="string" office:string-value="26" calcext:value-type="string">
            <text:p>26</text:p>
          </table:table-cell>
          <table:table-cell office:value-type="string" calcext:value-type="string">
            <text:p>16/20</text:p>
          </table:table-cell>
          <table:table-cell table:formula="of:=LEFT([.T28];LEN([.T28])-3)" office:value-type="string" office:string-value="16" calcext:value-type="string">
            <text:p>16</text:p>
          </table:table-cell>
          <table:table-cell office:value-type="string" calcext:value-type="string">
            <text:p>26/30</text:p>
          </table:table-cell>
          <table:table-cell table:formula="of:=LEFT([.V28];LEN([.V28])-3)" office:value-type="string" office:string-value="26" calcext:value-type="string">
            <text:p>26</text:p>
          </table:table-cell>
          <table:table-cell office:value-type="string" calcext:value-type="string">
            <text:p>39/45</text:p>
          </table:table-cell>
          <table:table-cell table:formula="of:=LEFT([.X28];LEN([.X28])-3)" office:value-type="string" office:string-value="39" calcext:value-type="string">
            <text:p>39</text:p>
          </table:table-cell>
          <table:table-cell table:formula="of:=([.S28]+[.U28]+[.W28]+[.Y28])" office:value-type="float" office:value="107" calcext:value-type="float">
            <text:p>107</text:p>
          </table:table-cell>
          <table:table-cell table:formula="of:=[.Z28]*100/150" office:value-type="float" office:value="71.3333333333333" calcext:value-type="float">
            <text:p>71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formula="of:=LEFT([.AE28];LEN([.AE28])-3)" office:value-type="string" office:string-value="25" calcext:value-type="string">
            <text:p>25</text:p>
          </table:table-cell>
          <table:table-cell office:value-type="string" calcext:value-type="string">
            <text:p>17/25</text:p>
          </table:table-cell>
          <table:table-cell table:formula="of:=LEFT([.AG28];LEN([.AG28])-3)" office:value-type="string" office:string-value="17" calcext:value-type="string">
            <text:p>17</text:p>
          </table:table-cell>
          <table:table-cell office:value-type="string" calcext:value-type="string">
            <text:p>6/25</text:p>
          </table:table-cell>
          <table:table-cell table:formula="of:=LEFT([.AI28];LEN([.AI28])-3)" office:value-type="string" office:string-value="6" calcext:value-type="string">
            <text:p>6</text:p>
          </table:table-cell>
          <table:table-cell table:formula="of:=[.AF28]+[.AH28]+[.AJ28]" office:value-type="float" office:value="48" calcext:value-type="float">
            <text:p>48</text:p>
          </table:table-cell>
          <table:table-cell table:formula="of:=[.AK28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28];LEN([.AP28])-3)" office:value-type="string" office:string-value="22" calcext:value-type="string">
            <text:p>22</text:p>
          </table:table-cell>
          <table:table-cell office:value-type="string" calcext:value-type="string">
            <text:p>21/25</text:p>
          </table:table-cell>
          <table:table-cell table:formula="of:=LEFT([.AR28];LEN([.AR28])-3)" office:value-type="string" office:string-value="21" calcext:value-type="string">
            <text:p>21</text:p>
          </table:table-cell>
          <table:table-cell office:value-type="string" calcext:value-type="string">
            <text:p>20/25</text:p>
          </table:table-cell>
          <table:table-cell table:formula="of:=LEFT([.AT28];LEN([.AT28])-3)" office:value-type="string" office:string-value="20" calcext:value-type="string">
            <text:p>20</text:p>
          </table:table-cell>
          <table:table-cell table:formula="of:=[.AQ28]+[.AS28]+[.AU28]" office:value-type="float" office:value="63" calcext:value-type="float">
            <text:p>63</text:p>
          </table:table-cell>
          <table:table-cell table:formula="of:=[.AV28]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formula="of:=LEFT([.BA28];LEN([.BA28])-3)" office:value-type="string" office:string-value="31" calcext:value-type="string">
            <text:p>31</text:p>
          </table:table-cell>
          <table:table-cell office:value-type="string" calcext:value-type="string">
            <text:p>14/20</text:p>
          </table:table-cell>
          <table:table-cell table:formula="of:=LEFT([.BC28];LEN([.BC28])-3)" office:value-type="string" office:string-value="14" calcext:value-type="string">
            <text:p>14</text:p>
          </table:table-cell>
          <table:table-cell office:value-type="string" calcext:value-type="string">
            <text:p>12/30</text:p>
          </table:table-cell>
          <table:table-cell table:formula="of:=LEFT([.BE28];LEN([.BE28])-3)" office:value-type="string" office:string-value="12" calcext:value-type="string">
            <text:p>12</text:p>
          </table:table-cell>
          <table:table-cell office:value-type="string" calcext:value-type="string">
            <text:p>22/45</text:p>
          </table:table-cell>
          <table:table-cell table:formula="of:=LEFT([.BG28];LEN([.BG28])-3)" office:value-type="string" office:string-value="22" calcext:value-type="string">
            <text:p>22</text:p>
          </table:table-cell>
          <table:table-cell table:formula="of:=[.BB28]+[.BD28]+[.BF28]+[.BH28]" office:value-type="float" office:value="79" calcext:value-type="float">
            <text:p>79</text:p>
          </table:table-cell>
          <table:table-cell table:formula="of:=[.BI28]*100/150" office:value-type="float" office:value="52.6666666666667" calcext:value-type="float">
            <text:p>5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table:formula="of:=LEFT([.BN28];LEN([.BN28])-3)" office:value-type="string" office:string-value="33" calcext:value-type="string">
            <text:p>33</text:p>
          </table:table-cell>
          <table:table-cell office:value-type="string" calcext:value-type="string">
            <text:p>21/25</text:p>
          </table:table-cell>
          <table:table-cell table:formula="of:=LEFT([.BP28];LEN([.BP28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28];LEN([.BR28])-3)" office:value-type="string" office:string-value="22" calcext:value-type="string">
            <text:p>22</text:p>
          </table:table-cell>
          <table:table-cell table:formula="of:=[.BO28]+[.BQ28]+[.BS28]" office:value-type="float" office:value="76" calcext:value-type="float">
            <text:p>76</text:p>
          </table:table-cell>
          <table:table-cell table:formula="of:=[.BT28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75</text:p>
          </table:table-cell>
          <table:table-cell table:formula="of:=LEFT([.BY28];LEN([.BY28])-3)" office:value-type="string" office:string-value="40" calcext:value-type="string">
            <text:p>40</text:p>
          </table:table-cell>
          <table:table-cell office:value-type="string" calcext:value-type="string">
            <text:p>18/25</text:p>
          </table:table-cell>
          <table:table-cell table:formula="of:=LEFT([.CA28];LEN([.CA28])-3)" office:value-type="string" office:string-value="18" calcext:value-type="string">
            <text:p>18</text:p>
          </table:table-cell>
          <table:table-cell table:formula="of:=[.BZ28]+[.CB28]" office:value-type="float" office:value="58" calcext:value-type="float">
            <text:p>58</text:p>
          </table:table-cell>
          <table:table-cell table:formula="of:=[.CC28]" office:value-type="float" office:value="58" calcext:value-type="float">
            <text:p>58</text:p>
          </table:table-cell>
          <table:table-cell table:formula="of:=[.M28]+[.Z28]+[.AK28]+[.AV28]+[.BI28]+[.BT28]+[.CD28]" office:value-type="float" office:value="518" calcext:value-type="float">
            <text:p>518</text:p>
          </table:table-cell>
          <table:table-cell table:formula="of:=[.CE28]/850*100" office:value-type="float" office:value="60.9411764705882" calcext:value-type="float">
            <text:p>60.9411764706</text:p>
          </table:table-cell>
        </table:table-row>
        <table:table-row table:style-name="ro1">
          <table:table-cell office:value-type="string" calcext:value-type="string">
            <text:p>ARJIT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table:style-name="ce1" table:formula="of:=LEFT([.E29];LEN([.E29])-3)" office:value-type="string" office:string-value="29" calcext:value-type="string">
            <text:p>29</text:p>
          </table:table-cell>
          <table:table-cell office:value-type="string" calcext:value-type="string">
            <text:p>17/20</text:p>
          </table:table-cell>
          <table:table-cell table:formula="of:=LEFT([.G29];LEN([.G29])-3)" office:value-type="string" office:string-value="17" calcext:value-type="string">
            <text:p>17</text:p>
          </table:table-cell>
          <table:table-cell office:value-type="string" calcext:value-type="string">
            <text:p>23/30</text:p>
          </table:table-cell>
          <table:table-cell table:formula="of:=LEFT([.I29];LEN([.I29])-3)" office:value-type="string" office:string-value="23" calcext:value-type="string">
            <text:p>23</text:p>
          </table:table-cell>
          <table:table-cell office:value-type="string" calcext:value-type="string">
            <text:p>30/45</text:p>
          </table:table-cell>
          <table:table-cell table:formula="of:=LEFT([.K29];LEN([.K29])-3)" office:value-type="string" office:string-value="30" calcext:value-type="string">
            <text:p>30</text:p>
          </table:table-cell>
          <table:table-cell table:formula="of:=([.F29]+[.H29]+[.J29]+[.L29])" office:value-type="float" office:value="99" calcext:value-type="float">
            <text:p>99</text:p>
          </table:table-cell>
          <table:table-cell table:formula="of:=[.M29]*100/150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8/55</text:p>
          </table:table-cell>
          <table:table-cell table:formula="of:=LEFT([.R29];LEN([.R29])-3)" office:value-type="string" office:string-value="38" calcext:value-type="string">
            <text:p>38</text:p>
          </table:table-cell>
          <table:table-cell office:value-type="string" calcext:value-type="string">
            <text:p>18/20</text:p>
          </table:table-cell>
          <table:table-cell table:formula="of:=LEFT([.T29];LEN([.T29])-3)" office:value-type="string" office:string-value="18" calcext:value-type="string">
            <text:p>18</text:p>
          </table:table-cell>
          <table:table-cell office:value-type="string" calcext:value-type="string">
            <text:p>15/30</text:p>
          </table:table-cell>
          <table:table-cell table:formula="of:=LEFT([.V29];LEN([.V29])-3)" office:value-type="string" office:string-value="15" calcext:value-type="string">
            <text:p>15</text:p>
          </table:table-cell>
          <table:table-cell office:value-type="string" calcext:value-type="string">
            <text:p>41/45</text:p>
          </table:table-cell>
          <table:table-cell table:formula="of:=LEFT([.X29];LEN([.X29])-3)" office:value-type="string" office:string-value="41" calcext:value-type="string">
            <text:p>41</text:p>
          </table:table-cell>
          <table:table-cell table:formula="of:=([.S29]+[.U29]+[.W29]+[.Y29])" office:value-type="float" office:value="112" calcext:value-type="float">
            <text:p>112</text:p>
          </table:table-cell>
          <table:table-cell table:formula="of:=[.Z29]*100/150" office:value-type="float" office:value="74.6666666666667" calcext:value-type="float">
            <text:p>74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29];LEN([.AE29])-3)" office:value-type="string" office:string-value="20" calcext:value-type="string">
            <text:p>20</text:p>
          </table:table-cell>
          <table:table-cell office:value-type="string" calcext:value-type="string">
            <text:p>16/25</text:p>
          </table:table-cell>
          <table:table-cell table:formula="of:=LEFT([.AG29];LEN([.AG29])-3)" office:value-type="string" office:string-value="16" calcext:value-type="string">
            <text:p>16</text:p>
          </table:table-cell>
          <table:table-cell office:value-type="string" calcext:value-type="string">
            <text:p>6/25</text:p>
          </table:table-cell>
          <table:table-cell table:formula="of:=LEFT([.AI29];LEN([.AI29])-3)" office:value-type="string" office:string-value="6" calcext:value-type="string">
            <text:p>6</text:p>
          </table:table-cell>
          <table:table-cell table:formula="of:=[.AF29]+[.AH29]+[.AJ29]" office:value-type="float" office:value="42" calcext:value-type="float">
            <text:p>42</text:p>
          </table:table-cell>
          <table:table-cell table:formula="of:=[.AK29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29];LEN([.AP29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AR29];LEN([.AR29])-3)" office:value-type="string" office:string-value="20" calcext:value-type="string">
            <text:p>20</text:p>
          </table:table-cell>
          <table:table-cell office:value-type="string" calcext:value-type="string">
            <text:p>15/25</text:p>
          </table:table-cell>
          <table:table-cell table:formula="of:=LEFT([.AT29];LEN([.AT29])-3)" office:value-type="string" office:string-value="15" calcext:value-type="string">
            <text:p>15</text:p>
          </table:table-cell>
          <table:table-cell table:formula="of:=[.AQ29]+[.AS29]+[.AU29]" office:value-type="float" office:value="55" calcext:value-type="float">
            <text:p>55</text:p>
          </table:table-cell>
          <table:table-cell table:formula="of:=[.AV29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5</text:p>
          </table:table-cell>
          <table:table-cell table:formula="of:=LEFT([.BA29];LEN([.BA29])-3)" office:value-type="string" office:string-value="32" calcext:value-type="string">
            <text:p>32</text:p>
          </table:table-cell>
          <table:table-cell office:value-type="string" calcext:value-type="string">
            <text:p>18/20</text:p>
          </table:table-cell>
          <table:table-cell table:formula="of:=LEFT([.BC29];LEN([.BC29])-3)" office:value-type="string" office:string-value="18" calcext:value-type="string">
            <text:p>18</text:p>
          </table:table-cell>
          <table:table-cell office:value-type="string" calcext:value-type="string">
            <text:p>18/30</text:p>
          </table:table-cell>
          <table:table-cell table:formula="of:=LEFT([.BE29];LEN([.BE29])-3)" office:value-type="string" office:string-value="18" calcext:value-type="string">
            <text:p>18</text:p>
          </table:table-cell>
          <table:table-cell office:value-type="string" calcext:value-type="string">
            <text:p>32/45</text:p>
          </table:table-cell>
          <table:table-cell table:formula="of:=LEFT([.BG29];LEN([.BG29])-3)" office:value-type="string" office:string-value="32" calcext:value-type="string">
            <text:p>32</text:p>
          </table:table-cell>
          <table:table-cell table:formula="of:=[.BB29]+[.BD29]+[.BF29]+[.BH29]" office:value-type="float" office:value="100" calcext:value-type="float">
            <text:p>100</text:p>
          </table:table-cell>
          <table:table-cell table:formula="of:=[.BI29]*100/150" office:value-type="float" office:value="66.6666666666667" calcext:value-type="float">
            <text:p>66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table:formula="of:=LEFT([.BN29];LEN([.BN29])-3)" office:value-type="string" office:string-value="21" calcext:value-type="string">
            <text:p>21</text:p>
          </table:table-cell>
          <table:table-cell office:value-type="string" calcext:value-type="string">
            <text:p>19/25</text:p>
          </table:table-cell>
          <table:table-cell table:formula="of:=LEFT([.BP29];LEN([.BP29])-3)" office:value-type="string" office:string-value="19" calcext:value-type="string">
            <text:p>19</text:p>
          </table:table-cell>
          <table:table-cell office:value-type="string" calcext:value-type="string">
            <text:p>21/25</text:p>
          </table:table-cell>
          <table:table-cell table:formula="of:=LEFT([.BR29];LEN([.BR29])-3)" office:value-type="string" office:string-value="21" calcext:value-type="string">
            <text:p>21</text:p>
          </table:table-cell>
          <table:table-cell table:formula="of:=[.BO29]+[.BQ29]+[.BS29]" office:value-type="float" office:value="61" calcext:value-type="float">
            <text:p>61</text:p>
          </table:table-cell>
          <table:table-cell table:formula="of:=[.BT29]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75</text:p>
          </table:table-cell>
          <table:table-cell table:formula="of:=LEFT([.BY29];LEN([.BY29])-3)" office:value-type="string" office:string-value="31" calcext:value-type="string">
            <text:p>31</text:p>
          </table:table-cell>
          <table:table-cell office:value-type="string" calcext:value-type="string">
            <text:p>16/25</text:p>
          </table:table-cell>
          <table:table-cell table:formula="of:=LEFT([.CA29];LEN([.CA29])-3)" office:value-type="string" office:string-value="16" calcext:value-type="string">
            <text:p>16</text:p>
          </table:table-cell>
          <table:table-cell table:formula="of:=[.BZ29]+[.CB29]" office:value-type="float" office:value="47" calcext:value-type="float">
            <text:p>47</text:p>
          </table:table-cell>
          <table:table-cell table:formula="of:=[.CC29]" office:value-type="float" office:value="47" calcext:value-type="float">
            <text:p>47</text:p>
          </table:table-cell>
          <table:table-cell table:formula="of:=[.M29]+[.Z29]+[.AK29]+[.AV29]+[.BI29]+[.BT29]+[.CD29]" office:value-type="float" office:value="516" calcext:value-type="float">
            <text:p>516</text:p>
          </table:table-cell>
          <table:table-cell table:formula="of:=[.CE29]/850*100" office:value-type="float" office:value="60.7058823529412" calcext:value-type="float">
            <text:p>60.7058823529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style-name="ce1" table:formula="of:=LEFT([.E30];LEN([.E30])-3)" office:value-type="string" office:string-value="31" calcext:value-type="string">
            <text:p>31</text:p>
          </table:table-cell>
          <table:table-cell office:value-type="string" calcext:value-type="string">
            <text:p>8/20</text:p>
          </table:table-cell>
          <table:table-cell table:formula="of:=LEFT([.G30];LEN([.G30])-3)" office:value-type="string" office:string-value="8" calcext:value-type="string">
            <text:p>8</text:p>
          </table:table-cell>
          <table:table-cell office:value-type="string" calcext:value-type="string">
            <text:p>22/30</text:p>
          </table:table-cell>
          <table:table-cell table:formula="of:=LEFT([.I30];LEN([.I30])-3)" office:value-type="string" office:string-value="22" calcext:value-type="string">
            <text:p>22</text:p>
          </table:table-cell>
          <table:table-cell office:value-type="string" calcext:value-type="string">
            <text:p>26/45</text:p>
          </table:table-cell>
          <table:table-cell table:formula="of:=LEFT([.K30];LEN([.K30])-3)" office:value-type="string" office:string-value="26" calcext:value-type="string">
            <text:p>26</text:p>
          </table:table-cell>
          <table:table-cell table:formula="of:=([.F30]+[.H30]+[.J30]+[.L30])" office:value-type="float" office:value="87" calcext:value-type="float">
            <text:p>87</text:p>
          </table:table-cell>
          <table:table-cell table:formula="of:=[.M30]*100/150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5/55</text:p>
          </table:table-cell>
          <table:table-cell table:formula="of:=LEFT([.R30];LEN([.R30])-3)" office:value-type="string" office:string-value="35" calcext:value-type="string">
            <text:p>35</text:p>
          </table:table-cell>
          <table:table-cell office:value-type="string" calcext:value-type="string">
            <text:p>18/20</text:p>
          </table:table-cell>
          <table:table-cell table:formula="of:=LEFT([.T30];LEN([.T30])-3)" office:value-type="string" office:string-value="18" calcext:value-type="string">
            <text:p>18</text:p>
          </table:table-cell>
          <table:table-cell office:value-type="string" calcext:value-type="string">
            <text:p>18/30</text:p>
          </table:table-cell>
          <table:table-cell table:formula="of:=LEFT([.V30];LEN([.V30])-3)" office:value-type="string" office:string-value="18" calcext:value-type="string">
            <text:p>18</text:p>
          </table:table-cell>
          <table:table-cell office:value-type="string" calcext:value-type="string">
            <text:p>33/45</text:p>
          </table:table-cell>
          <table:table-cell table:formula="of:=LEFT([.X30];LEN([.X30])-3)" office:value-type="string" office:string-value="33" calcext:value-type="string">
            <text:p>33</text:p>
          </table:table-cell>
          <table:table-cell table:formula="of:=([.S30]+[.U30]+[.W30]+[.Y30])" office:value-type="float" office:value="104" calcext:value-type="float">
            <text:p>104</text:p>
          </table:table-cell>
          <table:table-cell table:formula="of:=[.Z30]*100/150" office:value-type="float" office:value="69.3333333333333" calcext:value-type="float">
            <text:p>69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E30];LEN([.AE30])-3)" office:value-type="string" office:string-value="22" calcext:value-type="string">
            <text:p>22</text:p>
          </table:table-cell>
          <table:table-cell office:value-type="string" calcext:value-type="string">
            <text:p>16/25</text:p>
          </table:table-cell>
          <table:table-cell table:formula="of:=LEFT([.AG30];LEN([.AG30])-3)" office:value-type="string" office:string-value="16" calcext:value-type="string">
            <text:p>16</text:p>
          </table:table-cell>
          <table:table-cell office:value-type="string" calcext:value-type="string">
            <text:p>10/25</text:p>
          </table:table-cell>
          <table:table-cell table:formula="of:=LEFT([.AI30];LEN([.AI30])-3)" office:value-type="string" office:string-value="10" calcext:value-type="string">
            <text:p>10</text:p>
          </table:table-cell>
          <table:table-cell table:formula="of:=[.AF30]+[.AH30]+[.AJ30]" office:value-type="float" office:value="48" calcext:value-type="float">
            <text:p>48</text:p>
          </table:table-cell>
          <table:table-cell table:formula="of:=[.AK30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30];LEN([.AP30])-3)" office:value-type="string" office:string-value="20" calcext:value-type="string">
            <text:p>20</text:p>
          </table:table-cell>
          <table:table-cell office:value-type="string" calcext:value-type="string">
            <text:p>20/25</text:p>
          </table:table-cell>
          <table:table-cell table:formula="of:=LEFT([.AR30];LEN([.AR30])-3)" office:value-type="string" office:string-value="20" calcext:value-type="string">
            <text:p>20</text:p>
          </table:table-cell>
          <table:table-cell office:value-type="string" calcext:value-type="string">
            <text:p>18/25</text:p>
          </table:table-cell>
          <table:table-cell table:formula="of:=LEFT([.AT30];LEN([.AT30])-3)" office:value-type="string" office:string-value="18" calcext:value-type="string">
            <text:p>18</text:p>
          </table:table-cell>
          <table:table-cell table:formula="of:=[.AQ30]+[.AS30]+[.AU30]" office:value-type="float" office:value="58" calcext:value-type="float">
            <text:p>58</text:p>
          </table:table-cell>
          <table:table-cell table:formula="of:=[.AV30]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30];LEN([.BA30])-3)" office:value-type="string" office:string-value="22" calcext:value-type="string">
            <text:p>22</text:p>
          </table:table-cell>
          <table:table-cell office:value-type="string" calcext:value-type="string">
            <text:p>16/20</text:p>
          </table:table-cell>
          <table:table-cell table:formula="of:=LEFT([.BC30];LEN([.BC30])-3)" office:value-type="string" office:string-value="16" calcext:value-type="string">
            <text:p>16</text:p>
          </table:table-cell>
          <table:table-cell office:value-type="string" calcext:value-type="string">
            <text:p>16/30</text:p>
          </table:table-cell>
          <table:table-cell table:formula="of:=LEFT([.BE30];LEN([.BE30])-3)" office:value-type="string" office:string-value="16" calcext:value-type="string">
            <text:p>16</text:p>
          </table:table-cell>
          <table:table-cell office:value-type="string" calcext:value-type="string">
            <text:p>24/45</text:p>
          </table:table-cell>
          <table:table-cell table:formula="of:=LEFT([.BG30];LEN([.BG30])-3)" office:value-type="string" office:string-value="24" calcext:value-type="string">
            <text:p>24</text:p>
          </table:table-cell>
          <table:table-cell table:formula="of:=[.BB30]+[.BD30]+[.BF30]+[.BH30]" office:value-type="float" office:value="78" calcext:value-type="float">
            <text:p>78</text:p>
          </table:table-cell>
          <table:table-cell table:formula="of:=[.BI30]*100/150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0</text:p>
          </table:table-cell>
          <table:table-cell table:formula="of:=LEFT([.BN30];LEN([.BN30])-3)" office:value-type="string" office:string-value="40" calcext:value-type="string">
            <text:p>40</text:p>
          </table:table-cell>
          <table:table-cell office:value-type="string" calcext:value-type="string">
            <text:p>16/25</text:p>
          </table:table-cell>
          <table:table-cell table:formula="of:=LEFT([.BP30];LEN([.BP30])-3)" office:value-type="string" office:string-value="16" calcext:value-type="string">
            <text:p>16</text:p>
          </table:table-cell>
          <table:table-cell office:value-type="string" calcext:value-type="string">
            <text:p>20/25</text:p>
          </table:table-cell>
          <table:table-cell table:formula="of:=LEFT([.BR30];LEN([.BR30])-3)" office:value-type="string" office:string-value="20" calcext:value-type="string">
            <text:p>20</text:p>
          </table:table-cell>
          <table:table-cell table:formula="of:=[.BO30]+[.BQ30]+[.BS30]" office:value-type="float" office:value="76" calcext:value-type="float">
            <text:p>76</text:p>
          </table:table-cell>
          <table:table-cell table:formula="of:=[.BT30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table:formula="of:=LEFT([.BY30];LEN([.BY30])-3)" office:value-type="string" office:string-value="45" calcext:value-type="string">
            <text:p>45</text:p>
          </table:table-cell>
          <table:table-cell office:value-type="string" calcext:value-type="string">
            <text:p>17/25</text:p>
          </table:table-cell>
          <table:table-cell table:formula="of:=LEFT([.CA30];LEN([.CA30])-3)" office:value-type="string" office:string-value="17" calcext:value-type="string">
            <text:p>17</text:p>
          </table:table-cell>
          <table:table-cell table:formula="of:=[.BZ30]+[.CB30]" office:value-type="float" office:value="62" calcext:value-type="float">
            <text:p>62</text:p>
          </table:table-cell>
          <table:table-cell table:formula="of:=[.CC30]" office:value-type="float" office:value="62" calcext:value-type="float">
            <text:p>62</text:p>
          </table:table-cell>
          <table:table-cell table:formula="of:=[.M30]+[.Z30]+[.AK30]+[.AV30]+[.BI30]+[.BT30]+[.CD30]" office:value-type="float" office:value="513" calcext:value-type="float">
            <text:p>513</text:p>
          </table:table-cell>
          <table:table-cell table:formula="of:=[.CE30]/850*100" office:value-type="float" office:value="60.3529411764706" calcext:value-type="float">
            <text:p>60.3529411765</text:p>
          </table:table-cell>
        </table:table-row>
        <table:table-row table:style-name="ro1">
          <table:table-cell office:value-type="string" calcext:value-type="string">
            <text:p>RAVIKESH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table:style-name="ce1" table:formula="of:=LEFT([.E31];LEN([.E31])-3)" office:value-type="string" office:string-value="25" calcext:value-type="string">
            <text:p>25</text:p>
          </table:table-cell>
          <table:table-cell office:value-type="string" calcext:value-type="string">
            <text:p>8/20</text:p>
          </table:table-cell>
          <table:table-cell table:formula="of:=LEFT([.G31];LEN([.G31])-3)" office:value-type="string" office:string-value="8" calcext:value-type="string">
            <text:p>8</text:p>
          </table:table-cell>
          <table:table-cell office:value-type="string" calcext:value-type="string">
            <text:p>22/30</text:p>
          </table:table-cell>
          <table:table-cell table:formula="of:=LEFT([.I31];LEN([.I31])-3)" office:value-type="string" office:string-value="22" calcext:value-type="string">
            <text:p>22</text:p>
          </table:table-cell>
          <table:table-cell office:value-type="string" calcext:value-type="string">
            <text:p>30/45</text:p>
          </table:table-cell>
          <table:table-cell table:formula="of:=LEFT([.K31];LEN([.K31])-3)" office:value-type="string" office:string-value="30" calcext:value-type="string">
            <text:p>30</text:p>
          </table:table-cell>
          <table:table-cell table:formula="of:=([.F31]+[.H31]+[.J31]+[.L31])" office:value-type="float" office:value="85" calcext:value-type="float">
            <text:p>85</text:p>
          </table:table-cell>
          <table:table-cell table:formula="of:=[.M31]*100/150" office:value-type="float" office:value="56.6666666666667" calcext:value-type="float">
            <text:p>5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R31];LEN([.R31])-3)" office:value-type="string" office:string-value="22" calcext:value-type="string">
            <text:p>22</text:p>
          </table:table-cell>
          <table:table-cell office:value-type="string" calcext:value-type="string">
            <text:p>19/20</text:p>
          </table:table-cell>
          <table:table-cell table:formula="of:=LEFT([.T31];LEN([.T31])-3)" office:value-type="string" office:string-value="19" calcext:value-type="string">
            <text:p>19</text:p>
          </table:table-cell>
          <table:table-cell office:value-type="string" calcext:value-type="string">
            <text:p>23/30</text:p>
          </table:table-cell>
          <table:table-cell table:formula="of:=LEFT([.V31];LEN([.V31])-3)" office:value-type="string" office:string-value="23" calcext:value-type="string">
            <text:p>23</text:p>
          </table:table-cell>
          <table:table-cell office:value-type="string" calcext:value-type="string">
            <text:p>34/45</text:p>
          </table:table-cell>
          <table:table-cell table:formula="of:=LEFT([.X31];LEN([.X31])-3)" office:value-type="string" office:string-value="34" calcext:value-type="string">
            <text:p>34</text:p>
          </table:table-cell>
          <table:table-cell table:formula="of:=([.S31]+[.U31]+[.W31]+[.Y31])" office:value-type="float" office:value="98" calcext:value-type="float">
            <text:p>98</text:p>
          </table:table-cell>
          <table:table-cell table:formula="of:=[.Z31]*100/150" office:value-type="float" office:value="65.3333333333333" calcext:value-type="float">
            <text:p>65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31];LEN([.AE31])-3)" office:value-type="string" office:string-value="20" calcext:value-type="string">
            <text:p>20</text:p>
          </table:table-cell>
          <table:table-cell office:value-type="string" calcext:value-type="string">
            <text:p>11/25</text:p>
          </table:table-cell>
          <table:table-cell table:formula="of:=LEFT([.AG31];LEN([.AG31])-3)" office:value-type="string" office:string-value="11" calcext:value-type="string">
            <text:p>11</text:p>
          </table:table-cell>
          <table:table-cell office:value-type="string" calcext:value-type="string">
            <text:p>10/25</text:p>
          </table:table-cell>
          <table:table-cell table:formula="of:=LEFT([.AI31];LEN([.AI31])-3)" office:value-type="string" office:string-value="10" calcext:value-type="string">
            <text:p>10</text:p>
          </table:table-cell>
          <table:table-cell table:formula="of:=[.AF31]+[.AH31]+[.AJ31]" office:value-type="float" office:value="41" calcext:value-type="float">
            <text:p>41</text:p>
          </table:table-cell>
          <table:table-cell table:formula="of:=[.AK3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31];LEN([.AP31])-3)" office:value-type="string" office:string-value="22" calcext:value-type="string">
            <text:p>22</text:p>
          </table:table-cell>
          <table:table-cell office:value-type="string" calcext:value-type="string">
            <text:p>19/25</text:p>
          </table:table-cell>
          <table:table-cell table:formula="of:=LEFT([.AR31];LEN([.AR31])-3)" office:value-type="string" office:string-value="19" calcext:value-type="string">
            <text:p>19</text:p>
          </table:table-cell>
          <table:table-cell office:value-type="string" calcext:value-type="string">
            <text:p>20/25</text:p>
          </table:table-cell>
          <table:table-cell table:formula="of:=LEFT([.AT31];LEN([.AT31])-3)" office:value-type="string" office:string-value="20" calcext:value-type="string">
            <text:p>20</text:p>
          </table:table-cell>
          <table:table-cell table:formula="of:=[.AQ31]+[.AS31]+[.AU31]" office:value-type="float" office:value="61" calcext:value-type="float">
            <text:p>61</text:p>
          </table:table-cell>
          <table:table-cell table:formula="of:=[.AV31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5</text:p>
          </table:table-cell>
          <table:table-cell table:formula="of:=LEFT([.BA31];LEN([.BA31])-3)" office:value-type="string" office:string-value="29" calcext:value-type="string">
            <text:p>29</text:p>
          </table:table-cell>
          <table:table-cell office:value-type="string" calcext:value-type="string">
            <text:p>14/20</text:p>
          </table:table-cell>
          <table:table-cell table:formula="of:=LEFT([.BC31];LEN([.BC31])-3)" office:value-type="string" office:string-value="14" calcext:value-type="string">
            <text:p>14</text:p>
          </table:table-cell>
          <table:table-cell office:value-type="string" calcext:value-type="string">
            <text:p>14/30</text:p>
          </table:table-cell>
          <table:table-cell table:formula="of:=LEFT([.BE31];LEN([.BE31])-3)" office:value-type="string" office:string-value="14" calcext:value-type="string">
            <text:p>14</text:p>
          </table:table-cell>
          <table:table-cell office:value-type="string" calcext:value-type="string">
            <text:p>22/45</text:p>
          </table:table-cell>
          <table:table-cell table:formula="of:=LEFT([.BG31];LEN([.BG31])-3)" office:value-type="string" office:string-value="22" calcext:value-type="string">
            <text:p>22</text:p>
          </table:table-cell>
          <table:table-cell table:formula="of:=[.BB31]+[.BD31]+[.BF31]+[.BH31]" office:value-type="float" office:value="79" calcext:value-type="float">
            <text:p>79</text:p>
          </table:table-cell>
          <table:table-cell table:formula="of:=[.BI31]*100/150" office:value-type="float" office:value="52.6666666666667" calcext:value-type="float">
            <text:p>5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/50</text:p>
          </table:table-cell>
          <table:table-cell table:formula="of:=LEFT([.BN31];LEN([.BN31])-3)" office:value-type="string" office:string-value="29" calcext:value-type="string">
            <text:p>29</text:p>
          </table:table-cell>
          <table:table-cell office:value-type="string" calcext:value-type="string">
            <text:p>21/25</text:p>
          </table:table-cell>
          <table:table-cell table:formula="of:=LEFT([.BP31];LEN([.BP31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31];LEN([.BR31])-3)" office:value-type="string" office:string-value="22" calcext:value-type="string">
            <text:p>22</text:p>
          </table:table-cell>
          <table:table-cell table:formula="of:=[.BO31]+[.BQ31]+[.BS31]" office:value-type="float" office:value="72" calcext:value-type="float">
            <text:p>72</text:p>
          </table:table-cell>
          <table:table-cell table:formula="of:=[.BT31]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0/75</text:p>
          </table:table-cell>
          <table:table-cell table:formula="of:=LEFT([.BY31];LEN([.BY31])-3)" office:value-type="string" office:string-value="60" calcext:value-type="string">
            <text:p>60</text:p>
          </table:table-cell>
          <table:table-cell office:value-type="string" calcext:value-type="string">
            <text:p>16/25</text:p>
          </table:table-cell>
          <table:table-cell table:formula="of:=LEFT([.CA31];LEN([.CA31])-3)" office:value-type="string" office:string-value="16" calcext:value-type="string">
            <text:p>16</text:p>
          </table:table-cell>
          <table:table-cell table:formula="of:=[.BZ31]+[.CB31]" office:value-type="float" office:value="76" calcext:value-type="float">
            <text:p>76</text:p>
          </table:table-cell>
          <table:table-cell table:formula="of:=[.CC31]" office:value-type="float" office:value="76" calcext:value-type="float">
            <text:p>76</text:p>
          </table:table-cell>
          <table:table-cell table:formula="of:=[.M31]+[.Z31]+[.AK31]+[.AV31]+[.BI31]+[.BT31]+[.CD31]" office:value-type="float" office:value="512" calcext:value-type="float">
            <text:p>512</text:p>
          </table:table-cell>
          <table:table-cell table:formula="of:=[.CE31]/850*100" office:value-type="float" office:value="60.2352941176471" calcext:value-type="float">
            <text:p>60.2352941176</text:p>
          </table:table-cell>
        </table:table-row>
        <table:table-row table:style-name="ro1">
          <table:table-cell office:value-type="string" calcext:value-type="string">
            <text:p>OMKAR CHAUDHAR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5</text:p>
          </table:table-cell>
          <table:table-cell table:style-name="ce1" table:formula="of:=LEFT([.E32];LEN([.E32])-3)" office:value-type="string" office:string-value="6" calcext:value-type="string">
            <text:p>6</text:p>
          </table:table-cell>
          <table:table-cell office:value-type="string" calcext:value-type="string">
            <text:p>12/20</text:p>
          </table:table-cell>
          <table:table-cell table:formula="of:=LEFT([.G32];LEN([.G32])-3)" office:value-type="string" office:string-value="12" calcext:value-type="string">
            <text:p>12</text:p>
          </table:table-cell>
          <table:table-cell office:value-type="string" calcext:value-type="string">
            <text:p>25/30</text:p>
          </table:table-cell>
          <table:table-cell table:formula="of:=LEFT([.I32];LEN([.I32])-3)" office:value-type="string" office:string-value="25" calcext:value-type="string">
            <text:p>25</text:p>
          </table:table-cell>
          <table:table-cell office:value-type="string" calcext:value-type="string">
            <text:p>36/45</text:p>
          </table:table-cell>
          <table:table-cell table:formula="of:=LEFT([.K32];LEN([.K32])-3)" office:value-type="string" office:string-value="36" calcext:value-type="string">
            <text:p>36</text:p>
          </table:table-cell>
          <table:table-cell table:formula="of:=([.F32]+[.H32]+[.J32]+[.L32])" office:value-type="float" office:value="79" calcext:value-type="float">
            <text:p>79</text:p>
          </table:table-cell>
          <table:table-cell table:formula="of:=[.M32]*100/150" office:value-type="float" office:value="52.6666666666667" calcext:value-type="float">
            <text:p>52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R32];LEN([.R32])-3)" office:value-type="string" office:string-value="22" calcext:value-type="string">
            <text:p>22</text:p>
          </table:table-cell>
          <table:table-cell office:value-type="string" calcext:value-type="string">
            <text:p>11/20</text:p>
          </table:table-cell>
          <table:table-cell table:formula="of:=LEFT([.T32];LEN([.T32])-3)" office:value-type="string" office:string-value="11" calcext:value-type="string">
            <text:p>11</text:p>
          </table:table-cell>
          <table:table-cell office:value-type="string" calcext:value-type="string">
            <text:p>24/30</text:p>
          </table:table-cell>
          <table:table-cell table:formula="of:=LEFT([.V32];LEN([.V32])-3)" office:value-type="string" office:string-value="24" calcext:value-type="string">
            <text:p>24</text:p>
          </table:table-cell>
          <table:table-cell office:value-type="string" calcext:value-type="string">
            <text:p>44/45</text:p>
          </table:table-cell>
          <table:table-cell table:formula="of:=LEFT([.X32];LEN([.X32])-3)" office:value-type="string" office:string-value="44" calcext:value-type="string">
            <text:p>44</text:p>
          </table:table-cell>
          <table:table-cell table:formula="of:=([.S32]+[.U32]+[.W32]+[.Y32])" office:value-type="float" office:value="101" calcext:value-type="float">
            <text:p>101</text:p>
          </table:table-cell>
          <table:table-cell table:formula="of:=[.Z32]*100/150" office:value-type="float" office:value="67.3333333333333" calcext:value-type="float">
            <text:p>67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/50</text:p>
          </table:table-cell>
          <table:table-cell table:formula="of:=LEFT([.AE32];LEN([.AE32])-3)" office:value-type="string" office:string-value="24" calcext:value-type="string">
            <text:p>24</text:p>
          </table:table-cell>
          <table:table-cell office:value-type="string" calcext:value-type="string">
            <text:p>12/25</text:p>
          </table:table-cell>
          <table:table-cell table:formula="of:=LEFT([.AG32];LEN([.AG32])-3)" office:value-type="string" office:string-value="12" calcext:value-type="string">
            <text:p>12</text:p>
          </table:table-cell>
          <table:table-cell office:value-type="string" calcext:value-type="string">
            <text:p>10/25</text:p>
          </table:table-cell>
          <table:table-cell table:formula="of:=LEFT([.AI32];LEN([.AI32])-3)" office:value-type="string" office:string-value="10" calcext:value-type="string">
            <text:p>10</text:p>
          </table:table-cell>
          <table:table-cell table:formula="of:=[.AF32]+[.AH32]+[.AJ32]" office:value-type="float" office:value="46" calcext:value-type="float">
            <text:p>46</text:p>
          </table:table-cell>
          <table:table-cell table:formula="of:=[.AK3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32];LEN([.AP32])-3)" office:value-type="string" office:string-value="20" calcext:value-type="string">
            <text:p>20</text:p>
          </table:table-cell>
          <table:table-cell office:value-type="string" calcext:value-type="string">
            <text:p>17/25</text:p>
          </table:table-cell>
          <table:table-cell table:formula="of:=LEFT([.AR32];LEN([.AR32])-3)" office:value-type="string" office:string-value="17" calcext:value-type="string">
            <text:p>17</text:p>
          </table:table-cell>
          <table:table-cell office:value-type="string" calcext:value-type="string">
            <text:p>20/25</text:p>
          </table:table-cell>
          <table:table-cell table:formula="of:=LEFT([.AT32];LEN([.AT32])-3)" office:value-type="string" office:string-value="20" calcext:value-type="string">
            <text:p>20</text:p>
          </table:table-cell>
          <table:table-cell table:formula="of:=[.AQ32]+[.AS32]+[.AU32]" office:value-type="float" office:value="57" calcext:value-type="float">
            <text:p>57</text:p>
          </table:table-cell>
          <table:table-cell table:formula="of:=[.AV32]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4/55</text:p>
          </table:table-cell>
          <table:table-cell table:formula="of:=LEFT([.BA32];LEN([.BA32])-3)" office:value-type="string" office:string-value="14" calcext:value-type="string">
            <text:p>14</text:p>
          </table:table-cell>
          <table:table-cell office:value-type="string" calcext:value-type="string">
            <text:p>18/20</text:p>
          </table:table-cell>
          <table:table-cell table:formula="of:=LEFT([.BC32];LEN([.BC32])-3)" office:value-type="string" office:string-value="18" calcext:value-type="string">
            <text:p>18</text:p>
          </table:table-cell>
          <table:table-cell office:value-type="string" calcext:value-type="string">
            <text:p>17/30</text:p>
          </table:table-cell>
          <table:table-cell table:formula="of:=LEFT([.BE32];LEN([.BE32])-3)" office:value-type="string" office:string-value="17" calcext:value-type="string">
            <text:p>17</text:p>
          </table:table-cell>
          <table:table-cell office:value-type="string" calcext:value-type="string">
            <text:p>22/45</text:p>
          </table:table-cell>
          <table:table-cell table:formula="of:=LEFT([.BG32];LEN([.BG32])-3)" office:value-type="string" office:string-value="22" calcext:value-type="string">
            <text:p>22</text:p>
          </table:table-cell>
          <table:table-cell table:formula="of:=[.BB32]+[.BD32]+[.BF32]+[.BH32]" office:value-type="float" office:value="71" calcext:value-type="float">
            <text:p>71</text:p>
          </table:table-cell>
          <table:table-cell table:formula="of:=[.BI32]*100/150" office:value-type="float" office:value="47.3333333333333" calcext:value-type="float">
            <text:p>47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50</text:p>
          </table:table-cell>
          <table:table-cell table:formula="of:=LEFT([.BN32];LEN([.BN32])-3)" office:value-type="string" office:string-value="36" calcext:value-type="string">
            <text:p>36</text:p>
          </table:table-cell>
          <table:table-cell office:value-type="string" calcext:value-type="string">
            <text:p>21/25</text:p>
          </table:table-cell>
          <table:table-cell table:formula="of:=LEFT([.BP32];LEN([.BP32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32];LEN([.BR32])-3)" office:value-type="string" office:string-value="22" calcext:value-type="string">
            <text:p>22</text:p>
          </table:table-cell>
          <table:table-cell table:formula="of:=[.BO32]+[.BQ32]+[.BS32]" office:value-type="float" office:value="79" calcext:value-type="float">
            <text:p>79</text:p>
          </table:table-cell>
          <table:table-cell table:formula="of:=[.BT32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table:formula="of:=LEFT([.BY32];LEN([.BY32])-3)" office:value-type="string" office:string-value="45" calcext:value-type="string">
            <text:p>45</text:p>
          </table:table-cell>
          <table:table-cell office:value-type="string" calcext:value-type="string">
            <text:p>18/25</text:p>
          </table:table-cell>
          <table:table-cell table:formula="of:=LEFT([.CA32];LEN([.CA32])-3)" office:value-type="string" office:string-value="18" calcext:value-type="string">
            <text:p>18</text:p>
          </table:table-cell>
          <table:table-cell table:formula="of:=[.BZ32]+[.CB32]" office:value-type="float" office:value="63" calcext:value-type="float">
            <text:p>63</text:p>
          </table:table-cell>
          <table:table-cell table:formula="of:=[.CC32]" office:value-type="float" office:value="63" calcext:value-type="float">
            <text:p>63</text:p>
          </table:table-cell>
          <table:table-cell table:formula="of:=[.M32]+[.Z32]+[.AK32]+[.AV32]+[.BI32]+[.BT32]+[.CD32]" office:value-type="float" office:value="496" calcext:value-type="float">
            <text:p>496</text:p>
          </table:table-cell>
          <table:table-cell table:formula="of:=[.CE32]/850*100" office:value-type="float" office:value="58.3529411764706" calcext:value-type="float">
            <text:p>58.3529411765</text:p>
          </table:table-cell>
        </table:table-row>
        <table:table-row table:style-name="ro1">
          <table:table-cell office:value-type="string" calcext:value-type="string">
            <text:p>ASHISH PRIYADARSH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table:style-name="ce1" table:formula="of:=LEFT([.E33];LEN([.E33])-3)" office:value-type="string" office:string-value="33" calcext:value-type="string">
            <text:p>33</text:p>
          </table:table-cell>
          <table:table-cell office:value-type="string" calcext:value-type="string">
            <text:p>14/20</text:p>
          </table:table-cell>
          <table:table-cell table:formula="of:=LEFT([.G33];LEN([.G33])-3)" office:value-type="string" office:string-value="14" calcext:value-type="string">
            <text:p>14</text:p>
          </table:table-cell>
          <table:table-cell office:value-type="string" calcext:value-type="string">
            <text:p>21/30</text:p>
          </table:table-cell>
          <table:table-cell table:formula="of:=LEFT([.I33];LEN([.I33])-3)" office:value-type="string" office:string-value="21" calcext:value-type="string">
            <text:p>21</text:p>
          </table:table-cell>
          <table:table-cell office:value-type="string" calcext:value-type="string">
            <text:p>28/45</text:p>
          </table:table-cell>
          <table:table-cell table:formula="of:=LEFT([.K33];LEN([.K33])-3)" office:value-type="string" office:string-value="28" calcext:value-type="string">
            <text:p>28</text:p>
          </table:table-cell>
          <table:table-cell table:formula="of:=([.F33]+[.H33]+[.J33]+[.L33])" office:value-type="float" office:value="96" calcext:value-type="float">
            <text:p>96</text:p>
          </table:table-cell>
          <table:table-cell table:formula="of:=[.M33]*100/150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R33];LEN([.R33])-3)" office:value-type="string" office:string-value="22" calcext:value-type="string">
            <text:p>22</text:p>
          </table:table-cell>
          <table:table-cell office:value-type="string" calcext:value-type="string">
            <text:p>13/20</text:p>
          </table:table-cell>
          <table:table-cell table:formula="of:=LEFT([.T33];LEN([.T33])-3)" office:value-type="string" office:string-value="13" calcext:value-type="string">
            <text:p>13</text:p>
          </table:table-cell>
          <table:table-cell office:value-type="string" calcext:value-type="string">
            <text:p>26/30</text:p>
          </table:table-cell>
          <table:table-cell table:formula="of:=LEFT([.V33];LEN([.V33])-3)" office:value-type="string" office:string-value="26" calcext:value-type="string">
            <text:p>26</text:p>
          </table:table-cell>
          <table:table-cell office:value-type="string" calcext:value-type="string">
            <text:p>37/45</text:p>
          </table:table-cell>
          <table:table-cell table:formula="of:=LEFT([.X33];LEN([.X33])-3)" office:value-type="string" office:string-value="37" calcext:value-type="string">
            <text:p>37</text:p>
          </table:table-cell>
          <table:table-cell table:formula="of:=([.S33]+[.U33]+[.W33]+[.Y33])" office:value-type="float" office:value="98" calcext:value-type="float">
            <text:p>98</text:p>
          </table:table-cell>
          <table:table-cell table:formula="of:=[.Z33]*100/150" office:value-type="float" office:value="65.3333333333333" calcext:value-type="float">
            <text:p>65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table:formula="of:=LEFT([.AE33];LEN([.AE33])-3)" office:value-type="string" office:string-value="21" calcext:value-type="string">
            <text:p>21</text:p>
          </table:table-cell>
          <table:table-cell office:value-type="string" calcext:value-type="string">
            <text:p>16/25</text:p>
          </table:table-cell>
          <table:table-cell table:formula="of:=LEFT([.AG33];LEN([.AG33])-3)" office:value-type="string" office:string-value="16" calcext:value-type="string">
            <text:p>16</text:p>
          </table:table-cell>
          <table:table-cell office:value-type="string" calcext:value-type="string">
            <text:p>18/25</text:p>
          </table:table-cell>
          <table:table-cell table:formula="of:=LEFT([.AI33];LEN([.AI33])-3)" office:value-type="string" office:string-value="18" calcext:value-type="string">
            <text:p>18</text:p>
          </table:table-cell>
          <table:table-cell table:formula="of:=[.AF33]+[.AH33]+[.AJ33]" office:value-type="float" office:value="55" calcext:value-type="float">
            <text:p>55</text:p>
          </table:table-cell>
          <table:table-cell table:formula="of:=[.AK33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33];LEN([.AP33])-3)" office:value-type="string" office:string-value="20" calcext:value-type="string">
            <text:p>20</text:p>
          </table:table-cell>
          <table:table-cell office:value-type="string" calcext:value-type="string">
            <text:p>16/25</text:p>
          </table:table-cell>
          <table:table-cell table:formula="of:=LEFT([.AR33];LEN([.AR33])-3)" office:value-type="string" office:string-value="16" calcext:value-type="string">
            <text:p>16</text:p>
          </table:table-cell>
          <table:table-cell office:value-type="string" calcext:value-type="string">
            <text:p>20/25</text:p>
          </table:table-cell>
          <table:table-cell table:formula="of:=LEFT([.AT33];LEN([.AT33])-3)" office:value-type="string" office:string-value="20" calcext:value-type="string">
            <text:p>20</text:p>
          </table:table-cell>
          <table:table-cell table:formula="of:=[.AQ33]+[.AS33]+[.AU33]" office:value-type="float" office:value="56" calcext:value-type="float">
            <text:p>56</text:p>
          </table:table-cell>
          <table:table-cell table:formula="of:=[.AV3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5</text:p>
          </table:table-cell>
          <table:table-cell table:formula="of:=LEFT([.BA33];LEN([.BA33])-3)" office:value-type="string" office:string-value="17" calcext:value-type="string">
            <text:p>17</text:p>
          </table:table-cell>
          <table:table-cell office:value-type="string" calcext:value-type="string">
            <text:p>14/20</text:p>
          </table:table-cell>
          <table:table-cell table:formula="of:=LEFT([.BC33];LEN([.BC33])-3)" office:value-type="string" office:string-value="14" calcext:value-type="string">
            <text:p>14</text:p>
          </table:table-cell>
          <table:table-cell office:value-type="string" calcext:value-type="string">
            <text:p>13/30</text:p>
          </table:table-cell>
          <table:table-cell table:formula="of:=LEFT([.BE33];LEN([.BE33])-3)" office:value-type="string" office:string-value="13" calcext:value-type="string">
            <text:p>13</text:p>
          </table:table-cell>
          <table:table-cell office:value-type="string" calcext:value-type="string">
            <text:p>22/45</text:p>
          </table:table-cell>
          <table:table-cell table:formula="of:=LEFT([.BG33];LEN([.BG33])-3)" office:value-type="string" office:string-value="22" calcext:value-type="string">
            <text:p>22</text:p>
          </table:table-cell>
          <table:table-cell table:formula="of:=[.BB33]+[.BD33]+[.BF33]+[.BH33]" office:value-type="float" office:value="66" calcext:value-type="float">
            <text:p>66</text:p>
          </table:table-cell>
          <table:table-cell table:formula="of:=[.BI33]*100/150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0</text:p>
          </table:table-cell>
          <table:table-cell table:formula="of:=LEFT([.BN33];LEN([.BN33])-3)" office:value-type="string" office:string-value="23" calcext:value-type="string">
            <text:p>23</text:p>
          </table:table-cell>
          <table:table-cell office:value-type="string" calcext:value-type="string">
            <text:p>20/25</text:p>
          </table:table-cell>
          <table:table-cell table:formula="of:=LEFT([.BP33];LEN([.BP33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33];LEN([.BR33])-3)" office:value-type="string" office:string-value="22" calcext:value-type="string">
            <text:p>22</text:p>
          </table:table-cell>
          <table:table-cell table:formula="of:=[.BO33]+[.BQ33]+[.BS33]" office:value-type="float" office:value="65" calcext:value-type="float">
            <text:p>65</text:p>
          </table:table-cell>
          <table:table-cell table:formula="of:=[.BT33]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2/75</text:p>
          </table:table-cell>
          <table:table-cell table:formula="of:=LEFT([.BY33];LEN([.BY33])-3)" office:value-type="string" office:string-value="42" calcext:value-type="string">
            <text:p>42</text:p>
          </table:table-cell>
          <table:table-cell office:value-type="string" calcext:value-type="string">
            <text:p>11/25</text:p>
          </table:table-cell>
          <table:table-cell table:formula="of:=LEFT([.CA33];LEN([.CA33])-3)" office:value-type="string" office:string-value="11" calcext:value-type="string">
            <text:p>11</text:p>
          </table:table-cell>
          <table:table-cell table:formula="of:=[.BZ33]+[.CB33]" office:value-type="float" office:value="53" calcext:value-type="float">
            <text:p>53</text:p>
          </table:table-cell>
          <table:table-cell table:formula="of:=[.CC33]" office:value-type="float" office:value="53" calcext:value-type="float">
            <text:p>53</text:p>
          </table:table-cell>
          <table:table-cell table:formula="of:=[.M33]+[.Z33]+[.AK33]+[.AV33]+[.BI33]+[.BT33]+[.CD33]" office:value-type="float" office:value="489" calcext:value-type="float">
            <text:p>489</text:p>
          </table:table-cell>
          <table:table-cell table:formula="of:=[.CE33]/850*100" office:value-type="float" office:value="57.5294117647059" calcext:value-type="float">
            <text:p>57.5294117647</text:p>
          </table:table-cell>
        </table:table-row>
        <table:table-row table:style-name="ro1">
          <table:table-cell office:value-type="string" calcext:value-type="string">
            <text:p>VIKASH VAIBH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table:style-name="ce1" table:formula="of:=LEFT([.E34];LEN([.E34])-3)" office:value-type="string" office:string-value="25" calcext:value-type="string">
            <text:p>25</text:p>
          </table:table-cell>
          <table:table-cell office:value-type="string" calcext:value-type="string">
            <text:p>16/20</text:p>
          </table:table-cell>
          <table:table-cell table:formula="of:=LEFT([.G34];LEN([.G34])-3)" office:value-type="string" office:string-value="16" calcext:value-type="string">
            <text:p>16</text:p>
          </table:table-cell>
          <table:table-cell office:value-type="string" calcext:value-type="string">
            <text:p>24/30</text:p>
          </table:table-cell>
          <table:table-cell table:formula="of:=LEFT([.I34];LEN([.I34])-3)" office:value-type="string" office:string-value="24" calcext:value-type="string">
            <text:p>24</text:p>
          </table:table-cell>
          <table:table-cell office:value-type="string" calcext:value-type="string">
            <text:p>36/45</text:p>
          </table:table-cell>
          <table:table-cell table:formula="of:=LEFT([.K34];LEN([.K34])-3)" office:value-type="string" office:string-value="36" calcext:value-type="string">
            <text:p>36</text:p>
          </table:table-cell>
          <table:table-cell table:formula="of:=([.F34]+[.H34]+[.J34]+[.L34])" office:value-type="float" office:value="101" calcext:value-type="float">
            <text:p>101</text:p>
          </table:table-cell>
          <table:table-cell table:formula="of:=[.M34]*100/150" office:value-type="float" office:value="67.3333333333333" calcext:value-type="float">
            <text:p>67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5</text:p>
          </table:table-cell>
          <table:table-cell table:formula="of:=LEFT([.R34];LEN([.R34])-3)" office:value-type="string" office:string-value="33" calcext:value-type="string">
            <text:p>33</text:p>
          </table:table-cell>
          <table:table-cell office:value-type="string" calcext:value-type="string">
            <text:p>13/20</text:p>
          </table:table-cell>
          <table:table-cell table:formula="of:=LEFT([.T34];LEN([.T34])-3)" office:value-type="string" office:string-value="13" calcext:value-type="string">
            <text:p>13</text:p>
          </table:table-cell>
          <table:table-cell office:value-type="string" calcext:value-type="string">
            <text:p>20/30</text:p>
          </table:table-cell>
          <table:table-cell table:formula="of:=LEFT([.V34];LEN([.V34])-3)" office:value-type="string" office:string-value="20" calcext:value-type="string">
            <text:p>20</text:p>
          </table:table-cell>
          <table:table-cell office:value-type="string" calcext:value-type="string">
            <text:p>36/45</text:p>
          </table:table-cell>
          <table:table-cell table:formula="of:=LEFT([.X34];LEN([.X34])-3)" office:value-type="string" office:string-value="36" calcext:value-type="string">
            <text:p>36</text:p>
          </table:table-cell>
          <table:table-cell table:formula="of:=([.S34]+[.U34]+[.W34]+[.Y34])" office:value-type="float" office:value="102" calcext:value-type="float">
            <text:p>102</text:p>
          </table:table-cell>
          <table:table-cell table:formula="of:=[.Z34]*100/150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4/50</text:p>
          </table:table-cell>
          <table:table-cell table:formula="of:=LEFT([.AE34];LEN([.AE34])-3)" office:value-type="string" office:string-value="14" calcext:value-type="string">
            <text:p>14</text:p>
          </table:table-cell>
          <table:table-cell office:value-type="string" calcext:value-type="string">
            <text:p>8/25</text:p>
          </table:table-cell>
          <table:table-cell table:formula="of:=LEFT([.AG34];LEN([.AG34])-3)" office:value-type="string" office:string-value="8" calcext:value-type="string">
            <text:p>8</text:p>
          </table:table-cell>
          <table:table-cell office:value-type="string" calcext:value-type="string">
            <text:p>12/25</text:p>
          </table:table-cell>
          <table:table-cell table:formula="of:=LEFT([.AI34];LEN([.AI34])-3)" office:value-type="string" office:string-value="12" calcext:value-type="string">
            <text:p>12</text:p>
          </table:table-cell>
          <table:table-cell table:formula="of:=[.AF34]+[.AH34]+[.AJ34]" office:value-type="float" office:value="34" calcext:value-type="float">
            <text:p>34</text:p>
          </table:table-cell>
          <table:table-cell table:formula="of:=[.AK34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34];LEN([.AP34])-3)" office:value-type="string" office:string-value="22" calcext:value-type="string">
            <text:p>22</text:p>
          </table:table-cell>
          <table:table-cell office:value-type="string" calcext:value-type="string">
            <text:p>10/25</text:p>
          </table:table-cell>
          <table:table-cell table:formula="of:=LEFT([.AR34];LEN([.AR34])-3)" office:value-type="string" office:string-value="10" calcext:value-type="string">
            <text:p>10</text:p>
          </table:table-cell>
          <table:table-cell office:value-type="string" calcext:value-type="string">
            <text:p>20/25</text:p>
          </table:table-cell>
          <table:table-cell table:formula="of:=LEFT([.AT34];LEN([.AT34])-3)" office:value-type="string" office:string-value="20" calcext:value-type="string">
            <text:p>20</text:p>
          </table:table-cell>
          <table:table-cell table:formula="of:=[.AQ34]+[.AS34]+[.AU34]" office:value-type="float" office:value="52" calcext:value-type="float">
            <text:p>52</text:p>
          </table:table-cell>
          <table:table-cell table:formula="of:=[.AV34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34];LEN([.BA34])-3)" office:value-type="string" office:string-value="22" calcext:value-type="string">
            <text:p>22</text:p>
          </table:table-cell>
          <table:table-cell office:value-type="string" calcext:value-type="string">
            <text:p>18/20</text:p>
          </table:table-cell>
          <table:table-cell table:formula="of:=LEFT([.BC34];LEN([.BC34])-3)" office:value-type="string" office:string-value="18" calcext:value-type="string">
            <text:p>18</text:p>
          </table:table-cell>
          <table:table-cell office:value-type="string" calcext:value-type="string">
            <text:p>15/30</text:p>
          </table:table-cell>
          <table:table-cell table:formula="of:=LEFT([.BE34];LEN([.BE34])-3)" office:value-type="string" office:string-value="15" calcext:value-type="string">
            <text:p>15</text:p>
          </table:table-cell>
          <table:table-cell office:value-type="string" calcext:value-type="string">
            <text:p>26/45</text:p>
          </table:table-cell>
          <table:table-cell table:formula="of:=LEFT([.BG34];LEN([.BG34])-3)" office:value-type="string" office:string-value="26" calcext:value-type="string">
            <text:p>26</text:p>
          </table:table-cell>
          <table:table-cell table:formula="of:=[.BB34]+[.BD34]+[.BF34]+[.BH34]" office:value-type="float" office:value="81" calcext:value-type="float">
            <text:p>81</text:p>
          </table:table-cell>
          <table:table-cell table:formula="of:=[.BI34]*100/150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BN34];LEN([.BN34])-3)" office:value-type="string" office:string-value="20" calcext:value-type="string">
            <text:p>20</text:p>
          </table:table-cell>
          <table:table-cell office:value-type="string" calcext:value-type="string">
            <text:p>21/25</text:p>
          </table:table-cell>
          <table:table-cell table:formula="of:=LEFT([.BP34];LEN([.BP34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34];LEN([.BR34])-3)" office:value-type="string" office:string-value="21" calcext:value-type="string">
            <text:p>21</text:p>
          </table:table-cell>
          <table:table-cell table:formula="of:=[.BO34]+[.BQ34]+[.BS34]" office:value-type="float" office:value="62" calcext:value-type="float">
            <text:p>62</text:p>
          </table:table-cell>
          <table:table-cell table:formula="of:=[.BT34]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5/75</text:p>
          </table:table-cell>
          <table:table-cell table:formula="of:=LEFT([.BY34];LEN([.BY34])-3)" office:value-type="string" office:string-value="45" calcext:value-type="string">
            <text:p>45</text:p>
          </table:table-cell>
          <table:table-cell office:value-type="string" calcext:value-type="string">
            <text:p>11/25</text:p>
          </table:table-cell>
          <table:table-cell table:formula="of:=LEFT([.CA34];LEN([.CA34])-3)" office:value-type="string" office:string-value="11" calcext:value-type="string">
            <text:p>11</text:p>
          </table:table-cell>
          <table:table-cell table:formula="of:=[.BZ34]+[.CB34]" office:value-type="float" office:value="56" calcext:value-type="float">
            <text:p>56</text:p>
          </table:table-cell>
          <table:table-cell table:formula="of:=[.CC34]" office:value-type="float" office:value="56" calcext:value-type="float">
            <text:p>56</text:p>
          </table:table-cell>
          <table:table-cell table:formula="of:=[.M34]+[.Z34]+[.AK34]+[.AV34]+[.BI34]+[.BT34]+[.CD34]" office:value-type="float" office:value="488" calcext:value-type="float">
            <text:p>488</text:p>
          </table:table-cell>
          <table:table-cell table:formula="of:=[.CE34]/850*100" office:value-type="float" office:value="57.4117647058823" calcext:value-type="float">
            <text:p>57.4117647059</text:p>
          </table:table-cell>
        </table:table-row>
        <table:table-row table:style-name="ro1">
          <table:table-cell office:value-type="string" calcext:value-type="string">
            <text:p>PARAS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35];LEN([.E35])-3)" office:value-type="string" office:string-value="22" calcext:value-type="string">
            <text:p>22</text:p>
          </table:table-cell>
          <table:table-cell office:value-type="string" calcext:value-type="string">
            <text:p>10/20</text:p>
          </table:table-cell>
          <table:table-cell table:formula="of:=LEFT([.G35];LEN([.G35])-3)" office:value-type="string" office:string-value="10" calcext:value-type="string">
            <text:p>10</text:p>
          </table:table-cell>
          <table:table-cell office:value-type="string" calcext:value-type="string">
            <text:p>21/30</text:p>
          </table:table-cell>
          <table:table-cell table:formula="of:=LEFT([.I35];LEN([.I35])-3)" office:value-type="string" office:string-value="21" calcext:value-type="string">
            <text:p>21</text:p>
          </table:table-cell>
          <table:table-cell office:value-type="string" calcext:value-type="string">
            <text:p>22/45</text:p>
          </table:table-cell>
          <table:table-cell table:formula="of:=LEFT([.K35];LEN([.K35])-3)" office:value-type="string" office:string-value="22" calcext:value-type="string">
            <text:p>22</text:p>
          </table:table-cell>
          <table:table-cell table:formula="of:=([.F35]+[.H35]+[.J35]+[.L35])" office:value-type="float" office:value="75" calcext:value-type="float">
            <text:p>75</text:p>
          </table:table-cell>
          <table:table-cell table:formula="of:=[.M35]*100/1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5</text:p>
          </table:table-cell>
          <table:table-cell table:formula="of:=LEFT([.R35];LEN([.R35])-3)" office:value-type="string" office:string-value="23" calcext:value-type="string">
            <text:p>23</text:p>
          </table:table-cell>
          <table:table-cell office:value-type="string" calcext:value-type="string">
            <text:p>15/20</text:p>
          </table:table-cell>
          <table:table-cell table:formula="of:=LEFT([.T35];LEN([.T35])-3)" office:value-type="string" office:string-value="15" calcext:value-type="string">
            <text:p>15</text:p>
          </table:table-cell>
          <table:table-cell office:value-type="string" calcext:value-type="string">
            <text:p>22/30</text:p>
          </table:table-cell>
          <table:table-cell table:formula="of:=LEFT([.V35];LEN([.V35])-3)" office:value-type="string" office:string-value="22" calcext:value-type="string">
            <text:p>22</text:p>
          </table:table-cell>
          <table:table-cell office:value-type="string" calcext:value-type="string">
            <text:p>36/45</text:p>
          </table:table-cell>
          <table:table-cell table:formula="of:=LEFT([.X35];LEN([.X35])-3)" office:value-type="string" office:string-value="36" calcext:value-type="string">
            <text:p>36</text:p>
          </table:table-cell>
          <table:table-cell table:formula="of:=([.S35]+[.U35]+[.W35]+[.Y35])" office:value-type="float" office:value="96" calcext:value-type="float">
            <text:p>96</text:p>
          </table:table-cell>
          <table:table-cell table:formula="of:=[.Z35]*100/150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/50</text:p>
          </table:table-cell>
          <table:table-cell table:formula="of:=LEFT([.AE35];LEN([.AE35])-3)" office:value-type="string" office:string-value="21" calcext:value-type="string">
            <text:p>21</text:p>
          </table:table-cell>
          <table:table-cell office:value-type="string" calcext:value-type="string">
            <text:p>11/25</text:p>
          </table:table-cell>
          <table:table-cell table:formula="of:=LEFT([.AG35];LEN([.AG35])-3)" office:value-type="string" office:string-value="11" calcext:value-type="string">
            <text:p>11</text:p>
          </table:table-cell>
          <table:table-cell office:value-type="string" calcext:value-type="string">
            <text:p>10/25</text:p>
          </table:table-cell>
          <table:table-cell table:formula="of:=LEFT([.AI35];LEN([.AI35])-3)" office:value-type="string" office:string-value="10" calcext:value-type="string">
            <text:p>10</text:p>
          </table:table-cell>
          <table:table-cell table:formula="of:=[.AF35]+[.AH35]+[.AJ35]" office:value-type="float" office:value="42" calcext:value-type="float">
            <text:p>42</text:p>
          </table:table-cell>
          <table:table-cell table:formula="of:=[.AK35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35];LEN([.AP35])-3)" office:value-type="string" office:string-value="20" calcext:value-type="string">
            <text:p>20</text:p>
          </table:table-cell>
          <table:table-cell office:value-type="string" calcext:value-type="string">
            <text:p>12/25</text:p>
          </table:table-cell>
          <table:table-cell table:formula="of:=LEFT([.AR35];LEN([.AR35])-3)" office:value-type="string" office:string-value="12" calcext:value-type="string">
            <text:p>12</text:p>
          </table:table-cell>
          <table:table-cell office:value-type="string" calcext:value-type="string">
            <text:p>15/25</text:p>
          </table:table-cell>
          <table:table-cell table:formula="of:=LEFT([.AT35];LEN([.AT35])-3)" office:value-type="string" office:string-value="15" calcext:value-type="string">
            <text:p>15</text:p>
          </table:table-cell>
          <table:table-cell table:formula="of:=[.AQ35]+[.AS35]+[.AU35]" office:value-type="float" office:value="47" calcext:value-type="float">
            <text:p>47</text:p>
          </table:table-cell>
          <table:table-cell table:formula="of:=[.AV35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table:formula="of:=LEFT([.BA35];LEN([.BA35])-3)" office:value-type="string" office:string-value="26" calcext:value-type="string">
            <text:p>26</text:p>
          </table:table-cell>
          <table:table-cell office:value-type="string" calcext:value-type="string">
            <text:p>17/20</text:p>
          </table:table-cell>
          <table:table-cell table:formula="of:=LEFT([.BC35];LEN([.BC35])-3)" office:value-type="string" office:string-value="17" calcext:value-type="string">
            <text:p>17</text:p>
          </table:table-cell>
          <table:table-cell office:value-type="string" calcext:value-type="string">
            <text:p>17/30</text:p>
          </table:table-cell>
          <table:table-cell table:formula="of:=LEFT([.BE35];LEN([.BE35])-3)" office:value-type="string" office:string-value="17" calcext:value-type="string">
            <text:p>17</text:p>
          </table:table-cell>
          <table:table-cell office:value-type="string" calcext:value-type="string">
            <text:p>22/45</text:p>
          </table:table-cell>
          <table:table-cell table:formula="of:=LEFT([.BG35];LEN([.BG35])-3)" office:value-type="string" office:string-value="22" calcext:value-type="string">
            <text:p>22</text:p>
          </table:table-cell>
          <table:table-cell table:formula="of:=[.BB35]+[.BD35]+[.BF35]+[.BH35]" office:value-type="float" office:value="82" calcext:value-type="float">
            <text:p>82</text:p>
          </table:table-cell>
          <table:table-cell table:formula="of:=[.BI35]*100/150" office:value-type="float" office:value="54.6666666666667" calcext:value-type="float">
            <text:p>54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table:formula="of:=LEFT([.BN35];LEN([.BN35])-3)" office:value-type="string" office:string-value="34" calcext:value-type="string">
            <text:p>34</text:p>
          </table:table-cell>
          <table:table-cell office:value-type="string" calcext:value-type="string">
            <text:p>20/25</text:p>
          </table:table-cell>
          <table:table-cell table:formula="of:=LEFT([.BP35];LEN([.BP35])-3)" office:value-type="string" office:string-value="20" calcext:value-type="string">
            <text:p>20</text:p>
          </table:table-cell>
          <table:table-cell office:value-type="string" calcext:value-type="string">
            <text:p>22/25</text:p>
          </table:table-cell>
          <table:table-cell table:formula="of:=LEFT([.BR35];LEN([.BR35])-3)" office:value-type="string" office:string-value="22" calcext:value-type="string">
            <text:p>22</text:p>
          </table:table-cell>
          <table:table-cell table:formula="of:=[.BO35]+[.BQ35]+[.BS35]" office:value-type="float" office:value="76" calcext:value-type="float">
            <text:p>76</text:p>
          </table:table-cell>
          <table:table-cell table:formula="of:=[.BT35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2/75</text:p>
          </table:table-cell>
          <table:table-cell table:formula="of:=LEFT([.BY35];LEN([.BY35])-3)" office:value-type="string" office:string-value="52" calcext:value-type="string">
            <text:p>52</text:p>
          </table:table-cell>
          <table:table-cell office:value-type="string" calcext:value-type="string">
            <text:p>11/25</text:p>
          </table:table-cell>
          <table:table-cell table:formula="of:=LEFT([.CA35];LEN([.CA35])-3)" office:value-type="string" office:string-value="11" calcext:value-type="string">
            <text:p>11</text:p>
          </table:table-cell>
          <table:table-cell table:formula="of:=[.BZ35]+[.CB35]" office:value-type="float" office:value="63" calcext:value-type="float">
            <text:p>63</text:p>
          </table:table-cell>
          <table:table-cell table:formula="of:=[.CC35]" office:value-type="float" office:value="63" calcext:value-type="float">
            <text:p>63</text:p>
          </table:table-cell>
          <table:table-cell table:formula="of:=[.M35]+[.Z35]+[.AK35]+[.AV35]+[.BI35]+[.BT35]+[.CD35]" office:value-type="float" office:value="481" calcext:value-type="float">
            <text:p>481</text:p>
          </table:table-cell>
          <table:table-cell table:formula="of:=[.CE35]/850*100" office:value-type="float" office:value="56.5882352941177" calcext:value-type="float">
            <text:p>56.5882352941</text:p>
          </table:table-cell>
        </table:table-row>
        <table:table-row table:style-name="ro1">
          <table:table-cell office:value-type="string" calcext:value-type="string">
            <text:p>AKASH YADAV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36];LEN([.E36])-3)" office:value-type="string" office:string-value="22" calcext:value-type="string">
            <text:p>22</text:p>
          </table:table-cell>
          <table:table-cell office:value-type="string" calcext:value-type="string">
            <text:p>16/20</text:p>
          </table:table-cell>
          <table:table-cell table:formula="of:=LEFT([.G36];LEN([.G36])-3)" office:value-type="string" office:string-value="16" calcext:value-type="string">
            <text:p>16</text:p>
          </table:table-cell>
          <table:table-cell office:value-type="string" calcext:value-type="string">
            <text:p>20/30</text:p>
          </table:table-cell>
          <table:table-cell table:formula="of:=LEFT([.I36];LEN([.I36])-3)" office:value-type="string" office:string-value="20" calcext:value-type="string">
            <text:p>20</text:p>
          </table:table-cell>
          <table:table-cell office:value-type="string" calcext:value-type="string">
            <text:p>30/45</text:p>
          </table:table-cell>
          <table:table-cell table:formula="of:=LEFT([.K36];LEN([.K36])-3)" office:value-type="string" office:string-value="30" calcext:value-type="string">
            <text:p>30</text:p>
          </table:table-cell>
          <table:table-cell table:formula="of:=([.F36]+[.H36]+[.J36]+[.L36])" office:value-type="float" office:value="88" calcext:value-type="float">
            <text:p>88</text:p>
          </table:table-cell>
          <table:table-cell table:formula="of:=[.M36]*100/150" office:value-type="float" office:value="58.6666666666667" calcext:value-type="float">
            <text:p>58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6/55</text:p>
          </table:table-cell>
          <table:table-cell table:formula="of:=LEFT([.R36];LEN([.R36])-3)" office:value-type="string" office:string-value="26" calcext:value-type="string">
            <text:p>26</text:p>
          </table:table-cell>
          <table:table-cell office:value-type="string" calcext:value-type="string">
            <text:p>17/20</text:p>
          </table:table-cell>
          <table:table-cell table:formula="of:=LEFT([.T36];LEN([.T36])-3)" office:value-type="string" office:string-value="17" calcext:value-type="string">
            <text:p>17</text:p>
          </table:table-cell>
          <table:table-cell office:value-type="string" calcext:value-type="string">
            <text:p>20/30</text:p>
          </table:table-cell>
          <table:table-cell table:formula="of:=LEFT([.V36];LEN([.V36])-3)" office:value-type="string" office:string-value="20" calcext:value-type="string">
            <text:p>20</text:p>
          </table:table-cell>
          <table:table-cell office:value-type="string" calcext:value-type="string">
            <text:p>41/45</text:p>
          </table:table-cell>
          <table:table-cell table:formula="of:=LEFT([.X36];LEN([.X36])-3)" office:value-type="string" office:string-value="41" calcext:value-type="string">
            <text:p>41</text:p>
          </table:table-cell>
          <table:table-cell table:formula="of:=([.S36]+[.U36]+[.W36]+[.Y36])" office:value-type="float" office:value="104" calcext:value-type="float">
            <text:p>104</text:p>
          </table:table-cell>
          <table:table-cell table:formula="of:=[.Z36]*100/150" office:value-type="float" office:value="69.3333333333333" calcext:value-type="float">
            <text:p>69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0</text:p>
          </table:table-cell>
          <table:table-cell table:formula="of:=LEFT([.AE36];LEN([.AE36])-3)" office:value-type="string" office:string-value="6" calcext:value-type="string">
            <text:p>6</text:p>
          </table:table-cell>
          <table:table-cell office:value-type="string" calcext:value-type="string">
            <text:p>12/25</text:p>
          </table:table-cell>
          <table:table-cell table:formula="of:=LEFT([.AG36];LEN([.AG36])-3)" office:value-type="string" office:string-value="12" calcext:value-type="string">
            <text:p>12</text:p>
          </table:table-cell>
          <table:table-cell office:value-type="string" calcext:value-type="string">
            <text:p>12/25</text:p>
          </table:table-cell>
          <table:table-cell table:formula="of:=LEFT([.AI36];LEN([.AI36])-3)" office:value-type="string" office:string-value="12" calcext:value-type="string">
            <text:p>12</text:p>
          </table:table-cell>
          <table:table-cell table:formula="of:=[.AF36]+[.AH36]+[.AJ36]" office:value-type="float" office:value="30" calcext:value-type="float">
            <text:p>30</text:p>
          </table:table-cell>
          <table:table-cell table:formula="of:=[.AK3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50</text:p>
          </table:table-cell>
          <table:table-cell table:formula="of:=LEFT([.AP36];LEN([.AP36])-3)" office:value-type="string" office:string-value="10" calcext:value-type="string">
            <text:p>10</text:p>
          </table:table-cell>
          <table:table-cell office:value-type="string" calcext:value-type="string">
            <text:p>18/25</text:p>
          </table:table-cell>
          <table:table-cell table:formula="of:=LEFT([.AR36];LEN([.AR36])-3)" office:value-type="string" office:string-value="18" calcext:value-type="string">
            <text:p>18</text:p>
          </table:table-cell>
          <table:table-cell office:value-type="string" calcext:value-type="string">
            <text:p>20/25</text:p>
          </table:table-cell>
          <table:table-cell table:formula="of:=LEFT([.AT36];LEN([.AT36])-3)" office:value-type="string" office:string-value="20" calcext:value-type="string">
            <text:p>20</text:p>
          </table:table-cell>
          <table:table-cell table:formula="of:=[.AQ36]+[.AS36]+[.AU36]" office:value-type="float" office:value="48" calcext:value-type="float">
            <text:p>48</text:p>
          </table:table-cell>
          <table:table-cell table:formula="of:=[.AV36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5/55</text:p>
          </table:table-cell>
          <table:table-cell table:formula="of:=LEFT([.BA36];LEN([.BA36])-3)" office:value-type="string" office:string-value="15" calcext:value-type="string">
            <text:p>15</text:p>
          </table:table-cell>
          <table:table-cell office:value-type="string" calcext:value-type="string">
            <text:p>16/20</text:p>
          </table:table-cell>
          <table:table-cell table:formula="of:=LEFT([.BC36];LEN([.BC36])-3)" office:value-type="string" office:string-value="16" calcext:value-type="string">
            <text:p>16</text:p>
          </table:table-cell>
          <table:table-cell office:value-type="string" calcext:value-type="string">
            <text:p>14/30</text:p>
          </table:table-cell>
          <table:table-cell table:formula="of:=LEFT([.BE36];LEN([.BE36])-3)" office:value-type="string" office:string-value="14" calcext:value-type="string">
            <text:p>14</text:p>
          </table:table-cell>
          <table:table-cell office:value-type="string" calcext:value-type="string">
            <text:p>24/45</text:p>
          </table:table-cell>
          <table:table-cell table:formula="of:=LEFT([.BG36];LEN([.BG36])-3)" office:value-type="string" office:string-value="24" calcext:value-type="string">
            <text:p>24</text:p>
          </table:table-cell>
          <table:table-cell table:formula="of:=[.BB36]+[.BD36]+[.BF36]+[.BH36]" office:value-type="float" office:value="69" calcext:value-type="float">
            <text:p>69</text:p>
          </table:table-cell>
          <table:table-cell table:formula="of:=[.BI36]*100/150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4/50</text:p>
          </table:table-cell>
          <table:table-cell table:formula="of:=LEFT([.BN36];LEN([.BN36])-3)" office:value-type="string" office:string-value="34" calcext:value-type="string">
            <text:p>34</text:p>
          </table:table-cell>
          <table:table-cell office:value-type="string" calcext:value-type="string">
            <text:p>17/25</text:p>
          </table:table-cell>
          <table:table-cell table:formula="of:=LEFT([.BP36];LEN([.BP36])-3)" office:value-type="string" office:string-value="17" calcext:value-type="string">
            <text:p>17</text:p>
          </table:table-cell>
          <table:table-cell office:value-type="string" calcext:value-type="string">
            <text:p>20/25</text:p>
          </table:table-cell>
          <table:table-cell table:formula="of:=LEFT([.BR36];LEN([.BR36])-3)" office:value-type="string" office:string-value="20" calcext:value-type="string">
            <text:p>20</text:p>
          </table:table-cell>
          <table:table-cell table:formula="of:=[.BO36]+[.BQ36]+[.BS36]" office:value-type="float" office:value="71" calcext:value-type="float">
            <text:p>71</text:p>
          </table:table-cell>
          <table:table-cell table:formula="of:=[.BT36]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6/75</text:p>
          </table:table-cell>
          <table:table-cell table:formula="of:=LEFT([.BY36];LEN([.BY36])-3)" office:value-type="string" office:string-value="46" calcext:value-type="string">
            <text:p>46</text:p>
          </table:table-cell>
          <table:table-cell office:value-type="string" calcext:value-type="string">
            <text:p>12/25</text:p>
          </table:table-cell>
          <table:table-cell table:formula="of:=LEFT([.CA36];LEN([.CA36])-3)" office:value-type="string" office:string-value="12" calcext:value-type="string">
            <text:p>12</text:p>
          </table:table-cell>
          <table:table-cell table:formula="of:=[.BZ36]+[.CB36]" office:value-type="float" office:value="58" calcext:value-type="float">
            <text:p>58</text:p>
          </table:table-cell>
          <table:table-cell table:formula="of:=[.CC36]" office:value-type="float" office:value="58" calcext:value-type="float">
            <text:p>58</text:p>
          </table:table-cell>
          <table:table-cell table:formula="of:=[.M36]+[.Z36]+[.AK36]+[.AV36]+[.BI36]+[.BT36]+[.CD36]" office:value-type="float" office:value="468" calcext:value-type="float">
            <text:p>468</text:p>
          </table:table-cell>
          <table:table-cell table:formula="of:=[.CE36]/850*100" office:value-type="float" office:value="55.0588235294118" calcext:value-type="float">
            <text:p>55.0588235294</text:p>
          </table:table-cell>
        </table:table-row>
        <table:table-row table:style-name="ro1">
          <table:table-cell office:value-type="string" calcext:value-type="string">
            <text:p>PRABHAKAR DEEP TIRKEY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37];LEN([.E37])-3)" office:value-type="string" office:string-value="22" calcext:value-type="string">
            <text:p>22</text:p>
          </table:table-cell>
          <table:table-cell office:value-type="string" calcext:value-type="string">
            <text:p>14/20</text:p>
          </table:table-cell>
          <table:table-cell table:formula="of:=LEFT([.G37];LEN([.G37])-3)" office:value-type="string" office:string-value="14" calcext:value-type="string">
            <text:p>14</text:p>
          </table:table-cell>
          <table:table-cell office:value-type="string" calcext:value-type="string">
            <text:p>20/30</text:p>
          </table:table-cell>
          <table:table-cell table:formula="of:=LEFT([.I37];LEN([.I37])-3)" office:value-type="string" office:string-value="20" calcext:value-type="string">
            <text:p>20</text:p>
          </table:table-cell>
          <table:table-cell office:value-type="string" calcext:value-type="string">
            <text:p>28/45</text:p>
          </table:table-cell>
          <table:table-cell table:formula="of:=LEFT([.K37];LEN([.K37])-3)" office:value-type="string" office:string-value="28" calcext:value-type="string">
            <text:p>28</text:p>
          </table:table-cell>
          <table:table-cell table:formula="of:=([.F37]+[.H37]+[.J37]+[.L37])" office:value-type="float" office:value="84" calcext:value-type="float">
            <text:p>84</text:p>
          </table:table-cell>
          <table:table-cell table:formula="of:=[.M37]*100/150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5</text:p>
          </table:table-cell>
          <table:table-cell table:formula="of:=LEFT([.R37];LEN([.R37])-3)" office:value-type="string" office:string-value="8" calcext:value-type="string">
            <text:p>8</text:p>
          </table:table-cell>
          <table:table-cell office:value-type="string" calcext:value-type="string">
            <text:p>14/20</text:p>
          </table:table-cell>
          <table:table-cell table:formula="of:=LEFT([.T37];LEN([.T37])-3)" office:value-type="string" office:string-value="14" calcext:value-type="string">
            <text:p>14</text:p>
          </table:table-cell>
          <table:table-cell office:value-type="string" calcext:value-type="string">
            <text:p>26/30</text:p>
          </table:table-cell>
          <table:table-cell table:formula="of:=LEFT([.V37];LEN([.V37])-3)" office:value-type="string" office:string-value="26" calcext:value-type="string">
            <text:p>26</text:p>
          </table:table-cell>
          <table:table-cell office:value-type="string" calcext:value-type="string">
            <text:p>39/45</text:p>
          </table:table-cell>
          <table:table-cell table:formula="of:=LEFT([.X37];LEN([.X37])-3)" office:value-type="string" office:string-value="39" calcext:value-type="string">
            <text:p>39</text:p>
          </table:table-cell>
          <table:table-cell table:formula="of:=([.S37]+[.U37]+[.W37]+[.Y37])" office:value-type="float" office:value="87" calcext:value-type="float">
            <text:p>87</text:p>
          </table:table-cell>
          <table:table-cell table:formula="of:=[.Z37]*100/150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0</text:p>
          </table:table-cell>
          <table:table-cell table:formula="of:=LEFT([.AE37];LEN([.AE37])-3)" office:value-type="string" office:string-value="17" calcext:value-type="string">
            <text:p>17</text:p>
          </table:table-cell>
          <table:table-cell office:value-type="string" calcext:value-type="string">
            <text:p>20/25</text:p>
          </table:table-cell>
          <table:table-cell table:formula="of:=LEFT([.AG37];LEN([.AG37])-3)" office:value-type="string" office:string-value="20" calcext:value-type="string">
            <text:p>20</text:p>
          </table:table-cell>
          <table:table-cell office:value-type="string" calcext:value-type="string">
            <text:p>6/25</text:p>
          </table:table-cell>
          <table:table-cell table:formula="of:=LEFT([.AI37];LEN([.AI37])-3)" office:value-type="string" office:string-value="6" calcext:value-type="string">
            <text:p>6</text:p>
          </table:table-cell>
          <table:table-cell table:formula="of:=[.AF37]+[.AH37]+[.AJ37]" office:value-type="float" office:value="43" calcext:value-type="float">
            <text:p>43</text:p>
          </table:table-cell>
          <table:table-cell table:formula="of:=[.AK3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P37];LEN([.AP37])-3)" office:value-type="string" office:string-value="20" calcext:value-type="string">
            <text:p>20</text:p>
          </table:table-cell>
          <table:table-cell office:value-type="string" calcext:value-type="string">
            <text:p>15/25</text:p>
          </table:table-cell>
          <table:table-cell table:formula="of:=LEFT([.AR37];LEN([.AR37])-3)" office:value-type="string" office:string-value="15" calcext:value-type="string">
            <text:p>15</text:p>
          </table:table-cell>
          <table:table-cell office:value-type="string" calcext:value-type="string">
            <text:p>20/25</text:p>
          </table:table-cell>
          <table:table-cell table:formula="of:=LEFT([.AT37];LEN([.AT37])-3)" office:value-type="string" office:string-value="20" calcext:value-type="string">
            <text:p>20</text:p>
          </table:table-cell>
          <table:table-cell table:formula="of:=[.AQ37]+[.AS37]+[.AU37]" office:value-type="float" office:value="55" calcext:value-type="float">
            <text:p>55</text:p>
          </table:table-cell>
          <table:table-cell table:formula="of:=[.AV3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8/55</text:p>
          </table:table-cell>
          <table:table-cell table:formula="of:=LEFT([.BA37];LEN([.BA37])-3)" office:value-type="string" office:string-value="28" calcext:value-type="string">
            <text:p>28</text:p>
          </table:table-cell>
          <table:table-cell office:value-type="string" calcext:value-type="string">
            <text:p>14/20</text:p>
          </table:table-cell>
          <table:table-cell table:formula="of:=LEFT([.BC37];LEN([.BC37])-3)" office:value-type="string" office:string-value="14" calcext:value-type="string">
            <text:p>14</text:p>
          </table:table-cell>
          <table:table-cell office:value-type="string" calcext:value-type="string">
            <text:p>12/30</text:p>
          </table:table-cell>
          <table:table-cell table:formula="of:=LEFT([.BE37];LEN([.BE37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BG37];LEN([.BG37])-3)" office:value-type="string" office:string-value="18" calcext:value-type="string">
            <text:p>18</text:p>
          </table:table-cell>
          <table:table-cell table:formula="of:=[.BB37]+[.BD37]+[.BF37]+[.BH37]" office:value-type="float" office:value="72" calcext:value-type="float">
            <text:p>72</text:p>
          </table:table-cell>
          <table:table-cell table:formula="of:=[.BI37]*100/150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BN37];LEN([.BN37])-3)" office:value-type="string" office:string-value="20" calcext:value-type="string">
            <text:p>20</text:p>
          </table:table-cell>
          <table:table-cell office:value-type="string" calcext:value-type="string">
            <text:p>21/25</text:p>
          </table:table-cell>
          <table:table-cell table:formula="of:=LEFT([.BP37];LEN([.BP37])-3)" office:value-type="string" office:string-value="21" calcext:value-type="string">
            <text:p>21</text:p>
          </table:table-cell>
          <table:table-cell office:value-type="string" calcext:value-type="string">
            <text:p>22/25</text:p>
          </table:table-cell>
          <table:table-cell table:formula="of:=LEFT([.BR37];LEN([.BR37])-3)" office:value-type="string" office:string-value="22" calcext:value-type="string">
            <text:p>22</text:p>
          </table:table-cell>
          <table:table-cell table:formula="of:=[.BO37]+[.BQ37]+[.BS37]" office:value-type="float" office:value="63" calcext:value-type="float">
            <text:p>63</text:p>
          </table:table-cell>
          <table:table-cell table:formula="of:=[.BT37]"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8/75</text:p>
          </table:table-cell>
          <table:table-cell table:formula="of:=LEFT([.BY37];LEN([.BY37])-3)" office:value-type="string" office:string-value="48" calcext:value-type="string">
            <text:p>48</text:p>
          </table:table-cell>
          <table:table-cell office:value-type="string" calcext:value-type="string">
            <text:p>13/25</text:p>
          </table:table-cell>
          <table:table-cell table:formula="of:=LEFT([.CA37];LEN([.CA37])-3)" office:value-type="string" office:string-value="13" calcext:value-type="string">
            <text:p>13</text:p>
          </table:table-cell>
          <table:table-cell table:formula="of:=[.BZ37]+[.CB37]" office:value-type="float" office:value="61" calcext:value-type="float">
            <text:p>61</text:p>
          </table:table-cell>
          <table:table-cell table:formula="of:=[.CC37]" office:value-type="float" office:value="61" calcext:value-type="float">
            <text:p>61</text:p>
          </table:table-cell>
          <table:table-cell table:formula="of:=[.M37]+[.Z37]+[.AK37]+[.AV37]+[.BI37]+[.BT37]+[.CD37]" office:value-type="float" office:value="465" calcext:value-type="float">
            <text:p>465</text:p>
          </table:table-cell>
          <table:table-cell table:formula="of:=[.CE37]/850*100" office:value-type="float" office:value="54.7058823529412" calcext:value-type="float">
            <text:p>54.7058823529</text:p>
          </table:table-cell>
        </table:table-row>
        <table:table-row table:style-name="ro1">
          <table:table-cell office:value-type="string" calcext:value-type="string">
            <text:p>NITESH KUMAR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5</text:p>
          </table:table-cell>
          <table:table-cell table:style-name="ce1" table:formula="of:=LEFT([.E38];LEN([.E38])-3)" office:value-type="string" office:string-value="25" calcext:value-type="string">
            <text:p>25</text:p>
          </table:table-cell>
          <table:table-cell office:value-type="string" calcext:value-type="string">
            <text:p>8/20</text:p>
          </table:table-cell>
          <table:table-cell table:formula="of:=LEFT([.G38];LEN([.G38])-3)" office:value-type="string" office:string-value="8" calcext:value-type="string">
            <text:p>8</text:p>
          </table:table-cell>
          <table:table-cell office:value-type="string" calcext:value-type="string">
            <text:p>20/30</text:p>
          </table:table-cell>
          <table:table-cell table:formula="of:=LEFT([.I38];LEN([.I38])-3)" office:value-type="string" office:string-value="20" calcext:value-type="string">
            <text:p>20</text:p>
          </table:table-cell>
          <table:table-cell office:value-type="string" calcext:value-type="string">
            <text:p>20/45</text:p>
          </table:table-cell>
          <table:table-cell table:formula="of:=LEFT([.K38];LEN([.K38])-3)" office:value-type="string" office:string-value="20" calcext:value-type="string">
            <text:p>20</text:p>
          </table:table-cell>
          <table:table-cell table:formula="of:=([.F38]+[.H38]+[.J38]+[.L38])" office:value-type="float" office:value="73" calcext:value-type="float">
            <text:p>73</text:p>
          </table:table-cell>
          <table:table-cell table:formula="of:=[.M38]*100/150" office:value-type="float" office:value="48.6666666666667" calcext:value-type="float">
            <text:p>48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/55</text:p>
          </table:table-cell>
          <table:table-cell table:formula="of:=LEFT([.R38];LEN([.R38])-3)" office:value-type="string" office:string-value="23" calcext:value-type="string">
            <text:p>23</text:p>
          </table:table-cell>
          <table:table-cell office:value-type="string" calcext:value-type="string">
            <text:p>14/20</text:p>
          </table:table-cell>
          <table:table-cell table:formula="of:=LEFT([.T38];LEN([.T38])-3)" office:value-type="string" office:string-value="14" calcext:value-type="string">
            <text:p>14</text:p>
          </table:table-cell>
          <table:table-cell office:value-type="string" calcext:value-type="string">
            <text:p>22/30</text:p>
          </table:table-cell>
          <table:table-cell table:formula="of:=LEFT([.V38];LEN([.V38])-3)" office:value-type="string" office:string-value="22" calcext:value-type="string">
            <text:p>22</text:p>
          </table:table-cell>
          <table:table-cell office:value-type="string" calcext:value-type="string">
            <text:p>40/45</text:p>
          </table:table-cell>
          <table:table-cell table:formula="of:=LEFT([.X38];LEN([.X38])-3)" office:value-type="string" office:string-value="40" calcext:value-type="string">
            <text:p>40</text:p>
          </table:table-cell>
          <table:table-cell table:formula="of:=([.S38]+[.U38]+[.W38]+[.Y38])" office:value-type="float" office:value="99" calcext:value-type="float">
            <text:p>99</text:p>
          </table:table-cell>
          <table:table-cell table:formula="of:=[.Z38]*100/150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AE38];LEN([.AE38])-3)" office:value-type="string" office:string-value="20" calcext:value-type="string">
            <text:p>20</text:p>
          </table:table-cell>
          <table:table-cell office:value-type="string" calcext:value-type="string">
            <text:p>16/25</text:p>
          </table:table-cell>
          <table:table-cell table:formula="of:=LEFT([.AG38];LEN([.AG38])-3)" office:value-type="string" office:string-value="16" calcext:value-type="string">
            <text:p>16</text:p>
          </table:table-cell>
          <table:table-cell office:value-type="string" calcext:value-type="string">
            <text:p>10/25</text:p>
          </table:table-cell>
          <table:table-cell table:formula="of:=LEFT([.AI38];LEN([.AI38])-3)" office:value-type="string" office:string-value="10" calcext:value-type="string">
            <text:p>10</text:p>
          </table:table-cell>
          <table:table-cell table:formula="of:=[.AF38]+[.AH38]+[.AJ38]" office:value-type="float" office:value="46" calcext:value-type="float">
            <text:p>46</text:p>
          </table:table-cell>
          <table:table-cell table:formula="of:=[.AK3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0</text:p>
          </table:table-cell>
          <table:table-cell table:formula="of:=LEFT([.AP38];LEN([.AP38])-3)" office:value-type="string" office:string-value="8" calcext:value-type="string">
            <text:p>8</text:p>
          </table:table-cell>
          <table:table-cell office:value-type="string" calcext:value-type="string">
            <text:p>10/25</text:p>
          </table:table-cell>
          <table:table-cell table:formula="of:=LEFT([.AR38];LEN([.AR38])-3)" office:value-type="string" office:string-value="10" calcext:value-type="string">
            <text:p>10</text:p>
          </table:table-cell>
          <table:table-cell office:value-type="string" calcext:value-type="string">
            <text:p>15/25</text:p>
          </table:table-cell>
          <table:table-cell table:formula="of:=LEFT([.AT38];LEN([.AT38])-3)" office:value-type="string" office:string-value="15" calcext:value-type="string">
            <text:p>15</text:p>
          </table:table-cell>
          <table:table-cell table:formula="of:=[.AQ38]+[.AS38]+[.AU38]" office:value-type="float" office:value="33" calcext:value-type="float">
            <text:p>33</text:p>
          </table:table-cell>
          <table:table-cell table:formula="of:=[.AV38]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38];LEN([.BA38])-3)" office:value-type="string" office:string-value="22" calcext:value-type="string">
            <text:p>22</text:p>
          </table:table-cell>
          <table:table-cell office:value-type="string" calcext:value-type="string">
            <text:p>16/20</text:p>
          </table:table-cell>
          <table:table-cell table:formula="of:=LEFT([.BC38];LEN([.BC38])-3)" office:value-type="string" office:string-value="16" calcext:value-type="string">
            <text:p>16</text:p>
          </table:table-cell>
          <table:table-cell office:value-type="string" calcext:value-type="string">
            <text:p>18/30</text:p>
          </table:table-cell>
          <table:table-cell table:formula="of:=LEFT([.BE38];LEN([.BE38])-3)" office:value-type="string" office:string-value="18" calcext:value-type="string">
            <text:p>18</text:p>
          </table:table-cell>
          <table:table-cell office:value-type="string" calcext:value-type="string">
            <text:p>22/45</text:p>
          </table:table-cell>
          <table:table-cell table:formula="of:=LEFT([.BG38];LEN([.BG38])-3)" office:value-type="string" office:string-value="22" calcext:value-type="string">
            <text:p>22</text:p>
          </table:table-cell>
          <table:table-cell table:formula="of:=[.BB38]+[.BD38]+[.BF38]+[.BH38]" office:value-type="float" office:value="78" calcext:value-type="float">
            <text:p>78</text:p>
          </table:table-cell>
          <table:table-cell table:formula="of:=[.BI38]*100/150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2/50</text:p>
          </table:table-cell>
          <table:table-cell table:formula="of:=LEFT([.BN38];LEN([.BN38])-3)" office:value-type="string" office:string-value="32" calcext:value-type="string">
            <text:p>32</text:p>
          </table:table-cell>
          <table:table-cell office:value-type="string" calcext:value-type="string">
            <text:p>21/25</text:p>
          </table:table-cell>
          <table:table-cell table:formula="of:=LEFT([.BP38];LEN([.BP38])-3)" office:value-type="string" office:string-value="21" calcext:value-type="string">
            <text:p>21</text:p>
          </table:table-cell>
          <table:table-cell office:value-type="string" calcext:value-type="string">
            <text:p>21/25</text:p>
          </table:table-cell>
          <table:table-cell table:formula="of:=LEFT([.BR38];LEN([.BR38])-3)" office:value-type="string" office:string-value="21" calcext:value-type="string">
            <text:p>21</text:p>
          </table:table-cell>
          <table:table-cell table:formula="of:=[.BO38]+[.BQ38]+[.BS38]" office:value-type="float" office:value="74" calcext:value-type="float">
            <text:p>74</text:p>
          </table:table-cell>
          <table:table-cell table:formula="of:=[.BT38]"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6/75</text:p>
          </table:table-cell>
          <table:table-cell table:formula="of:=LEFT([.BY38];LEN([.BY38])-3)" office:value-type="string" office:string-value="36" calcext:value-type="string">
            <text:p>36</text:p>
          </table:table-cell>
          <table:table-cell office:value-type="string" calcext:value-type="string">
            <text:p>21/25</text:p>
          </table:table-cell>
          <table:table-cell table:formula="of:=LEFT([.CA38];LEN([.CA38])-3)" office:value-type="string" office:string-value="21" calcext:value-type="string">
            <text:p>21</text:p>
          </table:table-cell>
          <table:table-cell table:formula="of:=[.BZ38]+[.CB38]" office:value-type="float" office:value="57" calcext:value-type="float">
            <text:p>57</text:p>
          </table:table-cell>
          <table:table-cell table:formula="of:=[.CC38]" office:value-type="float" office:value="57" calcext:value-type="float">
            <text:p>57</text:p>
          </table:table-cell>
          <table:table-cell table:formula="of:=[.M38]+[.Z38]+[.AK38]+[.AV38]+[.BI38]+[.BT38]+[.CD38]" office:value-type="float" office:value="460" calcext:value-type="float">
            <text:p>460</text:p>
          </table:table-cell>
          <table:table-cell table:formula="of:=[.CE38]/850*100" office:value-type="float" office:value="54.1176470588235" calcext:value-type="float">
            <text:p>54.1176470588</text:p>
          </table:table-cell>
        </table:table-row>
        <table:table-row table:style-name="ro1">
          <table:table-cell office:value-type="string" calcext:value-type="string">
            <text:p>KIRT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39];LEN([.E39])-3)" office:value-type="string" office:string-value="22" calcext:value-type="string">
            <text:p>22</text:p>
          </table:table-cell>
          <table:table-cell office:value-type="string" calcext:value-type="string">
            <text:p>8/20</text:p>
          </table:table-cell>
          <table:table-cell table:formula="of:=LEFT([.G39];LEN([.G39])-3)" office:value-type="string" office:string-value="8" calcext:value-type="string">
            <text:p>8</text:p>
          </table:table-cell>
          <table:table-cell office:value-type="string" calcext:value-type="string">
            <text:p>20/30</text:p>
          </table:table-cell>
          <table:table-cell table:formula="of:=LEFT([.I39];LEN([.I39])-3)" office:value-type="string" office:string-value="20" calcext:value-type="string">
            <text:p>20</text:p>
          </table:table-cell>
          <table:table-cell office:value-type="string" calcext:value-type="string">
            <text:p>26/45</text:p>
          </table:table-cell>
          <table:table-cell table:formula="of:=LEFT([.K39];LEN([.K39])-3)" office:value-type="string" office:string-value="26" calcext:value-type="string">
            <text:p>26</text:p>
          </table:table-cell>
          <table:table-cell table:formula="of:=([.F39]+[.H39]+[.J39]+[.L39])" office:value-type="float" office:value="76" calcext:value-type="float">
            <text:p>76</text:p>
          </table:table-cell>
          <table:table-cell table:formula="of:=[.M39]*100/150" office:value-type="float" office:value="50.6666666666667" calcext:value-type="float">
            <text:p>50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1/55</text:p>
          </table:table-cell>
          <table:table-cell table:formula="of:=LEFT([.R39];LEN([.R39])-3)" office:value-type="string" office:string-value="31" calcext:value-type="string">
            <text:p>31</text:p>
          </table:table-cell>
          <table:table-cell office:value-type="string" calcext:value-type="string">
            <text:p>9/20</text:p>
          </table:table-cell>
          <table:table-cell table:formula="of:=LEFT([.T39];LEN([.T39])-3)" office:value-type="string" office:string-value="9" calcext:value-type="string">
            <text:p>9</text:p>
          </table:table-cell>
          <table:table-cell office:value-type="string" calcext:value-type="string">
            <text:p>18/30</text:p>
          </table:table-cell>
          <table:table-cell table:formula="of:=LEFT([.V39];LEN([.V39])-3)" office:value-type="string" office:string-value="18" calcext:value-type="string">
            <text:p>18</text:p>
          </table:table-cell>
          <table:table-cell office:value-type="string" calcext:value-type="string">
            <text:p>28/45</text:p>
          </table:table-cell>
          <table:table-cell table:formula="of:=LEFT([.X39];LEN([.X39])-3)" office:value-type="string" office:string-value="28" calcext:value-type="string">
            <text:p>28</text:p>
          </table:table-cell>
          <table:table-cell table:formula="of:=([.S39]+[.U39]+[.W39]+[.Y39])" office:value-type="float" office:value="86" calcext:value-type="float">
            <text:p>86</text:p>
          </table:table-cell>
          <table:table-cell table:formula="of:=[.Z39]*100/150" office:value-type="float" office:value="57.3333333333333" calcext:value-type="float">
            <text:p>57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/50</text:p>
          </table:table-cell>
          <table:table-cell table:formula="of:=LEFT([.AE39];LEN([.AE39])-3)" office:value-type="string" office:string-value="30" calcext:value-type="string">
            <text:p>30</text:p>
          </table:table-cell>
          <table:table-cell office:value-type="string" calcext:value-type="string">
            <text:p>5/25</text:p>
          </table:table-cell>
          <table:table-cell table:formula="of:=LEFT([.AG39];LEN([.AG39])-3)" office:value-type="string" office:string-value="5" calcext:value-type="string">
            <text:p>5</text:p>
          </table:table-cell>
          <table:table-cell office:value-type="string" calcext:value-type="string">
            <text:p>8/25</text:p>
          </table:table-cell>
          <table:table-cell table:formula="of:=LEFT([.AI39];LEN([.AI39])-3)" office:value-type="string" office:string-value="8" calcext:value-type="string">
            <text:p>8</text:p>
          </table:table-cell>
          <table:table-cell table:formula="of:=[.AF39]+[.AH39]+[.AJ39]" office:value-type="float" office:value="43" calcext:value-type="float">
            <text:p>43</text:p>
          </table:table-cell>
          <table:table-cell table:formula="of:=[.AK39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0</text:p>
          </table:table-cell>
          <table:table-cell table:formula="of:=LEFT([.AP39];LEN([.AP39])-3)" office:value-type="string" office:string-value="22" calcext:value-type="string">
            <text:p>22</text:p>
          </table:table-cell>
          <table:table-cell office:value-type="string" calcext:value-type="string">
            <text:p>10/25</text:p>
          </table:table-cell>
          <table:table-cell table:formula="of:=LEFT([.AR39];LEN([.AR39])-3)" office:value-type="string" office:string-value="10" calcext:value-type="string">
            <text:p>10</text:p>
          </table:table-cell>
          <table:table-cell office:value-type="string" calcext:value-type="string">
            <text:p>12/25</text:p>
          </table:table-cell>
          <table:table-cell table:formula="of:=LEFT([.AT39];LEN([.AT39])-3)" office:value-type="string" office:string-value="12" calcext:value-type="string">
            <text:p>12</text:p>
          </table:table-cell>
          <table:table-cell table:formula="of:=[.AQ39]+[.AS39]+[.AU39]" office:value-type="float" office:value="44" calcext:value-type="float">
            <text:p>44</text:p>
          </table:table-cell>
          <table:table-cell table:formula="of:=[.AV39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55</text:p>
          </table:table-cell>
          <table:table-cell table:formula="of:=LEFT([.BA39];LEN([.BA39])-3)" office:value-type="string" office:string-value="40" calcext:value-type="string">
            <text:p>40</text:p>
          </table:table-cell>
          <table:table-cell office:value-type="string" calcext:value-type="string">
            <text:p>16/20</text:p>
          </table:table-cell>
          <table:table-cell table:formula="of:=LEFT([.BC39];LEN([.BC39])-3)" office:value-type="string" office:string-value="16" calcext:value-type="string">
            <text:p>16</text:p>
          </table:table-cell>
          <table:table-cell office:value-type="string" calcext:value-type="string">
            <text:p>12/30</text:p>
          </table:table-cell>
          <table:table-cell table:formula="of:=LEFT([.BE39];LEN([.BE39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BG39];LEN([.BG39])-3)" office:value-type="string" office:string-value="18" calcext:value-type="string">
            <text:p>18</text:p>
          </table:table-cell>
          <table:table-cell table:formula="of:=[.BB39]+[.BD39]+[.BF39]+[.BH39]" office:value-type="float" office:value="86" calcext:value-type="float">
            <text:p>86</text:p>
          </table:table-cell>
          <table:table-cell table:formula="of:=[.BI39]*100/150" office:value-type="float" office:value="57.3333333333333" calcext:value-type="float">
            <text:p>57.3333333333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50</text:p>
          </table:table-cell>
          <table:table-cell table:formula="of:=LEFT([.BN39];LEN([.BN39])-3)" office:value-type="string" office:string-value="33" calcext:value-type="string">
            <text:p>33</text:p>
          </table:table-cell>
          <table:table-cell office:value-type="string" calcext:value-type="string">
            <text:p>15/25</text:p>
          </table:table-cell>
          <table:table-cell table:formula="of:=LEFT([.BP39];LEN([.BP39])-3)" office:value-type="string" office:string-value="15" calcext:value-type="string">
            <text:p>15</text:p>
          </table:table-cell>
          <table:table-cell office:value-type="string" calcext:value-type="string">
            <text:p>18/25</text:p>
          </table:table-cell>
          <table:table-cell table:formula="of:=LEFT([.BR39];LEN([.BR39])-3)" office:value-type="string" office:string-value="18" calcext:value-type="string">
            <text:p>18</text:p>
          </table:table-cell>
          <table:table-cell table:formula="of:=[.BO39]+[.BQ39]+[.BS39]" office:value-type="float" office:value="66" calcext:value-type="float">
            <text:p>66</text:p>
          </table:table-cell>
          <table:table-cell table:formula="of:=[.BT39]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1/75</text:p>
          </table:table-cell>
          <table:table-cell table:formula="of:=LEFT([.BY39];LEN([.BY39])-3)" office:value-type="string" office:string-value="41" calcext:value-type="string">
            <text:p>41</text:p>
          </table:table-cell>
          <table:table-cell office:value-type="string" calcext:value-type="string">
            <text:p>15/25</text:p>
          </table:table-cell>
          <table:table-cell table:formula="of:=LEFT([.CA39];LEN([.CA39])-3)" office:value-type="string" office:string-value="15" calcext:value-type="string">
            <text:p>15</text:p>
          </table:table-cell>
          <table:table-cell table:formula="of:=[.BZ39]+[.CB39]" office:value-type="float" office:value="56" calcext:value-type="float">
            <text:p>56</text:p>
          </table:table-cell>
          <table:table-cell table:formula="of:=[.CC39]" office:value-type="float" office:value="56" calcext:value-type="float">
            <text:p>56</text:p>
          </table:table-cell>
          <table:table-cell table:formula="of:=[.M39]+[.Z39]+[.AK39]+[.AV39]+[.BI39]+[.BT39]+[.CD39]" office:value-type="float" office:value="457" calcext:value-type="float">
            <text:p>457</text:p>
          </table:table-cell>
          <table:table-cell table:formula="of:=[.CE39]/850*100" office:value-type="float" office:value="53.7647058823529" calcext:value-type="float">
            <text:p>53.7647058824</text:p>
          </table:table-cell>
        </table:table-row>
        <table:table-row table:style-name="ro1">
          <table:table-cell office:value-type="string" calcext:value-type="string">
            <text:p>ANAND RATNA RAWAT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40];LEN([.E40])-3)" office:value-type="string" office:string-value="22" calcext:value-type="string">
            <text:p>22</text:p>
          </table:table-cell>
          <table:table-cell office:value-type="string" calcext:value-type="string">
            <text:p>8/20</text:p>
          </table:table-cell>
          <table:table-cell table:formula="of:=LEFT([.G40];LEN([.G40])-3)" office:value-type="string" office:string-value="8" calcext:value-type="string">
            <text:p>8</text:p>
          </table:table-cell>
          <table:table-cell office:value-type="string" calcext:value-type="string">
            <text:p>14/30</text:p>
          </table:table-cell>
          <table:table-cell table:formula="of:=LEFT([.I40];LEN([.I40])-3)" office:value-type="string" office:string-value="14" calcext:value-type="string">
            <text:p>14</text:p>
          </table:table-cell>
          <table:table-cell office:value-type="string" calcext:value-type="string">
            <text:p>20/45</text:p>
          </table:table-cell>
          <table:table-cell table:formula="of:=LEFT([.K40];LEN([.K40])-3)" office:value-type="string" office:string-value="20" calcext:value-type="string">
            <text:p>20</text:p>
          </table:table-cell>
          <table:table-cell table:formula="of:=([.F40]+[.H40]+[.J40]+[.L40])" office:value-type="float" office:value="64" calcext:value-type="float">
            <text:p>64</text:p>
          </table:table-cell>
          <table:table-cell table:formula="of:=[.M40]*100/150" office:value-type="float" office:value="42.6666666666667" calcext:value-type="float">
            <text:p>42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5</text:p>
          </table:table-cell>
          <table:table-cell table:formula="of:=LEFT([.R40];LEN([.R40])-3)" office:value-type="string" office:string-value="12" calcext:value-type="string">
            <text:p>12</text:p>
          </table:table-cell>
          <table:table-cell office:value-type="string" calcext:value-type="string">
            <text:p>14/20</text:p>
          </table:table-cell>
          <table:table-cell table:formula="of:=LEFT([.T40];LEN([.T40])-3)" office:value-type="string" office:string-value="14" calcext:value-type="string">
            <text:p>14</text:p>
          </table:table-cell>
          <table:table-cell office:value-type="string" calcext:value-type="string">
            <text:p>22/30</text:p>
          </table:table-cell>
          <table:table-cell table:formula="of:=LEFT([.V40];LEN([.V40])-3)" office:value-type="string" office:string-value="22" calcext:value-type="string">
            <text:p>22</text:p>
          </table:table-cell>
          <table:table-cell office:value-type="string" calcext:value-type="string">
            <text:p>36/45</text:p>
          </table:table-cell>
          <table:table-cell table:formula="of:=LEFT([.X40];LEN([.X40])-3)" office:value-type="string" office:string-value="36" calcext:value-type="string">
            <text:p>36</text:p>
          </table:table-cell>
          <table:table-cell table:formula="of:=([.S40]+[.U40]+[.W40]+[.Y40])" office:value-type="float" office:value="84" calcext:value-type="float">
            <text:p>84</text:p>
          </table:table-cell>
          <table:table-cell table:formula="of:=[.Z40]*100/150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/50</text:p>
          </table:table-cell>
          <table:table-cell table:formula="of:=LEFT([.AE40];LEN([.AE40])-3)" office:value-type="string" office:string-value="11" calcext:value-type="string">
            <text:p>11</text:p>
          </table:table-cell>
          <table:table-cell office:value-type="string" calcext:value-type="string">
            <text:p>6/25</text:p>
          </table:table-cell>
          <table:table-cell table:formula="of:=LEFT([.AG40];LEN([.AG40])-3)" office:value-type="string" office:string-value="6" calcext:value-type="string">
            <text:p>6</text:p>
          </table:table-cell>
          <table:table-cell office:value-type="string" calcext:value-type="string">
            <text:p>10/25</text:p>
          </table:table-cell>
          <table:table-cell table:formula="of:=LEFT([.AI40];LEN([.AI40])-3)" office:value-type="string" office:string-value="10" calcext:value-type="string">
            <text:p>10</text:p>
          </table:table-cell>
          <table:table-cell table:formula="of:=[.AF40]+[.AH40]+[.AJ40]" office:value-type="float" office:value="27" calcext:value-type="float">
            <text:p>27</text:p>
          </table:table-cell>
          <table:table-cell table:formula="of:=[.AK40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/50</text:p>
          </table:table-cell>
          <table:table-cell table:formula="of:=LEFT([.AP40];LEN([.AP40])-3)" office:value-type="string" office:string-value="9" calcext:value-type="string">
            <text:p>9</text:p>
          </table:table-cell>
          <table:table-cell office:value-type="string" calcext:value-type="string">
            <text:p>10/25</text:p>
          </table:table-cell>
          <table:table-cell table:formula="of:=LEFT([.AR40];LEN([.AR40])-3)" office:value-type="string" office:string-value="10" calcext:value-type="string">
            <text:p>10</text:p>
          </table:table-cell>
          <table:table-cell office:value-type="string" calcext:value-type="string">
            <text:p>10/25</text:p>
          </table:table-cell>
          <table:table-cell table:formula="of:=LEFT([.AT40];LEN([.AT40])-3)" office:value-type="string" office:string-value="10" calcext:value-type="string">
            <text:p>10</text:p>
          </table:table-cell>
          <table:table-cell table:formula="of:=[.AQ40]+[.AS40]+[.AU40]" office:value-type="float" office:value="29" calcext:value-type="float">
            <text:p>29</text:p>
          </table:table-cell>
          <table:table-cell table:formula="of:=[.AV40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/55</text:p>
          </table:table-cell>
          <table:table-cell table:formula="of:=LEFT([.BA40];LEN([.BA40])-3)" office:value-type="string" office:string-value="17" calcext:value-type="string">
            <text:p>17</text:p>
          </table:table-cell>
          <table:table-cell office:value-type="string" calcext:value-type="string">
            <text:p>10/20</text:p>
          </table:table-cell>
          <table:table-cell table:formula="of:=LEFT([.BC40];LEN([.BC40])-3)" office:value-type="string" office:string-value="10" calcext:value-type="string">
            <text:p>10</text:p>
          </table:table-cell>
          <table:table-cell office:value-type="string" calcext:value-type="string">
            <text:p>12/30</text:p>
          </table:table-cell>
          <table:table-cell table:formula="of:=LEFT([.BE40];LEN([.BE40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BG40];LEN([.BG40])-3)" office:value-type="string" office:string-value="18" calcext:value-type="string">
            <text:p>18</text:p>
          </table:table-cell>
          <table:table-cell table:formula="of:=[.BB40]+[.BD40]+[.BF40]+[.BH40]" office:value-type="float" office:value="57" calcext:value-type="float">
            <text:p>57</text:p>
          </table:table-cell>
          <table:table-cell table:formula="of:=[.BI40]*100/150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BN40];LEN([.BN40])-3)" office:value-type="string" office:string-value="20" calcext:value-type="string">
            <text:p>20</text:p>
          </table:table-cell>
          <table:table-cell office:value-type="string" calcext:value-type="string">
            <text:p>15/25</text:p>
          </table:table-cell>
          <table:table-cell table:formula="of:=LEFT([.BP40];LEN([.BP40])-3)" office:value-type="string" office:string-value="15" calcext:value-type="string">
            <text:p>15</text:p>
          </table:table-cell>
          <table:table-cell office:value-type="string" calcext:value-type="string">
            <text:p>22/25</text:p>
          </table:table-cell>
          <table:table-cell table:formula="of:=LEFT([.BR40];LEN([.BR40])-3)" office:value-type="string" office:string-value="22" calcext:value-type="string">
            <text:p>22</text:p>
          </table:table-cell>
          <table:table-cell table:formula="of:=[.BO40]+[.BQ40]+[.BS40]" office:value-type="float" office:value="57" calcext:value-type="float">
            <text:p>57</text:p>
          </table:table-cell>
          <table:table-cell table:formula="of:=[.BT40]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0/75</text:p>
          </table:table-cell>
          <table:table-cell table:formula="of:=LEFT([.BY40];LEN([.BY40])-3)" office:value-type="string" office:string-value="40" calcext:value-type="string">
            <text:p>40</text:p>
          </table:table-cell>
          <table:table-cell office:value-type="string" calcext:value-type="string">
            <text:p>12/25</text:p>
          </table:table-cell>
          <table:table-cell table:formula="of:=LEFT([.CA40];LEN([.CA40])-3)" office:value-type="string" office:string-value="12" calcext:value-type="string">
            <text:p>12</text:p>
          </table:table-cell>
          <table:table-cell table:formula="of:=[.BZ40]+[.CB40]" office:value-type="float" office:value="52" calcext:value-type="float">
            <text:p>52</text:p>
          </table:table-cell>
          <table:table-cell table:formula="of:=[.CC40]" office:value-type="float" office:value="52" calcext:value-type="float">
            <text:p>52</text:p>
          </table:table-cell>
          <table:table-cell table:formula="of:=[.M40]+[.Z40]+[.AK40]+[.AV40]+[.BI40]+[.BT40]+[.CD40]" office:value-type="float" office:value="370" calcext:value-type="float">
            <text:p>370</text:p>
          </table:table-cell>
          <table:table-cell table:formula="of:=[.CE40]/850*100" office:value-type="float" office:value="43.5294117647059" calcext:value-type="float">
            <text:p>43.5294117647</text:p>
          </table:table-cell>
        </table:table-row>
        <table:table-row table:style-name="ro1">
          <table:table-cell office:value-type="string" calcext:value-type="string">
            <text:p>BHAWNA MAHARAN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style-name="ce1" table:formula="of:=LEFT([.E41];LEN([.E41])-3)" office:value-type="string" office:string-value="22" calcext:value-type="string">
            <text:p>22</text:p>
          </table:table-cell>
          <table:table-cell office:value-type="string" calcext:value-type="string">
            <text:p>8/20</text:p>
          </table:table-cell>
          <table:table-cell table:formula="of:=LEFT([.G41];LEN([.G41])-3)" office:value-type="string" office:string-value="8" calcext:value-type="string">
            <text:p>8</text:p>
          </table:table-cell>
          <table:table-cell office:value-type="string" calcext:value-type="string">
            <text:p>20/30</text:p>
          </table:table-cell>
          <table:table-cell table:formula="of:=LEFT([.I41];LEN([.I41])-3)" office:value-type="string" office:string-value="20" calcext:value-type="string">
            <text:p>20</text:p>
          </table:table-cell>
          <table:table-cell office:value-type="string" calcext:value-type="string">
            <text:p>23/45</text:p>
          </table:table-cell>
          <table:table-cell table:formula="of:=LEFT([.K41];LEN([.K41])-3)" office:value-type="string" office:string-value="23" calcext:value-type="string">
            <text:p>23</text:p>
          </table:table-cell>
          <table:table-cell table:formula="of:=([.F41]+[.H41]+[.J41]+[.L41])" office:value-type="float" office:value="73" calcext:value-type="float">
            <text:p>73</text:p>
          </table:table-cell>
          <table:table-cell table:formula="of:=[.M41]*100/150" office:value-type="float" office:value="48.6666666666667" calcext:value-type="float">
            <text:p>48.6666666667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R41];LEN([.R41])-3)" office:value-type="string" office:string-value="22" calcext:value-type="string">
            <text:p>22</text:p>
          </table:table-cell>
          <table:table-cell office:value-type="string" calcext:value-type="string">
            <text:p>14/20</text:p>
          </table:table-cell>
          <table:table-cell table:formula="of:=LEFT([.T41];LEN([.T41])-3)" office:value-type="string" office:string-value="14" calcext:value-type="string">
            <text:p>14</text:p>
          </table:table-cell>
          <table:table-cell office:value-type="string" calcext:value-type="string">
            <text:p>13/30</text:p>
          </table:table-cell>
          <table:table-cell table:formula="of:=LEFT([.V41];LEN([.V41])-3)" office:value-type="string" office:string-value="13" calcext:value-type="string">
            <text:p>13</text:p>
          </table:table-cell>
          <table:table-cell office:value-type="string" calcext:value-type="string">
            <text:p>33/45</text:p>
          </table:table-cell>
          <table:table-cell table:formula="of:=LEFT([.X41];LEN([.X41])-3)" office:value-type="string" office:string-value="33" calcext:value-type="string">
            <text:p>33</text:p>
          </table:table-cell>
          <table:table-cell table:formula="of:=([.S41]+[.U41]+[.W41]+[.Y41])" office:value-type="float" office:value="82" calcext:value-type="float">
            <text:p>82</text:p>
          </table:table-cell>
          <table:table-cell table:formula="of:=[.Z41]*100/150" office:value-type="float" office:value="54.6666666666667" calcext:value-type="float">
            <text:p>54.6666666667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5/50</text:p>
          </table:table-cell>
          <table:table-cell table:formula="of:=LEFT([.AE41];LEN([.AE41])-3)" office:value-type="string" office:string-value="25" calcext:value-type="string">
            <text:p>25</text:p>
          </table:table-cell>
          <table:table-cell office:value-type="string" calcext:value-type="string">
            <text:p>10/25</text:p>
          </table:table-cell>
          <table:table-cell table:formula="of:=LEFT([.AG41];LEN([.AG41])-3)" office:value-type="string" office:string-value="10" calcext:value-type="string">
            <text:p>10</text:p>
          </table:table-cell>
          <table:table-cell office:value-type="string" calcext:value-type="string">
            <text:p>8/25</text:p>
          </table:table-cell>
          <table:table-cell table:formula="of:=LEFT([.AI41];LEN([.AI41])-3)" office:value-type="string" office:string-value="8" calcext:value-type="string">
            <text:p>8</text:p>
          </table:table-cell>
          <table:table-cell table:formula="of:=[.AF41]+[.AH41]+[.AJ41]" office:value-type="float" office:value="43" calcext:value-type="float">
            <text:p>43</text:p>
          </table:table-cell>
          <table:table-cell table:formula="of:=[.AK4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/50</text:p>
          </table:table-cell>
          <table:table-cell table:formula="of:=LEFT([.AP41];LEN([.AP41])-3)" office:value-type="string" office:string-value="9" calcext:value-type="string">
            <text:p>9</text:p>
          </table:table-cell>
          <table:table-cell office:value-type="string" calcext:value-type="string">
            <text:p>0/25</text:p>
          </table:table-cell>
          <table:table-cell table:formula="of:=LEFT([.AR41];LEN([.AR41])-3)" office:value-type="string" office:string-value="0" calcext:value-type="string">
            <text:p>0</text:p>
          </table:table-cell>
          <table:table-cell office:value-type="string" calcext:value-type="string">
            <text:p>10/25</text:p>
          </table:table-cell>
          <table:table-cell table:formula="of:=LEFT([.AT41];LEN([.AT41])-3)" office:value-type="string" office:string-value="10" calcext:value-type="string">
            <text:p>10</text:p>
          </table:table-cell>
          <table:table-cell table:formula="of:=[.AQ41]+[.AS41]+[.AU41]" office:value-type="float" office:value="19" calcext:value-type="float">
            <text:p>19</text:p>
          </table:table-cell>
          <table:table-cell table:formula="of:=[.AV41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/55</text:p>
          </table:table-cell>
          <table:table-cell table:formula="of:=LEFT([.BA41];LEN([.BA41])-3)" office:value-type="string" office:string-value="5" calcext:value-type="string">
            <text:p>5</text:p>
          </table:table-cell>
          <table:table-cell office:value-type="string" calcext:value-type="string">
            <text:p>16/20</text:p>
          </table:table-cell>
          <table:table-cell table:formula="of:=LEFT([.BC41];LEN([.BC41])-3)" office:value-type="string" office:string-value="16" calcext:value-type="string">
            <text:p>16</text:p>
          </table:table-cell>
          <table:table-cell office:value-type="string" calcext:value-type="string">
            <text:p>15/30</text:p>
          </table:table-cell>
          <table:table-cell table:formula="of:=LEFT([.BE41];LEN([.BE41])-3)" office:value-type="string" office:string-value="15" calcext:value-type="string">
            <text:p>15</text:p>
          </table:table-cell>
          <table:table-cell office:value-type="string" calcext:value-type="string">
            <text:p>25/45</text:p>
          </table:table-cell>
          <table:table-cell table:formula="of:=LEFT([.BG41];LEN([.BG41])-3)" office:value-type="string" office:string-value="25" calcext:value-type="string">
            <text:p>25</text:p>
          </table:table-cell>
          <table:table-cell table:formula="of:=[.BB41]+[.BD41]+[.BF41]+[.BH41]" office:value-type="float" office:value="61" calcext:value-type="float">
            <text:p>61</text:p>
          </table:table-cell>
          <table:table-cell table:formula="of:=[.BI41]*100/150" office:value-type="float" office:value="40.6666666666667" calcext:value-type="float">
            <text:p>40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0</text:p>
          </table:table-cell>
          <table:table-cell table:formula="of:=LEFT([.BN41];LEN([.BN41])-3)" office:value-type="string" office:string-value="4" calcext:value-type="string">
            <text:p>4</text:p>
          </table:table-cell>
          <table:table-cell office:value-type="string" calcext:value-type="string">
            <text:p>15/25</text:p>
          </table:table-cell>
          <table:table-cell table:formula="of:=LEFT([.BP41];LEN([.BP41])-3)" office:value-type="string" office:string-value="15" calcext:value-type="string">
            <text:p>15</text:p>
          </table:table-cell>
          <table:table-cell office:value-type="string" calcext:value-type="string">
            <text:p>0/25</text:p>
          </table:table-cell>
          <table:table-cell table:formula="of:=LEFT([.BR41];LEN([.BR41])-3)" office:value-type="string" office:string-value="0" calcext:value-type="string">
            <text:p>0</text:p>
          </table:table-cell>
          <table:table-cell table:formula="of:=[.BO41]+[.BQ41]+[.BS41]" office:value-type="float" office:value="19" calcext:value-type="float">
            <text:p>19</text:p>
          </table:table-cell>
          <table:table-cell table:formula="of:=[.BT41]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75</text:p>
          </table:table-cell>
          <table:table-cell table:formula="of:=LEFT([.BY41];LEN([.BY41])-3)" office:value-type="string" office:string-value="10" calcext:value-type="string">
            <text:p>10</text:p>
          </table:table-cell>
          <table:table-cell office:value-type="string" calcext:value-type="string">
            <text:p>12/25</text:p>
          </table:table-cell>
          <table:table-cell table:formula="of:=LEFT([.CA41];LEN([.CA41])-3)" office:value-type="string" office:string-value="12" calcext:value-type="string">
            <text:p>12</text:p>
          </table:table-cell>
          <table:table-cell table:formula="of:=[.BZ41]+[.CB41]" office:value-type="float" office:value="22" calcext:value-type="float">
            <text:p>22</text:p>
          </table:table-cell>
          <table:table-cell table:formula="of:=[.CC41]" office:value-type="float" office:value="22" calcext:value-type="float">
            <text:p>22</text:p>
          </table:table-cell>
          <table:table-cell table:formula="of:=[.M41]+[.Z41]+[.AK41]+[.AV41]+[.BI41]+[.BT41]+[.CD41]" office:value-type="float" office:value="319" calcext:value-type="float">
            <text:p>319</text:p>
          </table:table-cell>
          <table:table-cell table:formula="of:=[.CE41]/850*100" office:value-type="float" office:value="37.5294117647059" calcext:value-type="float">
            <text:p>37.5294117647</text:p>
          </table:table-cell>
        </table:table-row>
        <table:table-row table:style-name="ro1">
          <table:table-cell office:value-type="string" calcext:value-type="string">
            <text:p>SAUMYA KUMARI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/55</text:p>
          </table:table-cell>
          <table:table-cell table:style-name="ce1" table:formula="of:=LEFT([.E42];LEN([.E42])-3)" office:value-type="string" office:string-value="2" calcext:value-type="string">
            <text:p>2</text:p>
          </table:table-cell>
          <table:table-cell office:value-type="string" calcext:value-type="string">
            <text:p>0/20</text:p>
          </table:table-cell>
          <table:table-cell table:formula="of:=LEFT([.G42];LEN([.G42])-3)" office:value-type="string" office:string-value="0" calcext:value-type="string">
            <text:p>0</text:p>
          </table:table-cell>
          <table:table-cell office:value-type="string" calcext:value-type="string">
            <text:p>14/30</text:p>
          </table:table-cell>
          <table:table-cell table:formula="of:=LEFT([.I42];LEN([.I42])-3)" office:value-type="string" office:string-value="14" calcext:value-type="string">
            <text:p>14</text:p>
          </table:table-cell>
          <table:table-cell office:value-type="string" calcext:value-type="string">
            <text:p>20/45</text:p>
          </table:table-cell>
          <table:table-cell table:formula="of:=LEFT([.K42];LEN([.K42])-3)" office:value-type="string" office:string-value="20" calcext:value-type="string">
            <text:p>20</text:p>
          </table:table-cell>
          <table:table-cell table:formula="of:=([.F42]+[.H42]+[.J42]+[.L42])" office:value-type="float" office:value="36" calcext:value-type="float">
            <text:p>36</text:p>
          </table:table-cell>
          <table:table-cell table:formula="of:=[.M42]*100/15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/55</text:p>
          </table:table-cell>
          <table:table-cell table:formula="of:=LEFT([.R42];LEN([.R42])-3)" office:value-type="string" office:string-value="8" calcext:value-type="string">
            <text:p>8</text:p>
          </table:table-cell>
          <table:table-cell office:value-type="string" calcext:value-type="string">
            <text:p>10/20</text:p>
          </table:table-cell>
          <table:table-cell table:formula="of:=LEFT([.T42];LEN([.T42])-3)" office:value-type="string" office:string-value="10" calcext:value-type="string">
            <text:p>10</text:p>
          </table:table-cell>
          <table:table-cell office:value-type="string" calcext:value-type="string">
            <text:p>12/30</text:p>
          </table:table-cell>
          <table:table-cell table:formula="of:=LEFT([.V42];LEN([.V42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X42];LEN([.X42])-3)" office:value-type="string" office:string-value="18" calcext:value-type="string">
            <text:p>18</text:p>
          </table:table-cell>
          <table:table-cell table:formula="of:=([.S42]+[.U42]+[.W42]+[.Y42])" office:value-type="float" office:value="48" calcext:value-type="float">
            <text:p>48</text:p>
          </table:table-cell>
          <table:table-cell table:formula="of:=[.Z42]*100/150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0</text:p>
          </table:table-cell>
          <table:table-cell table:formula="of:=LEFT([.AE42];LEN([.AE42])-3)" office:value-type="string" office:string-value="13" calcext:value-type="string">
            <text:p>13</text:p>
          </table:table-cell>
          <table:table-cell office:value-type="string" calcext:value-type="string">
            <text:p>6/25</text:p>
          </table:table-cell>
          <table:table-cell table:formula="of:=LEFT([.AG42];LEN([.AG42])-3)" office:value-type="string" office:string-value="6" calcext:value-type="string">
            <text:p>6</text:p>
          </table:table-cell>
          <table:table-cell office:value-type="string" calcext:value-type="string">
            <text:p>8/25</text:p>
          </table:table-cell>
          <table:table-cell table:formula="of:=LEFT([.AI42];LEN([.AI42])-3)" office:value-type="string" office:string-value="8" calcext:value-type="string">
            <text:p>8</text:p>
          </table:table-cell>
          <table:table-cell table:formula="of:=[.AF42]+[.AH42]+[.AJ42]" office:value-type="float" office:value="27" calcext:value-type="float">
            <text:p>27</text:p>
          </table:table-cell>
          <table:table-cell table:formula="of:=[.AK42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0</text:p>
          </table:table-cell>
          <table:table-cell table:formula="of:=LEFT([.AP42];LEN([.AP42])-3)" office:value-type="string" office:string-value="4" calcext:value-type="string">
            <text:p>4</text:p>
          </table:table-cell>
          <table:table-cell office:value-type="string" calcext:value-type="string">
            <text:p>0/25</text:p>
          </table:table-cell>
          <table:table-cell table:formula="of:=LEFT([.AR42];LEN([.AR42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AT42];LEN([.AT42])-3)" office:value-type="string" office:string-value="0" calcext:value-type="string">
            <text:p>0</text:p>
          </table:table-cell>
          <table:table-cell table:formula="of:=[.AQ42]+[.AS42]+[.AU42]" office:value-type="float" office:value="4" calcext:value-type="float">
            <text:p>4</text:p>
          </table:table-cell>
          <table:table-cell table:formula="of:=[.AV4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/55</text:p>
          </table:table-cell>
          <table:table-cell table:formula="of:=LEFT([.BA42];LEN([.BA42])-3)" office:value-type="string" office:string-value="22" calcext:value-type="string">
            <text:p>22</text:p>
          </table:table-cell>
          <table:table-cell office:value-type="string" calcext:value-type="string">
            <text:p>8/20</text:p>
          </table:table-cell>
          <table:table-cell table:formula="of:=LEFT([.BC42];LEN([.BC42])-3)" office:value-type="string" office:string-value="8" calcext:value-type="string">
            <text:p>8</text:p>
          </table:table-cell>
          <table:table-cell office:value-type="string" calcext:value-type="string">
            <text:p>12/30</text:p>
          </table:table-cell>
          <table:table-cell table:formula="of:=LEFT([.BE42];LEN([.BE42])-3)" office:value-type="string" office:string-value="12" calcext:value-type="string">
            <text:p>12</text:p>
          </table:table-cell>
          <table:table-cell office:value-type="string" calcext:value-type="string">
            <text:p>18/45</text:p>
          </table:table-cell>
          <table:table-cell table:formula="of:=LEFT([.BG42];LEN([.BG42])-3)" office:value-type="string" office:string-value="18" calcext:value-type="string">
            <text:p>18</text:p>
          </table:table-cell>
          <table:table-cell table:formula="of:=[.BB42]+[.BD42]+[.BF42]+[.BH42]" office:value-type="float" office:value="60" calcext:value-type="float">
            <text:p>60</text:p>
          </table:table-cell>
          <table:table-cell table:formula="of:=[.BI42]*100/150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50</text:p>
          </table:table-cell>
          <table:table-cell table:formula="of:=LEFT([.BN42];LEN([.BN42])-3)" office:value-type="string" office:string-value="20" calcext:value-type="string">
            <text:p>20</text:p>
          </table:table-cell>
          <table:table-cell office:value-type="string" calcext:value-type="string">
            <text:p>14/25</text:p>
          </table:table-cell>
          <table:table-cell table:formula="of:=LEFT([.BP42];LEN([.BP42])-3)" office:value-type="string" office:string-value="14" calcext:value-type="string">
            <text:p>14</text:p>
          </table:table-cell>
          <table:table-cell office:value-type="string" calcext:value-type="string">
            <text:p>18/25</text:p>
          </table:table-cell>
          <table:table-cell table:formula="of:=LEFT([.BR42];LEN([.BR42])-3)" office:value-type="string" office:string-value="18" calcext:value-type="string">
            <text:p>18</text:p>
          </table:table-cell>
          <table:table-cell table:formula="of:=[.BO42]+[.BQ42]+[.BS42]" office:value-type="float" office:value="52" calcext:value-type="float">
            <text:p>52</text:p>
          </table:table-cell>
          <table:table-cell table:formula="of:=[.BT42]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3/75</text:p>
          </table:table-cell>
          <table:table-cell table:formula="of:=LEFT([.BY42];LEN([.BY42])-3)" office:value-type="string" office:string-value="33" calcext:value-type="string">
            <text:p>33</text:p>
          </table:table-cell>
          <table:table-cell office:value-type="string" calcext:value-type="string">
            <text:p>17/25</text:p>
          </table:table-cell>
          <table:table-cell table:formula="of:=LEFT([.CA42];LEN([.CA42])-3)" office:value-type="string" office:string-value="17" calcext:value-type="string">
            <text:p>17</text:p>
          </table:table-cell>
          <table:table-cell table:formula="of:=[.BZ42]+[.CB42]" office:value-type="float" office:value="50" calcext:value-type="float">
            <text:p>50</text:p>
          </table:table-cell>
          <table:table-cell table:formula="of:=[.CC42]" office:value-type="float" office:value="50" calcext:value-type="float">
            <text:p>50</text:p>
          </table:table-cell>
          <table:table-cell table:formula="of:=[.M42]+[.Z42]+[.AK42]+[.AV42]+[.BI42]+[.BT42]+[.CD42]" office:value-type="float" office:value="277" calcext:value-type="float">
            <text:p>277</text:p>
          </table:table-cell>
          <table:table-cell table:formula="of:=[.CE42]/850*100" office:value-type="float" office:value="32.5882352941176" calcext:value-type="float">
            <text:p>32.5882352941</text:p>
          </table:table-cell>
        </table:table-row>
        <table:table-row table:style-name="ro1">
          <table:table-cell office:value-type="string" calcext:value-type="string">
            <text:p>SUNNY KOS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/55</text:p>
          </table:table-cell>
          <table:table-cell table:style-name="ce1" table:formula="of:=LEFT([.E43];LEN([.E43])-3)" office:value-type="string" office:string-value="12" calcext:value-type="string">
            <text:p>12</text:p>
          </table:table-cell>
          <table:table-cell office:value-type="string" calcext:value-type="string">
            <text:p>0/20</text:p>
          </table:table-cell>
          <table:table-cell table:formula="of:=LEFT([.G43];LEN([.G43])-3)" office:value-type="string" office:string-value="0" calcext:value-type="string">
            <text:p>0</text:p>
          </table:table-cell>
          <table:table-cell office:value-type="string" calcext:value-type="string">
            <text:p>0/30</text:p>
          </table:table-cell>
          <table:table-cell table:formula="of:=LEFT([.I43];LEN([.I43])-3)" office:value-type="string" office:string-value="0" calcext:value-type="string">
            <text:p>0</text:p>
          </table:table-cell>
          <table:table-cell office:value-type="string" calcext:value-type="string">
            <text:p>20/45</text:p>
          </table:table-cell>
          <table:table-cell table:formula="of:=LEFT([.K43];LEN([.K43])-3)" office:value-type="string" office:string-value="20" calcext:value-type="string">
            <text:p>20</text:p>
          </table:table-cell>
          <table:table-cell table:formula="of:=([.F43]+[.H43]+[.J43]+[.L43])" office:value-type="float" office:value="32" calcext:value-type="float">
            <text:p>32</text:p>
          </table:table-cell>
          <table:table-cell table:formula="of:=[.M43]*100/150" office:value-type="float" office:value="21.3333333333333" calcext:value-type="float">
            <text:p>21.3333333333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/55</text:p>
          </table:table-cell>
          <table:table-cell table:formula="of:=LEFT([.R43];LEN([.R43])-3)" office:value-type="string" office:string-value="13" calcext:value-type="string">
            <text:p>13</text:p>
          </table:table-cell>
          <table:table-cell office:value-type="string" calcext:value-type="string">
            <text:p>11/20</text:p>
          </table:table-cell>
          <table:table-cell table:formula="of:=LEFT([.T43];LEN([.T43])-3)" office:value-type="string" office:string-value="11" calcext:value-type="string">
            <text:p>11</text:p>
          </table:table-cell>
          <table:table-cell office:value-type="string" calcext:value-type="string">
            <text:p>12/30</text:p>
          </table:table-cell>
          <table:table-cell table:formula="of:=LEFT([.V43];LEN([.V43])-3)" office:value-type="string" office:string-value="12" calcext:value-type="string">
            <text:p>12</text:p>
          </table:table-cell>
          <table:table-cell office:value-type="string" calcext:value-type="string">
            <text:p>20/45</text:p>
          </table:table-cell>
          <table:table-cell table:formula="of:=LEFT([.X43];LEN([.X43])-3)" office:value-type="string" office:string-value="20" calcext:value-type="string">
            <text:p>20</text:p>
          </table:table-cell>
          <table:table-cell table:formula="of:=([.S43]+[.U43]+[.W43]+[.Y43])" office:value-type="float" office:value="56" calcext:value-type="float">
            <text:p>56</text:p>
          </table:table-cell>
          <table:table-cell table:formula="of:=[.Z43]*100/150" office:value-type="float" office:value="37.3333333333333" calcext:value-type="float">
            <text:p>37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/50</text:p>
          </table:table-cell>
          <table:table-cell table:formula="of:=LEFT([.AE43];LEN([.AE43])-3)" office:value-type="string" office:string-value="7" calcext:value-type="string">
            <text:p>7</text:p>
          </table:table-cell>
          <table:table-cell office:value-type="string" calcext:value-type="string">
            <text:p>0/25</text:p>
          </table:table-cell>
          <table:table-cell table:formula="of:=LEFT([.AG43];LEN([.AG43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AI43];LEN([.AI43])-3)" office:value-type="string" office:string-value="0" calcext:value-type="string">
            <text:p>0</text:p>
          </table:table-cell>
          <table:table-cell table:formula="of:=[.AF43]+[.AH43]+[.AJ43]" office:value-type="float" office:value="7" calcext:value-type="float">
            <text:p>7</text:p>
          </table:table-cell>
          <table:table-cell table:formula="of:=[.AK43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/50</text:p>
          </table:table-cell>
          <table:table-cell table:formula="of:=LEFT([.AP43];LEN([.AP43])-3)" office:value-type="string" office:string-value="6" calcext:value-type="string">
            <text:p>6</text:p>
          </table:table-cell>
          <table:table-cell office:value-type="string" calcext:value-type="string">
            <text:p>7/25</text:p>
          </table:table-cell>
          <table:table-cell table:formula="of:=LEFT([.AR43];LEN([.AR43])-3)" office:value-type="string" office:string-value="7" calcext:value-type="string">
            <text:p>7</text:p>
          </table:table-cell>
          <table:table-cell office:value-type="string" calcext:value-type="string">
            <text:p>0/25</text:p>
          </table:table-cell>
          <table:table-cell table:formula="of:=LEFT([.AT43];LEN([.AT43])-3)" office:value-type="string" office:string-value="0" calcext:value-type="string">
            <text:p>0</text:p>
          </table:table-cell>
          <table:table-cell table:formula="of:=[.AQ43]+[.AS43]+[.AU43]" office:value-type="float" office:value="13" calcext:value-type="float">
            <text:p>13</text:p>
          </table:table-cell>
          <table:table-cell table:formula="of:=[.AV43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55</text:p>
          </table:table-cell>
          <table:table-cell table:formula="of:=LEFT([.BA43];LEN([.BA43])-3)" office:value-type="string" office:string-value="4" calcext:value-type="string">
            <text:p>4</text:p>
          </table:table-cell>
          <table:table-cell office:value-type="string" calcext:value-type="string">
            <text:p>0/20</text:p>
          </table:table-cell>
          <table:table-cell table:formula="of:=LEFT([.BC43];LEN([.BC43])-3)" office:value-type="string" office:string-value="0" calcext:value-type="string">
            <text:p>0</text:p>
          </table:table-cell>
          <table:table-cell office:value-type="string" calcext:value-type="string">
            <text:p>0/30</text:p>
          </table:table-cell>
          <table:table-cell table:formula="of:=LEFT([.BE43];LEN([.BE43])-3)" office:value-type="string" office:string-value="0" calcext:value-type="string">
            <text:p>0</text:p>
          </table:table-cell>
          <table:table-cell office:value-type="string" calcext:value-type="string">
            <text:p>0/45</text:p>
          </table:table-cell>
          <table:table-cell table:formula="of:=LEFT([.BG43];LEN([.BG43])-3)" office:value-type="string" office:string-value="0" calcext:value-type="string">
            <text:p>0</text:p>
          </table:table-cell>
          <table:table-cell table:formula="of:=[.BB43]+[.BD43]+[.BF43]+[.BH43]" office:value-type="float" office:value="4" calcext:value-type="float">
            <text:p>4</text:p>
          </table:table-cell>
          <table:table-cell table:formula="of:=[.BI43]*100/150" office:value-type="float" office:value="2.66666666666667" calcext:value-type="float">
            <text:p>2.6666666667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8/50</text:p>
          </table:table-cell>
          <table:table-cell table:formula="of:=LEFT([.BN43];LEN([.BN43])-3)" office:value-type="string" office:string-value="18" calcext:value-type="string">
            <text:p>18</text:p>
          </table:table-cell>
          <table:table-cell office:value-type="string" calcext:value-type="string">
            <text:p>17/25</text:p>
          </table:table-cell>
          <table:table-cell table:formula="of:=LEFT([.BP43];LEN([.BP43])-3)" office:value-type="string" office:string-value="17" calcext:value-type="string">
            <text:p>17</text:p>
          </table:table-cell>
          <table:table-cell office:value-type="string" calcext:value-type="string">
            <text:p>0/25</text:p>
          </table:table-cell>
          <table:table-cell table:formula="of:=LEFT([.BR43];LEN([.BR43])-3)" office:value-type="string" office:string-value="0" calcext:value-type="string">
            <text:p>0</text:p>
          </table:table-cell>
          <table:table-cell table:formula="of:=[.BO43]+[.BQ43]+[.BS43]" office:value-type="float" office:value="35" calcext:value-type="float">
            <text:p>35</text:p>
          </table:table-cell>
          <table:table-cell table:formula="of:=[.BT43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/75</text:p>
          </table:table-cell>
          <table:table-cell table:formula="of:=LEFT([.BY43];LEN([.BY43])-3)" office:value-type="string" office:string-value="10" calcext:value-type="string">
            <text:p>10</text:p>
          </table:table-cell>
          <table:table-cell office:value-type="string" calcext:value-type="string">
            <text:p>0/25</text:p>
          </table:table-cell>
          <table:table-cell table:formula="of:=LEFT([.CA43];LEN([.CA43])-3)" office:value-type="string" office:string-value="0" calcext:value-type="string">
            <text:p>0</text:p>
          </table:table-cell>
          <table:table-cell table:formula="of:=[.BZ43]+[.CB43]" office:value-type="float" office:value="10" calcext:value-type="float">
            <text:p>10</text:p>
          </table:table-cell>
          <table:table-cell table:formula="of:=[.CC43]" office:value-type="float" office:value="10" calcext:value-type="float">
            <text:p>10</text:p>
          </table:table-cell>
          <table:table-cell table:formula="of:=[.M43]+[.Z43]+[.AK43]+[.AV43]+[.BI43]+[.BT43]+[.CD43]" office:value-type="float" office:value="157" calcext:value-type="float">
            <text:p>157</text:p>
          </table:table-cell>
          <table:table-cell table:formula="of:=[.CE43]/850*100" office:value-type="float" office:value="18.4705882352941" calcext:value-type="float">
            <text:p>18.4705882353</text:p>
          </table:table-cell>
        </table:table-row>
        <table:table-row table:style-name="ro1">
          <table:table-cell office:value-type="string" calcext:value-type="string">
            <text:p>PARTH GUPTA</text:p>
          </table:table-cell>
          <table:table-cell office:value-type="float" office:value="1" calcext:value-type="float">
            <text:p>1</text:p>
          </table:table-cell>
          <table:table-cell office:value-type="float" office:value="911106" calcext:value-type="float">
            <text:p>9111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5</text:p>
          </table:table-cell>
          <table:table-cell table:style-name="ce1" table:formula="of:=LEFT([.E44];LEN([.E44])-3)" office:value-type="string" office:string-value="0" calcext:value-type="string">
            <text:p>0</text:p>
          </table:table-cell>
          <table:table-cell office:value-type="string" calcext:value-type="string">
            <text:p>0/20</text:p>
          </table:table-cell>
          <table:table-cell table:formula="of:=LEFT([.G44];LEN([.G44])-3)" office:value-type="string" office:string-value="0" calcext:value-type="string">
            <text:p>0</text:p>
          </table:table-cell>
          <table:table-cell office:value-type="string" calcext:value-type="string">
            <text:p>0/30</text:p>
          </table:table-cell>
          <table:table-cell table:formula="of:=LEFT([.I44];LEN([.I44])-3)" office:value-type="string" office:string-value="0" calcext:value-type="string">
            <text:p>0</text:p>
          </table:table-cell>
          <table:table-cell office:value-type="string" calcext:value-type="string">
            <text:p>0/45</text:p>
          </table:table-cell>
          <table:table-cell table:formula="of:=LEFT([.K44];LEN([.K44])-3)" office:value-type="string" office:string-value="0" calcext:value-type="string">
            <text:p>0</text:p>
          </table:table-cell>
          <table:table-cell table:formula="of:=([.F44]+[.H44]+[.J44]+[.L44])" office:value-type="float" office:value="0" calcext:value-type="float">
            <text:p>0</text:p>
          </table:table-cell>
          <table:table-cell table:formula="of:=[.M44]*100/1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1107" calcext:value-type="float">
            <text:p>911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5</text:p>
          </table:table-cell>
          <table:table-cell table:formula="of:=LEFT([.R44];LEN([.R44])-3)" office:value-type="string" office:string-value="0" calcext:value-type="string">
            <text:p>0</text:p>
          </table:table-cell>
          <table:table-cell office:value-type="string" calcext:value-type="string">
            <text:p>0/20</text:p>
          </table:table-cell>
          <table:table-cell table:formula="of:=LEFT([.T44];LEN([.T44])-3)" office:value-type="string" office:string-value="0" calcext:value-type="string">
            <text:p>0</text:p>
          </table:table-cell>
          <table:table-cell office:value-type="string" calcext:value-type="string">
            <text:p>0/30</text:p>
          </table:table-cell>
          <table:table-cell table:formula="of:=LEFT([.V44];LEN([.V44])-3)" office:value-type="string" office:string-value="0" calcext:value-type="string">
            <text:p>0</text:p>
          </table:table-cell>
          <table:table-cell office:value-type="string" calcext:value-type="string">
            <text:p>8/45</text:p>
          </table:table-cell>
          <table:table-cell table:formula="of:=LEFT([.X44];LEN([.X44])-3)" office:value-type="string" office:string-value="8" calcext:value-type="string">
            <text:p>8</text:p>
          </table:table-cell>
          <table:table-cell table:formula="of:=([.S44]+[.U44]+[.W44]+[.Y44])" office:value-type="float" office:value="8" calcext:value-type="float">
            <text:p>8</text:p>
          </table:table-cell>
          <table:table-cell table:formula="of:=[.Z44]*100/150" office:value-type="float" office:value="5.33333333333333" calcext:value-type="float">
            <text:p>5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11108" calcext:value-type="float">
            <text:p>911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0</text:p>
          </table:table-cell>
          <table:table-cell table:formula="of:=LEFT([.AE44];LEN([.AE44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AG44];LEN([.AG44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AI44];LEN([.AI44])-3)" office:value-type="string" office:string-value="0" calcext:value-type="string">
            <text:p>0</text:p>
          </table:table-cell>
          <table:table-cell table:formula="of:=[.AF44]+[.AH44]+[.AJ44]" office:value-type="float" office:value="0" calcext:value-type="float">
            <text:p>0</text:p>
          </table:table-cell>
          <table:table-cell table:formula="of:=[.AK4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1109" calcext:value-type="float">
            <text:p>9111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0</text:p>
          </table:table-cell>
          <table:table-cell table:formula="of:=LEFT([.AP44];LEN([.AP44])-3)" office:value-type="string" office:string-value="0" calcext:value-type="string">
            <text:p>0</text:p>
          </table:table-cell>
          <table:table-cell office:value-type="string" calcext:value-type="string">
            <text:p>6/25</text:p>
          </table:table-cell>
          <table:table-cell table:formula="of:=LEFT([.AR44];LEN([.AR44])-3)" office:value-type="string" office:string-value="6" calcext:value-type="string">
            <text:p>6</text:p>
          </table:table-cell>
          <table:table-cell office:value-type="string" calcext:value-type="string">
            <text:p>0/25</text:p>
          </table:table-cell>
          <table:table-cell table:formula="of:=LEFT([.AT44];LEN([.AT44])-3)" office:value-type="string" office:string-value="0" calcext:value-type="string">
            <text:p>0</text:p>
          </table:table-cell>
          <table:table-cell table:formula="of:=[.AQ44]+[.AS44]+[.AU44]" office:value-type="float" office:value="6" calcext:value-type="float">
            <text:p>6</text:p>
          </table:table-cell>
          <table:table-cell table:formula="of:=[.AV4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5</text:p>
          </table:table-cell>
          <table:table-cell table:formula="of:=LEFT([.BA44];LEN([.BA44])-3)" office:value-type="string" office:string-value="0" calcext:value-type="string">
            <text:p>0</text:p>
          </table:table-cell>
          <table:table-cell office:value-type="string" calcext:value-type="string">
            <text:p>0/20</text:p>
          </table:table-cell>
          <table:table-cell table:formula="of:=LEFT([.BC44];LEN([.BC44])-3)" office:value-type="string" office:string-value="0" calcext:value-type="string">
            <text:p>0</text:p>
          </table:table-cell>
          <table:table-cell office:value-type="string" calcext:value-type="string">
            <text:p>0/30</text:p>
          </table:table-cell>
          <table:table-cell table:formula="of:=LEFT([.BE44];LEN([.BE44])-3)" office:value-type="string" office:string-value="0" calcext:value-type="string">
            <text:p>0</text:p>
          </table:table-cell>
          <table:table-cell office:value-type="string" calcext:value-type="string">
            <text:p>0/45</text:p>
          </table:table-cell>
          <table:table-cell table:formula="of:=LEFT([.BG44];LEN([.BG44])-3)" office:value-type="string" office:string-value="0" calcext:value-type="string">
            <text:p>0</text:p>
          </table:table-cell>
          <table:table-cell table:formula="of:=[.BB44]+[.BD44]+[.BF44]+[.BH44]" office:value-type="float" office:value="0" calcext:value-type="float">
            <text:p>0</text:p>
          </table:table-cell>
          <table:table-cell table:formula="of:=[.BI44]*100/15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1111" calcext:value-type="float">
            <text:p>911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50</text:p>
          </table:table-cell>
          <table:table-cell table:formula="of:=LEFT([.BN44];LEN([.BN44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BP44];LEN([.BP44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BR44];LEN([.BR44])-3)" office:value-type="string" office:string-value="0" calcext:value-type="string">
            <text:p>0</text:p>
          </table:table-cell>
          <table:table-cell table:formula="of:=[.BO44]+[.BQ44]+[.BS44]" office:value-type="float" office:value="0" calcext:value-type="float">
            <text:p>0</text:p>
          </table:table-cell>
          <table:table-cell table:formula="of:=[.BT4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11112" calcext:value-type="float">
            <text:p>9111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/75</text:p>
          </table:table-cell>
          <table:table-cell table:formula="of:=LEFT([.BY44];LEN([.BY44])-3)" office:value-type="string" office:string-value="0" calcext:value-type="string">
            <text:p>0</text:p>
          </table:table-cell>
          <table:table-cell office:value-type="string" calcext:value-type="string">
            <text:p>0/25</text:p>
          </table:table-cell>
          <table:table-cell table:formula="of:=LEFT([.CA44];LEN([.CA44])-3)" office:value-type="string" office:string-value="0" calcext:value-type="string">
            <text:p>0</text:p>
          </table:table-cell>
          <table:table-cell table:formula="of:=[.BZ44]+[.CB44]" office:value-type="float" office:value="0" calcext:value-type="float">
            <text:p>0</text:p>
          </table:table-cell>
          <table:table-cell table:formula="of:=[.CC44]" office:value-type="float" office:value="0" calcext:value-type="float">
            <text:p>0</text:p>
          </table:table-cell>
          <table:table-cell table:formula="of:=[.M44]+[.Z44]+[.AK44]+[.AV44]+[.BI44]+[.BT44]+[.CD44]" office:value-type="float" office:value="14" calcext:value-type="float">
            <text:p>14</text:p>
          </table:table-cell>
          <table:table-cell table:formula="of:=[.CE44]/850*100" office:value-type="float" office:value="1.64705882352941" calcext:value-type="float">
            <text:p>1.647058823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1048530">
          <table:table-cell table:number-columns-repeated="84"/>
        </table:table-row>
        <table:table-row table:style-name="ro1">
          <table:table-cell table:number-columns-repeated="84"/>
        </table:table-row>
      </table:table>
      <table:named-expressions/>
      <table:database-ranges>
        <table:database-range table:name="__Anonymous_Sheet_DB__0" table:target-range-address="'raw-data'.A1:'raw-data'.AS4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CF45" table:contains-header="false">
          <table:sort>
            <table:sort-by table:field-number="8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03:07:34.283903833</dc:date>
    <meta:editing-duration>PT7M38S</meta:editing-duration>
    <meta:editing-cycles>3</meta:editing-cycles>
    <meta:generator>LibreOffice/5.1.6.2$Linux_X86_64 LibreOffice_project/10m0$Build-2</meta:generator>
    <meta:document-statistic meta:table-count="2" meta:cell-count="57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Sheet2.CF1:Sheet2.CF44" svg:x="0.32cm" svg:y="0.18cm" svg:width="12.885cm" svg:height="8.64cm">
          <chartooo:coordinate-region svg:x="0.941cm" svg:y="0.379cm" svg:width="12.0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F1:Sheet2.CF44" chart:class="chart:scatte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.4117647058823">
                <text:p>83.4117647058823</text:p>
                <draw:g>
                  <svg:desc>Sheet2.CF1:Sheet2.C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2941176470588">
                <text:p>81.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2941176470588">
                <text:p>77.2941176470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9411764705882">
                <text:p>76.9411764705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8235294117647">
                <text:p>76.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7647058823529">
                <text:p>73.7647058823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6470588235294">
                <text:p>73.647058823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8235294117647">
                <text:p>72.8235294117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7647058823529">
                <text:p>71.7647058823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6470588235294">
                <text:p>71.6470588235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5882352941177">
                <text:p>70.5882352941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3529411764706">
                <text:p>68.352941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647058823529">
                <text:p>67.7647058823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7058823529412">
                <text:p>66.7058823529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4705882352941">
                <text:p>66.470588235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3529411764706">
                <text:p>66.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7647058823529">
                <text:p>65.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4117647058824">
                <text:p>65.411764705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2941176470588">
                <text:p>65.2941176470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.2352941176471">
                <text:p>64.2352941176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2352941176471">
                <text:p>64.2352941176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8823529411765">
                <text:p>63.8823529411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2352941176471">
                <text:p>62.23529411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7647058823529">
                <text:p>61.7647058823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5294117647059">
                <text:p>61.529411764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0588235294118">
                <text:p>61.0588235294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9411764705882">
                <text:p>60.9411764705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7058823529412">
                <text:p>60.7058823529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3529411764706">
                <text:p>60.3529411764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2352941176471">
                <text:p>60.235294117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3529411764706">
                <text:p>58.3529411764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5294117647059">
                <text:p>57.5294117647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4117647058823">
                <text:p>57.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5882352941177">
                <text:p>56.5882352941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0588235294118">
                <text:p>55.0588235294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7058823529412">
                <text:p>54.7058823529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1176470588235">
                <text:p>54.1176470588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7647058823529">
                <text:p>53.76470588235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5294117647059">
                <text:p>43.5294117647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5294117647059">
                <text:p>37.5294117647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5882352941176">
                <text:p>32.5882352941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4705882352941">
                <text:p>18.470588235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705882352941">
                <text:p>1.64705882352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0.626cm" svg:height="0.498cm" xlink:href=".." xlink:type="simple" chart:class="chart:scatter" chart:style-name="ch1">
        <chart:plot-area chart:style-name="ch2" table:cell-range-address="Sheet2.AQ1:Sheet2.AQ1" chart:data-source-has-labels="both" svg:x="0.012cm" svg:y="0.009cm" svg:width="0.602cm" svg:height="0.48cm">
          <chartooo:coordinate-region svg:x="0.414cm" svg:y="0.048cm" svg:width="0.2cm" svg:height="0.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